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722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053cm" fo:break-before="auto" style:use-optimal-row-height="false"/>
    </style:style>
    <style:style style:name="ro5" style:family="table-row">
      <style:table-row-properties style:row-height="0.811cm" fo:break-before="auto" style:use-optimal-row-height="false"/>
    </style:style>
    <style:style style:name="ro6" style:family="table-row">
      <style:table-row-properties style:row-height="0.651cm" fo:break-before="auto" style:use-optimal-row-height="false"/>
    </style:style>
    <style:style style:name="ro7" style:family="table-row">
      <style:table-row-properties style:row-height="1.228cm" fo:break-before="auto" style:use-optimal-row-height="false"/>
    </style:style>
    <style:style style:name="ro8" style:family="table-row">
      <style:table-row-properties style:row-height="2.05cm" fo:break-before="auto" style:use-optimal-row-height="false"/>
    </style:style>
    <style:style style:name="ro9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Carlito"/>
    </style:style>
    <style:style style:name="ce2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Carlito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 fo:margin-left="0cm"/>
      <style:text-properties style:font-name="Carlito"/>
    </style:style>
    <style:style style:name="ce4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 fo:margin-left="0cm"/>
      <style:text-properties style:font-name="Carlito" fo:font-weight="bold" style:font-weight-asian="bold" style:font-weight-complex="bold"/>
    </style:style>
    <style:style style:name="ce5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 fo:margin-left="0cm"/>
      <style:text-properties fo:color="#3465a4" style:font-name="Carlito" fo:font-weight="bold" style:font-weight-asian="bold" style:font-weight-complex="bold"/>
    </style:style>
    <style:style style:name="ce35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 fo:margin-left="0cm"/>
      <style:text-properties style:font-name="Carlito"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  <style:text-properties style:font-name="Carlito"/>
    </style:style>
    <style:style style:name="ce8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  <style:text-properties style:font-name="Carlito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  <style:text-properties style:font-name="Carlito" fo:font-weight="bold" style:font-weight-asian="bold" style:font-weight-complex="bold"/>
    </style:style>
    <style:style style:name="ce10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  <style:text-properties fo:color="#3465a4" style:font-name="Carlito" fo:font-weight="bold" style:font-weight-asian="bold" style:font-weight-complex="bold"/>
    </style:style>
    <style:style style:name="ce55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  <style:text-properties style:font-name="Carlito"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  <style:text-properties style:font-name="Carlito"/>
    </style:style>
    <style:style style:name="ce13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  <style:text-properties style:font-name="Carlito"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  <style:text-properties style:font-name="Carlito" fo:font-weight="bold" style:font-weight-asian="bold" style:font-weight-complex="bold"/>
    </style:style>
    <style:style style:name="ce15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  <style:text-properties fo:color="#3465a4" style:font-name="Carlito"/>
    </style:style>
    <style:style style:name="ce60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  <style:text-properties style:font-name="Carlito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rlito"/>
    </style:style>
    <style:style style:name="ce18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/>
      <style:text-properties style:use-window-font-color="true" style:font-name="Carlito" fo:font-size="24pt" style:font-size-asian="24pt" style:font-size-complex="24pt"/>
    </style:style>
    <style:style style:name="ce19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end" fo:margin-left="0.353cm"/>
      <style:text-properties style:font-name="Carlito"/>
    </style:style>
    <style:style style:name="ce20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end" fo:margin-left="0.353cm"/>
      <style:text-properties style:font-name="Carlito" fo:font-weight="bold" style:font-weight-asian="bold" style:font-weight-complex="bold"/>
    </style:style>
    <style:style style:name="ce21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end" fo:margin-left="0.353cm"/>
      <style:text-properties fo:color="#3465a4" style:font-name="Carlito" fo:font-weight="bold" style:font-weight-asian="bold" style:font-weight-complex="bold"/>
    </style:style>
    <style:style style:name="ce22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end" fo:margin-left="0.353cm"/>
      <style:text-properties style:font-name="Carlito"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/>
      <style:text-properties style:font-name="Carlito" fo:font-size="24pt" style:font-size-asian="24pt" style:font-size-complex="24pt"/>
    </style:style>
    <style:style style:name="ce24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end" fo:margin-left="0.353cm"/>
      <style:text-properties style:font-name="Carlito"/>
    </style:style>
    <style:style style:name="ce25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end" fo:margin-left="0.353cm"/>
      <style:text-properties style:font-name="Carlito" fo:font-weight="bold" style:font-weight-asian="bold" style:font-weight-complex="bold"/>
    </style:style>
    <style:style style:name="ce26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end" fo:margin-left="0.353cm"/>
      <style:text-properties fo:color="#3465a4" style:font-name="Carlito" fo:font-weight="bold" style:font-weight-asian="bold" style:font-weight-complex="bold"/>
    </style:style>
    <style:style style:name="ce27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end" fo:margin-left="0.353cm"/>
      <style:text-properties style:font-name="Carlito"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end" fo:margin-left="0.353cm"/>
      <style:text-properties style:font-name="Carlito"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/>
      <style:text-properties style:font-name="Carlito" fo:font-size="24pt" style:font-size-asian="24pt" style:font-size-complex="24pt"/>
    </style:style>
    <style:style style:name="ce30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end" fo:margin-left="0.353cm"/>
      <style:text-properties fo:color="#3465a4" style:font-name="Carlito"/>
    </style:style>
    <style:style style:name="ce31" style:family="table-cell" style:parent-style-name="Default">
      <style:table-cell-properties style:vertical-align="middle"/>
      <style:text-properties style:font-name="Carlito"/>
    </style:style>
    <style:style style:name="ce32" style:family="table-cell" style:parent-style-name="Default">
      <style:table-cell-properties fo:background-color="#ffd8ce" fo:border="0.74pt solid #000000" style:vertical-align="middle"/>
      <style:text-properties style:use-window-font-color="true" style:font-name="Carlito"/>
    </style:style>
    <style:style style:name="ce33" style:family="table-cell" style:parent-style-name="Default">
      <style:table-cell-properties fo:background-color="#ffff6d" fo:border="0.74pt solid #000000" style:vertical-align="middle"/>
      <style:text-properties style:font-name="Carlito"/>
    </style:style>
    <style:style style:name="ce34" style:family="table-cell" style:parent-style-name="Default">
      <style:table-cell-properties fo:background-color="#d4ea6b" fo:border="0.74pt solid #000000" style:vertical-align="middle"/>
      <style:text-properties style:font-name="Carlito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rlito" fo:font-size="14pt" style:font-size-asian="14pt" style:font-size-complex="14pt"/>
    </style:style>
    <style:style style:name="ce80" style:family="table-cell" style:parent-style-name="Default">
      <style:table-cell-properties style:vertical-align="middle"/>
      <style:text-properties style:font-name="Carlito" fo:font-weight="bold" style:font-weight-asian="bold" style:font-weight-complex="bold"/>
    </style:style>
    <style:style style:name="ce81" style:family="table-cell" style:parent-style-name="Default">
      <style:table-cell-properties style:vertical-align="middle"/>
      <style:text-properties fo:color="#3465a4" style:font-name="Carlito" fo:font-weight="bold" style:font-weight-asian="bold" style:font-weight-complex="bold"/>
    </style:style>
    <style:style style:name="ce82" style:family="table-cell" style:parent-style-name="Default">
      <style:table-cell-properties style:vertical-align="middle"/>
      <style:text-properties style:font-name="Carlito" fo:font-size="16pt" fo:font-weight="bold" style:font-size-asian="16pt" style:font-weight-asian="bold" style:font-size-complex="16pt" style:font-weight-complex="bold"/>
    </style:style>
    <style:style style:name="ce39" style:family="table-cell" style:parent-style-name="Default">
      <style:table-cell-properties style:vertical-align="middle"/>
      <style:text-properties fo:color="#3465a4" style:font-name="Carlito"/>
    </style:style>
    <style:style style:name="ce4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style:font-name="Carlito" fo:font-size="36pt" fo:font-weight="bold" style:font-size-asian="36pt" style:font-weight-asian="bold" style:font-size-complex="36pt" style:font-weight-complex="bold"/>
    </style:style>
    <style:style style:name="ce4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style:font-name="Carlito"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5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style:font-name="Carlito"/>
    </style:style>
    <style:style style:name="ce4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style:font-name="Carlito" fo:font-size="24pt" style:font-size-asian="24pt" style:font-size-complex="24pt"/>
    </style:style>
    <style:style style:name="ce47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.353cm"/>
    </style:style>
    <style:style style:name="ce48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.353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.353cm"/>
      <style:text-properties fo:font-size="12pt" fo:font-weight="bold" style:font-size-asian="12pt" style:font-weight-asian="bold" style:font-size-complex="12pt" style:font-weight-complex="bold"/>
      <style:map style:condition="cell-content-is-not-between(-2,2)" style:apply-style-name="Bad" style:base-cell-address="'EM August'.C29"/>
      <style:map style:condition="cell-content-is-between(-2,2)" style:apply-style-name="Good" style:base-cell-address="'EM August'.C29"/>
    </style:style>
    <style:style style:name="ce50" style:family="table-cell" style:parent-style-name="Default" style:data-style-name="N3">
      <style:table-cell-properties style:text-align-source="fix" style:repeat-content="false" style:vertical-align="middle"/>
      <style:paragraph-properties fo:text-align="end" fo:margin-left="0.353cm"/>
    </style:style>
    <style:style style:name="ce51" style:family="table-cell" style:parent-style-name="Default">
      <style:table-cell-properties fo:background-color="#729fcf" fo:border="0.74pt solid #000000" style:vertical-align="middle"/>
      <style:text-properties style:font-name="Carlito"/>
    </style:style>
    <style:style style:name="ce52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.353cm"/>
      <style:text-properties fo:font-weight="bold" style:font-weight-asian="bold" style:font-weight-complex="bold"/>
    </style:style>
    <style:style style:name="ce53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.353cm"/>
      <style:text-properties fo:font-size="16pt" fo:font-weight="bold" style:font-size-asian="16pt" style:font-weight-asian="bold" style:font-size-complex="16pt" style:font-weight-complex="bold"/>
      <style:map style:condition="cell-content-is-not-between(-2,2)" style:apply-style-name="Bad" style:base-cell-address="'EM August'.C29"/>
      <style:map style:condition="cell-content-is-between(-2,2)" style:apply-style-name="Good" style:base-cell-address="'EM August'.C29"/>
    </style:style>
    <style:style style:name="ce54" style:family="table-cell" style:parent-style-name="Default">
      <style:table-cell-properties style:vertical-align="middle"/>
      <style:text-properties fo:font-size="24pt" style:font-size-asian="24pt" style:font-size-complex="24pt"/>
    </style:style>
    <style:style style:name="ce107" style:family="table-cell" style:parent-style-name="Default">
      <style:table-cell-properties style:vertical-align="middle"/>
    </style:style>
    <style:style style:name="ce108" style:family="table-cell" style:parent-style-name="Default" style:data-style-name="N4">
      <style:table-cell-properties style:vertical-align="middle"/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  <style:text-properties style:font-name="Carlito" fo:font-size="36pt" fo:font-weight="bold" style:font-size-asian="36pt" style:font-weight-asian="bold" style:font-size-complex="36pt" style:font-weight-complex="bold"/>
    </style:style>
    <style:style style:name="ce118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 fo:margin-left="0cm"/>
      <style:text-properties style:font-name="Carlito" fo:font-size="36pt" fo:font-weight="bold" style:font-size-asian="36pt" style:font-weight-asian="bold" style:font-size-complex="36pt" style:font-weight-complex="bold"/>
    </style:style>
    <style:style style:name="ce111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.353cm"/>
      <style:text-properties fo:font-size="12pt" fo:font-weight="bold" style:font-size-asian="12pt" style:font-weight-asian="bold" style:font-size-complex="12pt" style:font-weight-complex="bold"/>
      <style:map style:condition="cell-content-is-not-between(-2,2)" style:apply-style-name="Bad" style:base-cell-address="'EM September'.C29"/>
      <style:map style:condition="cell-content-is-between(-2,2)" style:apply-style-name="Good" style:base-cell-address="'EM September'.C29"/>
    </style:style>
    <style:style style:name="ce112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.353cm"/>
      <style:text-properties fo:font-size="16pt" fo:font-weight="bold" style:font-size-asian="16pt" style:font-weight-asian="bold" style:font-size-complex="16pt" style:font-weight-complex="bold"/>
      <style:map style:condition="cell-content-is-not-between(-2,2)" style:apply-style-name="Bad" style:base-cell-address="'EM September'.C29"/>
      <style:map style:condition="cell-content-is-between(-2,2)" style:apply-style-name="Good" style:base-cell-address="'EM September'.C29"/>
    </style:style>
    <style:style style:name="ce84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Carlito" fo:font-size="24pt" fo:font-weight="bold" style:font-size-asian="24pt" style:font-weight-asian="bold" style:font-size-complex="24pt" style:font-weight-complex="bold"/>
    </style:style>
    <style:style style:name="ce85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Carlito" fo:font-size="24pt" fo:font-weight="bold" style:font-size-asian="24pt" style:font-weight-asian="bold" style:font-size-complex="24pt" style:font-weight-complex="bold"/>
    </style:style>
    <style:style style:name="ce86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Carlito" fo:font-size="24pt" fo:font-weight="bold" style:font-size-asian="24pt" style:font-weight-asian="bold" style:font-size-complex="24pt" style:font-weight-complex="bold"/>
    </style:style>
    <style:style style:name="ce87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end" fo:margin-left="0.353cm"/>
      <style:text-properties style:font-name="Carlito" fo:font-size="16pt" fo:font-weight="bold" style:font-size-asian="16pt" style:font-weight-asian="bold" style:font-size-complex="16pt" style:font-weight-complex="bold"/>
      <style:map style:condition="cell-content()&gt;0" style:apply-style-name="Bad" style:base-cell-address="'EM September Median'.C9"/>
      <style:map style:condition="cell-content()&lt;=0" style:apply-style-name="Good" style:base-cell-address="'EM September Median'.C9"/>
    </style:style>
    <style:style style:name="ce88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end" fo:margin-left="0.353cm"/>
      <style:text-properties style:font-name="Carlito" fo:font-size="16pt" fo:font-weight="bold" style:font-size-asian="16pt" style:font-weight-asian="bold" style:font-size-complex="16pt" style:font-weight-complex="bold"/>
      <style:map style:condition="cell-content()&gt;0" style:apply-style-name="Bad" style:base-cell-address="'EM September Median'.C10"/>
      <style:map style:condition="cell-content()&lt;=0" style:apply-style-name="Good" style:base-cell-address="'EM September Median'.C10"/>
    </style:style>
    <style:style style:name="ce89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end" fo:margin-left="0.353cm"/>
      <style:text-properties style:font-name="Carlito" fo:font-size="16pt" fo:font-weight="bold" style:font-size-asian="16pt" style:font-weight-asian="bold" style:font-size-complex="16pt" style:font-weight-complex="bold"/>
      <style:map style:condition="cell-content()&gt;0" style:apply-style-name="Bad" style:base-cell-address="'EM September Median'.C10"/>
      <style:map style:condition="cell-content()&lt;=0" style:apply-style-name="Good" style:base-cell-address="'EM September Median'.C10"/>
    </style:style>
    <style:style style:name="ce90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end" fo:margin-left="0.353cm"/>
      <style:text-properties style:font-name="Carlito" fo:font-size="16pt" fo:font-weight="bold" style:font-size-asian="16pt" style:font-weight-asian="bold" style:font-size-complex="16pt" style:font-weight-complex="bold"/>
      <style:map style:condition="cell-content()&gt;0" style:apply-style-name="Good" style:base-cell-address="'EM September Median'.C29"/>
      <style:map style:condition="cell-content()&lt;=0" style:apply-style-name="Bad" style:base-cell-address="'EM September Median'.C29"/>
    </style:style>
    <style:style style:name="ce91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end" fo:margin-left="0.353cm"/>
      <style:text-properties style:font-name="Carlito" fo:font-size="16pt" fo:font-weight="bold" style:font-size-asian="16pt" style:font-weight-asian="bold" style:font-size-complex="16pt" style:font-weight-complex="bold"/>
      <style:map style:condition="cell-content()&gt;0" style:apply-style-name="Good" style:base-cell-address="'EM September Median'.C29"/>
      <style:map style:condition="cell-content()&lt;=0" style:apply-style-name="Bad" style:base-cell-address="'EM September Median'.C29"/>
    </style:style>
    <style:style style:name="ce123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end" fo:margin-left="0.353cm"/>
      <style:text-properties style:font-name="Carlito" fo:font-size="16pt" fo:font-weight="bold" style:font-size-asian="16pt" style:font-weight-asian="bold" style:font-size-complex="16pt" style:font-weight-complex="bold"/>
      <style:map style:condition="cell-content()&gt;0" style:apply-style-name="Bad" style:base-cell-address="'EM September Std'.C9"/>
      <style:map style:condition="cell-content()&lt;=0" style:apply-style-name="Good" style:base-cell-address="'EM September Std'.C9"/>
    </style:style>
    <style:style style:name="ce124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end" fo:margin-left="0.353cm"/>
      <style:text-properties style:font-name="Carlito" fo:font-size="16pt" fo:font-weight="bold" style:font-size-asian="16pt" style:font-weight-asian="bold" style:font-size-complex="16pt" style:font-weight-complex="bold"/>
      <style:map style:condition="cell-content()&gt;0" style:apply-style-name="Bad" style:base-cell-address="'EM September Std'.C9"/>
      <style:map style:condition="cell-content()&lt;=0" style:apply-style-name="Good" style:base-cell-address="'EM September Std'.C9"/>
    </style:style>
    <style:style style:name="ce125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end" fo:margin-left="0.353cm"/>
      <style:text-properties style:font-name="Carlito" fo:font-size="16pt" fo:font-weight="bold" style:font-size-asian="16pt" style:font-weight-asian="bold" style:font-size-complex="16pt" style:font-weight-complex="bold"/>
      <style:map style:condition="cell-content()&gt;0" style:apply-style-name="Bad" style:base-cell-address="'EM September Std'.C9"/>
      <style:map style:condition="cell-content()&lt;=0" style:apply-style-name="Good" style:base-cell-address="'EM September Std'.C9"/>
    </style:style>
    <style:style style:name="ce128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end" fo:margin-left="0.353cm"/>
      <style:text-properties style:font-name="Carlito" fo:font-size="16pt" fo:font-weight="bold" style:font-size-asian="16pt" style:font-weight-asian="bold" style:font-size-complex="16pt" style:font-weight-complex="bold"/>
      <style:map style:condition="cell-content()&gt;0" style:apply-style-name="Good" style:base-cell-address="'EM September Std'.C39"/>
      <style:map style:condition="cell-content()&lt;=0" style:apply-style-name="Bad" style:base-cell-address="'EM September Std'.C39"/>
    </style:style>
    <style:style style:name="ce129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end" fo:margin-left="0.353cm"/>
      <style:text-properties style:font-name="Carlito" fo:font-size="16pt" fo:font-weight="bold" style:font-size-asian="16pt" style:font-weight-asian="bold" style:font-size-complex="16pt" style:font-weight-complex="bold"/>
      <style:map style:condition="cell-content()&gt;0" style:apply-style-name="Good" style:base-cell-address="'EM September Std'.C39"/>
      <style:map style:condition="cell-content()&lt;=0" style:apply-style-name="Bad" style:base-cell-address="'EM September Std'.C39"/>
    </style:style>
    <style:style style:name="ce130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end" fo:margin-left="0.353cm"/>
      <style:text-properties style:font-name="Carlito" fo:font-size="24pt" fo:font-weight="bold" style:font-size-asian="24pt" style:font-weight-asian="bold" style:font-size-complex="24pt" style:font-weight-complex="bold"/>
      <style:map style:condition="cell-content()&gt;0" style:apply-style-name="Bad" style:base-cell-address="'EM September Std'.C9"/>
      <style:map style:condition="cell-content()&lt;=0" style:apply-style-name="Good" style:base-cell-address="'EM September Std'.C9"/>
    </style:style>
  </office:automatic-styles>
  <office:body>
    <office:spreadsheet>
      <table:calculation-settings table:automatic-find-labels="false" table:use-regular-expressions="false" table:use-wildcards="true"/>
      <table:table table:name="EM" table:style-name="ta1">
        <table:table-column table:style-name="co1" table:number-columns-repeated="2" table:default-cell-style-name="ce17"/>
        <table:table-column table:style-name="co2" table:number-columns-repeated="15" table:default-cell-style-name="ce31"/>
        <table:table-column table:style-name="co3" table:number-columns-repeated="12" table:default-cell-style-name="ce31"/>
        <table:table-column table:style-name="co4" table:default-cell-style-name="ce31"/>
        <table:table-column table:style-name="co5" table:number-columns-repeated="16354" table:default-cell-style-name="ce31"/>
        <table:table-row table:style-name="ro1">
          <table:table-cell table:style-name="ce1" table:number-columns-repeated="2"/>
          <table:table-cell table:style-name="ce18" office:value-type="string" calcext:value-type="string" table:number-columns-spanned="15" table:number-rows-spanned="1">
            <text:p>Gestorbene</text:p>
          </table:table-cell>
          <table:covered-table-cell table:number-columns-repeated="14" table:style-name="ce32"/>
          <table:table-cell table:number-columns-repeated="16367"/>
        </table:table-row>
        <table:table-row table:style-name="ro2">
          <table:table-cell table:style-name="ce2" office:value-type="string" calcext:value-type="string">
            <text:p>Jahr</text:p>
          </table:table-cell>
          <table:table-cell table:style-name="ce2" office:value-type="string" calcext:value-type="string">
            <text:p>Monat</text:p>
          </table:table-cell>
          <table:table-cell table:style-name="ce2" office:value-type="string" calcext:value-type="string">
            <text:p>A00A14</text:p>
          </table:table-cell>
          <table:table-cell table:style-name="ce2" office:value-type="string" calcext:value-type="string">
            <text:p>A15A29</text:p>
          </table:table-cell>
          <table:table-cell table:style-name="ce2" office:value-type="string" calcext:value-type="string">
            <text:p>A30A34</text:p>
          </table:table-cell>
          <table:table-cell table:style-name="ce2" office:value-type="string" calcext:value-type="string">
            <text:p>A35A39</text:p>
          </table:table-cell>
          <table:table-cell table:style-name="ce2" office:value-type="string" calcext:value-type="string">
            <text:p>A40A44</text:p>
          </table:table-cell>
          <table:table-cell table:style-name="ce2" office:value-type="string" calcext:value-type="string">
            <text:p>A45A49</text:p>
          </table:table-cell>
          <table:table-cell table:style-name="ce2" office:value-type="string" calcext:value-type="string">
            <text:p>A50A54</text:p>
          </table:table-cell>
          <table:table-cell table:style-name="ce2" office:value-type="string" calcext:value-type="string">
            <text:p>A55A59</text:p>
          </table:table-cell>
          <table:table-cell table:style-name="ce2" office:value-type="string" calcext:value-type="string">
            <text:p>A60A64</text:p>
          </table:table-cell>
          <table:table-cell table:style-name="ce2" office:value-type="string" calcext:value-type="string">
            <text:p>A65A69</text:p>
          </table:table-cell>
          <table:table-cell table:style-name="ce2" office:value-type="string" calcext:value-type="string">
            <text:p>A70A74</text:p>
          </table:table-cell>
          <table:table-cell table:style-name="ce2" office:value-type="string" calcext:value-type="string">
            <text:p>A75A79</text:p>
          </table:table-cell>
          <table:table-cell table:style-name="ce2" office:value-type="string" calcext:value-type="string">
            <text:p>A80A84</text:p>
          </table:table-cell>
          <table:table-cell table:style-name="ce2" office:value-type="string" calcext:value-type="string">
            <text:p>A85+</text:p>
          </table:table-cell>
          <table:table-cell table:style-name="ce2" office:value-type="string" calcext:value-type="string">
            <text:p>Alle</text:p>
          </table:table-cell>
          <table:table-cell table:style-name="ce79" table:number-columns-repeated="16367"/>
        </table:table-row>
        <table:table-row table:style-name="ro2"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8" calcext:value-type="float">
            <text:p>8</text:p>
          </table:table-cell>
          <table:table-cell table:style-name="ce19" office:value-type="float" office:value="309" calcext:value-type="float">
            <text:p>309</text:p>
          </table:table-cell>
          <table:table-cell table:style-name="ce19" office:value-type="float" office:value="371" calcext:value-type="float">
            <text:p>371</text:p>
          </table:table-cell>
          <table:table-cell table:style-name="ce19" office:value-type="float" office:value="231" calcext:value-type="float">
            <text:p>231</text:p>
          </table:table-cell>
          <table:table-cell table:style-name="ce19" office:value-type="float" office:value="323" calcext:value-type="float">
            <text:p>323</text:p>
          </table:table-cell>
          <table:table-cell table:style-name="ce19" office:value-type="float" office:value="462" calcext:value-type="float">
            <text:p>462</text:p>
          </table:table-cell>
          <table:table-cell table:style-name="ce19" office:value-type="float" office:value="930" calcext:value-type="float">
            <text:p>930</text:p>
          </table:table-cell>
          <table:table-cell table:style-name="ce19" office:value-type="float" office:value="1909" calcext:value-type="float">
            <text:p>1.909</text:p>
          </table:table-cell>
          <table:table-cell table:style-name="ce19" office:value-type="float" office:value="3030" calcext:value-type="float">
            <text:p>3.030</text:p>
          </table:table-cell>
          <table:table-cell table:style-name="ce19" office:value-type="float" office:value="4052" calcext:value-type="float">
            <text:p>4.052</text:p>
          </table:table-cell>
          <table:table-cell table:style-name="ce19" office:value-type="float" office:value="5546" calcext:value-type="float">
            <text:p>5.546</text:p>
          </table:table-cell>
          <table:table-cell table:style-name="ce19" office:value-type="float" office:value="6099" calcext:value-type="float">
            <text:p>6.099</text:p>
          </table:table-cell>
          <table:table-cell table:style-name="ce19" office:value-type="float" office:value="11237" calcext:value-type="float">
            <text:p>11.237</text:p>
          </table:table-cell>
          <table:table-cell table:style-name="ce19" office:value-type="float" office:value="14500" calcext:value-type="float">
            <text:p>14.500</text:p>
          </table:table-cell>
          <table:table-cell table:style-name="ce19" office:value-type="float" office:value="29371" calcext:value-type="float">
            <text:p>29.371</text:p>
          </table:table-cell>
          <table:table-cell table:style-name="ce19" table:formula="of:=SUM([.C3:.P3])" office:value-type="float" office:value="78370" calcext:value-type="float">
            <text:p>78.370</text:p>
          </table:table-cell>
          <table:table-cell table:number-columns-repeated="16367"/>
        </table:table-row>
        <table:table-row table:style-name="ro2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8" calcext:value-type="float">
            <text:p>8</text:p>
          </table:table-cell>
          <table:table-cell table:style-name="ce19" office:value-type="float" office:value="283" calcext:value-type="float">
            <text:p>283</text:p>
          </table:table-cell>
          <table:table-cell table:style-name="ce19" office:value-type="float" office:value="363" calcext:value-type="float">
            <text:p>363</text:p>
          </table:table-cell>
          <table:table-cell table:style-name="ce19" office:value-type="float" office:value="215" calcext:value-type="float">
            <text:p>215</text:p>
          </table:table-cell>
          <table:table-cell table:style-name="ce19" office:value-type="float" office:value="343" calcext:value-type="float">
            <text:p>343</text:p>
          </table:table-cell>
          <table:table-cell table:style-name="ce19" office:value-type="float" office:value="448" calcext:value-type="float">
            <text:p>448</text:p>
          </table:table-cell>
          <table:table-cell table:style-name="ce19" office:value-type="float" office:value="824" calcext:value-type="float">
            <text:p>824</text:p>
          </table:table-cell>
          <table:table-cell table:style-name="ce19" office:value-type="float" office:value="1740" calcext:value-type="float">
            <text:p>1.740</text:p>
          </table:table-cell>
          <table:table-cell table:style-name="ce19" office:value-type="float" office:value="2821" calcext:value-type="float">
            <text:p>2.821</text:p>
          </table:table-cell>
          <table:table-cell table:style-name="ce19" office:value-type="float" office:value="3904" calcext:value-type="float">
            <text:p>3.904</text:p>
          </table:table-cell>
          <table:table-cell table:style-name="ce19" office:value-type="float" office:value="5294" calcext:value-type="float">
            <text:p>5.294</text:p>
          </table:table-cell>
          <table:table-cell table:style-name="ce19" office:value-type="float" office:value="5839" calcext:value-type="float">
            <text:p>5.839</text:p>
          </table:table-cell>
          <table:table-cell table:style-name="ce19" office:value-type="float" office:value="10041" calcext:value-type="float">
            <text:p>10.041</text:p>
          </table:table-cell>
          <table:table-cell table:style-name="ce19" office:value-type="float" office:value="14177" calcext:value-type="float">
            <text:p>14.177</text:p>
          </table:table-cell>
          <table:table-cell table:style-name="ce19" office:value-type="float" office:value="27152" calcext:value-type="float">
            <text:p>27.152</text:p>
          </table:table-cell>
          <table:table-cell table:style-name="ce19" table:formula="of:=SUM([.C4:.P4])" office:value-type="float" office:value="73444" calcext:value-type="float">
            <text:p>73.444</text:p>
          </table:table-cell>
          <table:table-cell table:number-columns-repeated="16367"/>
        </table:table-row>
        <table:table-row table:style-name="ro2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8" calcext:value-type="float">
            <text:p>8</text:p>
          </table:table-cell>
          <table:table-cell table:style-name="ce19" office:value-type="float" office:value="273" calcext:value-type="float">
            <text:p>273</text:p>
          </table:table-cell>
          <table:table-cell table:style-name="ce19" office:value-type="float" office:value="357" calcext:value-type="float">
            <text:p>357</text:p>
          </table:table-cell>
          <table:table-cell table:style-name="ce19" office:value-type="float" office:value="204" calcext:value-type="float">
            <text:p>204</text:p>
          </table:table-cell>
          <table:table-cell table:style-name="ce19" office:value-type="float" office:value="316" calcext:value-type="float">
            <text:p>316</text:p>
          </table:table-cell>
          <table:table-cell table:style-name="ce19" office:value-type="float" office:value="495" calcext:value-type="float">
            <text:p>495</text:p>
          </table:table-cell>
          <table:table-cell table:style-name="ce19" office:value-type="float" office:value="806" calcext:value-type="float">
            <text:p>806</text:p>
          </table:table-cell>
          <table:table-cell table:style-name="ce19" office:value-type="float" office:value="1652" calcext:value-type="float">
            <text:p>1.652</text:p>
          </table:table-cell>
          <table:table-cell table:style-name="ce19" office:value-type="float" office:value="2977" calcext:value-type="float">
            <text:p>2.977</text:p>
          </table:table-cell>
          <table:table-cell table:style-name="ce19" office:value-type="float" office:value="4133" calcext:value-type="float">
            <text:p>4.133</text:p>
          </table:table-cell>
          <table:table-cell table:style-name="ce19" office:value-type="float" office:value="5537" calcext:value-type="float">
            <text:p>5.537</text:p>
          </table:table-cell>
          <table:table-cell table:style-name="ce19" office:value-type="float" office:value="6300" calcext:value-type="float">
            <text:p>6.300</text:p>
          </table:table-cell>
          <table:table-cell table:style-name="ce19" office:value-type="float" office:value="9625" calcext:value-type="float">
            <text:p>9.625</text:p>
          </table:table-cell>
          <table:table-cell table:style-name="ce19" office:value-type="float" office:value="15494" calcext:value-type="float">
            <text:p>15.494</text:p>
          </table:table-cell>
          <table:table-cell table:style-name="ce19" office:value-type="float" office:value="30573" calcext:value-type="float">
            <text:p>30.573</text:p>
          </table:table-cell>
          <table:table-cell table:style-name="ce19" table:formula="of:=SUM([.C5:.P5])" office:value-type="float" office:value="78742" calcext:value-type="float">
            <text:p>78.742</text:p>
          </table:table-cell>
          <table:table-cell table:number-columns-repeated="16367"/>
        </table:table-row>
        <table:table-row table:style-name="ro2"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8" calcext:value-type="float">
            <text:p>8</text:p>
          </table:table-cell>
          <table:table-cell table:style-name="ce19" office:value-type="float" office:value="297" calcext:value-type="float">
            <text:p>297</text:p>
          </table:table-cell>
          <table:table-cell table:style-name="ce19" office:value-type="float" office:value="313" calcext:value-type="float">
            <text:p>313</text:p>
          </table:table-cell>
          <table:table-cell table:style-name="ce19" office:value-type="float" office:value="224" calcext:value-type="float">
            <text:p>224</text:p>
          </table:table-cell>
          <table:table-cell table:style-name="ce19" office:value-type="float" office:value="346" calcext:value-type="float">
            <text:p>346</text:p>
          </table:table-cell>
          <table:table-cell table:style-name="ce19" office:value-type="float" office:value="490" calcext:value-type="float">
            <text:p>490</text:p>
          </table:table-cell>
          <table:table-cell table:style-name="ce19" office:value-type="float" office:value="778" calcext:value-type="float">
            <text:p>778</text:p>
          </table:table-cell>
          <table:table-cell table:style-name="ce19" office:value-type="float" office:value="1643" calcext:value-type="float">
            <text:p>1.643</text:p>
          </table:table-cell>
          <table:table-cell table:style-name="ce19" office:value-type="float" office:value="2988" calcext:value-type="float">
            <text:p>2.988</text:p>
          </table:table-cell>
          <table:table-cell table:style-name="ce19" office:value-type="float" office:value="4214" calcext:value-type="float">
            <text:p>4.214</text:p>
          </table:table-cell>
          <table:table-cell table:style-name="ce19" office:value-type="float" office:value="5426" calcext:value-type="float">
            <text:p>5.426</text:p>
          </table:table-cell>
          <table:table-cell table:style-name="ce19" office:value-type="float" office:value="6737" calcext:value-type="float">
            <text:p>6.737</text:p>
          </table:table-cell>
          <table:table-cell table:style-name="ce19" office:value-type="float" office:value="8562" calcext:value-type="float">
            <text:p>8.562</text:p>
          </table:table-cell>
          <table:table-cell table:style-name="ce19" office:value-type="float" office:value="14780" calcext:value-type="float">
            <text:p>14.780</text:p>
          </table:table-cell>
          <table:table-cell table:style-name="ce19" office:value-type="float" office:value="29604" calcext:value-type="float">
            <text:p>29.604</text:p>
          </table:table-cell>
          <table:table-cell table:style-name="ce19" table:formula="of:=SUM([.C6:.P6])" office:value-type="float" office:value="76402" calcext:value-type="float">
            <text:p>76.402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Median</text:p>
          </table:table-cell>
          <table:table-cell table:style-name="ce4"/>
          <table:table-cell table:style-name="ce20" table:formula="of:=MEDIAN([.C3:.C6])" office:value-type="float" office:value="290" calcext:value-type="float">
            <text:p>290</text:p>
          </table:table-cell>
          <table:table-cell table:style-name="ce20" table:formula="of:=MEDIAN([.D3:.D6])" office:value-type="float" office:value="360" calcext:value-type="float">
            <text:p>360</text:p>
          </table:table-cell>
          <table:table-cell table:style-name="ce20" table:formula="of:=MEDIAN([.E3:.E6])" office:value-type="float" office:value="219.5" calcext:value-type="float">
            <text:p>220</text:p>
          </table:table-cell>
          <table:table-cell table:style-name="ce20" table:formula="of:=MEDIAN([.F3:.F6])" office:value-type="float" office:value="333" calcext:value-type="float">
            <text:p>333</text:p>
          </table:table-cell>
          <table:table-cell table:style-name="ce20" table:formula="of:=MEDIAN([.G3:.G6])" office:value-type="float" office:value="476" calcext:value-type="float">
            <text:p>476</text:p>
          </table:table-cell>
          <table:table-cell table:style-name="ce20" table:formula="of:=MEDIAN([.H3:.H6])" office:value-type="float" office:value="815" calcext:value-type="float">
            <text:p>815</text:p>
          </table:table-cell>
          <table:table-cell table:style-name="ce20" table:formula="of:=MEDIAN([.I3:.I6])" office:value-type="float" office:value="1696" calcext:value-type="float">
            <text:p>1.696</text:p>
          </table:table-cell>
          <table:table-cell table:style-name="ce20" table:formula="of:=MEDIAN([.J3:.J6])" office:value-type="float" office:value="2982.5" calcext:value-type="float">
            <text:p>2.983</text:p>
          </table:table-cell>
          <table:table-cell table:style-name="ce20" table:formula="of:=MEDIAN([.K3:.K6])" office:value-type="float" office:value="4092.5" calcext:value-type="float">
            <text:p>4.093</text:p>
          </table:table-cell>
          <table:table-cell table:style-name="ce20" table:formula="of:=MEDIAN([.L3:.L6])" office:value-type="float" office:value="5481.5" calcext:value-type="float">
            <text:p>5.482</text:p>
          </table:table-cell>
          <table:table-cell table:style-name="ce20" table:formula="of:=MEDIAN([.M3:.M6])" office:value-type="float" office:value="6199.5" calcext:value-type="float">
            <text:p>6.200</text:p>
          </table:table-cell>
          <table:table-cell table:style-name="ce20" table:formula="of:=MEDIAN([.N3:.N6])" office:value-type="float" office:value="9833" calcext:value-type="float">
            <text:p>9.833</text:p>
          </table:table-cell>
          <table:table-cell table:style-name="ce20" table:formula="of:=MEDIAN([.O3:.O6])" office:value-type="float" office:value="14640" calcext:value-type="float">
            <text:p>14.640</text:p>
          </table:table-cell>
          <table:table-cell table:style-name="ce20" table:formula="of:=MEDIAN([.P3:.P6])" office:value-type="float" office:value="29487.5" calcext:value-type="float">
            <text:p>29.488</text:p>
          </table:table-cell>
          <table:table-cell table:style-name="ce20" table:formula="of:=MEDIAN([.Q3:.Q6])" office:value-type="float" office:value="77386" calcext:value-type="float">
            <text:p>77.386</text:p>
          </table:table-cell>
          <table:table-cell table:style-name="ce80" table:number-columns-repeated="16367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8" calcext:value-type="float">
            <text:p>8</text:p>
          </table:table-cell>
          <table:table-cell table:style-name="ce21" office:value-type="float" office:value="287" calcext:value-type="float">
            <text:p>287</text:p>
          </table:table-cell>
          <table:table-cell table:style-name="ce21" office:value-type="float" office:value="339" calcext:value-type="float">
            <text:p>339</text:p>
          </table:table-cell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347" calcext:value-type="float">
            <text:p>347</text:p>
          </table:table-cell>
          <table:table-cell table:style-name="ce21" office:value-type="float" office:value="528" calcext:value-type="float">
            <text:p>528</text:p>
          </table:table-cell>
          <table:table-cell table:style-name="ce21" office:value-type="float" office:value="693" calcext:value-type="float">
            <text:p>693</text:p>
          </table:table-cell>
          <table:table-cell table:style-name="ce21" office:value-type="float" office:value="1610" calcext:value-type="float">
            <text:p>1.610</text:p>
          </table:table-cell>
          <table:table-cell table:style-name="ce21" office:value-type="float" office:value="2928" calcext:value-type="float">
            <text:p>2.928</text:p>
          </table:table-cell>
          <table:table-cell table:style-name="ce21" office:value-type="float" office:value="4571" calcext:value-type="float">
            <text:p>4.571</text:p>
          </table:table-cell>
          <table:table-cell table:style-name="ce21" office:value-type="float" office:value="5906" calcext:value-type="float">
            <text:p>5.906</text:p>
          </table:table-cell>
          <table:table-cell table:style-name="ce21" office:value-type="float" office:value="7430" calcext:value-type="float">
            <text:p>7.430</text:p>
          </table:table-cell>
          <table:table-cell table:style-name="ce21" office:value-type="float" office:value="8916" calcext:value-type="float">
            <text:p>8.916</text:p>
          </table:table-cell>
          <table:table-cell table:style-name="ce21" office:value-type="float" office:value="16699" calcext:value-type="float">
            <text:p>16.699</text:p>
          </table:table-cell>
          <table:table-cell table:style-name="ce21" office:value-type="float" office:value="35033" calcext:value-type="float">
            <text:p>35.033</text:p>
          </table:table-cell>
          <table:table-cell table:style-name="ce21" table:formula="of:=SUM([.C8:.P8])" office:value-type="float" office:value="85527" calcext:value-type="float">
            <text:p>85.527</text:p>
          </table:table-cell>
          <table:table-cell table:style-name="ce81" table:number-columns-repeated="16367"/>
        </table:table-row>
        <table:table-row table:style-name="ro2">
          <table:table-cell table:style-name="ce35" office:value-type="string" calcext:value-type="string" table:number-columns-spanned="2" table:number-rows-spanned="1">
            <text:p>Differenz</text:p>
          </table:table-cell>
          <table:covered-table-cell table:style-name="ce35"/>
          <table:table-cell table:style-name="ce22" table:formula="of:=[.C8]-[.C7]" office:value-type="float" office:value="-3" calcext:value-type="float">
            <text:p>-3</text:p>
          </table:table-cell>
          <table:table-cell table:style-name="ce22" table:formula="of:=[.D8]-[.D7]" office:value-type="float" office:value="-21" calcext:value-type="float">
            <text:p>-21</text:p>
          </table:table-cell>
          <table:table-cell table:style-name="ce22" table:formula="of:=[.E8]-[.E7]" office:value-type="float" office:value="20.5" calcext:value-type="float">
            <text:p>21</text:p>
          </table:table-cell>
          <table:table-cell table:style-name="ce22" table:formula="of:=[.F8]-[.F7]" office:value-type="float" office:value="14" calcext:value-type="float">
            <text:p>14</text:p>
          </table:table-cell>
          <table:table-cell table:style-name="ce22" table:formula="of:=[.G8]-[.G7]" office:value-type="float" office:value="52" calcext:value-type="float">
            <text:p>52</text:p>
          </table:table-cell>
          <table:table-cell table:style-name="ce22" table:formula="of:=[.H8]-[.H7]" office:value-type="float" office:value="-122" calcext:value-type="float">
            <text:p>-122</text:p>
          </table:table-cell>
          <table:table-cell table:style-name="ce22" table:formula="of:=[.I8]-[.I7]" office:value-type="float" office:value="-86" calcext:value-type="float">
            <text:p>-86</text:p>
          </table:table-cell>
          <table:table-cell table:style-name="ce22" table:formula="of:=[.J8]-[.J7]" office:value-type="float" office:value="-54.5" calcext:value-type="float">
            <text:p>-55</text:p>
          </table:table-cell>
          <table:table-cell table:style-name="ce22" table:formula="of:=[.K8]-[.K7]" office:value-type="float" office:value="478.5" calcext:value-type="float">
            <text:p>479</text:p>
          </table:table-cell>
          <table:table-cell table:style-name="ce22" table:formula="of:=[.L8]-[.L7]" office:value-type="float" office:value="424.5" calcext:value-type="float">
            <text:p>425</text:p>
          </table:table-cell>
          <table:table-cell table:style-name="ce22" table:formula="of:=[.M8]-[.M7]" office:value-type="float" office:value="1230.5" calcext:value-type="float">
            <text:p>1.231</text:p>
          </table:table-cell>
          <table:table-cell table:style-name="ce22" table:formula="of:=[.N8]-[.N7]" office:value-type="float" office:value="-917" calcext:value-type="float">
            <text:p>-917</text:p>
          </table:table-cell>
          <table:table-cell table:style-name="ce22" table:formula="of:=[.O8]-[.O7]" office:value-type="float" office:value="2059" calcext:value-type="float">
            <text:p>2.059</text:p>
          </table:table-cell>
          <table:table-cell table:style-name="ce22" table:formula="of:=[.P8]-[.P7]" office:value-type="float" office:value="5545.5" calcext:value-type="float">
            <text:p>5.546</text:p>
          </table:table-cell>
          <table:table-cell table:style-name="ce22" table:formula="of:=[.Q8]-[.Q7]" office:value-type="float" office:value="8141" calcext:value-type="float">
            <text:p>8.141</text:p>
          </table:table-cell>
          <table:table-cell table:style-name="ce82" table:number-columns-repeated="16367"/>
        </table:table-row>
        <table:table-row table:style-name="ro2">
          <table:table-cell table:style-name="ce7" table:number-columns-repeated="2"/>
          <table:table-cell table:style-name="ce23" office:value-type="string" calcext:value-type="string" table:number-columns-spanned="15" table:number-rows-spanned="1">
            <text:p>Sterberate pro 1 Millionen Einwohner</text:p>
          </table:table-cell>
          <table:covered-table-cell table:number-columns-repeated="14" table:style-name="ce33"/>
          <table:table-cell table:number-columns-repeated="16367"/>
        </table:table-row>
        <table:table-row table:style-name="ro2">
          <table:table-cell table:style-name="ce8" office:value-type="string" calcext:value-type="string">
            <text:p>Jahr</text:p>
          </table:table-cell>
          <table:table-cell table:style-name="ce8" office:value-type="string" calcext:value-type="string">
            <text:p>Monat</text:p>
          </table:table-cell>
          <table:table-cell table:style-name="ce8" office:value-type="string" calcext:value-type="string">
            <text:p>A00A14</text:p>
          </table:table-cell>
          <table:table-cell table:style-name="ce8" office:value-type="string" calcext:value-type="string">
            <text:p>A15A29</text:p>
          </table:table-cell>
          <table:table-cell table:style-name="ce8" office:value-type="string" calcext:value-type="string">
            <text:p>A30A34</text:p>
          </table:table-cell>
          <table:table-cell table:style-name="ce8" office:value-type="string" calcext:value-type="string">
            <text:p>A35A39</text:p>
          </table:table-cell>
          <table:table-cell table:style-name="ce8" office:value-type="string" calcext:value-type="string">
            <text:p>A40A44</text:p>
          </table:table-cell>
          <table:table-cell table:style-name="ce8" office:value-type="string" calcext:value-type="string">
            <text:p>A45A49</text:p>
          </table:table-cell>
          <table:table-cell table:style-name="ce8" office:value-type="string" calcext:value-type="string">
            <text:p>A50A54</text:p>
          </table:table-cell>
          <table:table-cell table:style-name="ce8" office:value-type="string" calcext:value-type="string">
            <text:p>A55A59</text:p>
          </table:table-cell>
          <table:table-cell table:style-name="ce8" office:value-type="string" calcext:value-type="string">
            <text:p>A60A64</text:p>
          </table:table-cell>
          <table:table-cell table:style-name="ce8" office:value-type="string" calcext:value-type="string">
            <text:p>A65A69</text:p>
          </table:table-cell>
          <table:table-cell table:style-name="ce8" office:value-type="string" calcext:value-type="string">
            <text:p>A70A74</text:p>
          </table:table-cell>
          <table:table-cell table:style-name="ce8" office:value-type="string" calcext:value-type="string">
            <text:p>A75A79</text:p>
          </table:table-cell>
          <table:table-cell table:style-name="ce8" office:value-type="string" calcext:value-type="string">
            <text:p>A80A84</text:p>
          </table:table-cell>
          <table:table-cell table:style-name="ce8" office:value-type="string" calcext:value-type="string">
            <text:p>A85+</text:p>
          </table:table-cell>
          <table:table-cell table:style-name="ce8" office:value-type="string" calcext:value-type="string">
            <text:p>Alle</text:p>
          </table:table-cell>
          <table:table-cell table:style-name="ce79" table:number-columns-repeated="16367"/>
        </table:table-row>
        <table:table-row table:style-name="ro2"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8" calcext:value-type="float">
            <text:p>8</text:p>
          </table:table-cell>
          <table:table-cell table:style-name="ce24" table:formula="of:=[.C3]/[.C22]*1000000" office:value-type="float" office:value="27.6590284484297" calcext:value-type="float">
            <text:p>27,66</text:p>
          </table:table-cell>
          <table:table-cell table:style-name="ce24" table:formula="of:=[.D3]/[.D22]*1000000" office:value-type="float" office:value="26.5357075853715" calcext:value-type="float">
            <text:p>26,54</text:p>
          </table:table-cell>
          <table:table-cell table:style-name="ce24" table:formula="of:=[.E3]/[.E22]*1000000" office:value-type="float" office:value="43.6652167042326" calcext:value-type="float">
            <text:p>43,67</text:p>
          </table:table-cell>
          <table:table-cell table:style-name="ce24" table:formula="of:=[.F3]/[.F22]*1000000" office:value-type="float" office:value="62.5579823404432" calcext:value-type="float">
            <text:p>62,56</text:p>
          </table:table-cell>
          <table:table-cell table:style-name="ce24" table:formula="of:=[.G3]/[.G22]*1000000" office:value-type="float" office:value="96.4840340851779" calcext:value-type="float">
            <text:p>96,48</text:p>
          </table:table-cell>
          <table:table-cell table:style-name="ce24" table:formula="of:=[.H3]/[.H22]*1000000" office:value-type="float" office:value="156.479066213696" calcext:value-type="float">
            <text:p>156,48</text:p>
          </table:table-cell>
          <table:table-cell table:style-name="ce24" table:formula="of:=[.I3]/[.I22]*1000000" office:value-type="float" office:value="273.964935645507" calcext:value-type="float">
            <text:p>273,96</text:p>
          </table:table-cell>
          <table:table-cell table:style-name="ce24" table:formula="of:=[.J3]/[.J22]*1000000" office:value-type="float" office:value="473.325381050364" calcext:value-type="float">
            <text:p>473,33</text:p>
          </table:table-cell>
          <table:table-cell table:style-name="ce24" table:formula="of:=[.K3]/[.K22]*1000000" office:value-type="float" office:value="753.853031774757" calcext:value-type="float">
            <text:p>753,85</text:p>
          </table:table-cell>
          <table:table-cell table:style-name="ce24" table:formula="of:=[.L3]/[.L22]*1000000" office:value-type="float" office:value="1177.07134631409" calcext:value-type="float">
            <text:p>1.177,07</text:p>
          </table:table-cell>
          <table:table-cell table:style-name="ce24" table:formula="of:=[.M3]/[.M22]*1000000" office:value-type="float" office:value="1688.58074774309" calcext:value-type="float">
            <text:p>1.688,58</text:p>
          </table:table-cell>
          <table:table-cell table:style-name="ce24" table:formula="of:=[.N3]/[.N22]*1000000" office:value-type="float" office:value="2653.09982025408" calcext:value-type="float">
            <text:p>2.653,10</text:p>
          </table:table-cell>
          <table:table-cell table:style-name="ce24" table:formula="of:=[.O3]/[.O22]*1000000" office:value-type="float" office:value="5025.62723293817" calcext:value-type="float">
            <text:p>5.025,63</text:p>
          </table:table-cell>
          <table:table-cell table:style-name="ce24" table:formula="of:=[.P3]/[.P22]*1000000" office:value-type="float" office:value="12964.6215161249" calcext:value-type="float">
            <text:p>12.964,62</text:p>
          </table:table-cell>
          <table:table-cell table:style-name="ce24" table:formula="of:=[.Q3]/[.Q22]*1000000" office:value-type="float" office:value="946.585029334413" calcext:value-type="float">
            <text:p>946,59</text:p>
          </table:table-cell>
          <table:table-cell table:number-columns-repeated="16367"/>
        </table:table-row>
        <table:table-row table:style-name="ro2"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8" calcext:value-type="float">
            <text:p>8</text:p>
          </table:table-cell>
          <table:table-cell table:style-name="ce24" table:formula="of:=[.C4]/[.C23]*1000000" office:value-type="float" office:value="25.0646211101679" calcext:value-type="float">
            <text:p>25,06</text:p>
          </table:table-cell>
          <table:table-cell table:style-name="ce24" table:formula="of:=[.D4]/[.D23]*1000000" office:value-type="float" office:value="26.2965655671177" calcext:value-type="float">
            <text:p>26,30</text:p>
          </table:table-cell>
          <table:table-cell table:style-name="ce24" table:formula="of:=[.E4]/[.E23]*1000000" office:value-type="float" office:value="39.7483540946074" calcext:value-type="float">
            <text:p>39,75</text:p>
          </table:table-cell>
          <table:table-cell table:style-name="ce24" table:formula="of:=[.F4]/[.F23]*1000000" office:value-type="float" office:value="65.4903104889892" calcext:value-type="float">
            <text:p>65,49</text:p>
          </table:table-cell>
          <table:table-cell table:style-name="ce24" table:formula="of:=[.G4]/[.G23]*1000000" office:value-type="float" office:value="92.5287572355216" calcext:value-type="float">
            <text:p>92,53</text:p>
          </table:table-cell>
          <table:table-cell table:style-name="ce24" table:formula="of:=[.H4]/[.H23]*1000000" office:value-type="float" office:value="147.550755937978" calcext:value-type="float">
            <text:p>147,55</text:p>
          </table:table-cell>
          <table:table-cell table:style-name="ce24" table:formula="of:=[.I4]/[.I23]*1000000" office:value-type="float" office:value="253.056014966954" calcext:value-type="float">
            <text:p>253,06</text:p>
          </table:table-cell>
          <table:table-cell table:style-name="ce24" table:formula="of:=[.J4]/[.J23]*1000000" office:value-type="float" office:value="427.53967813734" calcext:value-type="float">
            <text:p>427,54</text:p>
          </table:table-cell>
          <table:table-cell table:style-name="ce24" table:formula="of:=[.K4]/[.K23]*1000000" office:value-type="float" office:value="710.604497995418" calcext:value-type="float">
            <text:p>710,60</text:p>
          </table:table-cell>
          <table:table-cell table:style-name="ce24" table:formula="of:=[.L4]/[.L23]*1000000" office:value-type="float" office:value="1100.96772442616" calcext:value-type="float">
            <text:p>1.100,97</text:p>
          </table:table-cell>
          <table:table-cell table:style-name="ce24" table:formula="of:=[.M4]/[.M23]*1000000" office:value-type="float" office:value="1623.5025559252" calcext:value-type="float">
            <text:p>1.623,50</text:p>
          </table:table-cell>
          <table:table-cell table:style-name="ce24" table:formula="of:=[.N4]/[.N23]*1000000" office:value-type="float" office:value="2455.3820330886" calcext:value-type="float">
            <text:p>2.455,38</text:p>
          </table:table-cell>
          <table:table-cell table:style-name="ce24" table:formula="of:=[.O4]/[.O23]*1000000" office:value-type="float" office:value="4556.18127925949" calcext:value-type="float">
            <text:p>4.556,18</text:p>
          </table:table-cell>
          <table:table-cell table:style-name="ce24" table:formula="of:=[.P4]/[.P23]*1000000" office:value-type="float" office:value="11921.7970159503" calcext:value-type="float">
            <text:p>11.921,80</text:p>
          </table:table-cell>
          <table:table-cell table:style-name="ce24" table:formula="of:=[.Q4]/[.Q23]*1000000" office:value-type="float" office:value="884.662686455484" calcext:value-type="float">
            <text:p>884,66</text:p>
          </table:table-cell>
          <table:table-cell table:number-columns-repeated="16367"/>
        </table:table-row>
        <table:table-row table:style-name="ro2"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8" calcext:value-type="float">
            <text:p>8</text:p>
          </table:table-cell>
          <table:table-cell table:style-name="ce24" table:formula="of:=[.C5]/[.C24]*1000000" office:value-type="float" office:value="23.9657442605773" calcext:value-type="float">
            <text:p>23,97</text:p>
          </table:table-cell>
          <table:table-cell table:style-name="ce24" table:formula="of:=[.D5]/[.D24]*1000000" office:value-type="float" office:value="26.2073263792156" calcext:value-type="float">
            <text:p>26,21</text:p>
          </table:table-cell>
          <table:table-cell table:style-name="ce24" table:formula="of:=[.E5]/[.E24]*1000000" office:value-type="float" office:value="37.1197950405042" calcext:value-type="float">
            <text:p>37,12</text:p>
          </table:table-cell>
          <table:table-cell table:style-name="ce24" table:formula="of:=[.F5]/[.F24]*1000000" office:value-type="float" office:value="59.7442718288743" calcext:value-type="float">
            <text:p>59,74</text:p>
          </table:table-cell>
          <table:table-cell table:style-name="ce24" table:formula="of:=[.G5]/[.G24]*1000000" office:value-type="float" office:value="100.834666591703" calcext:value-type="float">
            <text:p>100,83</text:p>
          </table:table-cell>
          <table:table-cell table:style-name="ce24" table:formula="of:=[.H5]/[.H24]*1000000" office:value-type="float" office:value="152.843785686464" calcext:value-type="float">
            <text:p>152,84</text:p>
          </table:table-cell>
          <table:table-cell table:style-name="ce24" table:formula="of:=[.I5]/[.I24]*1000000" office:value-type="float" office:value="246.191079746089" calcext:value-type="float">
            <text:p>246,19</text:p>
          </table:table-cell>
          <table:table-cell table:style-name="ce24" table:formula="of:=[.J5]/[.J24]*1000000" office:value-type="float" office:value="441.868076330224" calcext:value-type="float">
            <text:p>441,87</text:p>
          </table:table-cell>
          <table:table-cell table:style-name="ce24" table:formula="of:=[.K5]/[.K24]*1000000" office:value-type="float" office:value="731.793126881384" calcext:value-type="float">
            <text:p>731,79</text:p>
          </table:table-cell>
          <table:table-cell table:style-name="ce24" table:formula="of:=[.L5]/[.L24]*1000000" office:value-type="float" office:value="1139.52737911584" calcext:value-type="float">
            <text:p>1.139,53</text:p>
          </table:table-cell>
          <table:table-cell table:style-name="ce24" table:formula="of:=[.M5]/[.M24]*1000000" office:value-type="float" office:value="1714.70797570558" calcext:value-type="float">
            <text:p>1.714,71</text:p>
          </table:table-cell>
          <table:table-cell table:style-name="ce24" table:formula="of:=[.N5]/[.N24]*1000000" office:value-type="float" office:value="2482.96108264842" calcext:value-type="float">
            <text:p>2.482,96</text:p>
          </table:table-cell>
          <table:table-cell table:style-name="ce24" table:formula="of:=[.O5]/[.O24]*1000000" office:value-type="float" office:value="4703.30248087519" calcext:value-type="float">
            <text:p>4.703,30</text:p>
          </table:table-cell>
          <table:table-cell table:style-name="ce24" table:formula="of:=[.P5]/[.P24]*1000000" office:value-type="float" office:value="12808.9108089561" calcext:value-type="float">
            <text:p>12.808,91</text:p>
          </table:table-cell>
          <table:table-cell table:style-name="ce24" table:formula="of:=[.Q5]/[.Q24]*1000000" office:value-type="float" office:value="946.797090484918" calcext:value-type="float">
            <text:p>946,80</text:p>
          </table:table-cell>
          <table:table-cell table:number-columns-repeated="16367"/>
        </table:table-row>
        <table:table-row table:style-name="ro2"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8" calcext:value-type="float">
            <text:p>8</text:p>
          </table:table-cell>
          <table:table-cell table:style-name="ce24" table:formula="of:=[.C6]/[.C25]*1000000" office:value-type="float" office:value="25.8760389621705" calcext:value-type="float">
            <text:p>25,88</text:p>
          </table:table-cell>
          <table:table-cell table:style-name="ce24" table:formula="of:=[.D6]/[.D25]*1000000" office:value-type="float" office:value="23.4629095627023" calcext:value-type="float">
            <text:p>23,46</text:p>
          </table:table-cell>
          <table:table-cell table:style-name="ce24" table:formula="of:=[.E6]/[.E25]*1000000" office:value-type="float" office:value="40.1355434639268" calcext:value-type="float">
            <text:p>40,14</text:p>
          </table:table-cell>
          <table:table-cell table:style-name="ce24" table:formula="of:=[.F6]/[.F25]*1000000" office:value-type="float" office:value="65.3955980068329" calcext:value-type="float">
            <text:p>65,40</text:p>
          </table:table-cell>
          <table:table-cell table:style-name="ce24" table:formula="of:=[.G6]/[.G25]*1000000" office:value-type="float" office:value="97.3209334547263" calcext:value-type="float">
            <text:p>97,32</text:p>
          </table:table-cell>
          <table:table-cell table:style-name="ce24" table:formula="of:=[.H6]/[.H25]*1000000" office:value-type="float" office:value="154.491983494378" calcext:value-type="float">
            <text:p>154,49</text:p>
          </table:table-cell>
          <table:table-cell table:style-name="ce24" table:formula="of:=[.I6]/[.I25]*1000000" office:value-type="float" office:value="253.267036871241" calcext:value-type="float">
            <text:p>253,27</text:p>
          </table:table-cell>
          <table:table-cell table:style-name="ce24" table:formula="of:=[.J6]/[.J25]*1000000" office:value-type="float" office:value="438.29552912157" calcext:value-type="float">
            <text:p>438,30</text:p>
          </table:table-cell>
          <table:table-cell table:style-name="ce24" table:formula="of:=[.K6]/[.K25]*1000000" office:value-type="float" office:value="724.286829271982" calcext:value-type="float">
            <text:p>724,29</text:p>
          </table:table-cell>
          <table:table-cell table:style-name="ce24" table:formula="of:=[.L6]/[.L25]*1000000" office:value-type="float" office:value="1107.54946210572" calcext:value-type="float">
            <text:p>1.107,55</text:p>
          </table:table-cell>
          <table:table-cell table:style-name="ce24" table:formula="of:=[.M6]/[.M25]*1000000" office:value-type="float" office:value="1697.80271013364" calcext:value-type="float">
            <text:p>1.697,80</text:p>
          </table:table-cell>
          <table:table-cell table:style-name="ce24" table:formula="of:=[.N6]/[.N25]*1000000" office:value-type="float" office:value="2468.83819853819" calcext:value-type="float">
            <text:p>2.468,84</text:p>
          </table:table-cell>
          <table:table-cell table:style-name="ce24" table:formula="of:=[.O6]/[.O25]*1000000" office:value-type="float" office:value="4308.40734096642" calcext:value-type="float">
            <text:p>4.308,41</text:p>
          </table:table-cell>
          <table:table-cell table:style-name="ce24" table:formula="of:=[.P6]/[.P25]*1000000" office:value-type="float" office:value="11813.5687640367" calcext:value-type="float">
            <text:p>11.813,57</text:p>
          </table:table-cell>
          <table:table-cell table:style-name="ce24" table:formula="of:=[.Q6]/[.Q25]*1000000" office:value-type="float" office:value="918.789868528821" calcext:value-type="float">
            <text:p>918,79</text:p>
          </table:table-cell>
          <table:table-cell table:number-columns-repeated="16367"/>
        </table:table-row>
        <table:table-row table:style-name="ro2">
          <table:table-cell table:style-name="ce38" office:value-type="string" calcext:value-type="string" table:number-columns-spanned="2" table:number-rows-spanned="1">
            <text:p>Median</text:p>
          </table:table-cell>
          <table:covered-table-cell table:style-name="ce38"/>
          <table:table-cell table:style-name="ce25" table:formula="of:=MEDIAN([.C12:.C15])" office:value-type="float" office:value="25.4703300361692" calcext:value-type="float">
            <text:p>25,47</text:p>
          </table:table-cell>
          <table:table-cell table:style-name="ce25" table:formula="of:=MEDIAN([.D12:.D15])" office:value-type="float" office:value="26.2519459731666" calcext:value-type="float">
            <text:p>26,25</text:p>
          </table:table-cell>
          <table:table-cell table:style-name="ce25" table:formula="of:=MEDIAN([.E12:.E15])" office:value-type="float" office:value="39.9419487792671" calcext:value-type="float">
            <text:p>39,94</text:p>
          </table:table-cell>
          <table:table-cell table:style-name="ce25" table:formula="of:=MEDIAN([.F12:.F15])" office:value-type="float" office:value="63.9767901736381" calcext:value-type="float">
            <text:p>63,98</text:p>
          </table:table-cell>
          <table:table-cell table:style-name="ce25" table:formula="of:=MEDIAN([.G12:.G15])" office:value-type="float" office:value="96.9024837699521" calcext:value-type="float">
            <text:p>96,90</text:p>
          </table:table-cell>
          <table:table-cell table:style-name="ce25" table:formula="of:=MEDIAN([.H12:.H15])" office:value-type="float" office:value="153.667884590421" calcext:value-type="float">
            <text:p>153,67</text:p>
          </table:table-cell>
          <table:table-cell table:style-name="ce25" table:formula="of:=MEDIAN([.I12:.I15])" office:value-type="float" office:value="253.161525919098" calcext:value-type="float">
            <text:p>253,16</text:p>
          </table:table-cell>
          <table:table-cell table:style-name="ce25" table:formula="of:=MEDIAN([.J12:.J15])" office:value-type="float" office:value="440.081802725897" calcext:value-type="float">
            <text:p>440,08</text:p>
          </table:table-cell>
          <table:table-cell table:style-name="ce25" table:formula="of:=MEDIAN([.K12:.K15])" office:value-type="float" office:value="728.039978076683" calcext:value-type="float">
            <text:p>728,04</text:p>
          </table:table-cell>
          <table:table-cell table:style-name="ce25" table:formula="of:=MEDIAN([.L12:.L15])" office:value-type="float" office:value="1123.53842061078" calcext:value-type="float">
            <text:p>1.123,54</text:p>
          </table:table-cell>
          <table:table-cell table:style-name="ce25" table:formula="of:=MEDIAN([.M12:.M15])" office:value-type="float" office:value="1693.19172893837" calcext:value-type="float">
            <text:p>1.693,19</text:p>
          </table:table-cell>
          <table:table-cell table:style-name="ce25" table:formula="of:=MEDIAN([.N12:.N15])" office:value-type="float" office:value="2475.89964059331" calcext:value-type="float">
            <text:p>2.475,90</text:p>
          </table:table-cell>
          <table:table-cell table:style-name="ce25" table:formula="of:=MEDIAN([.O12:.O15])" office:value-type="float" office:value="4629.74188006734" calcext:value-type="float">
            <text:p>4.629,74</text:p>
          </table:table-cell>
          <table:table-cell table:style-name="ce25" table:formula="of:=MEDIAN([.P12:.P15])" office:value-type="float" office:value="12365.3539124532" calcext:value-type="float">
            <text:p>12.365,35</text:p>
          </table:table-cell>
          <table:table-cell table:style-name="ce25" table:formula="of:=MEDIAN([.Q12:.Q15])" office:value-type="float" office:value="932.687448931617" calcext:value-type="float">
            <text:p>932,69</text:p>
          </table:table-cell>
          <table:table-cell table:style-name="ce80" table:number-columns-repeated="16367"/>
        </table:table-row>
        <table:table-row table:style-name="ro2">
          <table:table-cell table:style-name="ce10" office:value-type="float" office:value="2022" calcext:value-type="float">
            <text:p>2022</text:p>
          </table:table-cell>
          <table:table-cell table:style-name="ce10" office:value-type="float" office:value="8" calcext:value-type="float">
            <text:p>8</text:p>
          </table:table-cell>
          <table:table-cell table:style-name="ce26" table:formula="of:=[.C8]/[.C27]*1000000" office:value-type="float" office:value="24.7265966424383" calcext:value-type="float">
            <text:p>24,73</text:p>
          </table:table-cell>
          <table:table-cell table:style-name="ce26" table:formula="of:=[.D8]/[.D27]*1000000" office:value-type="float" office:value="25.5999062393995" calcext:value-type="float">
            <text:p>25,60</text:p>
          </table:table-cell>
          <table:table-cell table:style-name="ce26" table:formula="of:=[.E8]/[.E27]*1000000" office:value-type="float" office:value="43.2151806286512" calcext:value-type="float">
            <text:p>43,22</text:p>
          </table:table-cell>
          <table:table-cell table:style-name="ce26" table:formula="of:=[.F8]/[.F27]*1000000" office:value-type="float" office:value="65.0398092365526" calcext:value-type="float">
            <text:p>65,04</text:p>
          </table:table-cell>
          <table:table-cell table:style-name="ce26" table:formula="of:=[.G8]/[.G27]*1000000" office:value-type="float" office:value="102.877872080329" calcext:value-type="float">
            <text:p>102,88</text:p>
          </table:table-cell>
          <table:table-cell table:style-name="ce26" table:formula="of:=[.H8]/[.H27]*1000000" office:value-type="float" office:value="142.463496041858" calcext:value-type="float">
            <text:p>142,46</text:p>
          </table:table-cell>
          <table:table-cell table:style-name="ce26" table:formula="of:=[.I8]/[.I27]*1000000" office:value-type="float" office:value="258.629884892031" calcext:value-type="float">
            <text:p>258,63</text:p>
          </table:table-cell>
          <table:table-cell table:style-name="ce26" table:formula="of:=[.J8]/[.J27]*1000000" office:value-type="float" office:value="427.645218632888" calcext:value-type="float">
            <text:p>427,65</text:p>
          </table:table-cell>
          <table:table-cell table:style-name="ce26" table:formula="of:=[.K8]/[.K27]*1000000" office:value-type="float" office:value="762.590331335572" calcext:value-type="float">
            <text:p>762,59</text:p>
          </table:table-cell>
          <table:table-cell table:style-name="ce26" table:formula="of:=[.L8]/[.L27]*1000000" office:value-type="float" office:value="1188.82512434757" calcext:value-type="float">
            <text:p>1.188,83</text:p>
          </table:table-cell>
          <table:table-cell table:style-name="ce26" table:formula="of:=[.M8]/[.M27]*1000000" office:value-type="float" office:value="1780.36907074799" calcext:value-type="float">
            <text:p>1.780,37</text:p>
          </table:table-cell>
          <table:table-cell table:style-name="ce26" table:formula="of:=[.N8]/[.N27]*1000000" office:value-type="float" office:value="2800.58373764222" calcext:value-type="float">
            <text:p>2.800,58</text:p>
          </table:table-cell>
          <table:table-cell table:style-name="ce26" table:formula="of:=[.O8]/[.O27]*1000000" office:value-type="float" office:value="4790.01414429591" calcext:value-type="float">
            <text:p>4.790,01</text:p>
          </table:table-cell>
          <table:table-cell table:style-name="ce26" table:formula="of:=[.P8]/[.P27]*1000000" office:value-type="float" office:value="13343.6477791947" calcext:value-type="float">
            <text:p>13.343,65</text:p>
          </table:table-cell>
          <table:table-cell table:style-name="ce26" table:formula="of:=[.Q8]/[.Q27]*1000000" office:value-type="float" office:value="1027.51027294023" calcext:value-type="float">
            <text:p>1.027,51</text:p>
          </table:table-cell>
          <table:table-cell table:style-name="ce81" table:number-columns-repeated="16367"/>
        </table:table-row>
        <table:table-row table:style-name="ro2">
          <table:table-cell table:style-name="ce55" office:value-type="string" calcext:value-type="string" table:number-columns-spanned="2" table:number-rows-spanned="1">
            <text:p>Differenz</text:p>
          </table:table-cell>
          <table:covered-table-cell table:style-name="ce55"/>
          <table:table-cell table:style-name="ce27" table:formula="of:=[.C17]-[.C16]" office:value-type="float" office:value="-0.743733393730821" calcext:value-type="float">
            <text:p>-0,74</text:p>
          </table:table-cell>
          <table:table-cell table:style-name="ce27" table:formula="of:=[.D17]-[.D16]" office:value-type="float" office:value="-0.652039733767193" calcext:value-type="float">
            <text:p>-0,65</text:p>
          </table:table-cell>
          <table:table-cell table:style-name="ce27" table:formula="of:=[.E17]-[.E16]" office:value-type="float" office:value="3.27323184938417" calcext:value-type="float">
            <text:p>3,27</text:p>
          </table:table-cell>
          <table:table-cell table:style-name="ce27" table:formula="of:=[.F17]-[.F16]" office:value-type="float" office:value="1.06301906291453" calcext:value-type="float">
            <text:p>1,06</text:p>
          </table:table-cell>
          <table:table-cell table:style-name="ce27" table:formula="of:=[.G17]-[.G16]" office:value-type="float" office:value="5.97538831037683" calcext:value-type="float">
            <text:p>5,98</text:p>
          </table:table-cell>
          <table:table-cell table:style-name="ce27" table:formula="of:=[.H17]-[.H16]" office:value-type="float" office:value="-11.2043885485627" calcext:value-type="float">
            <text:p>-11,20</text:p>
          </table:table-cell>
          <table:table-cell table:style-name="ce27" table:formula="of:=[.I17]-[.I16]" office:value-type="float" office:value="5.46835897293315" calcext:value-type="float">
            <text:p>5,47</text:p>
          </table:table-cell>
          <table:table-cell table:style-name="ce27" table:formula="of:=[.J17]-[.J16]" office:value-type="float" office:value="-12.436584093009" calcext:value-type="float">
            <text:p>-12,44</text:p>
          </table:table-cell>
          <table:table-cell table:style-name="ce27" table:formula="of:=[.K17]-[.K16]" office:value-type="float" office:value="34.5503532588897" calcext:value-type="float">
            <text:p>34,55</text:p>
          </table:table-cell>
          <table:table-cell table:style-name="ce27" table:formula="of:=[.L17]-[.L16]" office:value-type="float" office:value="65.2867037367835" calcext:value-type="float">
            <text:p>65,29</text:p>
          </table:table-cell>
          <table:table-cell table:style-name="ce27" table:formula="of:=[.M17]-[.M16]" office:value-type="float" office:value="87.1773418096188" calcext:value-type="float">
            <text:p>87,18</text:p>
          </table:table-cell>
          <table:table-cell table:style-name="ce27" table:formula="of:=[.N17]-[.N16]" office:value-type="float" office:value="324.684097048914" calcext:value-type="float">
            <text:p>324,68</text:p>
          </table:table-cell>
          <table:table-cell table:style-name="ce27" table:formula="of:=[.O17]-[.O16]" office:value-type="float" office:value="160.272264228572" calcext:value-type="float">
            <text:p>160,27</text:p>
          </table:table-cell>
          <table:table-cell table:style-name="ce27" table:formula="of:=[.P17]-[.P16]" office:value-type="float" office:value="978.293866741493" calcext:value-type="float">
            <text:p>978,29</text:p>
          </table:table-cell>
          <table:table-cell table:style-name="ce27" table:formula="of:=[.Q17]-[.Q16]" office:value-type="float" office:value="94.8228240086162" calcext:value-type="float">
            <text:p>94,82</text:p>
          </table:table-cell>
          <table:table-cell table:style-name="ce82" table:number-columns-repeated="16367"/>
        </table:table-row>
        <table:table-row table:style-name="ro2">
          <table:table-cell table:style-name="ce55" office:value-type="string" calcext:value-type="string" table:number-columns-spanned="2" table:number-rows-spanned="1">
            <text:p>%</text:p>
          </table:table-cell>
          <table:covered-table-cell table:style-name="ce55"/>
          <table:table-cell table:style-name="ce28" table:formula="of:=[.C18]/[.C16]" office:value-type="percentage" office:value="-0.0291999904467151" calcext:value-type="percentage">
            <text:p>-2,92 %</text:p>
          </table:table-cell>
          <table:table-cell table:style-name="ce28" table:formula="of:=[.D18]/[.D16]" office:value-type="percentage" office:value="-0.0248377676243001" calcext:value-type="percentage">
            <text:p>-2,48 %</text:p>
          </table:table-cell>
          <table:table-cell table:style-name="ce28" table:formula="of:=[.E18]/[.E16]" office:value-type="percentage" office:value="0.0819497282787372" calcext:value-type="percentage">
            <text:p>8,19 %</text:p>
          </table:table-cell>
          <table:table-cell table:style-name="ce28" table:formula="of:=[.F18]/[.F16]" office:value-type="percentage" office:value="0.016615698599905" calcext:value-type="percentage">
            <text:p>1,66 %</text:p>
          </table:table-cell>
          <table:table-cell table:style-name="ce28" table:formula="of:=[.G18]/[.G16]" office:value-type="percentage" office:value="0.0616639334504829" calcext:value-type="percentage">
            <text:p>6,17 %</text:p>
          </table:table-cell>
          <table:table-cell table:style-name="ce28" table:formula="of:=[.H18]/[.H16]" office:value-type="percentage" office:value="-0.072913013531919" calcext:value-type="percentage">
            <text:p>-7,29 %</text:p>
          </table:table-cell>
          <table:table-cell table:style-name="ce28" table:formula="of:=[.I18]/[.I16]" office:value-type="percentage" office:value="0.0216002765549796" calcext:value-type="percentage">
            <text:p>2,16 %</text:p>
          </table:table-cell>
          <table:table-cell table:style-name="ce28" table:formula="of:=[.J18]/[.J16]" office:value-type="percentage" office:value="-0.0282597099356891" calcext:value-type="percentage">
            <text:p>-2,83 %</text:p>
          </table:table-cell>
          <table:table-cell table:style-name="ce28" table:formula="of:=[.K18]/[.K16]" office:value-type="percentage" office:value="0.047456670374289" calcext:value-type="percentage">
            <text:p>4,75 %</text:p>
          </table:table-cell>
          <table:table-cell table:style-name="ce28" table:formula="of:=[.L18]/[.L16]" office:value-type="percentage" office:value="0.0581081185468425" calcext:value-type="percentage">
            <text:p>5,81 %</text:p>
          </table:table-cell>
          <table:table-cell table:style-name="ce28" table:formula="of:=[.M18]/[.M16]" office:value-type="percentage" office:value="0.0514869877519891" calcext:value-type="percentage">
            <text:p>5,15 %</text:p>
          </table:table-cell>
          <table:table-cell table:style-name="ce28" table:formula="of:=[.N18]/[.N16]" office:value-type="percentage" office:value="0.131137826317996" calcext:value-type="percentage">
            <text:p>13,11 %</text:p>
          </table:table-cell>
          <table:table-cell table:style-name="ce28" table:formula="of:=[.O18]/[.O16]" office:value-type="percentage" office:value="0.0346179697228046" calcext:value-type="percentage">
            <text:p>3,46 %</text:p>
          </table:table-cell>
          <table:table-cell table:style-name="ce28" table:formula="of:=[.P18]/[.P16]" office:value-type="percentage" office:value="0.0791157191025685" calcext:value-type="percentage">
            <text:p>7,91 %</text:p>
          </table:table-cell>
          <table:table-cell table:style-name="ce28" table:formula="of:=[.Q18]/[.Q16]" office:value-type="percentage" office:value="0.101666237834802" calcext:value-type="percentage">
            <text:p>10,17 %</text:p>
          </table:table-cell>
          <table:table-cell table:number-columns-repeated="16367"/>
        </table:table-row>
        <table:table-row table:style-name="ro2">
          <table:table-cell table:style-name="ce12" table:number-columns-repeated="2"/>
          <table:table-cell table:style-name="ce29" office:value-type="string" calcext:value-type="string" table:number-columns-spanned="15" table:number-rows-spanned="1">
            <text:p>Einwohner</text:p>
          </table:table-cell>
          <table:covered-table-cell table:number-columns-repeated="14" table:style-name="ce34"/>
          <table:table-cell table:number-columns-repeated="16367"/>
        </table:table-row>
        <table:table-row table:style-name="ro2">
          <table:table-cell table:style-name="ce13" office:value-type="string" calcext:value-type="string">
            <text:p>Jahr</text:p>
          </table:table-cell>
          <table:table-cell table:style-name="ce13" office:value-type="string" calcext:value-type="string">
            <text:p>Monat</text:p>
          </table:table-cell>
          <table:table-cell table:style-name="ce13" office:value-type="string" calcext:value-type="string">
            <text:p>A00A14</text:p>
          </table:table-cell>
          <table:table-cell table:style-name="ce13" office:value-type="string" calcext:value-type="string">
            <text:p>A15A29</text:p>
          </table:table-cell>
          <table:table-cell table:style-name="ce13" office:value-type="string" calcext:value-type="string">
            <text:p>A30A34</text:p>
          </table:table-cell>
          <table:table-cell table:style-name="ce13" office:value-type="string" calcext:value-type="string">
            <text:p>A35A39</text:p>
          </table:table-cell>
          <table:table-cell table:style-name="ce13" office:value-type="string" calcext:value-type="string">
            <text:p>A40A44</text:p>
          </table:table-cell>
          <table:table-cell table:style-name="ce13" office:value-type="string" calcext:value-type="string">
            <text:p>A45A49</text:p>
          </table:table-cell>
          <table:table-cell table:style-name="ce13" office:value-type="string" calcext:value-type="string">
            <text:p>A50A54</text:p>
          </table:table-cell>
          <table:table-cell table:style-name="ce13" office:value-type="string" calcext:value-type="string">
            <text:p>A55A59</text:p>
          </table:table-cell>
          <table:table-cell table:style-name="ce13" office:value-type="string" calcext:value-type="string">
            <text:p>A60A64</text:p>
          </table:table-cell>
          <table:table-cell table:style-name="ce13" office:value-type="string" calcext:value-type="string">
            <text:p>A65A69</text:p>
          </table:table-cell>
          <table:table-cell table:style-name="ce13" office:value-type="string" calcext:value-type="string">
            <text:p>A70A74</text:p>
          </table:table-cell>
          <table:table-cell table:style-name="ce13" office:value-type="string" calcext:value-type="string">
            <text:p>A75A79</text:p>
          </table:table-cell>
          <table:table-cell table:style-name="ce13" office:value-type="string" calcext:value-type="string">
            <text:p>A80A84</text:p>
          </table:table-cell>
          <table:table-cell table:style-name="ce13" office:value-type="string" calcext:value-type="string">
            <text:p>A85+</text:p>
          </table:table-cell>
          <table:table-cell table:style-name="ce13" office:value-type="string" calcext:value-type="string">
            <text:p>Alle</text:p>
          </table:table-cell>
          <table:table-cell table:style-name="ce79" table:number-columns-repeated="16367"/>
        </table:table-row>
        <table:table-row table:style-name="ro2"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8" calcext:value-type="float">
            <text:p>8</text:p>
          </table:table-cell>
          <table:table-cell table:style-name="ce19" office:value-type="float" office:value="11171759" calcext:value-type="float">
            <text:p>11.171.759</text:p>
          </table:table-cell>
          <table:table-cell table:style-name="ce19" office:value-type="float" office:value="13981161" calcext:value-type="float">
            <text:p>13.981.161</text:p>
          </table:table-cell>
          <table:table-cell table:style-name="ce19" office:value-type="float" office:value="5290252" calcext:value-type="float">
            <text:p>5.290.252</text:p>
          </table:table-cell>
          <table:table-cell table:style-name="ce19" office:value-type="float" office:value="5163210" calcext:value-type="float">
            <text:p>5.163.210</text:p>
          </table:table-cell>
          <table:table-cell table:style-name="ce19" office:value-type="float" office:value="4788357" calcext:value-type="float">
            <text:p>4.788.357</text:p>
          </table:table-cell>
          <table:table-cell table:style-name="ce19" office:value-type="float" office:value="5943287" calcext:value-type="float">
            <text:p>5.943.287</text:p>
          </table:table-cell>
          <table:table-cell table:style-name="ce19" office:value-type="float" office:value="6968045" calcext:value-type="float">
            <text:p>6.968.045</text:p>
          </table:table-cell>
          <table:table-cell table:style-name="ce19" office:value-type="float" office:value="6401516" calcext:value-type="float">
            <text:p>6.401.516</text:p>
          </table:table-cell>
          <table:table-cell table:style-name="ce19" office:value-type="float" office:value="5375053" calcext:value-type="float">
            <text:p>5.375.053</text:p>
          </table:table-cell>
          <table:table-cell table:style-name="ce19" office:value-type="float" office:value="4711694" calcext:value-type="float">
            <text:p>4.711.694</text:p>
          </table:table-cell>
          <table:table-cell table:style-name="ce19" office:value-type="float" office:value="3611909" calcext:value-type="float">
            <text:p>3.611.909</text:p>
          </table:table-cell>
          <table:table-cell table:style-name="ce19" office:value-type="float" office:value="4235423" calcext:value-type="float">
            <text:p>4.235.423</text:p>
          </table:table-cell>
          <table:table-cell table:style-name="ce19" office:value-type="float" office:value="2885212" calcext:value-type="float">
            <text:p>2.885.212</text:p>
          </table:table-cell>
          <table:table-cell table:style-name="ce19" office:value-type="float" office:value="2265473" calcext:value-type="float">
            <text:p>2.265.473</text:p>
          </table:table-cell>
          <table:table-cell table:style-name="ce19" table:formula="of:=SUM([.C22:.P22])" office:value-type="float" office:value="82792351" calcext:value-type="float">
            <text:p>82.792.351</text:p>
          </table:table-cell>
          <table:table-cell table:number-columns-repeated="16367"/>
        </table:table-row>
        <table:table-row table:style-name="ro2">
          <table:table-cell table:style-name="ce12" office:value-type="float" office:value="2019" calcext:value-type="float">
            <text:p>2019</text:p>
          </table:table-cell>
          <table:table-cell table:style-name="ce12" office:value-type="float" office:value="8" calcext:value-type="float">
            <text:p>8</text:p>
          </table:table-cell>
          <table:table-cell table:style-name="ce19" office:value-type="float" office:value="11290815" calcext:value-type="float">
            <text:p>11.290.815</text:p>
          </table:table-cell>
          <table:table-cell table:style-name="ce19" office:value-type="float" office:value="13804084" calcext:value-type="float">
            <text:p>13.804.084</text:p>
          </table:table-cell>
          <table:table-cell table:style-name="ce19" office:value-type="float" office:value="5409029" calcext:value-type="float">
            <text:p>5.409.029</text:p>
          </table:table-cell>
          <table:table-cell table:style-name="ce19" office:value-type="float" office:value="5237416" calcext:value-type="float">
            <text:p>5.237.416</text:p>
          </table:table-cell>
          <table:table-cell table:style-name="ce19" office:value-type="float" office:value="4841738" calcext:value-type="float">
            <text:p>4.841.738</text:p>
          </table:table-cell>
          <table:table-cell table:style-name="ce19" office:value-type="float" office:value="5584519" calcext:value-type="float">
            <text:p>5.584.519</text:p>
          </table:table-cell>
          <table:table-cell table:style-name="ce19" office:value-type="float" office:value="6875948" calcext:value-type="float">
            <text:p>6.875.948</text:p>
          </table:table-cell>
          <table:table-cell table:style-name="ce19" office:value-type="float" office:value="6598218" calcext:value-type="float">
            <text:p>6.598.218</text:p>
          </table:table-cell>
          <table:table-cell table:style-name="ce19" office:value-type="float" office:value="5493914" calcext:value-type="float">
            <text:p>5.493.914</text:p>
          </table:table-cell>
          <table:table-cell table:style-name="ce19" office:value-type="float" office:value="4808497" calcext:value-type="float">
            <text:p>4.808.497</text:p>
          </table:table-cell>
          <table:table-cell table:style-name="ce19" office:value-type="float" office:value="3596545" calcext:value-type="float">
            <text:p>3.596.545</text:p>
          </table:table-cell>
          <table:table-cell table:style-name="ce19" office:value-type="float" office:value="4089384" calcext:value-type="float">
            <text:p>4.089.384</text:p>
          </table:table-cell>
          <table:table-cell table:style-name="ce19" office:value-type="float" office:value="3111597" calcext:value-type="float">
            <text:p>3.111.597</text:p>
          </table:table-cell>
          <table:table-cell table:style-name="ce19" office:value-type="float" office:value="2277509" calcext:value-type="float">
            <text:p>2.277.509</text:p>
          </table:table-cell>
          <table:table-cell table:style-name="ce19" table:formula="of:=SUM([.C23:.P23])" office:value-type="float" office:value="83019213" calcext:value-type="float">
            <text:p>83.019.213</text:p>
          </table:table-cell>
          <table:table-cell table:number-columns-repeated="16367"/>
        </table:table-row>
        <table:table-row table:style-name="ro2"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8" calcext:value-type="float">
            <text:p>8</text:p>
          </table:table-cell>
          <table:table-cell table:style-name="ce19" office:value-type="float" office:value="11391259" calcext:value-type="float">
            <text:p>11.391.259</text:p>
          </table:table-cell>
          <table:table-cell table:style-name="ce19" office:value-type="float" office:value="13622145" calcext:value-type="float">
            <text:p>13.622.145</text:p>
          </table:table-cell>
          <table:table-cell table:style-name="ce19" office:value-type="float" office:value="5495720" calcext:value-type="float">
            <text:p>5.495.720</text:p>
          </table:table-cell>
          <table:table-cell table:style-name="ce19" office:value-type="float" office:value="5289210" calcext:value-type="float">
            <text:p>5.289.210</text:p>
          </table:table-cell>
          <table:table-cell table:style-name="ce19" office:value-type="float" office:value="4909026" calcext:value-type="float">
            <text:p>4.909.026</text:p>
          </table:table-cell>
          <table:table-cell table:style-name="ce19" office:value-type="float" office:value="5273358" calcext:value-type="float">
            <text:p>5.273.358</text:p>
          </table:table-cell>
          <table:table-cell table:style-name="ce19" office:value-type="float" office:value="6710235" calcext:value-type="float">
            <text:p>6.710.235</text:p>
          </table:table-cell>
          <table:table-cell table:style-name="ce19" office:value-type="float" office:value="6737305" calcext:value-type="float">
            <text:p>6.737.305</text:p>
          </table:table-cell>
          <table:table-cell table:style-name="ce19" office:value-type="float" office:value="5647771" calcext:value-type="float">
            <text:p>5.647.771</text:p>
          </table:table-cell>
          <table:table-cell table:style-name="ce19" office:value-type="float" office:value="4859032" calcext:value-type="float">
            <text:p>4.859.032</text:p>
          </table:table-cell>
          <table:table-cell table:style-name="ce19" office:value-type="float" office:value="3674095" calcext:value-type="float">
            <text:p>3.674.095</text:p>
          </table:table-cell>
          <table:table-cell table:style-name="ce19" office:value-type="float" office:value="3876420" calcext:value-type="float">
            <text:p>3.876.420</text:p>
          </table:table-cell>
          <table:table-cell table:style-name="ce19" office:value-type="float" office:value="3294281" calcext:value-type="float">
            <text:p>3.294.281</text:p>
          </table:table-cell>
          <table:table-cell table:style-name="ce19" office:value-type="float" office:value="2386854" calcext:value-type="float">
            <text:p>2.386.854</text:p>
          </table:table-cell>
          <table:table-cell table:style-name="ce19" table:formula="of:=SUM([.C24:.P24])" office:value-type="float" office:value="83166711" calcext:value-type="float">
            <text:p>83.166.711</text:p>
          </table:table-cell>
          <table:table-cell table:number-columns-repeated="16367"/>
        </table:table-row>
        <table:table-row table:style-name="ro2"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8" calcext:value-type="float">
            <text:p>8</text:p>
          </table:table-cell>
          <table:table-cell table:style-name="ce19" office:value-type="float" office:value="11477800" calcext:value-type="float">
            <text:p>11.477.800</text:p>
          </table:table-cell>
          <table:table-cell table:style-name="ce19" office:value-type="float" office:value="13340204" calcext:value-type="float">
            <text:p>13.340.204</text:p>
          </table:table-cell>
          <table:table-cell table:style-name="ce19" office:value-type="float" office:value="5581088" calcext:value-type="float">
            <text:p>5.581.088</text:p>
          </table:table-cell>
          <table:table-cell table:style-name="ce19" office:value-type="float" office:value="5290876" calcext:value-type="float">
            <text:p>5.290.876</text:p>
          </table:table-cell>
          <table:table-cell table:style-name="ce19" office:value-type="float" office:value="5034888" calcext:value-type="float">
            <text:p>5.034.888</text:p>
          </table:table-cell>
          <table:table-cell table:style-name="ce19" office:value-type="float" office:value="5035860" calcext:value-type="float">
            <text:p>5.035.860</text:p>
          </table:table-cell>
          <table:table-cell table:style-name="ce19" office:value-type="float" office:value="6487224" calcext:value-type="float">
            <text:p>6.487.224</text:p>
          </table:table-cell>
          <table:table-cell table:style-name="ce19" office:value-type="float" office:value="6817318" calcext:value-type="float">
            <text:p>6.817.318</text:p>
          </table:table-cell>
          <table:table-cell table:style-name="ce19" office:value-type="float" office:value="5818137" calcext:value-type="float">
            <text:p>5.818.137</text:p>
          </table:table-cell>
          <table:table-cell table:style-name="ce19" office:value-type="float" office:value="4899104" calcext:value-type="float">
            <text:p>4.899.104</text:p>
          </table:table-cell>
          <table:table-cell table:style-name="ce19" office:value-type="float" office:value="3968070" calcext:value-type="float">
            <text:p>3.968.070</text:p>
          </table:table-cell>
          <table:table-cell table:style-name="ce19" office:value-type="float" office:value="3468028" calcext:value-type="float">
            <text:p>3.468.028</text:p>
          </table:table-cell>
          <table:table-cell table:style-name="ce19" office:value-type="float" office:value="3430502" calcext:value-type="float">
            <text:p>3.430.502</text:p>
          </table:table-cell>
          <table:table-cell table:style-name="ce19" office:value-type="float" office:value="2505932" calcext:value-type="float">
            <text:p>2.505.932</text:p>
          </table:table-cell>
          <table:table-cell table:style-name="ce19" table:formula="of:=SUM([.C25:.P25])" office:value-type="float" office:value="83155031" calcext:value-type="float">
            <text:p>83.155.031</text:p>
          </table:table-cell>
          <table:table-cell table:number-columns-repeated="16367"/>
        </table:table-row>
        <table:table-row table:style-name="ro2">
          <table:table-cell table:style-name="ce58" office:value-type="string" calcext:value-type="string" table:number-columns-spanned="2" table:number-rows-spanned="1">
            <text:p>Median</text:p>
          </table:table-cell>
          <table:covered-table-cell table:style-name="ce58"/>
          <table:table-cell table:style-name="ce20" table:formula="of:=MEDIAN([.C22:.C25])" office:value-type="float" office:value="11341037" calcext:value-type="float">
            <text:p>11.341.037</text:p>
          </table:table-cell>
          <table:table-cell table:style-name="ce20" table:formula="of:=MEDIAN([.D22:.D25])" office:value-type="float" office:value="13713114.5" calcext:value-type="float">
            <text:p>13.713.115</text:p>
          </table:table-cell>
          <table:table-cell table:style-name="ce20" table:formula="of:=MEDIAN([.E22:.E25])" office:value-type="float" office:value="5452374.5" calcext:value-type="float">
            <text:p>5.452.375</text:p>
          </table:table-cell>
          <table:table-cell table:style-name="ce20" table:formula="of:=MEDIAN([.F22:.F25])" office:value-type="float" office:value="5263313" calcext:value-type="float">
            <text:p>5.263.313</text:p>
          </table:table-cell>
          <table:table-cell table:style-name="ce20" table:formula="of:=MEDIAN([.G22:.G25])" office:value-type="float" office:value="4875382" calcext:value-type="float">
            <text:p>4.875.382</text:p>
          </table:table-cell>
          <table:table-cell table:style-name="ce20" table:formula="of:=MEDIAN([.H22:.H25])" office:value-type="float" office:value="5428938.5" calcext:value-type="float">
            <text:p>5.428.939</text:p>
          </table:table-cell>
          <table:table-cell table:style-name="ce20" table:formula="of:=MEDIAN([.I22:.I25])" office:value-type="float" office:value="6793091.5" calcext:value-type="float">
            <text:p>6.793.092</text:p>
          </table:table-cell>
          <table:table-cell table:style-name="ce20" table:formula="of:=MEDIAN([.J22:.J25])" office:value-type="float" office:value="6667761.5" calcext:value-type="float">
            <text:p>6.667.762</text:p>
          </table:table-cell>
          <table:table-cell table:style-name="ce20" table:formula="of:=MEDIAN([.K22:.K25])" office:value-type="float" office:value="5570842.5" calcext:value-type="float">
            <text:p>5.570.843</text:p>
          </table:table-cell>
          <table:table-cell table:style-name="ce20" table:formula="of:=MEDIAN([.L22:.L25])" office:value-type="float" office:value="4833764.5" calcext:value-type="float">
            <text:p>4.833.765</text:p>
          </table:table-cell>
          <table:table-cell table:style-name="ce20" table:formula="of:=MEDIAN([.M22:.M25])" office:value-type="float" office:value="3643002" calcext:value-type="float">
            <text:p>3.643.002</text:p>
          </table:table-cell>
          <table:table-cell table:style-name="ce20" table:formula="of:=MEDIAN([.N22:.N25])" office:value-type="float" office:value="3982902" calcext:value-type="float">
            <text:p>3.982.902</text:p>
          </table:table-cell>
          <table:table-cell table:style-name="ce20" table:formula="of:=MEDIAN([.O22:.O25])" office:value-type="float" office:value="3202939" calcext:value-type="float">
            <text:p>3.202.939</text:p>
          </table:table-cell>
          <table:table-cell table:style-name="ce20" table:formula="of:=MEDIAN([.P22:.P25])" office:value-type="float" office:value="2332181.5" calcext:value-type="float">
            <text:p>2.332.182</text:p>
          </table:table-cell>
          <table:table-cell table:style-name="ce20" table:formula="of:=MEDIAN([.Q22:.Q25])" office:value-type="float" office:value="83087122" calcext:value-type="float">
            <text:p>83.087.122</text:p>
          </table:table-cell>
          <table:table-cell table:number-columns-repeated="16367"/>
        </table:table-row>
        <table:table-row table:style-name="ro2"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8" calcext:value-type="float">
            <text:p>8</text:p>
          </table:table-cell>
          <table:table-cell table:style-name="ce30" office:value-type="float" office:value="11606935" calcext:value-type="float">
            <text:p>11.606.935</text:p>
          </table:table-cell>
          <table:table-cell table:style-name="ce30" office:value-type="float" office:value="13242236" calcext:value-type="float">
            <text:p>13.242.236</text:p>
          </table:table-cell>
          <table:table-cell table:style-name="ce30" office:value-type="float" office:value="5553604" calcext:value-type="float">
            <text:p>5.553.604</text:p>
          </table:table-cell>
          <table:table-cell table:style-name="ce30" office:value-type="float" office:value="5335194" calcext:value-type="float">
            <text:p>5.335.194</text:p>
          </table:table-cell>
          <table:table-cell table:style-name="ce30" office:value-type="float" office:value="5132299" calcext:value-type="float">
            <text:p>5.132.299</text:p>
          </table:table-cell>
          <table:table-cell table:style-name="ce30" office:value-type="float" office:value="4864404" calcext:value-type="float">
            <text:p>4.864.404</text:p>
          </table:table-cell>
          <table:table-cell table:style-name="ce30" office:value-type="float" office:value="6225112" calcext:value-type="float">
            <text:p>6.225.112</text:p>
          </table:table-cell>
          <table:table-cell table:style-name="ce30" office:value-type="float" office:value="6846797" calcext:value-type="float">
            <text:p>6.846.797</text:p>
          </table:table-cell>
          <table:table-cell table:style-name="ce30" office:value-type="float" office:value="5994044" calcext:value-type="float">
            <text:p>5.994.044</text:p>
          </table:table-cell>
          <table:table-cell table:style-name="ce30" office:value-type="float" office:value="4967930" calcext:value-type="float">
            <text:p>4.967.930</text:p>
          </table:table-cell>
          <table:table-cell table:style-name="ce30" office:value-type="float" office:value="4173292" calcext:value-type="float">
            <text:p>4.173.292</text:p>
          </table:table-cell>
          <table:table-cell table:style-name="ce30" office:value-type="float" office:value="3183622" calcext:value-type="float">
            <text:p>3.183.622</text:p>
          </table:table-cell>
          <table:table-cell table:style-name="ce30" office:value-type="float" office:value="3486211" calcext:value-type="float">
            <text:p>3.486.211</text:p>
          </table:table-cell>
          <table:table-cell table:style-name="ce30" office:value-type="float" office:value="2625444" calcext:value-type="float">
            <text:p>2.625.444</text:p>
          </table:table-cell>
          <table:table-cell table:style-name="ce30" table:formula="of:=SUM([.C27:.P27])" office:value-type="float" office:value="83237124" calcext:value-type="float">
            <text:p>83.237.124</text:p>
          </table:table-cell>
          <table:table-cell table:style-name="ce39" table:number-columns-repeated="16367"/>
        </table:table-row>
        <table:table-row table:style-name="ro2">
          <table:table-cell table:style-name="ce60" office:value-type="string" calcext:value-type="string" table:number-columns-spanned="2" table:number-rows-spanned="1">
            <text:p>Differenz</text:p>
          </table:table-cell>
          <table:covered-table-cell table:style-name="ce60"/>
          <table:table-cell table:style-name="ce22" table:formula="of:=[.C27]-[.C26]" office:value-type="float" office:value="265898" calcext:value-type="float">
            <text:p>265.898</text:p>
          </table:table-cell>
          <table:table-cell table:style-name="ce22" table:formula="of:=[.D27]-[.D26]" office:value-type="float" office:value="-470878.5" calcext:value-type="float">
            <text:p>-470.879</text:p>
          </table:table-cell>
          <table:table-cell table:style-name="ce22" table:formula="of:=[.E27]-[.E26]" office:value-type="float" office:value="101229.5" calcext:value-type="float">
            <text:p>101.230</text:p>
          </table:table-cell>
          <table:table-cell table:style-name="ce22" table:formula="of:=[.F27]-[.F26]" office:value-type="float" office:value="71881" calcext:value-type="float">
            <text:p>71.881</text:p>
          </table:table-cell>
          <table:table-cell table:style-name="ce22" table:formula="of:=[.G27]-[.G26]" office:value-type="float" office:value="256917" calcext:value-type="float">
            <text:p>256.917</text:p>
          </table:table-cell>
          <table:table-cell table:style-name="ce22" table:formula="of:=[.H27]-[.H26]" office:value-type="float" office:value="-564534.5" calcext:value-type="float">
            <text:p>-564.535</text:p>
          </table:table-cell>
          <table:table-cell table:style-name="ce22" table:formula="of:=[.I27]-[.I26]" office:value-type="float" office:value="-567979.5" calcext:value-type="float">
            <text:p>-567.980</text:p>
          </table:table-cell>
          <table:table-cell table:style-name="ce22" table:formula="of:=[.J27]-[.J26]" office:value-type="float" office:value="179035.5" calcext:value-type="float">
            <text:p>179.036</text:p>
          </table:table-cell>
          <table:table-cell table:style-name="ce22" table:formula="of:=[.K27]-[.K26]" office:value-type="float" office:value="423201.5" calcext:value-type="float">
            <text:p>423.202</text:p>
          </table:table-cell>
          <table:table-cell table:style-name="ce22" table:formula="of:=[.L27]-[.L26]" office:value-type="float" office:value="134165.5" calcext:value-type="float">
            <text:p>134.166</text:p>
          </table:table-cell>
          <table:table-cell table:style-name="ce22" table:formula="of:=[.M27]-[.M26]" office:value-type="float" office:value="530290" calcext:value-type="float">
            <text:p>530.290</text:p>
          </table:table-cell>
          <table:table-cell table:style-name="ce22" table:formula="of:=[.N27]-[.N26]" office:value-type="float" office:value="-799280" calcext:value-type="float">
            <text:p>-799.280</text:p>
          </table:table-cell>
          <table:table-cell table:style-name="ce22" table:formula="of:=[.O27]-[.O26]" office:value-type="float" office:value="283272" calcext:value-type="float">
            <text:p>283.272</text:p>
          </table:table-cell>
          <table:table-cell table:style-name="ce22" table:formula="of:=[.P27]-[.P26]" office:value-type="float" office:value="293262.5" calcext:value-type="float">
            <text:p>293.263</text:p>
          </table:table-cell>
          <table:table-cell table:style-name="ce22" table:formula="of:=[.Q27]-[.Q26]" office:value-type="float" office:value="150002" calcext:value-type="float">
            <text:p>150.002</text:p>
          </table:table-cell>
          <table:table-cell table:number-columns-repeated="16367"/>
        </table:table-row>
        <table:table-row table:style-name="ro2">
          <table:table-cell table:style-name="ce60" office:value-type="string" calcext:value-type="string" table:number-columns-spanned="2" table:number-rows-spanned="1">
            <text:p>%</text:p>
          </table:table-cell>
          <table:covered-table-cell table:style-name="ce60"/>
          <table:table-cell table:style-name="ce28" table:formula="of:=[.C28]/[.C26]" office:value-type="percentage" office:value="0.023445651398545" calcext:value-type="percentage">
            <text:p>2,34 %</text:p>
          </table:table-cell>
          <table:table-cell table:style-name="ce28" table:formula="of:=[.D28]/[.D26]" office:value-type="percentage" office:value="-0.0343378231108622" calcext:value-type="percentage">
            <text:p>-3,43 %</text:p>
          </table:table-cell>
          <table:table-cell table:style-name="ce28" table:formula="of:=[.E28]/[.E26]" office:value-type="percentage" office:value="0.0185661311415788" calcext:value-type="percentage">
            <text:p>1,86 %</text:p>
          </table:table-cell>
          <table:table-cell table:style-name="ce28" table:formula="of:=[.F28]/[.F26]" office:value-type="percentage" office:value="0.0136569875285775" calcext:value-type="percentage">
            <text:p>1,37 %</text:p>
          </table:table-cell>
          <table:table-cell table:style-name="ce28" table:formula="of:=[.G28]/[.G26]" office:value-type="percentage" office:value="0.0526967938102081" calcext:value-type="percentage">
            <text:p>5,27 %</text:p>
          </table:table-cell>
          <table:table-cell table:style-name="ce28" table:formula="of:=[.H28]/[.H26]" office:value-type="percentage" office:value="-0.103986165988066" calcext:value-type="percentage">
            <text:p>-10,40 %</text:p>
          </table:table-cell>
          <table:table-cell table:style-name="ce28" table:formula="of:=[.I28]/[.I26]" office:value-type="percentage" office:value="-0.0836113424940618" calcext:value-type="percentage">
            <text:p>-8,36 %</text:p>
          </table:table-cell>
          <table:table-cell table:style-name="ce28" table:formula="of:=[.J28]/[.J26]" office:value-type="percentage" office:value="0.0268509154084171" calcext:value-type="percentage">
            <text:p>2,69 %</text:p>
          </table:table-cell>
          <table:table-cell table:style-name="ce28" table:formula="of:=[.K28]/[.K26]" office:value-type="percentage" office:value="0.0759672347584768" calcext:value-type="percentage">
            <text:p>7,60 %</text:p>
          </table:table-cell>
          <table:table-cell table:style-name="ce28" table:formula="of:=[.L28]/[.L26]" office:value-type="percentage" office:value="0.0277559032923511" calcext:value-type="percentage">
            <text:p>2,78 %</text:p>
          </table:table-cell>
          <table:table-cell table:style-name="ce28" table:formula="of:=[.M28]/[.M26]" office:value-type="percentage" office:value="0.145564015611301" calcext:value-type="percentage">
            <text:p>14,56 %</text:p>
          </table:table-cell>
          <table:table-cell table:style-name="ce28" table:formula="of:=[.N28]/[.N26]" office:value-type="percentage" office:value="-0.200677797244321" calcext:value-type="percentage">
            <text:p>-20,07 %</text:p>
          </table:table-cell>
          <table:table-cell table:style-name="ce28" table:formula="of:=[.O28]/[.O26]" office:value-type="percentage" office:value="0.0884412722190463" calcext:value-type="percentage">
            <text:p>8,84 %</text:p>
          </table:table-cell>
          <table:table-cell table:style-name="ce28" table:formula="of:=[.P28]/[.P26]" office:value-type="percentage" office:value="0.125746002187223" calcext:value-type="percentage">
            <text:p>12,57 %</text:p>
          </table:table-cell>
          <table:table-cell table:style-name="ce28" table:formula="of:=[.Q28]/[.Q26]" office:value-type="percentage" office:value="0.00180535799518968" calcext:value-type="percentage">
            <text:p>0,18 %</text:p>
          </table:table-cell>
          <table:table-cell table:number-columns-repeated="16367"/>
        </table:table-row>
        <table:table-row table:style-name="ro3" table:number-rows-repeated="104854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M_2" table:style-name="ta1">
        <table:table-column table:style-name="co1" table:number-columns-repeated="2" table:default-cell-style-name="ce17"/>
        <table:table-column table:style-name="co2" table:number-columns-repeated="15" table:default-cell-style-name="ce31"/>
        <table:table-column table:style-name="co3" table:number-columns-repeated="12" table:default-cell-style-name="ce31"/>
        <table:table-column table:style-name="co4" table:default-cell-style-name="ce31"/>
        <table:table-column table:style-name="co5" table:number-columns-repeated="16354" table:default-cell-style-name="ce31"/>
        <table:table-row table:style-name="ro1">
          <table:table-cell table:style-name="ce1" table:number-columns-repeated="2"/>
          <table:table-cell table:style-name="ce18" office:value-type="string" calcext:value-type="string" table:number-columns-spanned="15" table:number-rows-spanned="1">
            <text:p>Gestorbene</text:p>
          </table:table-cell>
          <table:covered-table-cell table:number-columns-repeated="14" table:style-name="ce32"/>
          <table:table-cell table:number-columns-repeated="16367"/>
        </table:table-row>
        <table:table-row table:style-name="ro2">
          <table:table-cell table:style-name="ce2" office:value-type="string" calcext:value-type="string">
            <text:p>Jahr</text:p>
          </table:table-cell>
          <table:table-cell table:style-name="ce2" office:value-type="string" calcext:value-type="string">
            <text:p>Monat</text:p>
          </table:table-cell>
          <table:table-cell table:style-name="ce2" office:value-type="string" calcext:value-type="string">
            <text:p>A00A14</text:p>
          </table:table-cell>
          <table:table-cell table:style-name="ce2" office:value-type="string" calcext:value-type="string">
            <text:p>A15A29</text:p>
          </table:table-cell>
          <table:table-cell table:style-name="ce2" office:value-type="string" calcext:value-type="string">
            <text:p>A30A34</text:p>
          </table:table-cell>
          <table:table-cell table:style-name="ce2" office:value-type="string" calcext:value-type="string">
            <text:p>A35A39</text:p>
          </table:table-cell>
          <table:table-cell table:style-name="ce2" office:value-type="string" calcext:value-type="string">
            <text:p>A40A44</text:p>
          </table:table-cell>
          <table:table-cell table:style-name="ce2" office:value-type="string" calcext:value-type="string">
            <text:p>A45A49</text:p>
          </table:table-cell>
          <table:table-cell table:style-name="ce2" office:value-type="string" calcext:value-type="string">
            <text:p>A50A54</text:p>
          </table:table-cell>
          <table:table-cell table:style-name="ce2" office:value-type="string" calcext:value-type="string">
            <text:p>A55A59</text:p>
          </table:table-cell>
          <table:table-cell table:style-name="ce2" office:value-type="string" calcext:value-type="string">
            <text:p>A60A64</text:p>
          </table:table-cell>
          <table:table-cell table:style-name="ce2" office:value-type="string" calcext:value-type="string">
            <text:p>A65A69</text:p>
          </table:table-cell>
          <table:table-cell table:style-name="ce2" office:value-type="string" calcext:value-type="string">
            <text:p>A70A74</text:p>
          </table:table-cell>
          <table:table-cell table:style-name="ce2" office:value-type="string" calcext:value-type="string">
            <text:p>A75A79</text:p>
          </table:table-cell>
          <table:table-cell table:style-name="ce2" office:value-type="string" calcext:value-type="string">
            <text:p>A80A84</text:p>
          </table:table-cell>
          <table:table-cell table:style-name="ce2" office:value-type="string" calcext:value-type="string">
            <text:p>A85+</text:p>
          </table:table-cell>
          <table:table-cell table:style-name="ce2" office:value-type="string" calcext:value-type="string">
            <text:p>Alle</text:p>
          </table:table-cell>
          <table:table-cell table:style-name="ce79" table:number-columns-repeated="16367"/>
        </table:table-row>
        <table:table-row table:style-name="ro2"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8" calcext:value-type="float">
            <text:p>8</text:p>
          </table:table-cell>
          <table:table-cell table:style-name="ce19" office:value-type="float" office:value="309" calcext:value-type="float">
            <text:p>309</text:p>
          </table:table-cell>
          <table:table-cell table:style-name="ce19" office:value-type="float" office:value="371" calcext:value-type="float">
            <text:p>371</text:p>
          </table:table-cell>
          <table:table-cell table:style-name="ce19" office:value-type="float" office:value="231" calcext:value-type="float">
            <text:p>231</text:p>
          </table:table-cell>
          <table:table-cell table:style-name="ce19" office:value-type="float" office:value="323" calcext:value-type="float">
            <text:p>323</text:p>
          </table:table-cell>
          <table:table-cell table:style-name="ce19" office:value-type="float" office:value="462" calcext:value-type="float">
            <text:p>462</text:p>
          </table:table-cell>
          <table:table-cell table:style-name="ce19" office:value-type="float" office:value="930" calcext:value-type="float">
            <text:p>930</text:p>
          </table:table-cell>
          <table:table-cell table:style-name="ce19" office:value-type="float" office:value="1909" calcext:value-type="float">
            <text:p>1.909</text:p>
          </table:table-cell>
          <table:table-cell table:style-name="ce19" office:value-type="float" office:value="3030" calcext:value-type="float">
            <text:p>3.030</text:p>
          </table:table-cell>
          <table:table-cell table:style-name="ce19" office:value-type="float" office:value="4052" calcext:value-type="float">
            <text:p>4.052</text:p>
          </table:table-cell>
          <table:table-cell table:style-name="ce19" office:value-type="float" office:value="5546" calcext:value-type="float">
            <text:p>5.546</text:p>
          </table:table-cell>
          <table:table-cell table:style-name="ce19" office:value-type="float" office:value="6099" calcext:value-type="float">
            <text:p>6.099</text:p>
          </table:table-cell>
          <table:table-cell table:style-name="ce19" office:value-type="float" office:value="11237" calcext:value-type="float">
            <text:p>11.237</text:p>
          </table:table-cell>
          <table:table-cell table:style-name="ce19" office:value-type="float" office:value="14500" calcext:value-type="float">
            <text:p>14.500</text:p>
          </table:table-cell>
          <table:table-cell table:style-name="ce19" office:value-type="float" office:value="29371" calcext:value-type="float">
            <text:p>29.371</text:p>
          </table:table-cell>
          <table:table-cell table:style-name="ce19" table:formula="of:=SUM([.C3:.P3])" office:value-type="float" office:value="78370" calcext:value-type="float">
            <text:p>78.370</text:p>
          </table:table-cell>
          <table:table-cell table:number-columns-repeated="16367"/>
        </table:table-row>
        <table:table-row table:style-name="ro2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8" calcext:value-type="float">
            <text:p>8</text:p>
          </table:table-cell>
          <table:table-cell table:style-name="ce19" office:value-type="float" office:value="283" calcext:value-type="float">
            <text:p>283</text:p>
          </table:table-cell>
          <table:table-cell table:style-name="ce19" office:value-type="float" office:value="363" calcext:value-type="float">
            <text:p>363</text:p>
          </table:table-cell>
          <table:table-cell table:style-name="ce19" office:value-type="float" office:value="215" calcext:value-type="float">
            <text:p>215</text:p>
          </table:table-cell>
          <table:table-cell table:style-name="ce19" office:value-type="float" office:value="343" calcext:value-type="float">
            <text:p>343</text:p>
          </table:table-cell>
          <table:table-cell table:style-name="ce19" office:value-type="float" office:value="448" calcext:value-type="float">
            <text:p>448</text:p>
          </table:table-cell>
          <table:table-cell table:style-name="ce19" office:value-type="float" office:value="824" calcext:value-type="float">
            <text:p>824</text:p>
          </table:table-cell>
          <table:table-cell table:style-name="ce19" office:value-type="float" office:value="1740" calcext:value-type="float">
            <text:p>1.740</text:p>
          </table:table-cell>
          <table:table-cell table:style-name="ce19" office:value-type="float" office:value="2821" calcext:value-type="float">
            <text:p>2.821</text:p>
          </table:table-cell>
          <table:table-cell table:style-name="ce19" office:value-type="float" office:value="3904" calcext:value-type="float">
            <text:p>3.904</text:p>
          </table:table-cell>
          <table:table-cell table:style-name="ce19" office:value-type="float" office:value="5294" calcext:value-type="float">
            <text:p>5.294</text:p>
          </table:table-cell>
          <table:table-cell table:style-name="ce19" office:value-type="float" office:value="5839" calcext:value-type="float">
            <text:p>5.839</text:p>
          </table:table-cell>
          <table:table-cell table:style-name="ce19" office:value-type="float" office:value="10041" calcext:value-type="float">
            <text:p>10.041</text:p>
          </table:table-cell>
          <table:table-cell table:style-name="ce19" office:value-type="float" office:value="14177" calcext:value-type="float">
            <text:p>14.177</text:p>
          </table:table-cell>
          <table:table-cell table:style-name="ce19" office:value-type="float" office:value="27152" calcext:value-type="float">
            <text:p>27.152</text:p>
          </table:table-cell>
          <table:table-cell table:style-name="ce19" table:formula="of:=SUM([.C4:.P4])" office:value-type="float" office:value="73444" calcext:value-type="float">
            <text:p>73.444</text:p>
          </table:table-cell>
          <table:table-cell table:number-columns-repeated="16367"/>
        </table:table-row>
        <table:table-row table:style-name="ro2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8" calcext:value-type="float">
            <text:p>8</text:p>
          </table:table-cell>
          <table:table-cell table:style-name="ce19" office:value-type="float" office:value="273" calcext:value-type="float">
            <text:p>273</text:p>
          </table:table-cell>
          <table:table-cell table:style-name="ce19" office:value-type="float" office:value="357" calcext:value-type="float">
            <text:p>357</text:p>
          </table:table-cell>
          <table:table-cell table:style-name="ce19" office:value-type="float" office:value="204" calcext:value-type="float">
            <text:p>204</text:p>
          </table:table-cell>
          <table:table-cell table:style-name="ce19" office:value-type="float" office:value="316" calcext:value-type="float">
            <text:p>316</text:p>
          </table:table-cell>
          <table:table-cell table:style-name="ce19" office:value-type="float" office:value="495" calcext:value-type="float">
            <text:p>495</text:p>
          </table:table-cell>
          <table:table-cell table:style-name="ce19" office:value-type="float" office:value="806" calcext:value-type="float">
            <text:p>806</text:p>
          </table:table-cell>
          <table:table-cell table:style-name="ce19" office:value-type="float" office:value="1652" calcext:value-type="float">
            <text:p>1.652</text:p>
          </table:table-cell>
          <table:table-cell table:style-name="ce19" office:value-type="float" office:value="2977" calcext:value-type="float">
            <text:p>2.977</text:p>
          </table:table-cell>
          <table:table-cell table:style-name="ce19" office:value-type="float" office:value="4133" calcext:value-type="float">
            <text:p>4.133</text:p>
          </table:table-cell>
          <table:table-cell table:style-name="ce19" office:value-type="float" office:value="5537" calcext:value-type="float">
            <text:p>5.537</text:p>
          </table:table-cell>
          <table:table-cell table:style-name="ce19" office:value-type="float" office:value="6300" calcext:value-type="float">
            <text:p>6.300</text:p>
          </table:table-cell>
          <table:table-cell table:style-name="ce19" office:value-type="float" office:value="9625" calcext:value-type="float">
            <text:p>9.625</text:p>
          </table:table-cell>
          <table:table-cell table:style-name="ce19" office:value-type="float" office:value="15494" calcext:value-type="float">
            <text:p>15.494</text:p>
          </table:table-cell>
          <table:table-cell table:style-name="ce19" office:value-type="float" office:value="30573" calcext:value-type="float">
            <text:p>30.573</text:p>
          </table:table-cell>
          <table:table-cell table:style-name="ce19" table:formula="of:=SUM([.C5:.P5])" office:value-type="float" office:value="78742" calcext:value-type="float">
            <text:p>78.742</text:p>
          </table:table-cell>
          <table:table-cell table:number-columns-repeated="16367"/>
        </table:table-row>
        <table:table-row table:style-name="ro2"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8" calcext:value-type="float">
            <text:p>8</text:p>
          </table:table-cell>
          <table:table-cell table:style-name="ce19" office:value-type="float" office:value="297" calcext:value-type="float">
            <text:p>297</text:p>
          </table:table-cell>
          <table:table-cell table:style-name="ce19" office:value-type="float" office:value="313" calcext:value-type="float">
            <text:p>313</text:p>
          </table:table-cell>
          <table:table-cell table:style-name="ce19" office:value-type="float" office:value="224" calcext:value-type="float">
            <text:p>224</text:p>
          </table:table-cell>
          <table:table-cell table:style-name="ce19" office:value-type="float" office:value="346" calcext:value-type="float">
            <text:p>346</text:p>
          </table:table-cell>
          <table:table-cell table:style-name="ce19" office:value-type="float" office:value="490" calcext:value-type="float">
            <text:p>490</text:p>
          </table:table-cell>
          <table:table-cell table:style-name="ce19" office:value-type="float" office:value="778" calcext:value-type="float">
            <text:p>778</text:p>
          </table:table-cell>
          <table:table-cell table:style-name="ce19" office:value-type="float" office:value="1643" calcext:value-type="float">
            <text:p>1.643</text:p>
          </table:table-cell>
          <table:table-cell table:style-name="ce19" office:value-type="float" office:value="2988" calcext:value-type="float">
            <text:p>2.988</text:p>
          </table:table-cell>
          <table:table-cell table:style-name="ce19" office:value-type="float" office:value="4214" calcext:value-type="float">
            <text:p>4.214</text:p>
          </table:table-cell>
          <table:table-cell table:style-name="ce19" office:value-type="float" office:value="5426" calcext:value-type="float">
            <text:p>5.426</text:p>
          </table:table-cell>
          <table:table-cell table:style-name="ce19" office:value-type="float" office:value="6737" calcext:value-type="float">
            <text:p>6.737</text:p>
          </table:table-cell>
          <table:table-cell table:style-name="ce19" office:value-type="float" office:value="8562" calcext:value-type="float">
            <text:p>8.562</text:p>
          </table:table-cell>
          <table:table-cell table:style-name="ce19" office:value-type="float" office:value="14780" calcext:value-type="float">
            <text:p>14.780</text:p>
          </table:table-cell>
          <table:table-cell table:style-name="ce19" office:value-type="float" office:value="29604" calcext:value-type="float">
            <text:p>29.604</text:p>
          </table:table-cell>
          <table:table-cell table:style-name="ce19" table:formula="of:=SUM([.C6:.P6])" office:value-type="float" office:value="76402" calcext:value-type="float">
            <text:p>76.402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 table:number-columns-spanned="2" table:number-rows-spanned="1">
            <text:p>Durchschnitt</text:p>
          </table:table-cell>
          <table:covered-table-cell table:style-name="ce4"/>
          <table:table-cell table:style-name="ce20" table:formula="of:=AVERAGE([.C3:.C6])" office:value-type="float" office:value="290.5" calcext:value-type="float">
            <text:p>291</text:p>
          </table:table-cell>
          <table:table-cell table:style-name="ce20" table:formula="of:=AVERAGE([.D3:.D6])" office:value-type="float" office:value="351" calcext:value-type="float">
            <text:p>351</text:p>
          </table:table-cell>
          <table:table-cell table:style-name="ce20" table:formula="of:=AVERAGE([.E3:.E6])" office:value-type="float" office:value="218.5" calcext:value-type="float">
            <text:p>219</text:p>
          </table:table-cell>
          <table:table-cell table:style-name="ce20" table:formula="of:=AVERAGE([.F3:.F6])" office:value-type="float" office:value="332" calcext:value-type="float">
            <text:p>332</text:p>
          </table:table-cell>
          <table:table-cell table:style-name="ce20" table:formula="of:=AVERAGE([.G3:.G6])" office:value-type="float" office:value="473.75" calcext:value-type="float">
            <text:p>474</text:p>
          </table:table-cell>
          <table:table-cell table:style-name="ce20" table:formula="of:=AVERAGE([.H3:.H6])" office:value-type="float" office:value="834.5" calcext:value-type="float">
            <text:p>835</text:p>
          </table:table-cell>
          <table:table-cell table:style-name="ce20" table:formula="of:=AVERAGE([.I3:.I6])" office:value-type="float" office:value="1736" calcext:value-type="float">
            <text:p>1.736</text:p>
          </table:table-cell>
          <table:table-cell table:style-name="ce20" table:formula="of:=AVERAGE([.J3:.J6])" office:value-type="float" office:value="2954" calcext:value-type="float">
            <text:p>2.954</text:p>
          </table:table-cell>
          <table:table-cell table:style-name="ce20" table:formula="of:=AVERAGE([.K3:.K6])" office:value-type="float" office:value="4075.75" calcext:value-type="float">
            <text:p>4.076</text:p>
          </table:table-cell>
          <table:table-cell table:style-name="ce20" table:formula="of:=AVERAGE([.L3:.L6])" office:value-type="float" office:value="5450.75" calcext:value-type="float">
            <text:p>5.451</text:p>
          </table:table-cell>
          <table:table-cell table:style-name="ce20" table:formula="of:=AVERAGE([.M3:.M6])" office:value-type="float" office:value="6243.75" calcext:value-type="float">
            <text:p>6.244</text:p>
          </table:table-cell>
          <table:table-cell table:style-name="ce20" table:formula="of:=AVERAGE([.N3:.N6])" office:value-type="float" office:value="9866.25" calcext:value-type="float">
            <text:p>9.866</text:p>
          </table:table-cell>
          <table:table-cell table:style-name="ce20" table:formula="of:=AVERAGE([.O3:.O6])" office:value-type="float" office:value="14737.75" calcext:value-type="float">
            <text:p>14.738</text:p>
          </table:table-cell>
          <table:table-cell table:style-name="ce20" table:formula="of:=AVERAGE([.P3:.P6])" office:value-type="float" office:value="29175" calcext:value-type="float">
            <text:p>29.175</text:p>
          </table:table-cell>
          <table:table-cell table:style-name="ce20" table:formula="of:=AVERAGE([.Q3:.Q6])" office:value-type="float" office:value="76739.5" calcext:value-type="float">
            <text:p>76.740</text:p>
          </table:table-cell>
          <table:table-cell table:style-name="ce80" table:number-columns-repeated="16367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8" calcext:value-type="float">
            <text:p>8</text:p>
          </table:table-cell>
          <table:table-cell table:style-name="ce21" office:value-type="float" office:value="287" calcext:value-type="float">
            <text:p>287</text:p>
          </table:table-cell>
          <table:table-cell table:style-name="ce21" office:value-type="float" office:value="339" calcext:value-type="float">
            <text:p>339</text:p>
          </table:table-cell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347" calcext:value-type="float">
            <text:p>347</text:p>
          </table:table-cell>
          <table:table-cell table:style-name="ce21" office:value-type="float" office:value="528" calcext:value-type="float">
            <text:p>528</text:p>
          </table:table-cell>
          <table:table-cell table:style-name="ce21" office:value-type="float" office:value="693" calcext:value-type="float">
            <text:p>693</text:p>
          </table:table-cell>
          <table:table-cell table:style-name="ce21" office:value-type="float" office:value="1610" calcext:value-type="float">
            <text:p>1.610</text:p>
          </table:table-cell>
          <table:table-cell table:style-name="ce21" office:value-type="float" office:value="2928" calcext:value-type="float">
            <text:p>2.928</text:p>
          </table:table-cell>
          <table:table-cell table:style-name="ce21" office:value-type="float" office:value="4571" calcext:value-type="float">
            <text:p>4.571</text:p>
          </table:table-cell>
          <table:table-cell table:style-name="ce21" office:value-type="float" office:value="5906" calcext:value-type="float">
            <text:p>5.906</text:p>
          </table:table-cell>
          <table:table-cell table:style-name="ce21" office:value-type="float" office:value="7430" calcext:value-type="float">
            <text:p>7.430</text:p>
          </table:table-cell>
          <table:table-cell table:style-name="ce21" office:value-type="float" office:value="8916" calcext:value-type="float">
            <text:p>8.916</text:p>
          </table:table-cell>
          <table:table-cell table:style-name="ce21" office:value-type="float" office:value="16699" calcext:value-type="float">
            <text:p>16.699</text:p>
          </table:table-cell>
          <table:table-cell table:style-name="ce21" office:value-type="float" office:value="35033" calcext:value-type="float">
            <text:p>35.033</text:p>
          </table:table-cell>
          <table:table-cell table:style-name="ce21" table:formula="of:=SUM([.C8:.P8])" office:value-type="float" office:value="85527" calcext:value-type="float">
            <text:p>85.527</text:p>
          </table:table-cell>
          <table:table-cell table:style-name="ce81" table:number-columns-repeated="16367"/>
        </table:table-row>
        <table:table-row table:style-name="ro2">
          <table:table-cell table:style-name="ce35" office:value-type="string" calcext:value-type="string" table:number-columns-spanned="2" table:number-rows-spanned="1">
            <text:p>Differenz</text:p>
          </table:table-cell>
          <table:covered-table-cell table:style-name="ce35"/>
          <table:table-cell table:style-name="ce22" table:formula="of:=[.C8]-[.C7]" office:value-type="float" office:value="-3.5" calcext:value-type="float">
            <text:p>-4</text:p>
          </table:table-cell>
          <table:table-cell table:style-name="ce22" table:formula="of:=[.D8]-[.D7]" office:value-type="float" office:value="-12" calcext:value-type="float">
            <text:p>-12</text:p>
          </table:table-cell>
          <table:table-cell table:style-name="ce22" table:formula="of:=[.E8]-[.E7]" office:value-type="float" office:value="21.5" calcext:value-type="float">
            <text:p>22</text:p>
          </table:table-cell>
          <table:table-cell table:style-name="ce22" table:formula="of:=[.F8]-[.F7]" office:value-type="float" office:value="15" calcext:value-type="float">
            <text:p>15</text:p>
          </table:table-cell>
          <table:table-cell table:style-name="ce22" table:formula="of:=[.G8]-[.G7]" office:value-type="float" office:value="54.25" calcext:value-type="float">
            <text:p>54</text:p>
          </table:table-cell>
          <table:table-cell table:style-name="ce22" table:formula="of:=[.H8]-[.H7]" office:value-type="float" office:value="-141.5" calcext:value-type="float">
            <text:p>-142</text:p>
          </table:table-cell>
          <table:table-cell table:style-name="ce22" table:formula="of:=[.I8]-[.I7]" office:value-type="float" office:value="-126" calcext:value-type="float">
            <text:p>-126</text:p>
          </table:table-cell>
          <table:table-cell table:style-name="ce22" table:formula="of:=[.J8]-[.J7]" office:value-type="float" office:value="-26" calcext:value-type="float">
            <text:p>-26</text:p>
          </table:table-cell>
          <table:table-cell table:style-name="ce22" table:formula="of:=[.K8]-[.K7]" office:value-type="float" office:value="495.25" calcext:value-type="float">
            <text:p>495</text:p>
          </table:table-cell>
          <table:table-cell table:style-name="ce22" table:formula="of:=[.L8]-[.L7]" office:value-type="float" office:value="455.25" calcext:value-type="float">
            <text:p>455</text:p>
          </table:table-cell>
          <table:table-cell table:style-name="ce22" table:formula="of:=[.M8]-[.M7]" office:value-type="float" office:value="1186.25" calcext:value-type="float">
            <text:p>1.186</text:p>
          </table:table-cell>
          <table:table-cell table:style-name="ce22" table:formula="of:=[.N8]-[.N7]" office:value-type="float" office:value="-950.25" calcext:value-type="float">
            <text:p>-950</text:p>
          </table:table-cell>
          <table:table-cell table:style-name="ce22" table:formula="of:=[.O8]-[.O7]" office:value-type="float" office:value="1961.25" calcext:value-type="float">
            <text:p>1.961</text:p>
          </table:table-cell>
          <table:table-cell table:style-name="ce22" table:formula="of:=[.P8]-[.P7]" office:value-type="float" office:value="5858" calcext:value-type="float">
            <text:p>5.858</text:p>
          </table:table-cell>
          <table:table-cell table:style-name="ce22" table:formula="of:=[.Q8]-[.Q7]" office:value-type="float" office:value="8787.5" calcext:value-type="float">
            <text:p>8.788</text:p>
          </table:table-cell>
          <table:table-cell table:style-name="ce82" table:number-columns-repeated="16367"/>
        </table:table-row>
        <table:table-row table:style-name="ro2">
          <table:table-cell table:style-name="ce7" table:number-columns-repeated="2"/>
          <table:table-cell table:style-name="ce23" office:value-type="string" calcext:value-type="string" table:number-columns-spanned="15" table:number-rows-spanned="1">
            <text:p>Sterberate pro 1 Millionen Einwohner</text:p>
          </table:table-cell>
          <table:covered-table-cell table:number-columns-repeated="14" table:style-name="ce33"/>
          <table:table-cell table:number-columns-repeated="16367"/>
        </table:table-row>
        <table:table-row table:style-name="ro2">
          <table:table-cell table:style-name="ce8" office:value-type="string" calcext:value-type="string">
            <text:p>Jahr</text:p>
          </table:table-cell>
          <table:table-cell table:style-name="ce8" office:value-type="string" calcext:value-type="string">
            <text:p>Monat</text:p>
          </table:table-cell>
          <table:table-cell table:style-name="ce8" office:value-type="string" calcext:value-type="string">
            <text:p>A00A14</text:p>
          </table:table-cell>
          <table:table-cell table:style-name="ce8" office:value-type="string" calcext:value-type="string">
            <text:p>A15A29</text:p>
          </table:table-cell>
          <table:table-cell table:style-name="ce8" office:value-type="string" calcext:value-type="string">
            <text:p>A30A34</text:p>
          </table:table-cell>
          <table:table-cell table:style-name="ce8" office:value-type="string" calcext:value-type="string">
            <text:p>A35A39</text:p>
          </table:table-cell>
          <table:table-cell table:style-name="ce8" office:value-type="string" calcext:value-type="string">
            <text:p>A40A44</text:p>
          </table:table-cell>
          <table:table-cell table:style-name="ce8" office:value-type="string" calcext:value-type="string">
            <text:p>A45A49</text:p>
          </table:table-cell>
          <table:table-cell table:style-name="ce8" office:value-type="string" calcext:value-type="string">
            <text:p>A50A54</text:p>
          </table:table-cell>
          <table:table-cell table:style-name="ce8" office:value-type="string" calcext:value-type="string">
            <text:p>A55A59</text:p>
          </table:table-cell>
          <table:table-cell table:style-name="ce8" office:value-type="string" calcext:value-type="string">
            <text:p>A60A64</text:p>
          </table:table-cell>
          <table:table-cell table:style-name="ce8" office:value-type="string" calcext:value-type="string">
            <text:p>A65A69</text:p>
          </table:table-cell>
          <table:table-cell table:style-name="ce8" office:value-type="string" calcext:value-type="string">
            <text:p>A70A74</text:p>
          </table:table-cell>
          <table:table-cell table:style-name="ce8" office:value-type="string" calcext:value-type="string">
            <text:p>A75A79</text:p>
          </table:table-cell>
          <table:table-cell table:style-name="ce8" office:value-type="string" calcext:value-type="string">
            <text:p>A80A84</text:p>
          </table:table-cell>
          <table:table-cell table:style-name="ce8" office:value-type="string" calcext:value-type="string">
            <text:p>A85+</text:p>
          </table:table-cell>
          <table:table-cell table:style-name="ce8" office:value-type="string" calcext:value-type="string">
            <text:p>Alle</text:p>
          </table:table-cell>
          <table:table-cell table:style-name="ce79" table:number-columns-repeated="16367"/>
        </table:table-row>
        <table:table-row table:style-name="ro2"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8" calcext:value-type="float">
            <text:p>8</text:p>
          </table:table-cell>
          <table:table-cell table:style-name="ce24" table:formula="of:=[.C3]/[.C22]*1000000" office:value-type="float" office:value="27.6590284484297" calcext:value-type="float">
            <text:p>27,66</text:p>
          </table:table-cell>
          <table:table-cell table:style-name="ce24" table:formula="of:=[.D3]/[.D22]*1000000" office:value-type="float" office:value="26.5357075853715" calcext:value-type="float">
            <text:p>26,54</text:p>
          </table:table-cell>
          <table:table-cell table:style-name="ce24" table:formula="of:=[.E3]/[.E22]*1000000" office:value-type="float" office:value="43.6652167042326" calcext:value-type="float">
            <text:p>43,67</text:p>
          </table:table-cell>
          <table:table-cell table:style-name="ce24" table:formula="of:=[.F3]/[.F22]*1000000" office:value-type="float" office:value="62.5579823404432" calcext:value-type="float">
            <text:p>62,56</text:p>
          </table:table-cell>
          <table:table-cell table:style-name="ce24" table:formula="of:=[.G3]/[.G22]*1000000" office:value-type="float" office:value="96.4840340851779" calcext:value-type="float">
            <text:p>96,48</text:p>
          </table:table-cell>
          <table:table-cell table:style-name="ce24" table:formula="of:=[.H3]/[.H22]*1000000" office:value-type="float" office:value="156.479066213696" calcext:value-type="float">
            <text:p>156,48</text:p>
          </table:table-cell>
          <table:table-cell table:style-name="ce24" table:formula="of:=[.I3]/[.I22]*1000000" office:value-type="float" office:value="273.964935645507" calcext:value-type="float">
            <text:p>273,96</text:p>
          </table:table-cell>
          <table:table-cell table:style-name="ce24" table:formula="of:=[.J3]/[.J22]*1000000" office:value-type="float" office:value="473.325381050364" calcext:value-type="float">
            <text:p>473,33</text:p>
          </table:table-cell>
          <table:table-cell table:style-name="ce24" table:formula="of:=[.K3]/[.K22]*1000000" office:value-type="float" office:value="753.853031774757" calcext:value-type="float">
            <text:p>753,85</text:p>
          </table:table-cell>
          <table:table-cell table:style-name="ce24" table:formula="of:=[.L3]/[.L22]*1000000" office:value-type="float" office:value="1177.07134631409" calcext:value-type="float">
            <text:p>1.177,07</text:p>
          </table:table-cell>
          <table:table-cell table:style-name="ce24" table:formula="of:=[.M3]/[.M22]*1000000" office:value-type="float" office:value="1688.58074774309" calcext:value-type="float">
            <text:p>1.688,58</text:p>
          </table:table-cell>
          <table:table-cell table:style-name="ce24" table:formula="of:=[.N3]/[.N22]*1000000" office:value-type="float" office:value="2653.09982025408" calcext:value-type="float">
            <text:p>2.653,10</text:p>
          </table:table-cell>
          <table:table-cell table:style-name="ce24" table:formula="of:=[.O3]/[.O22]*1000000" office:value-type="float" office:value="5025.62723293817" calcext:value-type="float">
            <text:p>5.025,63</text:p>
          </table:table-cell>
          <table:table-cell table:style-name="ce24" table:formula="of:=[.P3]/[.P22]*1000000" office:value-type="float" office:value="12964.6215161249" calcext:value-type="float">
            <text:p>12.964,62</text:p>
          </table:table-cell>
          <table:table-cell table:style-name="ce24" table:formula="of:=[.Q3]/[.Q22]*1000000" office:value-type="float" office:value="946.585029334413" calcext:value-type="float">
            <text:p>946,59</text:p>
          </table:table-cell>
          <table:table-cell table:number-columns-repeated="16367"/>
        </table:table-row>
        <table:table-row table:style-name="ro2"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8" calcext:value-type="float">
            <text:p>8</text:p>
          </table:table-cell>
          <table:table-cell table:style-name="ce24" table:formula="of:=[.C4]/[.C23]*1000000" office:value-type="float" office:value="25.0646211101679" calcext:value-type="float">
            <text:p>25,06</text:p>
          </table:table-cell>
          <table:table-cell table:style-name="ce24" table:formula="of:=[.D4]/[.D23]*1000000" office:value-type="float" office:value="26.2965655671177" calcext:value-type="float">
            <text:p>26,30</text:p>
          </table:table-cell>
          <table:table-cell table:style-name="ce24" table:formula="of:=[.E4]/[.E23]*1000000" office:value-type="float" office:value="39.7483540946074" calcext:value-type="float">
            <text:p>39,75</text:p>
          </table:table-cell>
          <table:table-cell table:style-name="ce24" table:formula="of:=[.F4]/[.F23]*1000000" office:value-type="float" office:value="65.4903104889892" calcext:value-type="float">
            <text:p>65,49</text:p>
          </table:table-cell>
          <table:table-cell table:style-name="ce24" table:formula="of:=[.G4]/[.G23]*1000000" office:value-type="float" office:value="92.5287572355216" calcext:value-type="float">
            <text:p>92,53</text:p>
          </table:table-cell>
          <table:table-cell table:style-name="ce24" table:formula="of:=[.H4]/[.H23]*1000000" office:value-type="float" office:value="147.550755937978" calcext:value-type="float">
            <text:p>147,55</text:p>
          </table:table-cell>
          <table:table-cell table:style-name="ce24" table:formula="of:=[.I4]/[.I23]*1000000" office:value-type="float" office:value="253.056014966954" calcext:value-type="float">
            <text:p>253,06</text:p>
          </table:table-cell>
          <table:table-cell table:style-name="ce24" table:formula="of:=[.J4]/[.J23]*1000000" office:value-type="float" office:value="427.53967813734" calcext:value-type="float">
            <text:p>427,54</text:p>
          </table:table-cell>
          <table:table-cell table:style-name="ce24" table:formula="of:=[.K4]/[.K23]*1000000" office:value-type="float" office:value="710.604497995418" calcext:value-type="float">
            <text:p>710,60</text:p>
          </table:table-cell>
          <table:table-cell table:style-name="ce24" table:formula="of:=[.L4]/[.L23]*1000000" office:value-type="float" office:value="1100.96772442616" calcext:value-type="float">
            <text:p>1.100,97</text:p>
          </table:table-cell>
          <table:table-cell table:style-name="ce24" table:formula="of:=[.M4]/[.M23]*1000000" office:value-type="float" office:value="1623.5025559252" calcext:value-type="float">
            <text:p>1.623,50</text:p>
          </table:table-cell>
          <table:table-cell table:style-name="ce24" table:formula="of:=[.N4]/[.N23]*1000000" office:value-type="float" office:value="2455.3820330886" calcext:value-type="float">
            <text:p>2.455,38</text:p>
          </table:table-cell>
          <table:table-cell table:style-name="ce24" table:formula="of:=[.O4]/[.O23]*1000000" office:value-type="float" office:value="4556.18127925949" calcext:value-type="float">
            <text:p>4.556,18</text:p>
          </table:table-cell>
          <table:table-cell table:style-name="ce24" table:formula="of:=[.P4]/[.P23]*1000000" office:value-type="float" office:value="11921.7970159503" calcext:value-type="float">
            <text:p>11.921,80</text:p>
          </table:table-cell>
          <table:table-cell table:style-name="ce24" table:formula="of:=[.Q4]/[.Q23]*1000000" office:value-type="float" office:value="884.662686455484" calcext:value-type="float">
            <text:p>884,66</text:p>
          </table:table-cell>
          <table:table-cell table:number-columns-repeated="16367"/>
        </table:table-row>
        <table:table-row table:style-name="ro2"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8" calcext:value-type="float">
            <text:p>8</text:p>
          </table:table-cell>
          <table:table-cell table:style-name="ce24" table:formula="of:=[.C5]/[.C24]*1000000" office:value-type="float" office:value="23.9657442605773" calcext:value-type="float">
            <text:p>23,97</text:p>
          </table:table-cell>
          <table:table-cell table:style-name="ce24" table:formula="of:=[.D5]/[.D24]*1000000" office:value-type="float" office:value="26.2073263792156" calcext:value-type="float">
            <text:p>26,21</text:p>
          </table:table-cell>
          <table:table-cell table:style-name="ce24" table:formula="of:=[.E5]/[.E24]*1000000" office:value-type="float" office:value="37.1197950405042" calcext:value-type="float">
            <text:p>37,12</text:p>
          </table:table-cell>
          <table:table-cell table:style-name="ce24" table:formula="of:=[.F5]/[.F24]*1000000" office:value-type="float" office:value="59.7442718288743" calcext:value-type="float">
            <text:p>59,74</text:p>
          </table:table-cell>
          <table:table-cell table:style-name="ce24" table:formula="of:=[.G5]/[.G24]*1000000" office:value-type="float" office:value="100.834666591703" calcext:value-type="float">
            <text:p>100,83</text:p>
          </table:table-cell>
          <table:table-cell table:style-name="ce24" table:formula="of:=[.H5]/[.H24]*1000000" office:value-type="float" office:value="152.843785686464" calcext:value-type="float">
            <text:p>152,84</text:p>
          </table:table-cell>
          <table:table-cell table:style-name="ce24" table:formula="of:=[.I5]/[.I24]*1000000" office:value-type="float" office:value="246.191079746089" calcext:value-type="float">
            <text:p>246,19</text:p>
          </table:table-cell>
          <table:table-cell table:style-name="ce24" table:formula="of:=[.J5]/[.J24]*1000000" office:value-type="float" office:value="441.868076330224" calcext:value-type="float">
            <text:p>441,87</text:p>
          </table:table-cell>
          <table:table-cell table:style-name="ce24" table:formula="of:=[.K5]/[.K24]*1000000" office:value-type="float" office:value="731.793126881384" calcext:value-type="float">
            <text:p>731,79</text:p>
          </table:table-cell>
          <table:table-cell table:style-name="ce24" table:formula="of:=[.L5]/[.L24]*1000000" office:value-type="float" office:value="1139.52737911584" calcext:value-type="float">
            <text:p>1.139,53</text:p>
          </table:table-cell>
          <table:table-cell table:style-name="ce24" table:formula="of:=[.M5]/[.M24]*1000000" office:value-type="float" office:value="1714.70797570558" calcext:value-type="float">
            <text:p>1.714,71</text:p>
          </table:table-cell>
          <table:table-cell table:style-name="ce24" table:formula="of:=[.N5]/[.N24]*1000000" office:value-type="float" office:value="2482.96108264842" calcext:value-type="float">
            <text:p>2.482,96</text:p>
          </table:table-cell>
          <table:table-cell table:style-name="ce24" table:formula="of:=[.O5]/[.O24]*1000000" office:value-type="float" office:value="4703.30248087519" calcext:value-type="float">
            <text:p>4.703,30</text:p>
          </table:table-cell>
          <table:table-cell table:style-name="ce24" table:formula="of:=[.P5]/[.P24]*1000000" office:value-type="float" office:value="12808.9108089561" calcext:value-type="float">
            <text:p>12.808,91</text:p>
          </table:table-cell>
          <table:table-cell table:style-name="ce24" table:formula="of:=[.Q5]/[.Q24]*1000000" office:value-type="float" office:value="946.797090484918" calcext:value-type="float">
            <text:p>946,80</text:p>
          </table:table-cell>
          <table:table-cell table:number-columns-repeated="16367"/>
        </table:table-row>
        <table:table-row table:style-name="ro2"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8" calcext:value-type="float">
            <text:p>8</text:p>
          </table:table-cell>
          <table:table-cell table:style-name="ce24" table:formula="of:=[.C6]/[.C25]*1000000" office:value-type="float" office:value="25.8760389621705" calcext:value-type="float">
            <text:p>25,88</text:p>
          </table:table-cell>
          <table:table-cell table:style-name="ce24" table:formula="of:=[.D6]/[.D25]*1000000" office:value-type="float" office:value="23.4629095627023" calcext:value-type="float">
            <text:p>23,46</text:p>
          </table:table-cell>
          <table:table-cell table:style-name="ce24" table:formula="of:=[.E6]/[.E25]*1000000" office:value-type="float" office:value="40.1355434639268" calcext:value-type="float">
            <text:p>40,14</text:p>
          </table:table-cell>
          <table:table-cell table:style-name="ce24" table:formula="of:=[.F6]/[.F25]*1000000" office:value-type="float" office:value="65.3955980068329" calcext:value-type="float">
            <text:p>65,40</text:p>
          </table:table-cell>
          <table:table-cell table:style-name="ce24" table:formula="of:=[.G6]/[.G25]*1000000" office:value-type="float" office:value="97.3209334547263" calcext:value-type="float">
            <text:p>97,32</text:p>
          </table:table-cell>
          <table:table-cell table:style-name="ce24" table:formula="of:=[.H6]/[.H25]*1000000" office:value-type="float" office:value="154.491983494378" calcext:value-type="float">
            <text:p>154,49</text:p>
          </table:table-cell>
          <table:table-cell table:style-name="ce24" table:formula="of:=[.I6]/[.I25]*1000000" office:value-type="float" office:value="253.267036871241" calcext:value-type="float">
            <text:p>253,27</text:p>
          </table:table-cell>
          <table:table-cell table:style-name="ce24" table:formula="of:=[.J6]/[.J25]*1000000" office:value-type="float" office:value="438.29552912157" calcext:value-type="float">
            <text:p>438,30</text:p>
          </table:table-cell>
          <table:table-cell table:style-name="ce24" table:formula="of:=[.K6]/[.K25]*1000000" office:value-type="float" office:value="724.286829271982" calcext:value-type="float">
            <text:p>724,29</text:p>
          </table:table-cell>
          <table:table-cell table:style-name="ce24" table:formula="of:=[.L6]/[.L25]*1000000" office:value-type="float" office:value="1107.54946210572" calcext:value-type="float">
            <text:p>1.107,55</text:p>
          </table:table-cell>
          <table:table-cell table:style-name="ce24" table:formula="of:=[.M6]/[.M25]*1000000" office:value-type="float" office:value="1697.80271013364" calcext:value-type="float">
            <text:p>1.697,80</text:p>
          </table:table-cell>
          <table:table-cell table:style-name="ce24" table:formula="of:=[.N6]/[.N25]*1000000" office:value-type="float" office:value="2468.83819853819" calcext:value-type="float">
            <text:p>2.468,84</text:p>
          </table:table-cell>
          <table:table-cell table:style-name="ce24" table:formula="of:=[.O6]/[.O25]*1000000" office:value-type="float" office:value="4308.40734096642" calcext:value-type="float">
            <text:p>4.308,41</text:p>
          </table:table-cell>
          <table:table-cell table:style-name="ce24" table:formula="of:=[.P6]/[.P25]*1000000" office:value-type="float" office:value="11813.5687640367" calcext:value-type="float">
            <text:p>11.813,57</text:p>
          </table:table-cell>
          <table:table-cell table:style-name="ce24" table:formula="of:=[.Q6]/[.Q25]*1000000" office:value-type="float" office:value="918.789868528821" calcext:value-type="float">
            <text:p>918,79</text:p>
          </table:table-cell>
          <table:table-cell table:number-columns-repeated="16367"/>
        </table:table-row>
        <table:table-row table:style-name="ro2">
          <table:table-cell table:style-name="ce38" office:value-type="string" calcext:value-type="string" table:number-columns-spanned="2" table:number-rows-spanned="1">
            <text:p>Durchschnitt</text:p>
          </table:table-cell>
          <table:covered-table-cell table:style-name="ce38"/>
          <table:table-cell table:style-name="ce25" table:formula="of:=AVERAGE([.C12:.C15])" office:value-type="float" office:value="25.6413581953363" calcext:value-type="float">
            <text:p>25,64</text:p>
          </table:table-cell>
          <table:table-cell table:style-name="ce25" table:formula="of:=AVERAGE([.D12:.D15])" office:value-type="float" office:value="25.6256272736018" calcext:value-type="float">
            <text:p>25,63</text:p>
          </table:table-cell>
          <table:table-cell table:style-name="ce25" table:formula="of:=AVERAGE([.E12:.E15])" office:value-type="float" office:value="40.1672273258177" calcext:value-type="float">
            <text:p>40,17</text:p>
          </table:table-cell>
          <table:table-cell table:style-name="ce25" table:formula="of:=AVERAGE([.F12:.F15])" office:value-type="float" office:value="63.2970406662849" calcext:value-type="float">
            <text:p>63,30</text:p>
          </table:table-cell>
          <table:table-cell table:style-name="ce25" table:formula="of:=AVERAGE([.G12:.G15])" office:value-type="float" office:value="96.7920978417821" calcext:value-type="float">
            <text:p>96,79</text:p>
          </table:table-cell>
          <table:table-cell table:style-name="ce25" table:formula="of:=AVERAGE([.H12:.H15])" office:value-type="float" office:value="152.841397833129" calcext:value-type="float">
            <text:p>152,84</text:p>
          </table:table-cell>
          <table:table-cell table:style-name="ce25" table:formula="of:=AVERAGE([.I12:.I15])" office:value-type="float" office:value="256.619766807448" calcext:value-type="float">
            <text:p>256,62</text:p>
          </table:table-cell>
          <table:table-cell table:style-name="ce25" table:formula="of:=AVERAGE([.J12:.J15])" office:value-type="float" office:value="445.257166159874" calcext:value-type="float">
            <text:p>445,26</text:p>
          </table:table-cell>
          <table:table-cell table:style-name="ce25" table:formula="of:=AVERAGE([.K12:.K15])" office:value-type="float" office:value="730.134371480885" calcext:value-type="float">
            <text:p>730,13</text:p>
          </table:table-cell>
          <table:table-cell table:style-name="ce25" table:formula="of:=AVERAGE([.L12:.L15])" office:value-type="float" office:value="1131.27897799045" calcext:value-type="float">
            <text:p>1.131,28</text:p>
          </table:table-cell>
          <table:table-cell table:style-name="ce25" table:formula="of:=AVERAGE([.M12:.M15])" office:value-type="float" office:value="1681.14849737688" calcext:value-type="float">
            <text:p>1.681,15</text:p>
          </table:table-cell>
          <table:table-cell table:style-name="ce25" table:formula="of:=AVERAGE([.N12:.N15])" office:value-type="float" office:value="2515.07028363232" calcext:value-type="float">
            <text:p>2.515,07</text:p>
          </table:table-cell>
          <table:table-cell table:style-name="ce25" table:formula="of:=AVERAGE([.O12:.O15])" office:value-type="float" office:value="4648.37958350982" calcext:value-type="float">
            <text:p>4.648,38</text:p>
          </table:table-cell>
          <table:table-cell table:style-name="ce25" table:formula="of:=AVERAGE([.P12:.P15])" office:value-type="float" office:value="12377.224526267" calcext:value-type="float">
            <text:p>12.377,22</text:p>
          </table:table-cell>
          <table:table-cell table:style-name="ce25" table:formula="of:=AVERAGE([.Q12:.Q15])" office:value-type="float" office:value="924.208668700909" calcext:value-type="float">
            <text:p>924,21</text:p>
          </table:table-cell>
          <table:table-cell table:style-name="ce80" table:number-columns-repeated="16367"/>
        </table:table-row>
        <table:table-row table:style-name="ro2">
          <table:table-cell table:style-name="ce10" office:value-type="float" office:value="2022" calcext:value-type="float">
            <text:p>2022</text:p>
          </table:table-cell>
          <table:table-cell table:style-name="ce10" office:value-type="float" office:value="8" calcext:value-type="float">
            <text:p>8</text:p>
          </table:table-cell>
          <table:table-cell table:style-name="ce26" table:formula="of:=[.C8]/[.C27]*1000000" office:value-type="float" office:value="24.7265966424383" calcext:value-type="float">
            <text:p>24,73</text:p>
          </table:table-cell>
          <table:table-cell table:style-name="ce26" table:formula="of:=[.D8]/[.D27]*1000000" office:value-type="float" office:value="25.5999062393995" calcext:value-type="float">
            <text:p>25,60</text:p>
          </table:table-cell>
          <table:table-cell table:style-name="ce26" table:formula="of:=[.E8]/[.E27]*1000000" office:value-type="float" office:value="43.2151806286512" calcext:value-type="float">
            <text:p>43,22</text:p>
          </table:table-cell>
          <table:table-cell table:style-name="ce26" table:formula="of:=[.F8]/[.F27]*1000000" office:value-type="float" office:value="65.0398092365526" calcext:value-type="float">
            <text:p>65,04</text:p>
          </table:table-cell>
          <table:table-cell table:style-name="ce26" table:formula="of:=[.G8]/[.G27]*1000000" office:value-type="float" office:value="102.877872080329" calcext:value-type="float">
            <text:p>102,88</text:p>
          </table:table-cell>
          <table:table-cell table:style-name="ce26" table:formula="of:=[.H8]/[.H27]*1000000" office:value-type="float" office:value="142.463496041858" calcext:value-type="float">
            <text:p>142,46</text:p>
          </table:table-cell>
          <table:table-cell table:style-name="ce26" table:formula="of:=[.I8]/[.I27]*1000000" office:value-type="float" office:value="258.629884892031" calcext:value-type="float">
            <text:p>258,63</text:p>
          </table:table-cell>
          <table:table-cell table:style-name="ce26" table:formula="of:=[.J8]/[.J27]*1000000" office:value-type="float" office:value="427.645218632888" calcext:value-type="float">
            <text:p>427,65</text:p>
          </table:table-cell>
          <table:table-cell table:style-name="ce26" table:formula="of:=[.K8]/[.K27]*1000000" office:value-type="float" office:value="762.590331335572" calcext:value-type="float">
            <text:p>762,59</text:p>
          </table:table-cell>
          <table:table-cell table:style-name="ce26" table:formula="of:=[.L8]/[.L27]*1000000" office:value-type="float" office:value="1188.82512434757" calcext:value-type="float">
            <text:p>1.188,83</text:p>
          </table:table-cell>
          <table:table-cell table:style-name="ce26" table:formula="of:=[.M8]/[.M27]*1000000" office:value-type="float" office:value="1780.36907074799" calcext:value-type="float">
            <text:p>1.780,37</text:p>
          </table:table-cell>
          <table:table-cell table:style-name="ce26" table:formula="of:=[.N8]/[.N27]*1000000" office:value-type="float" office:value="2800.58373764222" calcext:value-type="float">
            <text:p>2.800,58</text:p>
          </table:table-cell>
          <table:table-cell table:style-name="ce26" table:formula="of:=[.O8]/[.O27]*1000000" office:value-type="float" office:value="4790.01414429591" calcext:value-type="float">
            <text:p>4.790,01</text:p>
          </table:table-cell>
          <table:table-cell table:style-name="ce26" table:formula="of:=[.P8]/[.P27]*1000000" office:value-type="float" office:value="13343.6477791947" calcext:value-type="float">
            <text:p>13.343,65</text:p>
          </table:table-cell>
          <table:table-cell table:style-name="ce26" table:formula="of:=[.Q8]/[.Q27]*1000000" office:value-type="float" office:value="1027.51027294023" calcext:value-type="float">
            <text:p>1.027,51</text:p>
          </table:table-cell>
          <table:table-cell table:style-name="ce81" table:number-columns-repeated="16367"/>
        </table:table-row>
        <table:table-row table:style-name="ro2">
          <table:table-cell table:style-name="ce55" office:value-type="string" calcext:value-type="string" table:number-columns-spanned="2" table:number-rows-spanned="1">
            <text:p>Differenz</text:p>
          </table:table-cell>
          <table:covered-table-cell table:style-name="ce55"/>
          <table:table-cell table:style-name="ce27" table:formula="of:=[.C17]-[.C16]" office:value-type="float" office:value="-0.914761552897989" calcext:value-type="float">
            <text:p>-0,91</text:p>
          </table:table-cell>
          <table:table-cell table:style-name="ce27" table:formula="of:=[.D17]-[.D16]" office:value-type="float" office:value="-0.0257210342023306" calcext:value-type="float">
            <text:p>-0,03</text:p>
          </table:table-cell>
          <table:table-cell table:style-name="ce27" table:formula="of:=[.E17]-[.E16]" office:value-type="float" office:value="3.04795330283349" calcext:value-type="float">
            <text:p>3,05</text:p>
          </table:table-cell>
          <table:table-cell table:style-name="ce27" table:formula="of:=[.F17]-[.F16]" office:value-type="float" office:value="1.7427685702677" calcext:value-type="float">
            <text:p>1,74</text:p>
          </table:table-cell>
          <table:table-cell table:style-name="ce27" table:formula="of:=[.G17]-[.G16]" office:value-type="float" office:value="6.08577423854679" calcext:value-type="float">
            <text:p>6,09</text:p>
          </table:table-cell>
          <table:table-cell table:style-name="ce27" table:formula="of:=[.H17]-[.H16]" office:value-type="float" office:value="-10.3779017912707" calcext:value-type="float">
            <text:p>-10,38</text:p>
          </table:table-cell>
          <table:table-cell table:style-name="ce27" table:formula="of:=[.I17]-[.I16]" office:value-type="float" office:value="2.01011808458281" calcext:value-type="float">
            <text:p>2,01</text:p>
          </table:table-cell>
          <table:table-cell table:style-name="ce27" table:formula="of:=[.J17]-[.J16]" office:value-type="float" office:value="-17.6119475269865" calcext:value-type="float">
            <text:p>-17,61</text:p>
          </table:table-cell>
          <table:table-cell table:style-name="ce27" table:formula="of:=[.K17]-[.K16]" office:value-type="float" office:value="32.4559598546873" calcext:value-type="float">
            <text:p>32,46</text:p>
          </table:table-cell>
          <table:table-cell table:style-name="ce27" table:formula="of:=[.L17]-[.L16]" office:value-type="float" office:value="57.5461463571139" calcext:value-type="float">
            <text:p>57,55</text:p>
          </table:table-cell>
          <table:table-cell table:style-name="ce27" table:formula="of:=[.M17]-[.M16]" office:value-type="float" office:value="99.2205733711064" calcext:value-type="float">
            <text:p>99,22</text:p>
          </table:table-cell>
          <table:table-cell table:style-name="ce27" table:formula="of:=[.N17]-[.N16]" office:value-type="float" office:value="285.513454009896" calcext:value-type="float">
            <text:p>285,51</text:p>
          </table:table-cell>
          <table:table-cell table:style-name="ce27" table:formula="of:=[.O17]-[.O16]" office:value-type="float" office:value="141.634560786094" calcext:value-type="float">
            <text:p>141,63</text:p>
          </table:table-cell>
          <table:table-cell table:style-name="ce27" table:formula="of:=[.P17]-[.P16]" office:value-type="float" office:value="966.423252927692" calcext:value-type="float">
            <text:p>966,42</text:p>
          </table:table-cell>
          <table:table-cell table:style-name="ce27" table:formula="of:=[.Q17]-[.Q16]" office:value-type="float" office:value="103.301604239324" calcext:value-type="float">
            <text:p>103,30</text:p>
          </table:table-cell>
          <table:table-cell table:style-name="ce82" table:number-columns-repeated="16367"/>
        </table:table-row>
        <table:table-row table:style-name="ro2">
          <table:table-cell table:style-name="ce55" office:value-type="string" calcext:value-type="string" table:number-columns-spanned="2" table:number-rows-spanned="1">
            <text:p>%</text:p>
          </table:table-cell>
          <table:covered-table-cell table:style-name="ce55"/>
          <table:table-cell table:style-name="ce28" table:formula="of:=[.C18]/[.C16]" office:value-type="percentage" office:value="-0.0356752378688102" calcext:value-type="percentage">
            <text:p>-3,57 %</text:p>
          </table:table-cell>
          <table:table-cell table:style-name="ce28" table:formula="of:=[.D18]/[.D16]" office:value-type="percentage" office:value="-0.00100372310608089" calcext:value-type="percentage">
            <text:p>-0,10 %</text:p>
          </table:table-cell>
          <table:table-cell table:style-name="ce28" table:formula="of:=[.E18]/[.E16]" office:value-type="percentage" office:value="0.0758815956628005" calcext:value-type="percentage">
            <text:p>7,59 %</text:p>
          </table:table-cell>
          <table:table-cell table:style-name="ce28" table:formula="of:=[.F18]/[.F16]" office:value-type="percentage" office:value="0.027533176147301" calcext:value-type="percentage">
            <text:p>2,75 %</text:p>
          </table:table-cell>
          <table:table-cell table:style-name="ce28" table:formula="of:=[.G18]/[.G16]" office:value-type="percentage" office:value="0.0628747012849612" calcext:value-type="percentage">
            <text:p>6,29 %</text:p>
          </table:table-cell>
          <table:table-cell table:style-name="ce28" table:formula="of:=[.H18]/[.H16]" office:value-type="percentage" office:value="-0.0678998094652418" calcext:value-type="percentage">
            <text:p>-6,79 %</text:p>
          </table:table-cell>
          <table:table-cell table:style-name="ce28" table:formula="of:=[.I18]/[.I16]" office:value-type="percentage" office:value="0.00783306021040493" calcext:value-type="percentage">
            <text:p>0,78 %</text:p>
          </table:table-cell>
          <table:table-cell table:style-name="ce28" table:formula="of:=[.J18]/[.J16]" office:value-type="percentage" office:value="-0.0395545515390149" calcext:value-type="percentage">
            <text:p>-3,96 %</text:p>
          </table:table-cell>
          <table:table-cell table:style-name="ce28" table:formula="of:=[.K18]/[.K16]" office:value-type="percentage" office:value="0.0444520366694407" calcext:value-type="percentage">
            <text:p>4,45 %</text:p>
          </table:table-cell>
          <table:table-cell table:style-name="ce28" table:formula="of:=[.L18]/[.L16]" office:value-type="percentage" office:value="0.0508682186062858" calcext:value-type="percentage">
            <text:p>5,09 %</text:p>
          </table:table-cell>
          <table:table-cell table:style-name="ce28" table:formula="of:=[.M18]/[.M16]" office:value-type="percentage" office:value="0.059019517624958" calcext:value-type="percentage">
            <text:p>5,90 %</text:p>
          </table:table-cell>
          <table:table-cell table:style-name="ce28" table:formula="of:=[.N18]/[.N16]" office:value-type="percentage" office:value="0.113521063752362" calcext:value-type="percentage">
            <text:p>11,35 %</text:p>
          </table:table-cell>
          <table:table-cell table:style-name="ce28" table:formula="of:=[.O18]/[.O16]" office:value-type="percentage" office:value="0.0304696632969786" calcext:value-type="percentage">
            <text:p>3,05 %</text:p>
          </table:table-cell>
          <table:table-cell table:style-name="ce28" table:formula="of:=[.P18]/[.P16]" office:value-type="percentage" office:value="0.0780807725412709" calcext:value-type="percentage">
            <text:p>7,81 %</text:p>
          </table:table-cell>
          <table:table-cell table:style-name="ce28" table:formula="of:=[.Q18]/[.Q16]" office:value-type="percentage" office:value="0.111773031067245" calcext:value-type="percentage">
            <text:p>11,18 %</text:p>
          </table:table-cell>
          <table:table-cell table:number-columns-repeated="16367"/>
        </table:table-row>
        <table:table-row table:style-name="ro2">
          <table:table-cell table:style-name="ce12" table:number-columns-repeated="2"/>
          <table:table-cell table:style-name="ce29" office:value-type="string" calcext:value-type="string" table:number-columns-spanned="15" table:number-rows-spanned="1">
            <text:p>Einwohner</text:p>
          </table:table-cell>
          <table:covered-table-cell table:number-columns-repeated="14" table:style-name="ce34"/>
          <table:table-cell table:number-columns-repeated="16367"/>
        </table:table-row>
        <table:table-row table:style-name="ro2">
          <table:table-cell table:style-name="ce13" office:value-type="string" calcext:value-type="string">
            <text:p>Jahr</text:p>
          </table:table-cell>
          <table:table-cell table:style-name="ce13" office:value-type="string" calcext:value-type="string">
            <text:p>Monat</text:p>
          </table:table-cell>
          <table:table-cell table:style-name="ce13" office:value-type="string" calcext:value-type="string">
            <text:p>A00A14</text:p>
          </table:table-cell>
          <table:table-cell table:style-name="ce13" office:value-type="string" calcext:value-type="string">
            <text:p>A15A29</text:p>
          </table:table-cell>
          <table:table-cell table:style-name="ce13" office:value-type="string" calcext:value-type="string">
            <text:p>A30A34</text:p>
          </table:table-cell>
          <table:table-cell table:style-name="ce13" office:value-type="string" calcext:value-type="string">
            <text:p>A35A39</text:p>
          </table:table-cell>
          <table:table-cell table:style-name="ce13" office:value-type="string" calcext:value-type="string">
            <text:p>A40A44</text:p>
          </table:table-cell>
          <table:table-cell table:style-name="ce13" office:value-type="string" calcext:value-type="string">
            <text:p>A45A49</text:p>
          </table:table-cell>
          <table:table-cell table:style-name="ce13" office:value-type="string" calcext:value-type="string">
            <text:p>A50A54</text:p>
          </table:table-cell>
          <table:table-cell table:style-name="ce13" office:value-type="string" calcext:value-type="string">
            <text:p>A55A59</text:p>
          </table:table-cell>
          <table:table-cell table:style-name="ce13" office:value-type="string" calcext:value-type="string">
            <text:p>A60A64</text:p>
          </table:table-cell>
          <table:table-cell table:style-name="ce13" office:value-type="string" calcext:value-type="string">
            <text:p>A65A69</text:p>
          </table:table-cell>
          <table:table-cell table:style-name="ce13" office:value-type="string" calcext:value-type="string">
            <text:p>A70A74</text:p>
          </table:table-cell>
          <table:table-cell table:style-name="ce13" office:value-type="string" calcext:value-type="string">
            <text:p>A75A79</text:p>
          </table:table-cell>
          <table:table-cell table:style-name="ce13" office:value-type="string" calcext:value-type="string">
            <text:p>A80A84</text:p>
          </table:table-cell>
          <table:table-cell table:style-name="ce13" office:value-type="string" calcext:value-type="string">
            <text:p>A85+</text:p>
          </table:table-cell>
          <table:table-cell table:style-name="ce13" office:value-type="string" calcext:value-type="string">
            <text:p>Alle</text:p>
          </table:table-cell>
          <table:table-cell table:style-name="ce79" table:number-columns-repeated="16367"/>
        </table:table-row>
        <table:table-row table:style-name="ro2"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8" calcext:value-type="float">
            <text:p>8</text:p>
          </table:table-cell>
          <table:table-cell table:style-name="ce19" office:value-type="float" office:value="11171759" calcext:value-type="float">
            <text:p>11.171.759</text:p>
          </table:table-cell>
          <table:table-cell table:style-name="ce19" office:value-type="float" office:value="13981161" calcext:value-type="float">
            <text:p>13.981.161</text:p>
          </table:table-cell>
          <table:table-cell table:style-name="ce19" office:value-type="float" office:value="5290252" calcext:value-type="float">
            <text:p>5.290.252</text:p>
          </table:table-cell>
          <table:table-cell table:style-name="ce19" office:value-type="float" office:value="5163210" calcext:value-type="float">
            <text:p>5.163.210</text:p>
          </table:table-cell>
          <table:table-cell table:style-name="ce19" office:value-type="float" office:value="4788357" calcext:value-type="float">
            <text:p>4.788.357</text:p>
          </table:table-cell>
          <table:table-cell table:style-name="ce19" office:value-type="float" office:value="5943287" calcext:value-type="float">
            <text:p>5.943.287</text:p>
          </table:table-cell>
          <table:table-cell table:style-name="ce19" office:value-type="float" office:value="6968045" calcext:value-type="float">
            <text:p>6.968.045</text:p>
          </table:table-cell>
          <table:table-cell table:style-name="ce19" office:value-type="float" office:value="6401516" calcext:value-type="float">
            <text:p>6.401.516</text:p>
          </table:table-cell>
          <table:table-cell table:style-name="ce19" office:value-type="float" office:value="5375053" calcext:value-type="float">
            <text:p>5.375.053</text:p>
          </table:table-cell>
          <table:table-cell table:style-name="ce19" office:value-type="float" office:value="4711694" calcext:value-type="float">
            <text:p>4.711.694</text:p>
          </table:table-cell>
          <table:table-cell table:style-name="ce19" office:value-type="float" office:value="3611909" calcext:value-type="float">
            <text:p>3.611.909</text:p>
          </table:table-cell>
          <table:table-cell table:style-name="ce19" office:value-type="float" office:value="4235423" calcext:value-type="float">
            <text:p>4.235.423</text:p>
          </table:table-cell>
          <table:table-cell table:style-name="ce19" office:value-type="float" office:value="2885212" calcext:value-type="float">
            <text:p>2.885.212</text:p>
          </table:table-cell>
          <table:table-cell table:style-name="ce19" office:value-type="float" office:value="2265473" calcext:value-type="float">
            <text:p>2.265.473</text:p>
          </table:table-cell>
          <table:table-cell table:style-name="ce19" table:formula="of:=SUM([.C22:.P22])" office:value-type="float" office:value="82792351" calcext:value-type="float">
            <text:p>82.792.351</text:p>
          </table:table-cell>
          <table:table-cell table:number-columns-repeated="16367"/>
        </table:table-row>
        <table:table-row table:style-name="ro2">
          <table:table-cell table:style-name="ce12" office:value-type="float" office:value="2019" calcext:value-type="float">
            <text:p>2019</text:p>
          </table:table-cell>
          <table:table-cell table:style-name="ce12" office:value-type="float" office:value="8" calcext:value-type="float">
            <text:p>8</text:p>
          </table:table-cell>
          <table:table-cell table:style-name="ce19" office:value-type="float" office:value="11290815" calcext:value-type="float">
            <text:p>11.290.815</text:p>
          </table:table-cell>
          <table:table-cell table:style-name="ce19" office:value-type="float" office:value="13804084" calcext:value-type="float">
            <text:p>13.804.084</text:p>
          </table:table-cell>
          <table:table-cell table:style-name="ce19" office:value-type="float" office:value="5409029" calcext:value-type="float">
            <text:p>5.409.029</text:p>
          </table:table-cell>
          <table:table-cell table:style-name="ce19" office:value-type="float" office:value="5237416" calcext:value-type="float">
            <text:p>5.237.416</text:p>
          </table:table-cell>
          <table:table-cell table:style-name="ce19" office:value-type="float" office:value="4841738" calcext:value-type="float">
            <text:p>4.841.738</text:p>
          </table:table-cell>
          <table:table-cell table:style-name="ce19" office:value-type="float" office:value="5584519" calcext:value-type="float">
            <text:p>5.584.519</text:p>
          </table:table-cell>
          <table:table-cell table:style-name="ce19" office:value-type="float" office:value="6875948" calcext:value-type="float">
            <text:p>6.875.948</text:p>
          </table:table-cell>
          <table:table-cell table:style-name="ce19" office:value-type="float" office:value="6598218" calcext:value-type="float">
            <text:p>6.598.218</text:p>
          </table:table-cell>
          <table:table-cell table:style-name="ce19" office:value-type="float" office:value="5493914" calcext:value-type="float">
            <text:p>5.493.914</text:p>
          </table:table-cell>
          <table:table-cell table:style-name="ce19" office:value-type="float" office:value="4808497" calcext:value-type="float">
            <text:p>4.808.497</text:p>
          </table:table-cell>
          <table:table-cell table:style-name="ce19" office:value-type="float" office:value="3596545" calcext:value-type="float">
            <text:p>3.596.545</text:p>
          </table:table-cell>
          <table:table-cell table:style-name="ce19" office:value-type="float" office:value="4089384" calcext:value-type="float">
            <text:p>4.089.384</text:p>
          </table:table-cell>
          <table:table-cell table:style-name="ce19" office:value-type="float" office:value="3111597" calcext:value-type="float">
            <text:p>3.111.597</text:p>
          </table:table-cell>
          <table:table-cell table:style-name="ce19" office:value-type="float" office:value="2277509" calcext:value-type="float">
            <text:p>2.277.509</text:p>
          </table:table-cell>
          <table:table-cell table:style-name="ce19" table:formula="of:=SUM([.C23:.P23])" office:value-type="float" office:value="83019213" calcext:value-type="float">
            <text:p>83.019.213</text:p>
          </table:table-cell>
          <table:table-cell table:number-columns-repeated="16367"/>
        </table:table-row>
        <table:table-row table:style-name="ro2"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8" calcext:value-type="float">
            <text:p>8</text:p>
          </table:table-cell>
          <table:table-cell table:style-name="ce19" office:value-type="float" office:value="11391259" calcext:value-type="float">
            <text:p>11.391.259</text:p>
          </table:table-cell>
          <table:table-cell table:style-name="ce19" office:value-type="float" office:value="13622145" calcext:value-type="float">
            <text:p>13.622.145</text:p>
          </table:table-cell>
          <table:table-cell table:style-name="ce19" office:value-type="float" office:value="5495720" calcext:value-type="float">
            <text:p>5.495.720</text:p>
          </table:table-cell>
          <table:table-cell table:style-name="ce19" office:value-type="float" office:value="5289210" calcext:value-type="float">
            <text:p>5.289.210</text:p>
          </table:table-cell>
          <table:table-cell table:style-name="ce19" office:value-type="float" office:value="4909026" calcext:value-type="float">
            <text:p>4.909.026</text:p>
          </table:table-cell>
          <table:table-cell table:style-name="ce19" office:value-type="float" office:value="5273358" calcext:value-type="float">
            <text:p>5.273.358</text:p>
          </table:table-cell>
          <table:table-cell table:style-name="ce19" office:value-type="float" office:value="6710235" calcext:value-type="float">
            <text:p>6.710.235</text:p>
          </table:table-cell>
          <table:table-cell table:style-name="ce19" office:value-type="float" office:value="6737305" calcext:value-type="float">
            <text:p>6.737.305</text:p>
          </table:table-cell>
          <table:table-cell table:style-name="ce19" office:value-type="float" office:value="5647771" calcext:value-type="float">
            <text:p>5.647.771</text:p>
          </table:table-cell>
          <table:table-cell table:style-name="ce19" office:value-type="float" office:value="4859032" calcext:value-type="float">
            <text:p>4.859.032</text:p>
          </table:table-cell>
          <table:table-cell table:style-name="ce19" office:value-type="float" office:value="3674095" calcext:value-type="float">
            <text:p>3.674.095</text:p>
          </table:table-cell>
          <table:table-cell table:style-name="ce19" office:value-type="float" office:value="3876420" calcext:value-type="float">
            <text:p>3.876.420</text:p>
          </table:table-cell>
          <table:table-cell table:style-name="ce19" office:value-type="float" office:value="3294281" calcext:value-type="float">
            <text:p>3.294.281</text:p>
          </table:table-cell>
          <table:table-cell table:style-name="ce19" office:value-type="float" office:value="2386854" calcext:value-type="float">
            <text:p>2.386.854</text:p>
          </table:table-cell>
          <table:table-cell table:style-name="ce19" table:formula="of:=SUM([.C24:.P24])" office:value-type="float" office:value="83166711" calcext:value-type="float">
            <text:p>83.166.711</text:p>
          </table:table-cell>
          <table:table-cell table:number-columns-repeated="16367"/>
        </table:table-row>
        <table:table-row table:style-name="ro2"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8" calcext:value-type="float">
            <text:p>8</text:p>
          </table:table-cell>
          <table:table-cell table:style-name="ce19" office:value-type="float" office:value="11477800" calcext:value-type="float">
            <text:p>11.477.800</text:p>
          </table:table-cell>
          <table:table-cell table:style-name="ce19" office:value-type="float" office:value="13340204" calcext:value-type="float">
            <text:p>13.340.204</text:p>
          </table:table-cell>
          <table:table-cell table:style-name="ce19" office:value-type="float" office:value="5581088" calcext:value-type="float">
            <text:p>5.581.088</text:p>
          </table:table-cell>
          <table:table-cell table:style-name="ce19" office:value-type="float" office:value="5290876" calcext:value-type="float">
            <text:p>5.290.876</text:p>
          </table:table-cell>
          <table:table-cell table:style-name="ce19" office:value-type="float" office:value="5034888" calcext:value-type="float">
            <text:p>5.034.888</text:p>
          </table:table-cell>
          <table:table-cell table:style-name="ce19" office:value-type="float" office:value="5035860" calcext:value-type="float">
            <text:p>5.035.860</text:p>
          </table:table-cell>
          <table:table-cell table:style-name="ce19" office:value-type="float" office:value="6487224" calcext:value-type="float">
            <text:p>6.487.224</text:p>
          </table:table-cell>
          <table:table-cell table:style-name="ce19" office:value-type="float" office:value="6817318" calcext:value-type="float">
            <text:p>6.817.318</text:p>
          </table:table-cell>
          <table:table-cell table:style-name="ce19" office:value-type="float" office:value="5818137" calcext:value-type="float">
            <text:p>5.818.137</text:p>
          </table:table-cell>
          <table:table-cell table:style-name="ce19" office:value-type="float" office:value="4899104" calcext:value-type="float">
            <text:p>4.899.104</text:p>
          </table:table-cell>
          <table:table-cell table:style-name="ce19" office:value-type="float" office:value="3968070" calcext:value-type="float">
            <text:p>3.968.070</text:p>
          </table:table-cell>
          <table:table-cell table:style-name="ce19" office:value-type="float" office:value="3468028" calcext:value-type="float">
            <text:p>3.468.028</text:p>
          </table:table-cell>
          <table:table-cell table:style-name="ce19" office:value-type="float" office:value="3430502" calcext:value-type="float">
            <text:p>3.430.502</text:p>
          </table:table-cell>
          <table:table-cell table:style-name="ce19" office:value-type="float" office:value="2505932" calcext:value-type="float">
            <text:p>2.505.932</text:p>
          </table:table-cell>
          <table:table-cell table:style-name="ce19" table:formula="of:=SUM([.C25:.P25])" office:value-type="float" office:value="83155031" calcext:value-type="float">
            <text:p>83.155.031</text:p>
          </table:table-cell>
          <table:table-cell table:number-columns-repeated="16367"/>
        </table:table-row>
        <table:table-row table:style-name="ro2">
          <table:table-cell table:style-name="ce58" office:value-type="string" calcext:value-type="string" table:number-columns-spanned="2" table:number-rows-spanned="1">
            <text:p>Durchschnitt</text:p>
          </table:table-cell>
          <table:covered-table-cell table:style-name="ce58"/>
          <table:table-cell table:style-name="ce20" table:formula="of:=AVERAGE([.C22:.C25])" office:value-type="float" office:value="11332908.25" calcext:value-type="float">
            <text:p>11.332.908</text:p>
          </table:table-cell>
          <table:table-cell table:style-name="ce20" table:formula="of:=AVERAGE([.D22:.D25])" office:value-type="float" office:value="13686898.5" calcext:value-type="float">
            <text:p>13.686.899</text:p>
          </table:table-cell>
          <table:table-cell table:style-name="ce20" table:formula="of:=AVERAGE([.E22:.E25])" office:value-type="float" office:value="5444022.25" calcext:value-type="float">
            <text:p>5.444.022</text:p>
          </table:table-cell>
          <table:table-cell table:style-name="ce20" table:formula="of:=AVERAGE([.F22:.F25])" office:value-type="float" office:value="5245178" calcext:value-type="float">
            <text:p>5.245.178</text:p>
          </table:table-cell>
          <table:table-cell table:style-name="ce20" table:formula="of:=AVERAGE([.G22:.G25])" office:value-type="float" office:value="4893502.25" calcext:value-type="float">
            <text:p>4.893.502</text:p>
          </table:table-cell>
          <table:table-cell table:style-name="ce20" table:formula="of:=AVERAGE([.H22:.H25])" office:value-type="float" office:value="5459256" calcext:value-type="float">
            <text:p>5.459.256</text:p>
          </table:table-cell>
          <table:table-cell table:style-name="ce20" table:formula="of:=AVERAGE([.I22:.I25])" office:value-type="float" office:value="6760363" calcext:value-type="float">
            <text:p>6.760.363</text:p>
          </table:table-cell>
          <table:table-cell table:style-name="ce20" table:formula="of:=AVERAGE([.J22:.J25])" office:value-type="float" office:value="6638589.25" calcext:value-type="float">
            <text:p>6.638.589</text:p>
          </table:table-cell>
          <table:table-cell table:style-name="ce20" table:formula="of:=AVERAGE([.K22:.K25])" office:value-type="float" office:value="5583718.75" calcext:value-type="float">
            <text:p>5.583.719</text:p>
          </table:table-cell>
          <table:table-cell table:style-name="ce20" table:formula="of:=AVERAGE([.L22:.L25])" office:value-type="float" office:value="4819581.75" calcext:value-type="float">
            <text:p>4.819.582</text:p>
          </table:table-cell>
          <table:table-cell table:style-name="ce20" table:formula="of:=AVERAGE([.M22:.M25])" office:value-type="float" office:value="3712654.75" calcext:value-type="float">
            <text:p>3.712.655</text:p>
          </table:table-cell>
          <table:table-cell table:style-name="ce20" table:formula="of:=AVERAGE([.N22:.N25])" office:value-type="float" office:value="3917313.75" calcext:value-type="float">
            <text:p>3.917.314</text:p>
          </table:table-cell>
          <table:table-cell table:style-name="ce20" table:formula="of:=AVERAGE([.O22:.O25])" office:value-type="float" office:value="3180398" calcext:value-type="float">
            <text:p>3.180.398</text:p>
          </table:table-cell>
          <table:table-cell table:style-name="ce20" table:formula="of:=AVERAGE([.P22:.P25])" office:value-type="float" office:value="2358942" calcext:value-type="float">
            <text:p>2.358.942</text:p>
          </table:table-cell>
          <table:table-cell table:style-name="ce20" table:formula="of:=AVERAGE([.Q22:.Q25])" office:value-type="float" office:value="83033326.5" calcext:value-type="float">
            <text:p>83.033.327</text:p>
          </table:table-cell>
          <table:table-cell table:number-columns-repeated="16367"/>
        </table:table-row>
        <table:table-row table:style-name="ro2"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8" calcext:value-type="float">
            <text:p>8</text:p>
          </table:table-cell>
          <table:table-cell table:style-name="ce30" office:value-type="float" office:value="11606935" calcext:value-type="float">
            <text:p>11.606.935</text:p>
          </table:table-cell>
          <table:table-cell table:style-name="ce30" office:value-type="float" office:value="13242236" calcext:value-type="float">
            <text:p>13.242.236</text:p>
          </table:table-cell>
          <table:table-cell table:style-name="ce30" office:value-type="float" office:value="5553604" calcext:value-type="float">
            <text:p>5.553.604</text:p>
          </table:table-cell>
          <table:table-cell table:style-name="ce30" office:value-type="float" office:value="5335194" calcext:value-type="float">
            <text:p>5.335.194</text:p>
          </table:table-cell>
          <table:table-cell table:style-name="ce30" office:value-type="float" office:value="5132299" calcext:value-type="float">
            <text:p>5.132.299</text:p>
          </table:table-cell>
          <table:table-cell table:style-name="ce30" office:value-type="float" office:value="4864404" calcext:value-type="float">
            <text:p>4.864.404</text:p>
          </table:table-cell>
          <table:table-cell table:style-name="ce30" office:value-type="float" office:value="6225112" calcext:value-type="float">
            <text:p>6.225.112</text:p>
          </table:table-cell>
          <table:table-cell table:style-name="ce30" office:value-type="float" office:value="6846797" calcext:value-type="float">
            <text:p>6.846.797</text:p>
          </table:table-cell>
          <table:table-cell table:style-name="ce30" office:value-type="float" office:value="5994044" calcext:value-type="float">
            <text:p>5.994.044</text:p>
          </table:table-cell>
          <table:table-cell table:style-name="ce30" office:value-type="float" office:value="4967930" calcext:value-type="float">
            <text:p>4.967.930</text:p>
          </table:table-cell>
          <table:table-cell table:style-name="ce30" office:value-type="float" office:value="4173292" calcext:value-type="float">
            <text:p>4.173.292</text:p>
          </table:table-cell>
          <table:table-cell table:style-name="ce30" office:value-type="float" office:value="3183622" calcext:value-type="float">
            <text:p>3.183.622</text:p>
          </table:table-cell>
          <table:table-cell table:style-name="ce30" office:value-type="float" office:value="3486211" calcext:value-type="float">
            <text:p>3.486.211</text:p>
          </table:table-cell>
          <table:table-cell table:style-name="ce30" office:value-type="float" office:value="2625444" calcext:value-type="float">
            <text:p>2.625.444</text:p>
          </table:table-cell>
          <table:table-cell table:style-name="ce30" table:formula="of:=SUM([.C27:.P27])" office:value-type="float" office:value="83237124" calcext:value-type="float">
            <text:p>83.237.124</text:p>
          </table:table-cell>
          <table:table-cell table:style-name="ce39" table:number-columns-repeated="16367"/>
        </table:table-row>
        <table:table-row table:style-name="ro2">
          <table:table-cell table:style-name="ce60" office:value-type="string" calcext:value-type="string" table:number-columns-spanned="2" table:number-rows-spanned="1">
            <text:p>Differenz</text:p>
          </table:table-cell>
          <table:covered-table-cell table:style-name="ce60"/>
          <table:table-cell table:style-name="ce22" table:formula="of:=[.C27]-[.C26]" office:value-type="float" office:value="274026.75" calcext:value-type="float">
            <text:p>274.027</text:p>
          </table:table-cell>
          <table:table-cell table:style-name="ce22" table:formula="of:=[.D27]-[.D26]" office:value-type="float" office:value="-444662.5" calcext:value-type="float">
            <text:p>-444.663</text:p>
          </table:table-cell>
          <table:table-cell table:style-name="ce22" table:formula="of:=[.E27]-[.E26]" office:value-type="float" office:value="109581.75" calcext:value-type="float">
            <text:p>109.582</text:p>
          </table:table-cell>
          <table:table-cell table:style-name="ce22" table:formula="of:=[.F27]-[.F26]" office:value-type="float" office:value="90016" calcext:value-type="float">
            <text:p>90.016</text:p>
          </table:table-cell>
          <table:table-cell table:style-name="ce22" table:formula="of:=[.G27]-[.G26]" office:value-type="float" office:value="238796.75" calcext:value-type="float">
            <text:p>238.797</text:p>
          </table:table-cell>
          <table:table-cell table:style-name="ce22" table:formula="of:=[.H27]-[.H26]" office:value-type="float" office:value="-594852" calcext:value-type="float">
            <text:p>-594.852</text:p>
          </table:table-cell>
          <table:table-cell table:style-name="ce22" table:formula="of:=[.I27]-[.I26]" office:value-type="float" office:value="-535251" calcext:value-type="float">
            <text:p>-535.251</text:p>
          </table:table-cell>
          <table:table-cell table:style-name="ce22" table:formula="of:=[.J27]-[.J26]" office:value-type="float" office:value="208207.75" calcext:value-type="float">
            <text:p>208.208</text:p>
          </table:table-cell>
          <table:table-cell table:style-name="ce22" table:formula="of:=[.K27]-[.K26]" office:value-type="float" office:value="410325.25" calcext:value-type="float">
            <text:p>410.325</text:p>
          </table:table-cell>
          <table:table-cell table:style-name="ce22" table:formula="of:=[.L27]-[.L26]" office:value-type="float" office:value="148348.25" calcext:value-type="float">
            <text:p>148.348</text:p>
          </table:table-cell>
          <table:table-cell table:style-name="ce22" table:formula="of:=[.M27]-[.M26]" office:value-type="float" office:value="460637.25" calcext:value-type="float">
            <text:p>460.637</text:p>
          </table:table-cell>
          <table:table-cell table:style-name="ce22" table:formula="of:=[.N27]-[.N26]" office:value-type="float" office:value="-733691.75" calcext:value-type="float">
            <text:p>-733.692</text:p>
          </table:table-cell>
          <table:table-cell table:style-name="ce22" table:formula="of:=[.O27]-[.O26]" office:value-type="float" office:value="305813" calcext:value-type="float">
            <text:p>305.813</text:p>
          </table:table-cell>
          <table:table-cell table:style-name="ce22" table:formula="of:=[.P27]-[.P26]" office:value-type="float" office:value="266502" calcext:value-type="float">
            <text:p>266.502</text:p>
          </table:table-cell>
          <table:table-cell table:style-name="ce22" table:formula="of:=[.Q27]-[.Q26]" office:value-type="float" office:value="203797.5" calcext:value-type="float">
            <text:p>203.798</text:p>
          </table:table-cell>
          <table:table-cell table:number-columns-repeated="16367"/>
        </table:table-row>
        <table:table-row table:style-name="ro2">
          <table:table-cell table:style-name="ce60" office:value-type="string" calcext:value-type="string" table:number-columns-spanned="2" table:number-rows-spanned="1">
            <text:p>%</text:p>
          </table:table-cell>
          <table:covered-table-cell table:style-name="ce60"/>
          <table:table-cell table:style-name="ce28" table:formula="of:=[.C28]/[.C26]" office:value-type="percentage" office:value="0.0241797378003126" calcext:value-type="percentage">
            <text:p>2,42 %</text:p>
          </table:table-cell>
          <table:table-cell table:style-name="ce28" table:formula="of:=[.D28]/[.D26]" office:value-type="percentage" office:value="-0.0324881856908634" calcext:value-type="percentage">
            <text:p>-3,25 %</text:p>
          </table:table-cell>
          <table:table-cell table:style-name="ce28" table:formula="of:=[.E28]/[.E26]" office:value-type="percentage" office:value="0.0201288211120004" calcext:value-type="percentage">
            <text:p>2,01 %</text:p>
          </table:table-cell>
          <table:table-cell table:style-name="ce28" table:formula="of:=[.F28]/[.F26]" office:value-type="percentage" office:value="0.0171616673447498" calcext:value-type="percentage">
            <text:p>1,72 %</text:p>
          </table:table-cell>
          <table:table-cell table:style-name="ce28" table:formula="of:=[.G28]/[.G26]" office:value-type="percentage" office:value="0.0487987412287386" calcext:value-type="percentage">
            <text:p>4,88 %</text:p>
          </table:table-cell>
          <table:table-cell table:style-name="ce28" table:formula="of:=[.H28]/[.H26]" office:value-type="percentage" office:value="-0.108962100330155" calcext:value-type="percentage">
            <text:p>-10,90 %</text:p>
          </table:table-cell>
          <table:table-cell table:style-name="ce28" table:formula="of:=[.I28]/[.I26]" office:value-type="percentage" office:value="-0.0791748904607637" calcext:value-type="percentage">
            <text:p>-7,92 %</text:p>
          </table:table-cell>
          <table:table-cell table:style-name="ce28" table:formula="of:=[.J28]/[.J26]" office:value-type="percentage" office:value="0.0313632523657041" calcext:value-type="percentage">
            <text:p>3,14 %</text:p>
          </table:table-cell>
          <table:table-cell table:style-name="ce28" table:formula="of:=[.K28]/[.K26]" office:value-type="percentage" office:value="0.0734860168234656" calcext:value-type="percentage">
            <text:p>7,35 %</text:p>
          </table:table-cell>
          <table:table-cell table:style-name="ce28" table:formula="of:=[.L28]/[.L26]" office:value-type="percentage" office:value="0.0307803161550274" calcext:value-type="percentage">
            <text:p>3,08 %</text:p>
          </table:table-cell>
          <table:table-cell table:style-name="ce28" table:formula="of:=[.M28]/[.M26]" office:value-type="percentage" office:value="0.124072201973534" calcext:value-type="percentage">
            <text:p>12,41 %</text:p>
          </table:table-cell>
          <table:table-cell table:style-name="ce28" table:formula="of:=[.N28]/[.N26]" office:value-type="percentage" office:value="-0.187294609730967" calcext:value-type="percentage">
            <text:p>-18,73 %</text:p>
          </table:table-cell>
          <table:table-cell table:style-name="ce28" table:formula="of:=[.O28]/[.O26]" office:value-type="percentage" office:value="0.0961555754971548" calcext:value-type="percentage">
            <text:p>9,62 %</text:p>
          </table:table-cell>
          <table:table-cell table:style-name="ce28" table:formula="of:=[.P28]/[.P26]" office:value-type="percentage" office:value="0.112975223638394" calcext:value-type="percentage">
            <text:p>11,30 %</text:p>
          </table:table-cell>
          <table:table-cell table:style-name="ce28" table:formula="of:=[.Q28]/[.Q26]" office:value-type="percentage" office:value="0.00245440606308842" calcext:value-type="percentage">
            <text:p>0,25 %</text:p>
          </table:table-cell>
          <table:table-cell table:number-columns-repeated="16367"/>
        </table:table-row>
        <table:table-row table:style-name="ro3" table:number-rows-repeated="104854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M August" table:style-name="ta1">
        <table:table-column table:style-name="co6" table:number-columns-repeated="2" table:default-cell-style-name="ce44"/>
        <table:table-column table:style-name="co7" table:number-columns-repeated="15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column table:style-name="co5" table:number-columns-repeated="16354" table:default-cell-style-name="Default"/>
        <table:table-row table:style-name="ro4">
          <table:table-cell table:style-name="ce40" office:value-type="string" calcext:value-type="string" table:number-columns-spanned="17" table:number-rows-spanned="1">
            <text:p>Sterberate pro 100.000</text:p>
          </table:table-cell>
          <table:covered-table-cell table:style-name="ce45"/>
          <table:covered-table-cell table:style-name="ce46"/>
          <table:covered-table-cell table:number-columns-repeated="14" table:style-name="ce51"/>
          <table:table-cell table:style-name="ce54" table:number-columns-repeated="16367"/>
        </table:table-row>
        <table:table-row table:style-name="ro5">
          <table:table-cell table:style-name="ce41" office:value-type="string" calcext:value-type="string">
            <text:p>Jahr</text:p>
          </table:table-cell>
          <table:table-cell table:style-name="ce41" office:value-type="string" calcext:value-type="string">
            <text:p>Monat</text:p>
          </table:table-cell>
          <table:table-cell table:style-name="ce41" office:value-type="string" calcext:value-type="string">
            <text:p>A00A14</text:p>
          </table:table-cell>
          <table:table-cell table:style-name="ce41" office:value-type="string" calcext:value-type="string">
            <text:p>A15A29</text:p>
          </table:table-cell>
          <table:table-cell table:style-name="ce41" office:value-type="string" calcext:value-type="string">
            <text:p>A30A34</text:p>
          </table:table-cell>
          <table:table-cell table:style-name="ce41" office:value-type="string" calcext:value-type="string">
            <text:p>A35A39</text:p>
          </table:table-cell>
          <table:table-cell table:style-name="ce41" office:value-type="string" calcext:value-type="string">
            <text:p>A40A44</text:p>
          </table:table-cell>
          <table:table-cell table:style-name="ce41" office:value-type="string" calcext:value-type="string">
            <text:p>A45A49</text:p>
          </table:table-cell>
          <table:table-cell table:style-name="ce41" office:value-type="string" calcext:value-type="string">
            <text:p>A50A54</text:p>
          </table:table-cell>
          <table:table-cell table:style-name="ce41" office:value-type="string" calcext:value-type="string">
            <text:p>A55A59</text:p>
          </table:table-cell>
          <table:table-cell table:style-name="ce41" office:value-type="string" calcext:value-type="string">
            <text:p>A60A64</text:p>
          </table:table-cell>
          <table:table-cell table:style-name="ce41" office:value-type="string" calcext:value-type="string">
            <text:p>A65A69</text:p>
          </table:table-cell>
          <table:table-cell table:style-name="ce41" office:value-type="string" calcext:value-type="string">
            <text:p>A70A74</text:p>
          </table:table-cell>
          <table:table-cell table:style-name="ce41" office:value-type="string" calcext:value-type="string">
            <text:p>A75A79</text:p>
          </table:table-cell>
          <table:table-cell table:style-name="ce41" office:value-type="string" calcext:value-type="string">
            <text:p>A80A84</text:p>
          </table:table-cell>
          <table:table-cell table:style-name="ce41" office:value-type="string" calcext:value-type="string">
            <text:p>A85+</text:p>
          </table:table-cell>
          <table:table-cell table:style-name="ce41" office:value-type="string" calcext:value-type="string">
            <text:p>Alle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0" calcext:value-type="float">
            <text:p>2000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57]/[.C32]*100000" office:value-type="float" office:value="3.26432149333171" calcext:value-type="float">
            <text:p>3,26</text:p>
          </table:table-cell>
          <table:table-cell table:style-name="ce47" table:formula="of:=[.D57]/[.D32]*100000" office:value-type="float" office:value="4.40919162061646" calcext:value-type="float">
            <text:p>4,41</text:p>
          </table:table-cell>
          <table:table-cell table:style-name="ce47" table:formula="of:=[.E57]/[.E32]*100000" office:value-type="float" office:value="6.00202082427753" calcext:value-type="float">
            <text:p>6,00</text:p>
          </table:table-cell>
          <table:table-cell table:style-name="ce47" table:formula="of:=[.F57]/[.F32]*100000" office:value-type="float" office:value="9.58849403112747" calcext:value-type="float">
            <text:p>9,59</text:p>
          </table:table-cell>
          <table:table-cell table:style-name="ce47" table:formula="of:=[.G57]/[.G32]*100000" office:value-type="float" office:value="15.7233539442846" calcext:value-type="float">
            <text:p>15,72</text:p>
          </table:table-cell>
          <table:table-cell table:style-name="ce47" table:formula="of:=[.H57]/[.H32]*100000" office:value-type="float" office:value="24.8728358601285" calcext:value-type="float">
            <text:p>24,87</text:p>
          </table:table-cell>
          <table:table-cell table:style-name="ce47" table:formula="of:=[.I57]/[.I32]*100000" office:value-type="float" office:value="39.5862060597446" calcext:value-type="float">
            <text:p>39,59</text:p>
          </table:table-cell>
          <table:table-cell table:style-name="ce47" table:formula="of:=[.J57]/[.J32]*100000" office:value-type="float" office:value="52.4618352130621" calcext:value-type="float">
            <text:p>52,46</text:p>
          </table:table-cell>
          <table:table-cell table:style-name="ce47" table:formula="of:=[.K57]/[.K32]*100000" office:value-type="float" office:value="85.3723107993351" calcext:value-type="float">
            <text:p>85,37</text:p>
          </table:table-cell>
          <table:table-cell table:style-name="ce47" table:formula="of:=[.L57]/[.L32]*100000" office:value-type="float" office:value="137.854797930085" calcext:value-type="float">
            <text:p>137,85</text:p>
          </table:table-cell>
          <table:table-cell table:style-name="ce47" table:formula="of:=[.M57]/[.M32]*100000" office:value-type="float" office:value="224.399766509411" calcext:value-type="float">
            <text:p>224,40</text:p>
          </table:table-cell>
          <table:table-cell table:style-name="ce47" table:formula="of:=[.N57]/[.N32]*100000" office:value-type="float" office:value="349.276591206411" calcext:value-type="float">
            <text:p>349,28</text:p>
          </table:table-cell>
          <table:table-cell table:style-name="ce47" table:formula="of:=[.O57]/[.O32]*100000" office:value-type="float" office:value="611.524325172751" calcext:value-type="float">
            <text:p>611,52</text:p>
          </table:table-cell>
          <table:table-cell table:style-name="ce47" table:formula="of:=[.P57]/[.P32]*100000" office:value-type="float" office:value="1238.98102540832" calcext:value-type="float">
            <text:p>1.238,98</text:p>
          </table:table-cell>
          <table:table-cell table:style-name="ce52" table:formula="of:=[.Q57]/[.Q32]*100000" office:value-type="float" office:value="79.8456978602719" calcext:value-type="float">
            <text:p>79,85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1" calcext:value-type="float">
            <text:p>2001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58]/[.C33]*100000" office:value-type="float" office:value="3.20883019981933" calcext:value-type="float">
            <text:p>3,21</text:p>
          </table:table-cell>
          <table:table-cell table:style-name="ce47" table:formula="of:=[.D58]/[.D33]*100000" office:value-type="float" office:value="4.84145537390271" calcext:value-type="float">
            <text:p>4,84</text:p>
          </table:table-cell>
          <table:table-cell table:style-name="ce47" table:formula="of:=[.E58]/[.E33]*100000" office:value-type="float" office:value="5.08967454292558" calcext:value-type="float">
            <text:p>5,09</text:p>
          </table:table-cell>
          <table:table-cell table:style-name="ce47" table:formula="of:=[.F58]/[.F33]*100000" office:value-type="float" office:value="9.11000511157126" calcext:value-type="float">
            <text:p>9,11</text:p>
          </table:table-cell>
          <table:table-cell table:style-name="ce47" table:formula="of:=[.G58]/[.G33]*100000" office:value-type="float" office:value="15.3925562847964" calcext:value-type="float">
            <text:p>15,39</text:p>
          </table:table-cell>
          <table:table-cell table:style-name="ce47" table:formula="of:=[.H58]/[.H33]*100000" office:value-type="float" office:value="24.9110014590729" calcext:value-type="float">
            <text:p>24,91</text:p>
          </table:table-cell>
          <table:table-cell table:style-name="ce47" table:formula="of:=[.I58]/[.I33]*100000" office:value-type="float" office:value="38.8096135349933" calcext:value-type="float">
            <text:p>38,81</text:p>
          </table:table-cell>
          <table:table-cell table:style-name="ce47" table:formula="of:=[.J58]/[.J33]*100000" office:value-type="float" office:value="55.8876684526109" calcext:value-type="float">
            <text:p>55,89</text:p>
          </table:table-cell>
          <table:table-cell table:style-name="ce47" table:formula="of:=[.K58]/[.K33]*100000" office:value-type="float" office:value="82.8412611388444" calcext:value-type="float">
            <text:p>82,84</text:p>
          </table:table-cell>
          <table:table-cell table:style-name="ce47" table:formula="of:=[.L58]/[.L33]*100000" office:value-type="float" office:value="134.666300371764" calcext:value-type="float">
            <text:p>134,67</text:p>
          </table:table-cell>
          <table:table-cell table:style-name="ce47" table:formula="of:=[.M58]/[.M33]*100000" office:value-type="float" office:value="216.170160802402" calcext:value-type="float">
            <text:p>216,17</text:p>
          </table:table-cell>
          <table:table-cell table:style-name="ce47" table:formula="of:=[.N58]/[.N33]*100000" office:value-type="float" office:value="350.340014203258" calcext:value-type="float">
            <text:p>350,34</text:p>
          </table:table-cell>
          <table:table-cell table:style-name="ce47" table:formula="of:=[.O58]/[.O33]*100000" office:value-type="float" office:value="618.808354625153" calcext:value-type="float">
            <text:p>618,81</text:p>
          </table:table-cell>
          <table:table-cell table:style-name="ce47" table:formula="of:=[.P58]/[.P33]*100000" office:value-type="float" office:value="1268.06292072405" calcext:value-type="float">
            <text:p>1.268,06</text:p>
          </table:table-cell>
          <table:table-cell table:style-name="ce52" table:formula="of:=[.Q58]/[.Q33]*100000" office:value-type="float" office:value="81.2416407871962" calcext:value-type="float">
            <text:p>81,24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2" calcext:value-type="float">
            <text:p>2002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59]/[.C34]*100000" office:value-type="float" office:value="2.98759537719937" calcext:value-type="float">
            <text:p>2,99</text:p>
          </table:table-cell>
          <table:table-cell table:style-name="ce47" table:formula="of:=[.D59]/[.D34]*100000" office:value-type="float" office:value="4.27084783612615" calcext:value-type="float">
            <text:p>4,27</text:p>
          </table:table-cell>
          <table:table-cell table:style-name="ce47" table:formula="of:=[.E59]/[.E34]*100000" office:value-type="float" office:value="4.98198855450405" calcext:value-type="float">
            <text:p>4,98</text:p>
          </table:table-cell>
          <table:table-cell table:style-name="ce47" table:formula="of:=[.F59]/[.F34]*100000" office:value-type="float" office:value="8.18062263903306" calcext:value-type="float">
            <text:p>8,18</text:p>
          </table:table-cell>
          <table:table-cell table:style-name="ce47" table:formula="of:=[.G59]/[.G34]*100000" office:value-type="float" office:value="15.0309408352744" calcext:value-type="float">
            <text:p>15,03</text:p>
          </table:table-cell>
          <table:table-cell table:style-name="ce47" table:formula="of:=[.H59]/[.H34]*100000" office:value-type="float" office:value="24.943071108294" calcext:value-type="float">
            <text:p>24,94</text:p>
          </table:table-cell>
          <table:table-cell table:style-name="ce47" table:formula="of:=[.I59]/[.I34]*100000" office:value-type="float" office:value="37.2247969426441" calcext:value-type="float">
            <text:p>37,22</text:p>
          </table:table-cell>
          <table:table-cell table:style-name="ce47" table:formula="of:=[.J59]/[.J34]*100000" office:value-type="float" office:value="55.7809578755907" calcext:value-type="float">
            <text:p>55,78</text:p>
          </table:table-cell>
          <table:table-cell table:style-name="ce47" table:formula="of:=[.K59]/[.K34]*100000" office:value-type="float" office:value="82.4203364816696" calcext:value-type="float">
            <text:p>82,42</text:p>
          </table:table-cell>
          <table:table-cell table:style-name="ce47" table:formula="of:=[.L59]/[.L34]*100000" office:value-type="float" office:value="135.493803191368" calcext:value-type="float">
            <text:p>135,49</text:p>
          </table:table-cell>
          <table:table-cell table:style-name="ce47" table:formula="of:=[.M59]/[.M34]*100000" office:value-type="float" office:value="213.361400534083" calcext:value-type="float">
            <text:p>213,36</text:p>
          </table:table-cell>
          <table:table-cell table:style-name="ce47" table:formula="of:=[.N59]/[.N34]*100000" office:value-type="float" office:value="337.047337075877" calcext:value-type="float">
            <text:p>337,05</text:p>
          </table:table-cell>
          <table:table-cell table:style-name="ce47" table:formula="of:=[.O59]/[.O34]*100000" office:value-type="float" office:value="616.057501828756" calcext:value-type="float">
            <text:p>616,06</text:p>
          </table:table-cell>
          <table:table-cell table:style-name="ce47" table:formula="of:=[.P59]/[.P34]*100000" office:value-type="float" office:value="1298.16920028154" calcext:value-type="float">
            <text:p>1.298,17</text:p>
          </table:table-cell>
          <table:table-cell table:style-name="ce52" table:formula="of:=[.Q59]/[.Q34]*100000" office:value-type="float" office:value="81.5850896434656" calcext:value-type="float">
            <text:p>81,59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3" calcext:value-type="float">
            <text:p>2003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60]/[.C35]*100000" office:value-type="float" office:value="3.14121450628968" calcext:value-type="float">
            <text:p>3,14</text:p>
          </table:table-cell>
          <table:table-cell table:style-name="ce47" table:formula="of:=[.D60]/[.D35]*100000" office:value-type="float" office:value="4.51603594341893" calcext:value-type="float">
            <text:p>4,52</text:p>
          </table:table-cell>
          <table:table-cell table:style-name="ce47" table:formula="of:=[.E60]/[.E35]*100000" office:value-type="float" office:value="5.3195282517181" calcext:value-type="float">
            <text:p>5,32</text:p>
          </table:table-cell>
          <table:table-cell table:style-name="ce47" table:formula="of:=[.F60]/[.F35]*100000" office:value-type="float" office:value="8.513724787765" calcext:value-type="float">
            <text:p>8,51</text:p>
          </table:table-cell>
          <table:table-cell table:style-name="ce47" table:formula="of:=[.G60]/[.G35]*100000" office:value-type="float" office:value="15.0213892483152" calcext:value-type="float">
            <text:p>15,02</text:p>
          </table:table-cell>
          <table:table-cell table:style-name="ce47" table:formula="of:=[.H60]/[.H35]*100000" office:value-type="float" office:value="25.7392740573925" calcext:value-type="float">
            <text:p>25,74</text:p>
          </table:table-cell>
          <table:table-cell table:style-name="ce47" table:formula="of:=[.I60]/[.I35]*100000" office:value-type="float" office:value="38.0866494374319" calcext:value-type="float">
            <text:p>38,09</text:p>
          </table:table-cell>
          <table:table-cell table:style-name="ce47" table:formula="of:=[.J60]/[.J35]*100000" office:value-type="float" office:value="55.7066545687341" calcext:value-type="float">
            <text:p>55,71</text:p>
          </table:table-cell>
          <table:table-cell table:style-name="ce47" table:formula="of:=[.K60]/[.K35]*100000" office:value-type="float" office:value="82.986555471745" calcext:value-type="float">
            <text:p>82,99</text:p>
          </table:table-cell>
          <table:table-cell table:style-name="ce47" table:formula="of:=[.L60]/[.L35]*100000" office:value-type="float" office:value="137.240237699057" calcext:value-type="float">
            <text:p>137,24</text:p>
          </table:table-cell>
          <table:table-cell table:style-name="ce47" table:formula="of:=[.M60]/[.M35]*100000" office:value-type="float" office:value="224.393914383415" calcext:value-type="float">
            <text:p>224,39</text:p>
          </table:table-cell>
          <table:table-cell table:style-name="ce47" table:formula="of:=[.N60]/[.N35]*100000" office:value-type="float" office:value="367.43488871087" calcext:value-type="float">
            <text:p>367,43</text:p>
          </table:table-cell>
          <table:table-cell table:style-name="ce47" table:formula="of:=[.O60]/[.O35]*100000" office:value-type="float" office:value="681.996332217241" calcext:value-type="float">
            <text:p>682,00</text:p>
          </table:table-cell>
          <table:table-cell table:style-name="ce47" table:formula="of:=[.P60]/[.P35]*100000" office:value-type="float" office:value="1521.68521988317" calcext:value-type="float">
            <text:p>1.521,69</text:p>
          </table:table-cell>
          <table:table-cell table:style-name="ce52" table:formula="of:=[.Q60]/[.Q35]*100000" office:value-type="float" office:value="89.3748088728551" calcext:value-type="float">
            <text:p>89,37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4" calcext:value-type="float">
            <text:p>2004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61]/[.C36]*100000" office:value-type="float" office:value="3.00934624008499" calcext:value-type="float">
            <text:p>3,01</text:p>
          </table:table-cell>
          <table:table-cell table:style-name="ce47" table:formula="of:=[.D61]/[.D36]*100000" office:value-type="float" office:value="4.16736093596833" calcext:value-type="float">
            <text:p>4,17</text:p>
          </table:table-cell>
          <table:table-cell table:style-name="ce47" table:formula="of:=[.E61]/[.E36]*100000" office:value-type="float" office:value="5.02050629331071" calcext:value-type="float">
            <text:p>5,02</text:p>
          </table:table-cell>
          <table:table-cell table:style-name="ce47" table:formula="of:=[.F61]/[.F36]*100000" office:value-type="float" office:value="8.11406636576302" calcext:value-type="float">
            <text:p>8,11</text:p>
          </table:table-cell>
          <table:table-cell table:style-name="ce47" table:formula="of:=[.G61]/[.G36]*100000" office:value-type="float" office:value="13.6019983614537" calcext:value-type="float">
            <text:p>13,60</text:p>
          </table:table-cell>
          <table:table-cell table:style-name="ce47" table:formula="of:=[.H61]/[.H36]*100000" office:value-type="float" office:value="22.9851832053819" calcext:value-type="float">
            <text:p>22,99</text:p>
          </table:table-cell>
          <table:table-cell table:style-name="ce47" table:formula="of:=[.I61]/[.I36]*100000" office:value-type="float" office:value="34.7966461177467" calcext:value-type="float">
            <text:p>34,80</text:p>
          </table:table-cell>
          <table:table-cell table:style-name="ce47" table:formula="of:=[.J61]/[.J36]*100000" office:value-type="float" office:value="54.1753874400488" calcext:value-type="float">
            <text:p>54,18</text:p>
          </table:table-cell>
          <table:table-cell table:style-name="ce47" table:formula="of:=[.K61]/[.K36]*100000" office:value-type="float" office:value="73.1495233959785" calcext:value-type="float">
            <text:p>73,15</text:p>
          </table:table-cell>
          <table:table-cell table:style-name="ce47" table:formula="of:=[.L61]/[.L36]*100000" office:value-type="float" office:value="123.187503350225" calcext:value-type="float">
            <text:p>123,19</text:p>
          </table:table-cell>
          <table:table-cell table:style-name="ce47" table:formula="of:=[.M61]/[.M36]*100000" office:value-type="float" office:value="201.852038013569" calcext:value-type="float">
            <text:p>201,85</text:p>
          </table:table-cell>
          <table:table-cell table:style-name="ce47" table:formula="of:=[.N61]/[.N36]*100000" office:value-type="float" office:value="331.234820673328" calcext:value-type="float">
            <text:p>331,23</text:p>
          </table:table-cell>
          <table:table-cell table:style-name="ce47" table:formula="of:=[.O61]/[.O36]*100000" office:value-type="float" office:value="586.214812642756" calcext:value-type="float">
            <text:p>586,21</text:p>
          </table:table-cell>
          <table:table-cell table:style-name="ce47" table:formula="of:=[.P61]/[.P36]*100000" office:value-type="float" office:value="1325.26869402738" calcext:value-type="float">
            <text:p>1.325,27</text:p>
          </table:table-cell>
          <table:table-cell table:style-name="ce52" table:formula="of:=[.Q61]/[.Q36]*100000" office:value-type="float" office:value="79.7075828017586" calcext:value-type="float">
            <text:p>79,71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5" calcext:value-type="float">
            <text:p>2005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62]/[.C37]*100000" office:value-type="float" office:value="2.84284882635628" calcext:value-type="float">
            <text:p>2,84</text:p>
          </table:table-cell>
          <table:table-cell table:style-name="ce47" table:formula="of:=[.D62]/[.D37]*100000" office:value-type="float" office:value="3.23781030286491" calcext:value-type="float">
            <text:p>3,24</text:p>
          </table:table-cell>
          <table:table-cell table:style-name="ce47" table:formula="of:=[.E62]/[.E37]*100000" office:value-type="float" office:value="4.50005435990036" calcext:value-type="float">
            <text:p>4,50</text:p>
          </table:table-cell>
          <table:table-cell table:style-name="ce47" table:formula="of:=[.F62]/[.F37]*100000" office:value-type="float" office:value="6.5295876082553" calcext:value-type="float">
            <text:p>6,53</text:p>
          </table:table-cell>
          <table:table-cell table:style-name="ce47" table:formula="of:=[.G62]/[.G37]*100000" office:value-type="float" office:value="12.7019865260587" calcext:value-type="float">
            <text:p>12,70</text:p>
          </table:table-cell>
          <table:table-cell table:style-name="ce47" table:formula="of:=[.H62]/[.H37]*100000" office:value-type="float" office:value="21.4349794543614" calcext:value-type="float">
            <text:p>21,43</text:p>
          </table:table-cell>
          <table:table-cell table:style-name="ce47" table:formula="of:=[.I62]/[.I37]*100000" office:value-type="float" office:value="34.1505319595199" calcext:value-type="float">
            <text:p>34,15</text:p>
          </table:table-cell>
          <table:table-cell table:style-name="ce47" table:formula="of:=[.J62]/[.J37]*100000" office:value-type="float" office:value="54.8858157179283" calcext:value-type="float">
            <text:p>54,89</text:p>
          </table:table-cell>
          <table:table-cell table:style-name="ce47" table:formula="of:=[.K62]/[.K37]*100000" office:value-type="float" office:value="73.5699268302443" calcext:value-type="float">
            <text:p>73,57</text:p>
          </table:table-cell>
          <table:table-cell table:style-name="ce47" table:formula="of:=[.L62]/[.L37]*100000" office:value-type="float" office:value="116.942865772474" calcext:value-type="float">
            <text:p>116,94</text:p>
          </table:table-cell>
          <table:table-cell table:style-name="ce47" table:formula="of:=[.M62]/[.M37]*100000" office:value-type="float" office:value="187.769978177485" calcext:value-type="float">
            <text:p>187,77</text:p>
          </table:table-cell>
          <table:table-cell table:style-name="ce47" table:formula="of:=[.N62]/[.N37]*100000" office:value-type="float" office:value="317.307350177691" calcext:value-type="float">
            <text:p>317,31</text:p>
          </table:table-cell>
          <table:table-cell table:style-name="ce47" table:formula="of:=[.O62]/[.O37]*100000" office:value-type="float" office:value="540.717893651668" calcext:value-type="float">
            <text:p>540,72</text:p>
          </table:table-cell>
          <table:table-cell table:style-name="ce47" table:formula="of:=[.P62]/[.P37]*100000" office:value-type="float" office:value="1286.52973536756" calcext:value-type="float">
            <text:p>1.286,53</text:p>
          </table:table-cell>
          <table:table-cell table:style-name="ce52" table:formula="of:=[.Q62]/[.Q37]*100000" office:value-type="float" office:value="77.6658674142856" calcext:value-type="float">
            <text:p>77,67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6" calcext:value-type="float">
            <text:p>2006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63]/[.C38]*100000" office:value-type="float" office:value="2.58371937477081" calcext:value-type="float">
            <text:p>2,58</text:p>
          </table:table-cell>
          <table:table-cell table:style-name="ce47" table:formula="of:=[.D63]/[.D38]*100000" office:value-type="float" office:value="3.34211865841581" calcext:value-type="float">
            <text:p>3,34</text:p>
          </table:table-cell>
          <table:table-cell table:style-name="ce47" table:formula="of:=[.E63]/[.E38]*100000" office:value-type="float" office:value="4.19733385353623" calcext:value-type="float">
            <text:p>4,20</text:p>
          </table:table-cell>
          <table:table-cell table:style-name="ce47" table:formula="of:=[.F63]/[.F38]*100000" office:value-type="float" office:value="6.33673594133856" calcext:value-type="float">
            <text:p>6,34</text:p>
          </table:table-cell>
          <table:table-cell table:style-name="ce47" table:formula="of:=[.G63]/[.G38]*100000" office:value-type="float" office:value="12.0305930331323" calcext:value-type="float">
            <text:p>12,03</text:p>
          </table:table-cell>
          <table:table-cell table:style-name="ce47" table:formula="of:=[.H63]/[.H38]*100000" office:value-type="float" office:value="21.7986912909976" calcext:value-type="float">
            <text:p>21,80</text:p>
          </table:table-cell>
          <table:table-cell table:style-name="ce47" table:formula="of:=[.I63]/[.I38]*100000" office:value-type="float" office:value="33.205399418603" calcext:value-type="float">
            <text:p>33,21</text:p>
          </table:table-cell>
          <table:table-cell table:style-name="ce47" table:formula="of:=[.J63]/[.J38]*100000" office:value-type="float" office:value="52.9931551881473" calcext:value-type="float">
            <text:p>52,99</text:p>
          </table:table-cell>
          <table:table-cell table:style-name="ce47" table:formula="of:=[.K63]/[.K38]*100000" office:value-type="float" office:value="72.9760703585249" calcext:value-type="float">
            <text:p>72,98</text:p>
          </table:table-cell>
          <table:table-cell table:style-name="ce47" table:formula="of:=[.L63]/[.L38]*100000" office:value-type="float" office:value="112.179985148107" calcext:value-type="float">
            <text:p>112,18</text:p>
          </table:table-cell>
          <table:table-cell table:style-name="ce47" table:formula="of:=[.M63]/[.M38]*100000" office:value-type="float" office:value="189.534886813681" calcext:value-type="float">
            <text:p>189,53</text:p>
          </table:table-cell>
          <table:table-cell table:style-name="ce47" table:formula="of:=[.N63]/[.N38]*100000" office:value-type="float" office:value="310.985638885479" calcext:value-type="float">
            <text:p>310,99</text:p>
          </table:table-cell>
          <table:table-cell table:style-name="ce47" table:formula="of:=[.O63]/[.O38]*100000" office:value-type="float" office:value="526.688940273678" calcext:value-type="float">
            <text:p>526,69</text:p>
          </table:table-cell>
          <table:table-cell table:style-name="ce47" table:formula="of:=[.P63]/[.P38]*100000" office:value-type="float" office:value="1263.38807861782" calcext:value-type="float">
            <text:p>1.263,39</text:p>
          </table:table-cell>
          <table:table-cell table:style-name="ce52" table:formula="of:=[.Q63]/[.Q38]*100000" office:value-type="float" office:value="78.576632049336" calcext:value-type="float">
            <text:p>78,58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7" calcext:value-type="float">
            <text:p>2007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64]/[.C39]*100000" office:value-type="float" office:value="2.67450582386753" calcext:value-type="float">
            <text:p>2,67</text:p>
          </table:table-cell>
          <table:table-cell table:style-name="ce47" table:formula="of:=[.D64]/[.D39]*100000" office:value-type="float" office:value="3.33109379217636" calcext:value-type="float">
            <text:p>3,33</text:p>
          </table:table-cell>
          <table:table-cell table:style-name="ce47" table:formula="of:=[.E64]/[.E39]*100000" office:value-type="float" office:value="4.48796869527027" calcext:value-type="float">
            <text:p>4,49</text:p>
          </table:table-cell>
          <table:table-cell table:style-name="ce47" table:formula="of:=[.F64]/[.F39]*100000" office:value-type="float" office:value="6.20562664324056" calcext:value-type="float">
            <text:p>6,21</text:p>
          </table:table-cell>
          <table:table-cell table:style-name="ce47" table:formula="of:=[.G64]/[.G39]*100000" office:value-type="float" office:value="10.7600729743712" calcext:value-type="float">
            <text:p>10,76</text:p>
          </table:table-cell>
          <table:table-cell table:style-name="ce47" table:formula="of:=[.H64]/[.H39]*100000" office:value-type="float" office:value="20.8358657355795" calcext:value-type="float">
            <text:p>20,84</text:p>
          </table:table-cell>
          <table:table-cell table:style-name="ce47" table:formula="of:=[.I64]/[.I39]*100000" office:value-type="float" office:value="33.027931667437" calcext:value-type="float">
            <text:p>33,03</text:p>
          </table:table-cell>
          <table:table-cell table:style-name="ce47" table:formula="of:=[.J64]/[.J39]*100000" office:value-type="float" office:value="51.7479469692208" calcext:value-type="float">
            <text:p>51,75</text:p>
          </table:table-cell>
          <table:table-cell table:style-name="ce47" table:formula="of:=[.K64]/[.K39]*100000" office:value-type="float" office:value="73.7230439229489" calcext:value-type="float">
            <text:p>73,72</text:p>
          </table:table-cell>
          <table:table-cell table:style-name="ce47" table:formula="of:=[.L64]/[.L39]*100000" office:value-type="float" office:value="107.085757997178" calcext:value-type="float">
            <text:p>107,09</text:p>
          </table:table-cell>
          <table:table-cell table:style-name="ce47" table:formula="of:=[.M64]/[.M39]*100000" office:value-type="float" office:value="181.2691103589" calcext:value-type="float">
            <text:p>181,27</text:p>
          </table:table-cell>
          <table:table-cell table:style-name="ce47" table:formula="of:=[.N64]/[.N39]*100000" office:value-type="float" office:value="304.90233331897" calcext:value-type="float">
            <text:p>304,90</text:p>
          </table:table-cell>
          <table:table-cell table:style-name="ce47" table:formula="of:=[.O64]/[.O39]*100000" office:value-type="float" office:value="519.263747464993" calcext:value-type="float">
            <text:p>519,26</text:p>
          </table:table-cell>
          <table:table-cell table:style-name="ce47" table:formula="of:=[.P64]/[.P39]*100000" office:value-type="float" office:value="1188.35539785358" calcext:value-type="float">
            <text:p>1.188,36</text:p>
          </table:table-cell>
          <table:table-cell table:style-name="ce52" table:formula="of:=[.Q64]/[.Q39]*100000" office:value-type="float" office:value="78.177821159147" calcext:value-type="float">
            <text:p>78,18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8" calcext:value-type="float">
            <text:p>2008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65]/[.C40]*100000" office:value-type="float" office:value="2.5705354939541" calcext:value-type="float">
            <text:p>2,57</text:p>
          </table:table-cell>
          <table:table-cell table:style-name="ce47" table:formula="of:=[.D65]/[.D40]*100000" office:value-type="float" office:value="3.28838425239758" calcext:value-type="float">
            <text:p>3,29</text:p>
          </table:table-cell>
          <table:table-cell table:style-name="ce47" table:formula="of:=[.E65]/[.E40]*100000" office:value-type="float" office:value="4.50736422522023" calcext:value-type="float">
            <text:p>4,51</text:p>
          </table:table-cell>
          <table:table-cell table:style-name="ce47" table:formula="of:=[.F65]/[.F40]*100000" office:value-type="float" office:value="6.44046879327966" calcext:value-type="float">
            <text:p>6,44</text:p>
          </table:table-cell>
          <table:table-cell table:style-name="ce47" table:formula="of:=[.G65]/[.G40]*100000" office:value-type="float" office:value="10.9523378224913" calcext:value-type="float">
            <text:p>10,95</text:p>
          </table:table-cell>
          <table:table-cell table:style-name="ce47" table:formula="of:=[.H65]/[.H40]*100000" office:value-type="float" office:value="20.4098579763111" calcext:value-type="float">
            <text:p>20,41</text:p>
          </table:table-cell>
          <table:table-cell table:style-name="ce47" table:formula="of:=[.I65]/[.I40]*100000" office:value-type="float" office:value="33.0582678296272" calcext:value-type="float">
            <text:p>33,06</text:p>
          </table:table-cell>
          <table:table-cell table:style-name="ce47" table:formula="of:=[.J65]/[.J40]*100000" office:value-type="float" office:value="48.908819201094" calcext:value-type="float">
            <text:p>48,91</text:p>
          </table:table-cell>
          <table:table-cell table:style-name="ce47" table:formula="of:=[.K65]/[.K40]*100000" office:value-type="float" office:value="74.4778551883259" calcext:value-type="float">
            <text:p>74,48</text:p>
          </table:table-cell>
          <table:table-cell table:style-name="ce47" table:formula="of:=[.L65]/[.L40]*100000" office:value-type="float" office:value="106.911614222626" calcext:value-type="float">
            <text:p>106,91</text:p>
          </table:table-cell>
          <table:table-cell table:style-name="ce47" table:formula="of:=[.M65]/[.M40]*100000" office:value-type="float" office:value="177.971119753135" calcext:value-type="float">
            <text:p>177,97</text:p>
          </table:table-cell>
          <table:table-cell table:style-name="ce47" table:formula="of:=[.N65]/[.N40]*100000" office:value-type="float" office:value="297.383796633695" calcext:value-type="float">
            <text:p>297,38</text:p>
          </table:table-cell>
          <table:table-cell table:style-name="ce47" table:formula="of:=[.O65]/[.O40]*100000" office:value-type="float" office:value="526.251683882219" calcext:value-type="float">
            <text:p>526,25</text:p>
          </table:table-cell>
          <table:table-cell table:style-name="ce47" table:formula="of:=[.P65]/[.P40]*100000" office:value-type="float" office:value="1188.5103937744" calcext:value-type="float">
            <text:p>1.188,51</text:p>
          </table:table-cell>
          <table:table-cell table:style-name="ce52" table:formula="of:=[.Q65]/[.Q40]*100000" office:value-type="float" office:value="79.7941205872395" calcext:value-type="float">
            <text:p>79,79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9" calcext:value-type="float">
            <text:p>2009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66]/[.C41]*100000" office:value-type="float" office:value="2.62139528971176" calcext:value-type="float">
            <text:p>2,62</text:p>
          </table:table-cell>
          <table:table-cell table:style-name="ce47" table:formula="of:=[.D66]/[.D41]*100000" office:value-type="float" office:value="3.13986803225167" calcext:value-type="float">
            <text:p>3,14</text:p>
          </table:table-cell>
          <table:table-cell table:style-name="ce47" table:formula="of:=[.E66]/[.E41]*100000" office:value-type="float" office:value="5.2948644068157" calcext:value-type="float">
            <text:p>5,29</text:p>
          </table:table-cell>
          <table:table-cell table:style-name="ce47" table:formula="of:=[.F66]/[.F41]*100000" office:value-type="float" office:value="6.21710744889636" calcext:value-type="float">
            <text:p>6,22</text:p>
          </table:table-cell>
          <table:table-cell table:style-name="ce47" table:formula="of:=[.G66]/[.G41]*100000" office:value-type="float" office:value="10.1376753020283" calcext:value-type="float">
            <text:p>10,14</text:p>
          </table:table-cell>
          <table:table-cell table:style-name="ce47" table:formula="of:=[.H66]/[.H41]*100000" office:value-type="float" office:value="18.2766404517753" calcext:value-type="float">
            <text:p>18,28</text:p>
          </table:table-cell>
          <table:table-cell table:style-name="ce47" table:formula="of:=[.I66]/[.I41]*100000" office:value-type="float" office:value="31.8972191686034" calcext:value-type="float">
            <text:p>31,90</text:p>
          </table:table-cell>
          <table:table-cell table:style-name="ce47" table:formula="of:=[.J66]/[.J41]*100000" office:value-type="float" office:value="48.0807175288559" calcext:value-type="float">
            <text:p>48,08</text:p>
          </table:table-cell>
          <table:table-cell table:style-name="ce47" table:formula="of:=[.K66]/[.K41]*100000" office:value-type="float" office:value="70.2811316208101" calcext:value-type="float">
            <text:p>70,28</text:p>
          </table:table-cell>
          <table:table-cell table:style-name="ce47" table:formula="of:=[.L66]/[.L41]*100000" office:value-type="float" office:value="104.732049814979" calcext:value-type="float">
            <text:p>104,73</text:p>
          </table:table-cell>
          <table:table-cell table:style-name="ce47" table:formula="of:=[.M66]/[.M41]*100000" office:value-type="float" office:value="171.883237039212" calcext:value-type="float">
            <text:p>171,88</text:p>
          </table:table-cell>
          <table:table-cell table:style-name="ce47" table:formula="of:=[.N66]/[.N41]*100000" office:value-type="float" office:value="293.660165913162" calcext:value-type="float">
            <text:p>293,66</text:p>
          </table:table-cell>
          <table:table-cell table:style-name="ce47" table:formula="of:=[.O66]/[.O41]*100000" office:value-type="float" office:value="518.741455398063" calcext:value-type="float">
            <text:p>518,74</text:p>
          </table:table-cell>
          <table:table-cell table:style-name="ce47" table:formula="of:=[.P66]/[.P41]*100000" office:value-type="float" office:value="1142.76932227238" calcext:value-type="float">
            <text:p>1.142,77</text:p>
          </table:table-cell>
          <table:table-cell table:style-name="ce52" table:formula="of:=[.Q66]/[.Q41]*100000" office:value-type="float" office:value="79.3184527527477" calcext:value-type="float">
            <text:p>79,32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0" calcext:value-type="float">
            <text:p>2010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67]/[.C42]*100000" office:value-type="float" office:value="2.68538354807027" calcext:value-type="float">
            <text:p>2,69</text:p>
          </table:table-cell>
          <table:table-cell table:style-name="ce47" table:formula="of:=[.D67]/[.D42]*100000" office:value-type="float" office:value="2.9726037668863" calcext:value-type="float">
            <text:p>2,97</text:p>
          </table:table-cell>
          <table:table-cell table:style-name="ce47" table:formula="of:=[.E67]/[.E42]*100000" office:value-type="float" office:value="4.67106310225803" calcext:value-type="float">
            <text:p>4,67</text:p>
          </table:table-cell>
          <table:table-cell table:style-name="ce47" table:formula="of:=[.F67]/[.F42]*100000" office:value-type="float" office:value="6.27375062737506" calcext:value-type="float">
            <text:p>6,27</text:p>
          </table:table-cell>
          <table:table-cell table:style-name="ce47" table:formula="of:=[.G67]/[.G42]*100000" office:value-type="float" office:value="9.84765273330634" calcext:value-type="float">
            <text:p>9,85</text:p>
          </table:table-cell>
          <table:table-cell table:style-name="ce47" table:formula="of:=[.H67]/[.H42]*100000" office:value-type="float" office:value="18.7233654786703" calcext:value-type="float">
            <text:p>18,72</text:p>
          </table:table-cell>
          <table:table-cell table:style-name="ce47" table:formula="of:=[.I67]/[.I42]*100000" office:value-type="float" office:value="33.4368211759486" calcext:value-type="float">
            <text:p>33,44</text:p>
          </table:table-cell>
          <table:table-cell table:style-name="ce47" table:formula="of:=[.J67]/[.J42]*100000" office:value-type="float" office:value="48.3783660206877" calcext:value-type="float">
            <text:p>48,38</text:p>
          </table:table-cell>
          <table:table-cell table:style-name="ce47" table:formula="of:=[.K67]/[.K42]*100000" office:value-type="float" office:value="76.6088911814809" calcext:value-type="float">
            <text:p>76,61</text:p>
          </table:table-cell>
          <table:table-cell table:style-name="ce47" table:formula="of:=[.L67]/[.L42]*100000" office:value-type="float" office:value="101.854130378614" calcext:value-type="float">
            <text:p>101,85</text:p>
          </table:table-cell>
          <table:table-cell table:style-name="ce47" table:formula="of:=[.M67]/[.M42]*100000" office:value-type="float" office:value="169.137733010065" calcext:value-type="float">
            <text:p>169,14</text:p>
          </table:table-cell>
          <table:table-cell table:style-name="ce47" table:formula="of:=[.N67]/[.N42]*100000" office:value-type="float" office:value="292.78053135248" calcext:value-type="float">
            <text:p>292,78</text:p>
          </table:table-cell>
          <table:table-cell table:style-name="ce47" table:formula="of:=[.O67]/[.O42]*100000" office:value-type="float" office:value="522.644843299544" calcext:value-type="float">
            <text:p>522,64</text:p>
          </table:table-cell>
          <table:table-cell table:style-name="ce47" table:formula="of:=[.P67]/[.P42]*100000" office:value-type="float" office:value="1186.37755391433" calcext:value-type="float">
            <text:p>1.186,38</text:p>
          </table:table-cell>
          <table:table-cell table:style-name="ce52" table:formula="of:=[.Q67]/[.Q42]*100000" office:value-type="float" office:value="82.5502895354098" calcext:value-type="float">
            <text:p>82,55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1" calcext:value-type="float">
            <text:p>2011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68]/[.C43]*100000" office:value-type="float" office:value="2.86988603901893" calcext:value-type="float">
            <text:p>2,87</text:p>
          </table:table-cell>
          <table:table-cell table:style-name="ce47" table:formula="of:=[.D68]/[.D43]*100000" office:value-type="float" office:value="3.12345357990728" calcext:value-type="float">
            <text:p>3,12</text:p>
          </table:table-cell>
          <table:table-cell table:style-name="ce47" table:formula="of:=[.E68]/[.E43]*100000" office:value-type="float" office:value="4.56369618916913" calcext:value-type="float">
            <text:p>4,56</text:p>
          </table:table-cell>
          <table:table-cell table:style-name="ce47" table:formula="of:=[.F68]/[.F43]*100000" office:value-type="float" office:value="6.44272298465585" calcext:value-type="float">
            <text:p>6,44</text:p>
          </table:table-cell>
          <table:table-cell table:style-name="ce47" table:formula="of:=[.G68]/[.G43]*100000" office:value-type="float" office:value="9.86786267978861" calcext:value-type="float">
            <text:p>9,87</text:p>
          </table:table-cell>
          <table:table-cell table:style-name="ce47" table:formula="of:=[.H68]/[.H43]*100000" office:value-type="float" office:value="18.2030157550483" calcext:value-type="float">
            <text:p>18,20</text:p>
          </table:table-cell>
          <table:table-cell table:style-name="ce47" table:formula="of:=[.I68]/[.I43]*100000" office:value-type="float" office:value="31.7927772138389" calcext:value-type="float">
            <text:p>31,79</text:p>
          </table:table-cell>
          <table:table-cell table:style-name="ce47" table:formula="of:=[.J68]/[.J43]*100000" office:value-type="float" office:value="49.414212808713" calcext:value-type="float">
            <text:p>49,41</text:p>
          </table:table-cell>
          <table:table-cell table:style-name="ce47" table:formula="of:=[.K68]/[.K43]*100000" office:value-type="float" office:value="76.5253943649521" calcext:value-type="float">
            <text:p>76,53</text:p>
          </table:table-cell>
          <table:table-cell table:style-name="ce47" table:formula="of:=[.L68]/[.L43]*100000" office:value-type="float" office:value="103.9272591342" calcext:value-type="float">
            <text:p>103,93</text:p>
          </table:table-cell>
          <table:table-cell table:style-name="ce47" table:formula="of:=[.M68]/[.M43]*100000" office:value-type="float" office:value="165.81828301688" calcext:value-type="float">
            <text:p>165,82</text:p>
          </table:table-cell>
          <table:table-cell table:style-name="ce47" table:formula="of:=[.N68]/[.N43]*100000" office:value-type="float" office:value="289.652358529436" calcext:value-type="float">
            <text:p>289,65</text:p>
          </table:table-cell>
          <table:table-cell table:style-name="ce47" table:formula="of:=[.O68]/[.O43]*100000" office:value-type="float" office:value="514.614429841268" calcext:value-type="float">
            <text:p>514,61</text:p>
          </table:table-cell>
          <table:table-cell table:style-name="ce47" table:formula="of:=[.P68]/[.P43]*100000" office:value-type="float" office:value="1172.3613543461" calcext:value-type="float">
            <text:p>1.172,36</text:p>
          </table:table-cell>
          <table:table-cell table:style-name="ce52" table:formula="of:=[.Q68]/[.Q43]*100000" office:value-type="float" office:value="83.8760321785499" calcext:value-type="float">
            <text:p>83,88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2" calcext:value-type="float">
            <text:p>2012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69]/[.C44]*100000" office:value-type="float" office:value="2.45985196703687" calcext:value-type="float">
            <text:p>2,46</text:p>
          </table:table-cell>
          <table:table-cell table:style-name="ce47" table:formula="of:=[.D69]/[.D44]*100000" office:value-type="float" office:value="2.99151504184838" calcext:value-type="float">
            <text:p>2,99</text:p>
          </table:table-cell>
          <table:table-cell table:style-name="ce47" table:formula="of:=[.E69]/[.E44]*100000" office:value-type="float" office:value="4.42831677808145" calcext:value-type="float">
            <text:p>4,43</text:p>
          </table:table-cell>
          <table:table-cell table:style-name="ce47" table:formula="of:=[.F69]/[.F44]*100000" office:value-type="float" office:value="6.8610324756971" calcext:value-type="float">
            <text:p>6,86</text:p>
          </table:table-cell>
          <table:table-cell table:style-name="ce47" table:formula="of:=[.G69]/[.G44]*100000" office:value-type="float" office:value="9.72978758252076" calcext:value-type="float">
            <text:p>9,73</text:p>
          </table:table-cell>
          <table:table-cell table:style-name="ce47" table:formula="of:=[.H69]/[.H44]*100000" office:value-type="float" office:value="17.1744709062748" calcext:value-type="float">
            <text:p>17,17</text:p>
          </table:table-cell>
          <table:table-cell table:style-name="ce47" table:formula="of:=[.I69]/[.I44]*100000" office:value-type="float" office:value="30.8503371241351" calcext:value-type="float">
            <text:p>30,85</text:p>
          </table:table-cell>
          <table:table-cell table:style-name="ce47" table:formula="of:=[.J69]/[.J44]*100000" office:value-type="float" office:value="48.4851412253238" calcext:value-type="float">
            <text:p>48,49</text:p>
          </table:table-cell>
          <table:table-cell table:style-name="ce47" table:formula="of:=[.K69]/[.K44]*100000" office:value-type="float" office:value="73.6406592474082" calcext:value-type="float">
            <text:p>73,64</text:p>
          </table:table-cell>
          <table:table-cell table:style-name="ce47" table:formula="of:=[.L69]/[.L44]*100000" office:value-type="float" office:value="107.083416149193" calcext:value-type="float">
            <text:p>107,08</text:p>
          </table:table-cell>
          <table:table-cell table:style-name="ce47" table:formula="of:=[.M69]/[.M44]*100000" office:value-type="float" office:value="157.333281642727" calcext:value-type="float">
            <text:p>157,33</text:p>
          </table:table-cell>
          <table:table-cell table:style-name="ce47" table:formula="of:=[.N69]/[.N44]*100000" office:value-type="float" office:value="288.874915660182" calcext:value-type="float">
            <text:p>288,87</text:p>
          </table:table-cell>
          <table:table-cell table:style-name="ce47" table:formula="of:=[.O69]/[.O44]*100000" office:value-type="float" office:value="513.149949580682" calcext:value-type="float">
            <text:p>513,15</text:p>
          </table:table-cell>
          <table:table-cell table:style-name="ce47" table:formula="of:=[.P69]/[.P44]*100000" office:value-type="float" office:value="1211.83567429734" calcext:value-type="float">
            <text:p>1.211,84</text:p>
          </table:table-cell>
          <table:table-cell table:style-name="ce52" table:formula="of:=[.Q69]/[.Q44]*100000" office:value-type="float" office:value="85.2406200087392" calcext:value-type="float">
            <text:p>85,24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3" calcext:value-type="float">
            <text:p>2013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70]/[.C45]*100000" office:value-type="float" office:value="2.4525168860936" calcext:value-type="float">
            <text:p>2,45</text:p>
          </table:table-cell>
          <table:table-cell table:style-name="ce47" table:formula="of:=[.D70]/[.D45]*100000" office:value-type="float" office:value="2.78493350971246" calcext:value-type="float">
            <text:p>2,78</text:p>
          </table:table-cell>
          <table:table-cell table:style-name="ce47" table:formula="of:=[.E70]/[.E45]*100000" office:value-type="float" office:value="4.78115922155404" calcext:value-type="float">
            <text:p>4,78</text:p>
          </table:table-cell>
          <table:table-cell table:style-name="ce47" table:formula="of:=[.F70]/[.F45]*100000" office:value-type="float" office:value="6.35297015448342" calcext:value-type="float">
            <text:p>6,35</text:p>
          </table:table-cell>
          <table:table-cell table:style-name="ce47" table:formula="of:=[.G70]/[.G45]*100000" office:value-type="float" office:value="9.41051990042643" calcext:value-type="float">
            <text:p>9,41</text:p>
          </table:table-cell>
          <table:table-cell table:style-name="ce47" table:formula="of:=[.H70]/[.H45]*100000" office:value-type="float" office:value="16.8811417154651" calcext:value-type="float">
            <text:p>16,88</text:p>
          </table:table-cell>
          <table:table-cell table:style-name="ce47" table:formula="of:=[.I70]/[.I45]*100000" office:value-type="float" office:value="29.7113373729275" calcext:value-type="float">
            <text:p>29,71</text:p>
          </table:table-cell>
          <table:table-cell table:style-name="ce47" table:formula="of:=[.J70]/[.J45]*100000" office:value-type="float" office:value="49.3563631873426" calcext:value-type="float">
            <text:p>49,36</text:p>
          </table:table-cell>
          <table:table-cell table:style-name="ce47" table:formula="of:=[.K70]/[.K45]*100000" office:value-type="float" office:value="72.8113894409256" calcext:value-type="float">
            <text:p>72,81</text:p>
          </table:table-cell>
          <table:table-cell table:style-name="ce47" table:formula="of:=[.L70]/[.L45]*100000" office:value-type="float" office:value="106.951193048934" calcext:value-type="float">
            <text:p>106,95</text:p>
          </table:table-cell>
          <table:table-cell table:style-name="ce47" table:formula="of:=[.M70]/[.M45]*100000" office:value-type="float" office:value="159.48127250184" calcext:value-type="float">
            <text:p>159,48</text:p>
          </table:table-cell>
          <table:table-cell table:style-name="ce47" table:formula="of:=[.N70]/[.N45]*100000" office:value-type="float" office:value="278.135901556948" calcext:value-type="float">
            <text:p>278,14</text:p>
          </table:table-cell>
          <table:table-cell table:style-name="ce47" table:formula="of:=[.O70]/[.O45]*100000" office:value-type="float" office:value="492.042399279364" calcext:value-type="float">
            <text:p>492,04</text:p>
          </table:table-cell>
          <table:table-cell table:style-name="ce47" table:formula="of:=[.P70]/[.P45]*100000" office:value-type="float" office:value="1176.70483624137" calcext:value-type="float">
            <text:p>1.176,70</text:p>
          </table:table-cell>
          <table:table-cell table:style-name="ce52" table:formula="of:=[.Q70]/[.Q45]*100000" office:value-type="float" office:value="84.6582572052721" calcext:value-type="float">
            <text:p>84,66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4" calcext:value-type="float">
            <text:p>2014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71]/[.C46]*100000" office:value-type="float" office:value="2.41486156547676" calcext:value-type="float">
            <text:p>2,41</text:p>
          </table:table-cell>
          <table:table-cell table:style-name="ce47" table:formula="of:=[.D71]/[.D46]*100000" office:value-type="float" office:value="2.5529214804268" calcext:value-type="float">
            <text:p>2,55</text:p>
          </table:table-cell>
          <table:table-cell table:style-name="ce47" table:formula="of:=[.E71]/[.E46]*100000" office:value-type="float" office:value="3.98321126492178" calcext:value-type="float">
            <text:p>3,98</text:p>
          </table:table-cell>
          <table:table-cell table:style-name="ce47" table:formula="of:=[.F71]/[.F46]*100000" office:value-type="float" office:value="6.33954473073533" calcext:value-type="float">
            <text:p>6,34</text:p>
          </table:table-cell>
          <table:table-cell table:style-name="ce47" table:formula="of:=[.G71]/[.G46]*100000" office:value-type="float" office:value="8.64348522830198" calcext:value-type="float">
            <text:p>8,64</text:p>
          </table:table-cell>
          <table:table-cell table:style-name="ce47" table:formula="of:=[.H71]/[.H46]*100000" office:value-type="float" office:value="16.3624881095862" calcext:value-type="float">
            <text:p>16,36</text:p>
          </table:table-cell>
          <table:table-cell table:style-name="ce47" table:formula="of:=[.I71]/[.I46]*100000" office:value-type="float" office:value="29.528125353078" calcext:value-type="float">
            <text:p>29,53</text:p>
          </table:table-cell>
          <table:table-cell table:style-name="ce47" table:formula="of:=[.J71]/[.J46]*100000" office:value-type="float" office:value="47.3202866217183" calcext:value-type="float">
            <text:p>47,32</text:p>
          </table:table-cell>
          <table:table-cell table:style-name="ce47" table:formula="of:=[.K71]/[.K46]*100000" office:value-type="float" office:value="71.5021737210375" calcext:value-type="float">
            <text:p>71,50</text:p>
          </table:table-cell>
          <table:table-cell table:style-name="ce47" table:formula="of:=[.L71]/[.L46]*100000" office:value-type="float" office:value="106.793531232203" calcext:value-type="float">
            <text:p>106,79</text:p>
          </table:table-cell>
          <table:table-cell table:style-name="ce47" table:formula="of:=[.M71]/[.M46]*100000" office:value-type="float" office:value="156.25" calcext:value-type="float">
            <text:p>156,25</text:p>
          </table:table-cell>
          <table:table-cell table:style-name="ce47" table:formula="of:=[.N71]/[.N46]*100000" office:value-type="float" office:value="269.618124372232" calcext:value-type="float">
            <text:p>269,62</text:p>
          </table:table-cell>
          <table:table-cell table:style-name="ce47" table:formula="of:=[.O71]/[.O46]*100000" office:value-type="float" office:value="490.923785387967" calcext:value-type="float">
            <text:p>490,92</text:p>
          </table:table-cell>
          <table:table-cell table:style-name="ce47" table:formula="of:=[.P71]/[.P46]*100000" office:value-type="float" office:value="1175.79040640495" calcext:value-type="float">
            <text:p>1.175,79</text:p>
          </table:table-cell>
          <table:table-cell table:style-name="ce52" table:formula="of:=[.Q71]/[.Q46]*100000" office:value-type="float" office:value="84.9475735049397" calcext:value-type="float">
            <text:p>84,95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5" calcext:value-type="float">
            <text:p>2015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72]/[.C47]*100000" office:value-type="float" office:value="2.66686055210751" calcext:value-type="float">
            <text:p>2,67</text:p>
          </table:table-cell>
          <table:table-cell table:style-name="ce47" table:formula="of:=[.D72]/[.D47]*100000" office:value-type="float" office:value="2.98843511788979" calcext:value-type="float">
            <text:p>2,99</text:p>
          </table:table-cell>
          <table:table-cell table:style-name="ce47" table:formula="of:=[.E72]/[.E47]*100000" office:value-type="float" office:value="4.69050454653759" calcext:value-type="float">
            <text:p>4,69</text:p>
          </table:table-cell>
          <table:table-cell table:style-name="ce47" table:formula="of:=[.F72]/[.F47]*100000" office:value-type="float" office:value="6.47247014678217" calcext:value-type="float">
            <text:p>6,47</text:p>
          </table:table-cell>
          <table:table-cell table:style-name="ce47" table:formula="of:=[.G72]/[.G47]*100000" office:value-type="float" office:value="9.43236272584867" calcext:value-type="float">
            <text:p>9,43</text:p>
          </table:table-cell>
          <table:table-cell table:style-name="ce47" table:formula="of:=[.H72]/[.H47]*100000" office:value-type="float" office:value="15.9020020159395" calcext:value-type="float">
            <text:p>15,90</text:p>
          </table:table-cell>
          <table:table-cell table:style-name="ce47" table:formula="of:=[.I72]/[.I47]*100000" office:value-type="float" office:value="29.1833390406863" calcext:value-type="float">
            <text:p>29,18</text:p>
          </table:table-cell>
          <table:table-cell table:style-name="ce47" table:formula="of:=[.J72]/[.J47]*100000" office:value-type="float" office:value="47.9401455494255" calcext:value-type="float">
            <text:p>47,94</text:p>
          </table:table-cell>
          <table:table-cell table:style-name="ce47" table:formula="of:=[.K72]/[.K47]*100000" office:value-type="float" office:value="75.6067803135935" calcext:value-type="float">
            <text:p>75,61</text:p>
          </table:table-cell>
          <table:table-cell table:style-name="ce47" table:formula="of:=[.L72]/[.L47]*100000" office:value-type="float" office:value="114.744864793132" calcext:value-type="float">
            <text:p>114,74</text:p>
          </table:table-cell>
          <table:table-cell table:style-name="ce47" table:formula="of:=[.M72]/[.M47]*100000" office:value-type="float" office:value="153.223499812707" calcext:value-type="float">
            <text:p>153,22</text:p>
          </table:table-cell>
          <table:table-cell table:style-name="ce47" table:formula="of:=[.N72]/[.N47]*100000" office:value-type="float" office:value="266.882112668687" calcext:value-type="float">
            <text:p>266,88</text:p>
          </table:table-cell>
          <table:table-cell table:style-name="ce47" table:formula="of:=[.O72]/[.O47]*100000" office:value-type="float" office:value="503.692156972373" calcext:value-type="float">
            <text:p>503,69</text:p>
          </table:table-cell>
          <table:table-cell table:style-name="ce47" table:formula="of:=[.P72]/[.P47]*100000" office:value-type="float" office:value="1202.69361649025" calcext:value-type="float">
            <text:p>1.202,69</text:p>
          </table:table-cell>
          <table:table-cell table:style-name="ce52" table:formula="of:=[.Q72]/[.Q47]*100000" office:value-type="float" office:value="88.3709071126135" calcext:value-type="float">
            <text:p>88,37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6" calcext:value-type="float">
            <text:p>2016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73]/[.C48]*100000" office:value-type="float" office:value="2.81220895705095" calcext:value-type="float">
            <text:p>2,81</text:p>
          </table:table-cell>
          <table:table-cell table:style-name="ce47" table:formula="of:=[.D73]/[.D48]*100000" office:value-type="float" office:value="2.61197556913359" calcext:value-type="float">
            <text:p>2,61</text:p>
          </table:table-cell>
          <table:table-cell table:style-name="ce47" table:formula="of:=[.E73]/[.E48]*100000" office:value-type="float" office:value="4.68278939444954" calcext:value-type="float">
            <text:p>4,68</text:p>
          </table:table-cell>
          <table:table-cell table:style-name="ce47" table:formula="of:=[.F73]/[.F48]*100000" office:value-type="float" office:value="6.07866642540487" calcext:value-type="float">
            <text:p>6,08</text:p>
          </table:table-cell>
          <table:table-cell table:style-name="ce47" table:formula="of:=[.G73]/[.G48]*100000" office:value-type="float" office:value="9.41867157452935" calcext:value-type="float">
            <text:p>9,42</text:p>
          </table:table-cell>
          <table:table-cell table:style-name="ce47" table:formula="of:=[.H73]/[.H48]*100000" office:value-type="float" office:value="15.5739745396174" calcext:value-type="float">
            <text:p>15,57</text:p>
          </table:table-cell>
          <table:table-cell table:style-name="ce47" table:formula="of:=[.I73]/[.I48]*100000" office:value-type="float" office:value="27.1037195361741" calcext:value-type="float">
            <text:p>27,10</text:p>
          </table:table-cell>
          <table:table-cell table:style-name="ce47" table:formula="of:=[.J73]/[.J48]*100000" office:value-type="float" office:value="47.1629373501318" calcext:value-type="float">
            <text:p>47,16</text:p>
          </table:table-cell>
          <table:table-cell table:style-name="ce47" table:formula="of:=[.K73]/[.K48]*100000" office:value-type="float" office:value="74.2206542951479" calcext:value-type="float">
            <text:p>74,22</text:p>
          </table:table-cell>
          <table:table-cell table:style-name="ce47" table:formula="of:=[.L73]/[.L48]*100000" office:value-type="float" office:value="114.015056728204" calcext:value-type="float">
            <text:p>114,02</text:p>
          </table:table-cell>
          <table:table-cell table:style-name="ce47" table:formula="of:=[.M73]/[.M48]*100000" office:value-type="float" office:value="154.237901759879" calcext:value-type="float">
            <text:p>154,24</text:p>
          </table:table-cell>
          <table:table-cell table:style-name="ce47" table:formula="of:=[.N73]/[.N48]*100000" office:value-type="float" office:value="253.963912018507" calcext:value-type="float">
            <text:p>253,96</text:p>
          </table:table-cell>
          <table:table-cell table:style-name="ce47" table:formula="of:=[.O73]/[.O48]*100000" office:value-type="float" office:value="484.786160103818" calcext:value-type="float">
            <text:p>484,79</text:p>
          </table:table-cell>
          <table:table-cell table:style-name="ce47" table:formula="of:=[.P73]/[.P48]*100000" office:value-type="float" office:value="1172.58279809742" calcext:value-type="float">
            <text:p>1.172,58</text:p>
          </table:table-cell>
          <table:table-cell table:style-name="ce52" table:formula="of:=[.Q73]/[.Q48]*100000" office:value-type="float" office:value="86.7592413346995" calcext:value-type="float">
            <text:p>86,76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7" calcext:value-type="float">
            <text:p>2017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74]/[.C49]*100000" office:value-type="float" office:value="2.68813116776762" calcext:value-type="float">
            <text:p>2,69</text:p>
          </table:table-cell>
          <table:table-cell table:style-name="ce47" table:formula="of:=[.D74]/[.D49]*100000" office:value-type="float" office:value="2.43735570712507" calcext:value-type="float">
            <text:p>2,44</text:p>
          </table:table-cell>
          <table:table-cell table:style-name="ce47" table:formula="of:=[.E74]/[.E49]*100000" office:value-type="float" office:value="4.32861048730386" calcext:value-type="float">
            <text:p>4,33</text:p>
          </table:table-cell>
          <table:table-cell table:style-name="ce47" table:formula="of:=[.F74]/[.F49]*100000" office:value-type="float" office:value="6.24748173105857" calcext:value-type="float">
            <text:p>6,25</text:p>
          </table:table-cell>
          <table:table-cell table:style-name="ce47" table:formula="of:=[.G74]/[.G49]*100000" office:value-type="float" office:value="9.62259118960528" calcext:value-type="float">
            <text:p>9,62</text:p>
          </table:table-cell>
          <table:table-cell table:style-name="ce47" table:formula="of:=[.H74]/[.H49]*100000" office:value-type="float" office:value="15.0481348619597" calcext:value-type="float">
            <text:p>15,05</text:p>
          </table:table-cell>
          <table:table-cell table:style-name="ce47" table:formula="of:=[.I74]/[.I49]*100000" office:value-type="float" office:value="26.0727370661112" calcext:value-type="float">
            <text:p>26,07</text:p>
          </table:table-cell>
          <table:table-cell table:style-name="ce47" table:formula="of:=[.J74]/[.J49]*100000" office:value-type="float" office:value="44.7845664702916" calcext:value-type="float">
            <text:p>44,78</text:p>
          </table:table-cell>
          <table:table-cell table:style-name="ce47" table:formula="of:=[.K74]/[.K49]*100000" office:value-type="float" office:value="75.2469098400388" calcext:value-type="float">
            <text:p>75,25</text:p>
          </table:table-cell>
          <table:table-cell table:style-name="ce47" table:formula="of:=[.L74]/[.L49]*100000" office:value-type="float" office:value="112.352877883795" calcext:value-type="float">
            <text:p>112,35</text:p>
          </table:table-cell>
          <table:table-cell table:style-name="ce47" table:formula="of:=[.M74]/[.M49]*100000" office:value-type="float" office:value="161.261329538649" calcext:value-type="float">
            <text:p>161,26</text:p>
          </table:table-cell>
          <table:table-cell table:style-name="ce47" table:formula="of:=[.N74]/[.N49]*100000" office:value-type="float" office:value="244.507659055853" calcext:value-type="float">
            <text:p>244,51</text:p>
          </table:table-cell>
          <table:table-cell table:style-name="ce47" table:formula="of:=[.O74]/[.O49]*100000" office:value-type="float" office:value="466.980906288045" calcext:value-type="float">
            <text:p>466,98</text:p>
          </table:table-cell>
          <table:table-cell table:style-name="ce47" table:formula="of:=[.P74]/[.P49]*100000" office:value-type="float" office:value="1160.51214563457" calcext:value-type="float">
            <text:p>1.160,51</text:p>
          </table:table-cell>
          <table:table-cell table:style-name="ce52" table:formula="of:=[.Q74]/[.Q49]*100000" office:value-type="float" office:value="86.6293844113859" calcext:value-type="float">
            <text:p>86,63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8" calcext:value-type="float">
            <text:p>2018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75]/[.C50]*100000" office:value-type="float" office:value="2.76590284484297" calcext:value-type="float">
            <text:p>2,77</text:p>
          </table:table-cell>
          <table:table-cell table:style-name="ce47" table:formula="of:=[.D75]/[.D50]*100000" office:value-type="float" office:value="2.65357075853715" calcext:value-type="float">
            <text:p>2,65</text:p>
          </table:table-cell>
          <table:table-cell table:style-name="ce47" table:formula="of:=[.E75]/[.E50]*100000" office:value-type="float" office:value="4.36652167042326" calcext:value-type="float">
            <text:p>4,37</text:p>
          </table:table-cell>
          <table:table-cell table:style-name="ce47" table:formula="of:=[.F75]/[.F50]*100000" office:value-type="float" office:value="6.25579823404433" calcext:value-type="float">
            <text:p>6,26</text:p>
          </table:table-cell>
          <table:table-cell table:style-name="ce47" table:formula="of:=[.G75]/[.G50]*100000" office:value-type="float" office:value="9.64840340851779" calcext:value-type="float">
            <text:p>9,65</text:p>
          </table:table-cell>
          <table:table-cell table:style-name="ce47" table:formula="of:=[.H75]/[.H50]*100000" office:value-type="float" office:value="15.6479066213696" calcext:value-type="float">
            <text:p>15,65</text:p>
          </table:table-cell>
          <table:table-cell table:style-name="ce47" table:formula="of:=[.I75]/[.I50]*100000" office:value-type="float" office:value="27.3964935645507" calcext:value-type="float">
            <text:p>27,40</text:p>
          </table:table-cell>
          <table:table-cell table:style-name="ce47" table:formula="of:=[.J75]/[.J50]*100000" office:value-type="float" office:value="47.3325381050364" calcext:value-type="float">
            <text:p>47,33</text:p>
          </table:table-cell>
          <table:table-cell table:style-name="ce47" table:formula="of:=[.K75]/[.K50]*100000" office:value-type="float" office:value="75.3853031774756" calcext:value-type="float">
            <text:p>75,39</text:p>
          </table:table-cell>
          <table:table-cell table:style-name="ce47" table:formula="of:=[.L75]/[.L50]*100000" office:value-type="float" office:value="117.707134631409" calcext:value-type="float">
            <text:p>117,71</text:p>
          </table:table-cell>
          <table:table-cell table:style-name="ce47" table:formula="of:=[.M75]/[.M50]*100000" office:value-type="float" office:value="168.858074774309" calcext:value-type="float">
            <text:p>168,86</text:p>
          </table:table-cell>
          <table:table-cell table:style-name="ce47" table:formula="of:=[.N75]/[.N50]*100000" office:value-type="float" office:value="265.309982025408" calcext:value-type="float">
            <text:p>265,31</text:p>
          </table:table-cell>
          <table:table-cell table:style-name="ce47" table:formula="of:=[.O75]/[.O50]*100000" office:value-type="float" office:value="502.562723293817" calcext:value-type="float">
            <text:p>502,56</text:p>
          </table:table-cell>
          <table:table-cell table:style-name="ce47" table:formula="of:=[.P75]/[.P50]*100000" office:value-type="float" office:value="1296.46215161249" calcext:value-type="float">
            <text:p>1.296,46</text:p>
          </table:table-cell>
          <table:table-cell table:style-name="ce52" table:formula="of:=[.Q75]/[.Q50]*100000" office:value-type="float" office:value="94.6585029334413" calcext:value-type="float">
            <text:p>94,66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9" calcext:value-type="float">
            <text:p>2019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76]/[.C51]*100000" office:value-type="float" office:value="2.50646211101679" calcext:value-type="float">
            <text:p>2,51</text:p>
          </table:table-cell>
          <table:table-cell table:style-name="ce47" table:formula="of:=[.D76]/[.D51]*100000" office:value-type="float" office:value="2.62965655671177" calcext:value-type="float">
            <text:p>2,63</text:p>
          </table:table-cell>
          <table:table-cell table:style-name="ce47" table:formula="of:=[.E76]/[.E51]*100000" office:value-type="float" office:value="3.97483540946074" calcext:value-type="float">
            <text:p>3,97</text:p>
          </table:table-cell>
          <table:table-cell table:style-name="ce47" table:formula="of:=[.F76]/[.F51]*100000" office:value-type="float" office:value="6.54903104889892" calcext:value-type="float">
            <text:p>6,55</text:p>
          </table:table-cell>
          <table:table-cell table:style-name="ce47" table:formula="of:=[.G76]/[.G51]*100000" office:value-type="float" office:value="9.25287572355216" calcext:value-type="float">
            <text:p>9,25</text:p>
          </table:table-cell>
          <table:table-cell table:style-name="ce47" table:formula="of:=[.H76]/[.H51]*100000" office:value-type="float" office:value="14.7550755937978" calcext:value-type="float">
            <text:p>14,76</text:p>
          </table:table-cell>
          <table:table-cell table:style-name="ce47" table:formula="of:=[.I76]/[.I51]*100000" office:value-type="float" office:value="25.3056014966954" calcext:value-type="float">
            <text:p>25,31</text:p>
          </table:table-cell>
          <table:table-cell table:style-name="ce47" table:formula="of:=[.J76]/[.J51]*100000" office:value-type="float" office:value="42.753967813734" calcext:value-type="float">
            <text:p>42,75</text:p>
          </table:table-cell>
          <table:table-cell table:style-name="ce47" table:formula="of:=[.K76]/[.K51]*100000" office:value-type="float" office:value="71.0604497995418" calcext:value-type="float">
            <text:p>71,06</text:p>
          </table:table-cell>
          <table:table-cell table:style-name="ce47" table:formula="of:=[.L76]/[.L51]*100000" office:value-type="float" office:value="110.096772442616" calcext:value-type="float">
            <text:p>110,10</text:p>
          </table:table-cell>
          <table:table-cell table:style-name="ce47" table:formula="of:=[.M76]/[.M51]*100000" office:value-type="float" office:value="162.35025559252" calcext:value-type="float">
            <text:p>162,35</text:p>
          </table:table-cell>
          <table:table-cell table:style-name="ce47" table:formula="of:=[.N76]/[.N51]*100000" office:value-type="float" office:value="245.53820330886" calcext:value-type="float">
            <text:p>245,54</text:p>
          </table:table-cell>
          <table:table-cell table:style-name="ce47" table:formula="of:=[.O76]/[.O51]*100000" office:value-type="float" office:value="455.618127925949" calcext:value-type="float">
            <text:p>455,62</text:p>
          </table:table-cell>
          <table:table-cell table:style-name="ce47" table:formula="of:=[.P76]/[.P51]*100000" office:value-type="float" office:value="1192.17970159503" calcext:value-type="float">
            <text:p>1.192,18</text:p>
          </table:table-cell>
          <table:table-cell table:style-name="ce52" table:formula="of:=[.Q76]/[.Q51]*100000" office:value-type="float" office:value="88.4662686455484" calcext:value-type="float">
            <text:p>88,47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20" calcext:value-type="float">
            <text:p>2020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77]/[.C52]*100000" office:value-type="float" office:value="2.39657442605773" calcext:value-type="float">
            <text:p>2,40</text:p>
          </table:table-cell>
          <table:table-cell table:style-name="ce47" table:formula="of:=[.D77]/[.D52]*100000" office:value-type="float" office:value="2.62073263792156" calcext:value-type="float">
            <text:p>2,62</text:p>
          </table:table-cell>
          <table:table-cell table:style-name="ce47" table:formula="of:=[.E77]/[.E52]*100000" office:value-type="float" office:value="3.71197950405042" calcext:value-type="float">
            <text:p>3,71</text:p>
          </table:table-cell>
          <table:table-cell table:style-name="ce47" table:formula="of:=[.F77]/[.F52]*100000" office:value-type="float" office:value="5.97442718288743" calcext:value-type="float">
            <text:p>5,97</text:p>
          </table:table-cell>
          <table:table-cell table:style-name="ce47" table:formula="of:=[.G77]/[.G52]*100000" office:value-type="float" office:value="10.0834666591703" calcext:value-type="float">
            <text:p>10,08</text:p>
          </table:table-cell>
          <table:table-cell table:style-name="ce47" table:formula="of:=[.H77]/[.H52]*100000" office:value-type="float" office:value="15.2843785686464" calcext:value-type="float">
            <text:p>15,28</text:p>
          </table:table-cell>
          <table:table-cell table:style-name="ce47" table:formula="of:=[.I77]/[.I52]*100000" office:value-type="float" office:value="24.6191079746089" calcext:value-type="float">
            <text:p>24,62</text:p>
          </table:table-cell>
          <table:table-cell table:style-name="ce47" table:formula="of:=[.J77]/[.J52]*100000" office:value-type="float" office:value="44.1868076330224" calcext:value-type="float">
            <text:p>44,19</text:p>
          </table:table-cell>
          <table:table-cell table:style-name="ce47" table:formula="of:=[.K77]/[.K52]*100000" office:value-type="float" office:value="73.1793126881384" calcext:value-type="float">
            <text:p>73,18</text:p>
          </table:table-cell>
          <table:table-cell table:style-name="ce47" table:formula="of:=[.L77]/[.L52]*100000" office:value-type="float" office:value="113.952737911584" calcext:value-type="float">
            <text:p>113,95</text:p>
          </table:table-cell>
          <table:table-cell table:style-name="ce47" table:formula="of:=[.M77]/[.M52]*100000" office:value-type="float" office:value="171.470797570558" calcext:value-type="float">
            <text:p>171,47</text:p>
          </table:table-cell>
          <table:table-cell table:style-name="ce47" table:formula="of:=[.N77]/[.N52]*100000" office:value-type="float" office:value="248.296108264842" calcext:value-type="float">
            <text:p>248,30</text:p>
          </table:table-cell>
          <table:table-cell table:style-name="ce47" table:formula="of:=[.O77]/[.O52]*100000" office:value-type="float" office:value="470.330248087519" calcext:value-type="float">
            <text:p>470,33</text:p>
          </table:table-cell>
          <table:table-cell table:style-name="ce47" table:formula="of:=[.P77]/[.P52]*100000" office:value-type="float" office:value="1280.89108089561" calcext:value-type="float">
            <text:p>1.280,89</text:p>
          </table:table-cell>
          <table:table-cell table:style-name="ce52" table:formula="of:=[.Q77]/[.Q52]*100000" office:value-type="float" office:value="94.6797090484918" calcext:value-type="float">
            <text:p>94,68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21" calcext:value-type="float">
            <text:p>2021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78]/[.C53]*100000" office:value-type="float" office:value="2.58760389621705" calcext:value-type="float">
            <text:p>2,59</text:p>
          </table:table-cell>
          <table:table-cell table:style-name="ce47" table:formula="of:=[.D78]/[.D53]*100000" office:value-type="float" office:value="2.34629095627023" calcext:value-type="float">
            <text:p>2,35</text:p>
          </table:table-cell>
          <table:table-cell table:style-name="ce47" table:formula="of:=[.E78]/[.E53]*100000" office:value-type="float" office:value="4.01355434639268" calcext:value-type="float">
            <text:p>4,01</text:p>
          </table:table-cell>
          <table:table-cell table:style-name="ce47" table:formula="of:=[.F78]/[.F53]*100000" office:value-type="float" office:value="6.53955980068329" calcext:value-type="float">
            <text:p>6,54</text:p>
          </table:table-cell>
          <table:table-cell table:style-name="ce47" table:formula="of:=[.G78]/[.G53]*100000" office:value-type="float" office:value="9.73209334547263" calcext:value-type="float">
            <text:p>9,73</text:p>
          </table:table-cell>
          <table:table-cell table:style-name="ce47" table:formula="of:=[.H78]/[.H53]*100000" office:value-type="float" office:value="15.4491983494378" calcext:value-type="float">
            <text:p>15,45</text:p>
          </table:table-cell>
          <table:table-cell table:style-name="ce47" table:formula="of:=[.I78]/[.I53]*100000" office:value-type="float" office:value="25.3267036871241" calcext:value-type="float">
            <text:p>25,33</text:p>
          </table:table-cell>
          <table:table-cell table:style-name="ce47" table:formula="of:=[.J78]/[.J53]*100000" office:value-type="float" office:value="43.829552912157" calcext:value-type="float">
            <text:p>43,83</text:p>
          </table:table-cell>
          <table:table-cell table:style-name="ce47" table:formula="of:=[.K78]/[.K53]*100000" office:value-type="float" office:value="72.4286829271982" calcext:value-type="float">
            <text:p>72,43</text:p>
          </table:table-cell>
          <table:table-cell table:style-name="ce47" table:formula="of:=[.L78]/[.L53]*100000" office:value-type="float" office:value="110.754946210572" calcext:value-type="float">
            <text:p>110,75</text:p>
          </table:table-cell>
          <table:table-cell table:style-name="ce47" table:formula="of:=[.M78]/[.M53]*100000" office:value-type="float" office:value="169.780271013364" calcext:value-type="float">
            <text:p>169,78</text:p>
          </table:table-cell>
          <table:table-cell table:style-name="ce47" table:formula="of:=[.N78]/[.N53]*100000" office:value-type="float" office:value="246.883819853819" calcext:value-type="float">
            <text:p>246,88</text:p>
          </table:table-cell>
          <table:table-cell table:style-name="ce47" table:formula="of:=[.O78]/[.O53]*100000" office:value-type="float" office:value="430.840734096642" calcext:value-type="float">
            <text:p>430,84</text:p>
          </table:table-cell>
          <table:table-cell table:style-name="ce47" table:formula="of:=[.P78]/[.P53]*100000" office:value-type="float" office:value="1181.35687640367" calcext:value-type="float">
            <text:p>1.181,36</text:p>
          </table:table-cell>
          <table:table-cell table:style-name="ce52" table:formula="of:=[.Q78]/[.Q53]*100000" office:value-type="float" office:value="91.8789868528821" calcext:value-type="float">
            <text:p>91,88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22" calcext:value-type="float">
            <text:p>2022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79]/[.C54]*100000" office:value-type="float" office:value="2.47265966424383" calcext:value-type="float">
            <text:p>2,47</text:p>
          </table:table-cell>
          <table:table-cell table:style-name="ce47" table:formula="of:=[.D79]/[.D54]*100000" office:value-type="float" office:value="2.55999062393994" calcext:value-type="float">
            <text:p>2,56</text:p>
          </table:table-cell>
          <table:table-cell table:style-name="ce47" table:formula="of:=[.E79]/[.E54]*100000" office:value-type="float" office:value="4.32151806286512" calcext:value-type="float">
            <text:p>4,32</text:p>
          </table:table-cell>
          <table:table-cell table:style-name="ce47" table:formula="of:=[.F79]/[.F54]*100000" office:value-type="float" office:value="6.50398092365526" calcext:value-type="float">
            <text:p>6,50</text:p>
          </table:table-cell>
          <table:table-cell table:style-name="ce47" table:formula="of:=[.G79]/[.G54]*100000" office:value-type="float" office:value="10.2877872080329" calcext:value-type="float">
            <text:p>10,29</text:p>
          </table:table-cell>
          <table:table-cell table:style-name="ce47" table:formula="of:=[.H79]/[.H54]*100000" office:value-type="float" office:value="14.2463496041858" calcext:value-type="float">
            <text:p>14,25</text:p>
          </table:table-cell>
          <table:table-cell table:style-name="ce47" table:formula="of:=[.I79]/[.I54]*100000" office:value-type="float" office:value="25.8629884892031" calcext:value-type="float">
            <text:p>25,86</text:p>
          </table:table-cell>
          <table:table-cell table:style-name="ce47" table:formula="of:=[.J79]/[.J54]*100000" office:value-type="float" office:value="42.7645218632888" calcext:value-type="float">
            <text:p>42,76</text:p>
          </table:table-cell>
          <table:table-cell table:style-name="ce47" table:formula="of:=[.K79]/[.K54]*100000" office:value-type="float" office:value="76.2590331335572" calcext:value-type="float">
            <text:p>76,26</text:p>
          </table:table-cell>
          <table:table-cell table:style-name="ce47" table:formula="of:=[.L79]/[.L54]*100000" office:value-type="float" office:value="118.882512434757" calcext:value-type="float">
            <text:p>118,88</text:p>
          </table:table-cell>
          <table:table-cell table:style-name="ce47" table:formula="of:=[.M79]/[.M54]*100000" office:value-type="float" office:value="178.036907074799" calcext:value-type="float">
            <text:p>178,04</text:p>
          </table:table-cell>
          <table:table-cell table:style-name="ce47" table:formula="of:=[.N79]/[.N54]*100000" office:value-type="float" office:value="280.058373764222" calcext:value-type="float">
            <text:p>280,06</text:p>
          </table:table-cell>
          <table:table-cell table:style-name="ce47" table:formula="of:=[.O79]/[.O54]*100000" office:value-type="float" office:value="479.001414429591" calcext:value-type="float">
            <text:p>479,00</text:p>
          </table:table-cell>
          <table:table-cell table:style-name="ce47" table:formula="of:=[.P79]/[.P54]*100000" office:value-type="float" office:value="1334.36477791947" calcext:value-type="float">
            <text:p>1.334,36</text:p>
          </table:table-cell>
          <table:table-cell table:style-name="ce52" table:formula="of:=[.Q79]/[.Q54]*100000" office:value-type="float" office:value="102.751027294023" calcext:value-type="float">
            <text:p>102,75</text:p>
          </table:table-cell>
          <table:table-cell table:style-name="ce107" table:number-columns-repeated="16367"/>
        </table:table-row>
        <table:table-row table:style-name="ro6">
          <table:table-cell table:style-name="ce95" office:value-type="string" calcext:value-type="string" table:number-columns-spanned="2" table:number-rows-spanned="1">
            <text:p>ø 2000-2021</text:p>
          </table:table-cell>
          <table:covered-table-cell table:style-name="ce95"/>
          <table:table-cell table:style-name="ce48" table:formula="of:=AVERAGE([.C3:.C24])" office:value-type="float" office:value="2.7368434811883" calcext:value-type="float">
            <text:p>2,74</text:p>
          </table:table-cell>
          <table:table-cell table:style-name="ce48" table:formula="of:=AVERAGE([.D3:.D24])" office:value-type="float" office:value="3.23898233775042" calcext:value-type="float">
            <text:p>3,24</text:p>
          </table:table-cell>
          <table:table-cell table:style-name="ce48" table:formula="of:=AVERAGE([.E3:.E24])" office:value-type="float" office:value="4.61807026918551" calcext:value-type="float">
            <text:p>4,62</text:p>
          </table:table-cell>
          <table:table-cell table:style-name="ce48" table:formula="of:=AVERAGE([.F3:.F24])" office:value-type="float" office:value="6.89199522331712" calcext:value-type="float">
            <text:p>6,89</text:p>
          </table:table-cell>
          <table:table-cell table:style-name="ce48" table:formula="of:=AVERAGE([.G3:.G24])" office:value-type="float" office:value="11.1837580492385" calcext:value-type="float">
            <text:p>11,18</text:p>
          </table:table-cell>
          <table:table-cell table:style-name="ce48" table:formula="of:=AVERAGE([.H3:.H24])" office:value-type="float" office:value="19.1460251415958" calcext:value-type="float">
            <text:p>19,15</text:p>
          </table:table-cell>
          <table:table-cell table:style-name="ce48" table:formula="of:=AVERAGE([.I3:.I24])" office:value-type="float" office:value="31.553198306465" calcext:value-type="float">
            <text:p>31,55</text:p>
          </table:table-cell>
          <table:table-cell table:style-name="ce48" table:formula="of:=AVERAGE([.J3:.J24])" office:value-type="float" office:value="49.6169929024035" calcext:value-type="float">
            <text:p>49,62</text:p>
          </table:table-cell>
          <table:table-cell table:style-name="ce48" table:formula="of:=AVERAGE([.K3:.K24])" office:value-type="float" office:value="75.4552098275166" calcext:value-type="float">
            <text:p>75,46</text:p>
          </table:table-cell>
          <table:table-cell table:style-name="ce48" table:formula="of:=AVERAGE([.L3:.L24])" office:value-type="float" office:value="115.296765274651" calcext:value-type="float">
            <text:p>115,30</text:p>
          </table:table-cell>
          <table:table-cell table:style-name="ce48" table:formula="of:=AVERAGE([.M3:.M24])" office:value-type="float" office:value="178.991286937218" calcext:value-type="float">
            <text:p>178,99</text:p>
          </table:table-cell>
          <table:table-cell table:style-name="ce48" table:formula="of:=AVERAGE([.N3:.N24])" office:value-type="float" office:value="293.182571157545" calcext:value-type="float">
            <text:p>293,18</text:p>
          </table:table-cell>
          <table:table-cell table:style-name="ce48" table:formula="of:=AVERAGE([.O3:.O24])" office:value-type="float" office:value="527.020523241558" calcext:value-type="float">
            <text:p>527,02</text:p>
          </table:table-cell>
          <table:table-cell table:style-name="ce48" table:formula="of:=AVERAGE([.P3:.P24])" office:value-type="float" office:value="1233.2485538247" calcext:value-type="float">
            <text:p>1.233,25</text:p>
          </table:table-cell>
          <table:table-cell table:style-name="ce48" table:formula="of:=AVERAGE([.Q3:.Q24])" office:value-type="float" office:value="84.4547039409217" calcext:value-type="float">
            <text:p>84,45</text:p>
          </table:table-cell>
          <table:table-cell table:style-name="ce108" table:number-columns-repeated="16367"/>
        </table:table-row>
        <table:table-row table:style-name="ro6">
          <table:table-cell table:style-name="ce95" office:value-type="string" calcext:value-type="string" table:number-columns-spanned="2" table:number-rows-spanned="1">
            <text:p>StdAbw</text:p>
          </table:table-cell>
          <table:covered-table-cell table:style-name="ce95"/>
          <table:table-cell table:style-name="ce48" table:formula="of:=STDEV([.C3:.C24])" office:value-type="float" office:value="0.255205250940806" calcext:value-type="float">
            <text:p>0,26</text:p>
          </table:table-cell>
          <table:table-cell table:style-name="ce48" table:formula="of:=STDEV([.D3:.D24])" office:value-type="float" office:value="0.734853796108244" calcext:value-type="float">
            <text:p>0,73</text:p>
          </table:table-cell>
          <table:table-cell table:style-name="ce48" table:formula="of:=STDEV([.E3:.E24])" office:value-type="float" office:value="0.526915954478343" calcext:value-type="float">
            <text:p>0,53</text:p>
          </table:table-cell>
          <table:table-cell table:style-name="ce48" table:formula="of:=STDEV([.F3:.F24])" office:value-type="float" office:value="1.05710742537854" calcext:value-type="float">
            <text:p>1,06</text:p>
          </table:table-cell>
          <table:table-cell table:style-name="ce48" table:formula="of:=STDEV([.G3:.G24])" office:value-type="float" office:value="2.30216695490939" calcext:value-type="float">
            <text:p>2,30</text:p>
          </table:table-cell>
          <table:table-cell table:style-name="ce48" table:formula="of:=STDEV([.H3:.H24])" office:value-type="float" office:value="3.73743287289901" calcext:value-type="float">
            <text:p>3,74</text:p>
          </table:table-cell>
          <table:table-cell table:style-name="ce48" table:formula="of:=STDEV([.I3:.I24])" office:value-type="float" office:value="4.50817221313705" calcext:value-type="float">
            <text:p>4,51</text:p>
          </table:table-cell>
          <table:table-cell table:style-name="ce48" table:formula="of:=STDEV([.J3:.J24])" office:value-type="float" office:value="4.0562735098239" calcext:value-type="float">
            <text:p>4,06</text:p>
          </table:table-cell>
          <table:table-cell table:style-name="ce48" table:formula="of:=STDEV([.K3:.K24])" office:value-type="float" office:value="4.18338060021962" calcext:value-type="float">
            <text:p>4,18</text:p>
          </table:table-cell>
          <table:table-cell table:style-name="ce48" table:formula="of:=STDEV([.L3:.L24])" office:value-type="float" office:value="11.3027458215024" calcext:value-type="float">
            <text:p>11,30</text:p>
          </table:table-cell>
          <table:table-cell table:style-name="ce48" table:formula="of:=STDEV([.M3:.M24])" office:value-type="float" office:value="23.0982021275928" calcext:value-type="float">
            <text:p>23,10</text:p>
          </table:table-cell>
          <table:table-cell table:style-name="ce48" table:formula="of:=STDEV([.N3:.N24])" office:value-type="float" office:value="37.1421731309251" calcext:value-type="float">
            <text:p>37,14</text:p>
          </table:table-cell>
          <table:table-cell table:style-name="ce48" table:formula="of:=STDEV([.O3:.O24])" office:value-type="float" office:value="61.068815970402" calcext:value-type="float">
            <text:p>61,07</text:p>
          </table:table-cell>
          <table:table-cell table:style-name="ce48" table:formula="of:=STDEV([.P3:.P24])" office:value-type="float" office:value="83.519215466863" calcext:value-type="float">
            <text:p>83,52</text:p>
          </table:table-cell>
          <table:table-cell table:style-name="ce48" table:formula="of:=STDEV([.Q3:.Q24])" office:value-type="float" office:value="5.18609271836856" calcext:value-type="float">
            <text:p>5,19</text:p>
          </table:table-cell>
          <table:table-cell table:style-name="ce108" table:number-columns-repeated="16367"/>
        </table:table-row>
        <table:table-row table:style-name="ro6">
          <table:table-cell table:style-name="ce95" office:value-type="string" calcext:value-type="string" table:number-columns-spanned="2" table:number-rows-spanned="1">
            <text:p>Differenz 2022 -ø </text:p>
          </table:table-cell>
          <table:covered-table-cell table:style-name="ce95"/>
          <table:table-cell table:style-name="ce48" table:formula="of:=[.C25]-[.C26]" office:value-type="float" office:value="-0.264183816944467" calcext:value-type="float">
            <text:p>-0,26</text:p>
          </table:table-cell>
          <table:table-cell table:style-name="ce48" table:formula="of:=[.D25]-[.D26]" office:value-type="float" office:value="-0.678991713810477" calcext:value-type="float">
            <text:p>-0,68</text:p>
          </table:table-cell>
          <table:table-cell table:style-name="ce48" table:formula="of:=[.E25]-[.E26]" office:value-type="float" office:value="-0.296552206320389" calcext:value-type="float">
            <text:p>-0,30</text:p>
          </table:table-cell>
          <table:table-cell table:style-name="ce48" table:formula="of:=[.F25]-[.F26]" office:value-type="float" office:value="-0.388014299661858" calcext:value-type="float">
            <text:p>-0,39</text:p>
          </table:table-cell>
          <table:table-cell table:style-name="ce48" table:formula="of:=[.G25]-[.G26]" office:value-type="float" office:value="-0.895970841205573" calcext:value-type="float">
            <text:p>-0,90</text:p>
          </table:table-cell>
          <table:table-cell table:style-name="ce48" table:formula="of:=[.H25]-[.H26]" office:value-type="float" office:value="-4.89967553740997" calcext:value-type="float">
            <text:p>-4,90</text:p>
          </table:table-cell>
          <table:table-cell table:style-name="ce48" table:formula="of:=[.I25]-[.I26]" office:value-type="float" office:value="-5.69020981726191" calcext:value-type="float">
            <text:p>-5,69</text:p>
          </table:table-cell>
          <table:table-cell table:style-name="ce48" table:formula="of:=[.J25]-[.J26]" office:value-type="float" office:value="-6.85247103911472" calcext:value-type="float">
            <text:p>-6,85</text:p>
          </table:table-cell>
          <table:table-cell table:style-name="ce48" table:formula="of:=[.K25]-[.K26]" office:value-type="float" office:value="0.803823306040641" calcext:value-type="float">
            <text:p>0,80</text:p>
          </table:table-cell>
          <table:table-cell table:style-name="ce48" table:formula="of:=[.L25]-[.L26]" office:value-type="float" office:value="3.58574716010578" calcext:value-type="float">
            <text:p>3,59</text:p>
          </table:table-cell>
          <table:table-cell table:style-name="ce48" table:formula="of:=[.M25]-[.M26]" office:value-type="float" office:value="-0.95437986241933" calcext:value-type="float">
            <text:p>-0,95</text:p>
          </table:table-cell>
          <table:table-cell table:style-name="ce48" table:formula="of:=[.N25]-[.N26]" office:value-type="float" office:value="-13.1241973933234" calcext:value-type="float">
            <text:p>-13,12</text:p>
          </table:table-cell>
          <table:table-cell table:style-name="ce48" table:formula="of:=[.O25]-[.O26]" office:value-type="float" office:value="-48.0191088119662" calcext:value-type="float">
            <text:p>-48,02</text:p>
          </table:table-cell>
          <table:table-cell table:style-name="ce48" table:formula="of:=[.P25]-[.P26]" office:value-type="float" office:value="101.116224094772" calcext:value-type="float">
            <text:p>101,12</text:p>
          </table:table-cell>
          <table:table-cell table:style-name="ce48" table:formula="of:=[.Q25]-[.Q26]" office:value-type="float" office:value="18.2963233531016" calcext:value-type="float">
            <text:p>18,30</text:p>
          </table:table-cell>
          <table:table-cell table:style-name="ce108" table:number-columns-repeated="16367"/>
        </table:table-row>
        <table:table-row table:style-name="ro6">
          <table:table-cell table:style-name="ce95" office:value-type="string" calcext:value-type="string" table:number-columns-spanned="2" table:number-rows-spanned="1">
            <text:p>Z-Index</text:p>
          </table:table-cell>
          <table:covered-table-cell table:style-name="ce95"/>
          <table:table-cell table:style-name="ce49" table:formula="of:=[.C28]/[.C27]" office:value-type="float" office:value="-1.0351817447743" calcext:value-type="float">
            <text:p>-1,04</text:p>
          </table:table-cell>
          <table:table-cell table:style-name="ce49" table:formula="of:=[.D28]/[.D27]" office:value-type="float" office:value="-0.923982045689075" calcext:value-type="float">
            <text:p>-0,92</text:p>
          </table:table-cell>
          <table:table-cell table:style-name="ce49" table:formula="of:=[.E28]/[.E27]" office:value-type="float" office:value="-0.562807415110406" calcext:value-type="float">
            <text:p>-0,56</text:p>
          </table:table-cell>
          <table:table-cell table:style-name="ce49" table:formula="of:=[.F28]/[.F27]" office:value-type="float" office:value="-0.367052856073652" calcext:value-type="float">
            <text:p>-0,37</text:p>
          </table:table-cell>
          <table:table-cell table:style-name="ce49" table:formula="of:=[.G28]/[.G27]" office:value-type="float" office:value="-0.389185866513682" calcext:value-type="float">
            <text:p>-0,39</text:p>
          </table:table-cell>
          <table:table-cell table:style-name="ce49" table:formula="of:=[.H28]/[.H27]" office:value-type="float" office:value="-1.31097352221056" calcext:value-type="float">
            <text:p>-1,31</text:p>
          </table:table-cell>
          <table:table-cell table:style-name="ce49" table:formula="of:=[.I28]/[.I27]" office:value-type="float" office:value="-1.26219885759474" calcext:value-type="float">
            <text:p>-1,26</text:p>
          </table:table-cell>
          <table:table-cell table:style-name="ce49" table:formula="of:=[.J28]/[.J27]" office:value-type="float" office:value="-1.68935132764561" calcext:value-type="float">
            <text:p>-1,69</text:p>
          </table:table-cell>
          <table:table-cell table:style-name="ce49" table:formula="of:=[.K28]/[.K27]" office:value-type="float" office:value="0.192146826420346" calcext:value-type="float">
            <text:p>0,19</text:p>
          </table:table-cell>
          <table:table-cell table:style-name="ce49" table:formula="of:=[.L28]/[.L27]" office:value-type="float" office:value="0.317245669037715" calcext:value-type="float">
            <text:p>0,32</text:p>
          </table:table-cell>
          <table:table-cell table:style-name="ce49" table:formula="of:=[.M28]/[.M27]" office:value-type="float" office:value="-0.0413183613662831" calcext:value-type="float">
            <text:p>-0,04</text:p>
          </table:table-cell>
          <table:table-cell table:style-name="ce49" table:formula="of:=[.N28]/[.N27]" office:value-type="float" office:value="-0.353350283168972" calcext:value-type="float">
            <text:p>-0,35</text:p>
          </table:table-cell>
          <table:table-cell table:style-name="ce49" table:formula="of:=[.O28]/[.O27]" office:value-type="float" office:value="-0.786311443065139" calcext:value-type="float">
            <text:p>-0,79</text:p>
          </table:table-cell>
          <table:table-cell table:style-name="ce49" table:formula="of:=[.P28]/[.P27]" office:value-type="float" office:value="1.21069413223704" calcext:value-type="float">
            <text:p>1,21</text:p>
          </table:table-cell>
          <table:table-cell table:style-name="ce53" table:formula="of:=[.Q28]/[.Q27]" office:value-type="float" office:value="3.52795916823818" calcext:value-type="float">
            <text:p>3,53</text:p>
          </table:table-cell>
          <table:table-cell table:style-name="ce108" table:number-columns-repeated="16367"/>
        </table:table-row>
        <table:table-row table:style-name="ro7">
          <table:table-cell table:style-name="ce12" table:number-columns-repeated="2"/>
          <table:table-cell table:style-name="ce29" office:value-type="string" calcext:value-type="string" table:number-columns-spanned="15" table:number-rows-spanned="1">
            <text:p>Einwohner</text:p>
          </table:table-cell>
          <table:covered-table-cell table:number-columns-repeated="14" table:style-name="ce34"/>
          <table:table-cell table:style-name="ce107" table:number-columns-repeated="16367"/>
        </table:table-row>
        <table:table-row table:style-name="ro5">
          <table:table-cell table:style-name="ce13" office:value-type="string" calcext:value-type="string">
            <text:p>Jahr</text:p>
          </table:table-cell>
          <table:table-cell table:style-name="ce13" office:value-type="string" calcext:value-type="string">
            <text:p>Monat</text:p>
          </table:table-cell>
          <table:table-cell table:style-name="ce13" office:value-type="string" calcext:value-type="string">
            <text:p>A00A14</text:p>
          </table:table-cell>
          <table:table-cell table:style-name="ce13" office:value-type="string" calcext:value-type="string">
            <text:p>A15A29</text:p>
          </table:table-cell>
          <table:table-cell table:style-name="ce13" office:value-type="string" calcext:value-type="string">
            <text:p>A30A34</text:p>
          </table:table-cell>
          <table:table-cell table:style-name="ce13" office:value-type="string" calcext:value-type="string">
            <text:p>A35A39</text:p>
          </table:table-cell>
          <table:table-cell table:style-name="ce13" office:value-type="string" calcext:value-type="string">
            <text:p>A40A44</text:p>
          </table:table-cell>
          <table:table-cell table:style-name="ce13" office:value-type="string" calcext:value-type="string">
            <text:p>A45A49</text:p>
          </table:table-cell>
          <table:table-cell table:style-name="ce13" office:value-type="string" calcext:value-type="string">
            <text:p>A50A54</text:p>
          </table:table-cell>
          <table:table-cell table:style-name="ce13" office:value-type="string" calcext:value-type="string">
            <text:p>A55A59</text:p>
          </table:table-cell>
          <table:table-cell table:style-name="ce13" office:value-type="string" calcext:value-type="string">
            <text:p>A60A64</text:p>
          </table:table-cell>
          <table:table-cell table:style-name="ce13" office:value-type="string" calcext:value-type="string">
            <text:p>A65A69</text:p>
          </table:table-cell>
          <table:table-cell table:style-name="ce13" office:value-type="string" calcext:value-type="string">
            <text:p>A70A74</text:p>
          </table:table-cell>
          <table:table-cell table:style-name="ce13" office:value-type="string" calcext:value-type="string">
            <text:p>A75A79</text:p>
          </table:table-cell>
          <table:table-cell table:style-name="ce13" office:value-type="string" calcext:value-type="string">
            <text:p>A80A84</text:p>
          </table:table-cell>
          <table:table-cell table:style-name="ce13" office:value-type="string" calcext:value-type="string">
            <text:p>A85+</text:p>
          </table:table-cell>
          <table:table-cell table:style-name="ce13" office:value-type="string" calcext:value-type="string">
            <text:p>Alle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0" calcext:value-type="float">
            <text:p>2000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2897014" calcext:value-type="float">
            <text:p>12.897.014</text:p>
          </table:table-cell>
          <table:table-cell table:style-name="ce50" office:value-type="float" office:value="14379053" calcext:value-type="float">
            <text:p>14.379.053</text:p>
          </table:table-cell>
          <table:table-cell table:style-name="ce50" office:value-type="float" office:value="6947660" calcext:value-type="float">
            <text:p>6.947.660</text:p>
          </table:table-cell>
          <table:table-cell table:style-name="ce50" office:value-type="float" office:value="7143979" calcext:value-type="float">
            <text:p>7.143.979</text:p>
          </table:table-cell>
          <table:table-cell table:style-name="ce50" office:value-type="float" office:value="6213687" calcext:value-type="float">
            <text:p>6.213.687</text:p>
          </table:table-cell>
          <table:table-cell table:style-name="ce50" office:value-type="float" office:value="5660794" calcext:value-type="float">
            <text:p>5.660.794</text:p>
          </table:table-cell>
          <table:table-cell table:style-name="ce50" office:value-type="float" office:value="4615244" calcext:value-type="float">
            <text:p>4.615.244</text:p>
          </table:table-cell>
          <table:table-cell table:style-name="ce50" office:value-type="float" office:value="5424896" calcext:value-type="float">
            <text:p>5.424.896</text:p>
          </table:table-cell>
          <table:table-cell table:style-name="ce50" office:value-type="float" office:value="5529896" calcext:value-type="float">
            <text:p>5.529.896</text:p>
          </table:table-cell>
          <table:table-cell table:style-name="ce50" office:value-type="float" office:value="4012918" calcext:value-type="float">
            <text:p>4.012.918</text:p>
          </table:table-cell>
          <table:table-cell table:style-name="ce50" office:value-type="float" office:value="3553034" calcext:value-type="float">
            <text:p>3.553.034</text:p>
          </table:table-cell>
          <table:table-cell table:style-name="ce50" office:value-type="float" office:value="2850463" calcext:value-type="float">
            <text:p>2.850.463</text:p>
          </table:table-cell>
          <table:table-cell table:style-name="ce50" office:value-type="float" office:value="1299703" calcext:value-type="float">
            <text:p>1.299.703</text:p>
          </table:table-cell>
          <table:table-cell table:style-name="ce50" office:value-type="float" office:value="1635134" calcext:value-type="float">
            <text:p>1.635.134</text:p>
          </table:table-cell>
          <table:table-cell table:style-name="ce50" table:formula="of:=SUM([.C32:.P32])" office:value-type="float" office:value="82163475" calcext:value-type="float">
            <text:p>82.163.475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1" calcext:value-type="float">
            <text:p>2001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2777242" calcext:value-type="float">
            <text:p>12.777.242</text:p>
          </table:table-cell>
          <table:table-cell table:style-name="ce50" office:value-type="float" office:value="14189948" calcext:value-type="float">
            <text:p>14.189.948</text:p>
          </table:table-cell>
          <table:table-cell table:style-name="ce50" office:value-type="float" office:value="6699839" calcext:value-type="float">
            <text:p>6.699.839</text:p>
          </table:table-cell>
          <table:table-cell table:style-name="ce50" office:value-type="float" office:value="7222828" calcext:value-type="float">
            <text:p>7.222.828</text:p>
          </table:table-cell>
          <table:table-cell table:style-name="ce50" office:value-type="float" office:value="6399197" calcext:value-type="float">
            <text:p>6.399.197</text:p>
          </table:table-cell>
          <table:table-cell table:style-name="ce50" office:value-type="float" office:value="5704307" calcext:value-type="float">
            <text:p>5.704.307</text:p>
          </table:table-cell>
          <table:table-cell table:style-name="ce50" office:value-type="float" office:value="4978148" calcext:value-type="float">
            <text:p>4.978.148</text:p>
          </table:table-cell>
          <table:table-cell table:style-name="ce50" office:value-type="float" office:value="4875852" calcext:value-type="float">
            <text:p>4.875.852</text:p>
          </table:table-cell>
          <table:table-cell table:style-name="ce50" office:value-type="float" office:value="5718165" calcext:value-type="float">
            <text:p>5.718.165</text:p>
          </table:table-cell>
          <table:table-cell table:style-name="ce50" office:value-type="float" office:value="4156942" calcext:value-type="float">
            <text:p>4.156.942</text:p>
          </table:table-cell>
          <table:table-cell table:style-name="ce50" office:value-type="float" office:value="3603180" calcext:value-type="float">
            <text:p>3.603.180</text:p>
          </table:table-cell>
          <table:table-cell table:style-name="ce50" office:value-type="float" office:value="2847234" calcext:value-type="float">
            <text:p>2.847.234</text:p>
          </table:table-cell>
          <table:table-cell table:style-name="ce50" office:value-type="float" office:value="1473962" calcext:value-type="float">
            <text:p>1.473.962</text:p>
          </table:table-cell>
          <table:table-cell table:style-name="ce50" office:value-type="float" office:value="1612696" calcext:value-type="float">
            <text:p>1.612.696</text:p>
          </table:table-cell>
          <table:table-cell table:style-name="ce50" table:formula="of:=SUM([.C33:.P33])" office:value-type="float" office:value="82259540" calcext:value-type="float">
            <text:p>82.259.540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2" calcext:value-type="float">
            <text:p>2002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2618844" calcext:value-type="float">
            <text:p>12.618.844</text:p>
          </table:table-cell>
          <table:table-cell table:style-name="ce50" office:value-type="float" office:value="14142391" calcext:value-type="float">
            <text:p>14.142.391</text:p>
          </table:table-cell>
          <table:table-cell table:style-name="ce50" office:value-type="float" office:value="6423138" calcext:value-type="float">
            <text:p>6.423.138</text:p>
          </table:table-cell>
          <table:table-cell table:style-name="ce50" office:value-type="float" office:value="7261061" calcext:value-type="float">
            <text:p>7.261.061</text:p>
          </table:table-cell>
          <table:table-cell table:style-name="ce50" office:value-type="float" office:value="6593067" calcext:value-type="float">
            <text:p>6.593.067</text:p>
          </table:table-cell>
          <table:table-cell table:style-name="ce50" office:value-type="float" office:value="5793192" calcext:value-type="float">
            <text:p>5.793.192</text:p>
          </table:table-cell>
          <table:table-cell table:style-name="ce50" office:value-type="float" office:value="5241130" calcext:value-type="float">
            <text:p>5.241.130</text:p>
          </table:table-cell>
          <table:table-cell table:style-name="ce50" office:value-type="float" office:value="4496158" calcext:value-type="float">
            <text:p>4.496.158</text:p>
          </table:table-cell>
          <table:table-cell table:style-name="ce50" office:value-type="float" office:value="5805606" calcext:value-type="float">
            <text:p>5.805.606</text:p>
          </table:table-cell>
          <table:table-cell table:style-name="ce50" office:value-type="float" office:value="4378060" calcext:value-type="float">
            <text:p>4.378.060</text:p>
          </table:table-cell>
          <table:table-cell table:style-name="ce50" office:value-type="float" office:value="3604682" calcext:value-type="float">
            <text:p>3.604.682</text:p>
          </table:table-cell>
          <table:table-cell table:style-name="ce50" office:value-type="float" office:value="2838177" calcext:value-type="float">
            <text:p>2.838.177</text:p>
          </table:table-cell>
          <table:table-cell table:style-name="ce50" office:value-type="float" office:value="1704711" calcext:value-type="float">
            <text:p>1.704.711</text:p>
          </table:table-cell>
          <table:table-cell table:style-name="ce50" office:value-type="float" office:value="1540092" calcext:value-type="float">
            <text:p>1.540.092</text:p>
          </table:table-cell>
          <table:table-cell table:style-name="ce50" table:formula="of:=SUM([.C34:.P34])" office:value-type="float" office:value="82440309" calcext:value-type="float">
            <text:p>82.440.309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3" calcext:value-type="float">
            <text:p>2003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2415580" calcext:value-type="float">
            <text:p>12.415.580</text:p>
          </table:table-cell>
          <table:table-cell table:style-name="ce50" office:value-type="float" office:value="14193864" calcext:value-type="float">
            <text:p>14.193.864</text:p>
          </table:table-cell>
          <table:table-cell table:style-name="ce50" office:value-type="float" office:value="6071967" calcext:value-type="float">
            <text:p>6.071.967</text:p>
          </table:table-cell>
          <table:table-cell table:style-name="ce50" office:value-type="float" office:value="7235376" calcext:value-type="float">
            <text:p>7.235.376</text:p>
          </table:table-cell>
          <table:table-cell table:style-name="ce50" office:value-type="float" office:value="6777003" calcext:value-type="float">
            <text:p>6.777.003</text:p>
          </table:table-cell>
          <table:table-cell table:style-name="ce50" office:value-type="float" office:value="5889832" calcext:value-type="float">
            <text:p>5.889.832</text:p>
          </table:table-cell>
          <table:table-cell table:style-name="ce50" office:value-type="float" office:value="5411345" calcext:value-type="float">
            <text:p>5.411.345</text:p>
          </table:table-cell>
          <table:table-cell table:style-name="ce50" office:value-type="float" office:value="4439326" calcext:value-type="float">
            <text:p>4.439.326</text:p>
          </table:table-cell>
          <table:table-cell table:style-name="ce50" office:value-type="float" office:value="5663568" calcext:value-type="float">
            <text:p>5.663.568</text:p>
          </table:table-cell>
          <table:table-cell table:style-name="ce50" office:value-type="float" office:value="4637124" calcext:value-type="float">
            <text:p>4.637.124</text:p>
          </table:table-cell>
          <table:table-cell table:style-name="ce50" office:value-type="float" office:value="3580311" calcext:value-type="float">
            <text:p>3.580.311</text:p>
          </table:table-cell>
          <table:table-cell table:style-name="ce50" office:value-type="float" office:value="2857377" calcext:value-type="float">
            <text:p>2.857.377</text:p>
          </table:table-cell>
          <table:table-cell table:style-name="ce50" office:value-type="float" office:value="1912327" calcext:value-type="float">
            <text:p>1.912.327</text:p>
          </table:table-cell>
          <table:table-cell table:style-name="ce50" office:value-type="float" office:value="1451680" calcext:value-type="float">
            <text:p>1.451.680</text:p>
          </table:table-cell>
          <table:table-cell table:style-name="ce50" table:formula="of:=SUM([.C35:.P35])" office:value-type="float" office:value="82536680" calcext:value-type="float">
            <text:p>82.536.680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4" calcext:value-type="float">
            <text:p>2004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2162110" calcext:value-type="float">
            <text:p>12.162.110</text:p>
          </table:table-cell>
          <table:table-cell table:style-name="ce50" office:value-type="float" office:value="14325613" calcext:value-type="float">
            <text:p>14.325.613</text:p>
          </table:table-cell>
          <table:table-cell table:style-name="ce50" office:value-type="float" office:value="5656800" calcext:value-type="float">
            <text:p>5.656.800</text:p>
          </table:table-cell>
          <table:table-cell table:style-name="ce50" office:value-type="float" office:value="7123432" calcext:value-type="float">
            <text:p>7.123.432</text:p>
          </table:table-cell>
          <table:table-cell table:style-name="ce50" office:value-type="float" office:value="6976916" calcext:value-type="float">
            <text:p>6.976.916</text:p>
          </table:table-cell>
          <table:table-cell table:style-name="ce50" office:value-type="float" office:value="6012569" calcext:value-type="float">
            <text:p>6.012.569</text:p>
          </table:table-cell>
          <table:table-cell table:style-name="ce50" office:value-type="float" office:value="5520647" calcext:value-type="float">
            <text:p>5.520.647</text:p>
          </table:table-cell>
          <table:table-cell table:style-name="ce50" office:value-type="float" office:value="4417135" calcext:value-type="float">
            <text:p>4.417.135</text:p>
          </table:table-cell>
          <table:table-cell table:style-name="ce50" office:value-type="float" office:value="5476454" calcext:value-type="float">
            <text:p>5.476.454</text:p>
          </table:table-cell>
          <table:table-cell table:style-name="ce50" office:value-type="float" office:value="4962354" calcext:value-type="float">
            <text:p>4.962.354</text:p>
          </table:table-cell>
          <table:table-cell table:style-name="ce50" office:value-type="float" office:value="3511483" calcext:value-type="float">
            <text:p>3.511.483</text:p>
          </table:table-cell>
          <table:table-cell table:style-name="ce50" office:value-type="float" office:value="2937795" calcext:value-type="float">
            <text:p>2.937.795</text:p>
          </table:table-cell>
          <table:table-cell table:style-name="ce50" office:value-type="float" office:value="2073472" calcext:value-type="float">
            <text:p>2.073.472</text:p>
          </table:table-cell>
          <table:table-cell table:style-name="ce50" office:value-type="float" office:value="1374891" calcext:value-type="float">
            <text:p>1.374.891</text:p>
          </table:table-cell>
          <table:table-cell table:style-name="ce50" table:formula="of:=SUM([.C36:.P36])" office:value-type="float" office:value="82531671" calcext:value-type="float">
            <text:p>82.531.671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5" calcext:value-type="float">
            <text:p>2005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1924658" calcext:value-type="float">
            <text:p>11.924.658</text:p>
          </table:table-cell>
          <table:table-cell table:style-name="ce50" office:value-type="float" office:value="14423328" calcext:value-type="float">
            <text:p>14.423.328</text:p>
          </table:table-cell>
          <table:table-cell table:style-name="ce50" office:value-type="float" office:value="5288825" calcext:value-type="float">
            <text:p>5.288.825</text:p>
          </table:table-cell>
          <table:table-cell table:style-name="ce50" office:value-type="float" office:value="6937651" calcext:value-type="float">
            <text:p>6.937.651</text:p>
          </table:table-cell>
          <table:table-cell table:style-name="ce50" office:value-type="float" office:value="7116997" calcext:value-type="float">
            <text:p>7.116.997</text:p>
          </table:table-cell>
          <table:table-cell table:style-name="ce50" office:value-type="float" office:value="6167489" calcext:value-type="float">
            <text:p>6.167.489</text:p>
          </table:table-cell>
          <table:table-cell table:style-name="ce50" office:value-type="float" office:value="5578244" calcext:value-type="float">
            <text:p>5.578.244</text:p>
          </table:table-cell>
          <table:table-cell table:style-name="ce50" office:value-type="float" office:value="4498430" calcext:value-type="float">
            <text:p>4.498.430</text:p>
          </table:table-cell>
          <table:table-cell table:style-name="ce50" office:value-type="float" office:value="5197776" calcext:value-type="float">
            <text:p>5.197.776</text:p>
          </table:table-cell>
          <table:table-cell table:style-name="ce50" office:value-type="float" office:value="5191424" calcext:value-type="float">
            <text:p>5.191.424</text:p>
          </table:table-cell>
          <table:table-cell table:style-name="ce50" office:value-type="float" office:value="3611866" calcext:value-type="float">
            <text:p>3.611.866</text:p>
          </table:table-cell>
          <table:table-cell table:style-name="ce50" office:value-type="float" office:value="3007179" calcext:value-type="float">
            <text:p>3.007.179</text:p>
          </table:table-cell>
          <table:table-cell table:style-name="ce50" office:value-type="float" office:value="2145666" calcext:value-type="float">
            <text:p>2.145.666</text:p>
          </table:table-cell>
          <table:table-cell table:style-name="ce50" office:value-type="float" office:value="1411316" calcext:value-type="float">
            <text:p>1.411.316</text:p>
          </table:table-cell>
          <table:table-cell table:style-name="ce50" table:formula="of:=SUM([.C37:.P37])" office:value-type="float" office:value="82500849" calcext:value-type="float">
            <text:p>82.500.849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6" calcext:value-type="float">
            <text:p>2006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1649872" calcext:value-type="float">
            <text:p>11.649.872</text:p>
          </table:table-cell>
          <table:table-cell table:style-name="ce50" office:value-type="float" office:value="14541674" calcext:value-type="float">
            <text:p>14.541.674</text:p>
          </table:table-cell>
          <table:table-cell table:style-name="ce50" office:value-type="float" office:value="5003176" calcext:value-type="float">
            <text:p>5.003.176</text:p>
          </table:table-cell>
          <table:table-cell table:style-name="ce50" office:value-type="float" office:value="6691142" calcext:value-type="float">
            <text:p>6.691.142</text:p>
          </table:table-cell>
          <table:table-cell table:style-name="ce50" office:value-type="float" office:value="7190003" calcext:value-type="float">
            <text:p>7.190.003</text:p>
          </table:table-cell>
          <table:table-cell table:style-name="ce50" office:value-type="float" office:value="6349005" calcext:value-type="float">
            <text:p>6.349.005</text:p>
          </table:table-cell>
          <table:table-cell table:style-name="ce50" office:value-type="float" office:value="5619568" calcext:value-type="float">
            <text:p>5.619.568</text:p>
          </table:table-cell>
          <table:table-cell table:style-name="ce50" office:value-type="float" office:value="4853457" calcext:value-type="float">
            <text:p>4.853.457</text:p>
          </table:table-cell>
          <table:table-cell table:style-name="ce50" office:value-type="float" office:value="4670024" calcext:value-type="float">
            <text:p>4.670.024</text:p>
          </table:table-cell>
          <table:table-cell table:style-name="ce50" office:value-type="float" office:value="5374399" calcext:value-type="float">
            <text:p>5.374.399</text:p>
          </table:table-cell>
          <table:table-cell table:style-name="ce50" office:value-type="float" office:value="3759730" calcext:value-type="float">
            <text:p>3.759.730</text:p>
          </table:table-cell>
          <table:table-cell table:style-name="ce50" office:value-type="float" office:value="3055125" calcext:value-type="float">
            <text:p>3.055.125</text:p>
          </table:table-cell>
          <table:table-cell table:style-name="ce50" office:value-type="float" office:value="2158010" calcext:value-type="float">
            <text:p>2.158.010</text:p>
          </table:table-cell>
          <table:table-cell table:style-name="ce50" office:value-type="float" office:value="1522810" calcext:value-type="float">
            <text:p>1.522.810</text:p>
          </table:table-cell>
          <table:table-cell table:style-name="ce50" table:formula="of:=SUM([.C38:.P38])" office:value-type="float" office:value="82437995" calcext:value-type="float">
            <text:p>82.437.995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7" calcext:value-type="float">
            <text:p>2007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1441366" calcext:value-type="float">
            <text:p>11.441.366</text:p>
          </table:table-cell>
          <table:table-cell table:style-name="ce50" office:value-type="float" office:value="14529762" calcext:value-type="float">
            <text:p>14.529.762</text:p>
          </table:table-cell>
          <table:table-cell table:style-name="ce50" office:value-type="float" office:value="4790586" calcext:value-type="float">
            <text:p>4.790.586</text:p>
          </table:table-cell>
          <table:table-cell table:style-name="ce50" office:value-type="float" office:value="6397420" calcext:value-type="float">
            <text:p>6.397.420</text:p>
          </table:table-cell>
          <table:table-cell table:style-name="ce50" office:value-type="float" office:value="7211847" calcext:value-type="float">
            <text:p>7.211.847</text:p>
          </table:table-cell>
          <table:table-cell table:style-name="ce50" office:value-type="float" office:value="6532006" calcext:value-type="float">
            <text:p>6.532.006</text:p>
          </table:table-cell>
          <table:table-cell table:style-name="ce50" office:value-type="float" office:value="5701235" calcext:value-type="float">
            <text:p>5.701.235</text:p>
          </table:table-cell>
          <table:table-cell table:style-name="ce50" office:value-type="float" office:value="5107449" calcext:value-type="float">
            <text:p>5.107.449</text:p>
          </table:table-cell>
          <table:table-cell table:style-name="ce50" office:value-type="float" office:value="4303946" calcext:value-type="float">
            <text:p>4.303.946</text:p>
          </table:table-cell>
          <table:table-cell table:style-name="ce50" office:value-type="float" office:value="5459176" calcext:value-type="float">
            <text:p>5.459.176</text:p>
          </table:table-cell>
          <table:table-cell table:style-name="ce50" office:value-type="float" office:value="3971995" calcext:value-type="float">
            <text:p>3.971.995</text:p>
          </table:table-cell>
          <table:table-cell table:style-name="ce50" office:value-type="float" office:value="3063276" calcext:value-type="float">
            <text:p>3.063.276</text:p>
          </table:table-cell>
          <table:table-cell table:style-name="ce50" office:value-type="float" office:value="2165181" calcext:value-type="float">
            <text:p>2.165.181</text:p>
          </table:table-cell>
          <table:table-cell table:style-name="ce50" office:value-type="float" office:value="1639661" calcext:value-type="float">
            <text:p>1.639.661</text:p>
          </table:table-cell>
          <table:table-cell table:style-name="ce50" table:formula="of:=SUM([.C39:.P39])" office:value-type="float" office:value="82314906" calcext:value-type="float">
            <text:p>82.314.906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8" calcext:value-type="float">
            <text:p>2008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1281696" calcext:value-type="float">
            <text:p>11.281.696</text:p>
          </table:table-cell>
          <table:table-cell table:style-name="ce50" office:value-type="float" office:value="14475194" calcext:value-type="float">
            <text:p>14.475.194</text:p>
          </table:table-cell>
          <table:table-cell table:style-name="ce50" office:value-type="float" office:value="4703414" calcext:value-type="float">
            <text:p>4.703.414</text:p>
          </table:table-cell>
          <table:table-cell table:style-name="ce50" office:value-type="float" office:value="6039933" calcext:value-type="float">
            <text:p>6.039.933</text:p>
          </table:table-cell>
          <table:table-cell table:style-name="ce50" office:value-type="float" office:value="7176550" calcext:value-type="float">
            <text:p>7.176.550</text:p>
          </table:table-cell>
          <table:table-cell table:style-name="ce50" office:value-type="float" office:value="6707543" calcext:value-type="float">
            <text:p>6.707.543</text:p>
          </table:table-cell>
          <table:table-cell table:style-name="ce50" office:value-type="float" office:value="5792802" calcext:value-type="float">
            <text:p>5.792.802</text:p>
          </table:table-cell>
          <table:table-cell table:style-name="ce50" office:value-type="float" office:value="5271033" calcext:value-type="float">
            <text:p>5.271.033</text:p>
          </table:table-cell>
          <table:table-cell table:style-name="ce50" office:value-type="float" office:value="4250928" calcext:value-type="float">
            <text:p>4.250.928</text:p>
          </table:table-cell>
          <table:table-cell table:style-name="ce50" office:value-type="float" office:value="5324024" calcext:value-type="float">
            <text:p>5.324.024</text:p>
          </table:table-cell>
          <table:table-cell table:style-name="ce50" office:value-type="float" office:value="4218662" calcext:value-type="float">
            <text:p>4.218.662</text:p>
          </table:table-cell>
          <table:table-cell table:style-name="ce50" office:value-type="float" office:value="3048922" calcext:value-type="float">
            <text:p>3.048.922</text:p>
          </table:table-cell>
          <table:table-cell table:style-name="ce50" office:value-type="float" office:value="2192107" calcext:value-type="float">
            <text:p>2.192.107</text:p>
          </table:table-cell>
          <table:table-cell table:style-name="ce50" office:value-type="float" office:value="1735029" calcext:value-type="float">
            <text:p>1.735.029</text:p>
          </table:table-cell>
          <table:table-cell table:style-name="ce50" table:formula="of:=SUM([.C40:.P40])" office:value-type="float" office:value="82217837" calcext:value-type="float">
            <text:p>82.217.837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9" calcext:value-type="float">
            <text:p>2009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1139106" calcext:value-type="float">
            <text:p>11.139.106</text:p>
          </table:table-cell>
          <table:table-cell table:style-name="ce50" office:value-type="float" office:value="14363661" calcext:value-type="float">
            <text:p>14.363.661</text:p>
          </table:table-cell>
          <table:table-cell table:style-name="ce50" office:value-type="float" office:value="4702670" calcext:value-type="float">
            <text:p>4.702.670</text:p>
          </table:table-cell>
          <table:table-cell table:style-name="ce50" office:value-type="float" office:value="5613543" calcext:value-type="float">
            <text:p>5.613.543</text:p>
          </table:table-cell>
          <table:table-cell table:style-name="ce50" office:value-type="float" office:value="7052899" calcext:value-type="float">
            <text:p>7.052.899</text:p>
          </table:table-cell>
          <table:table-cell table:style-name="ce50" office:value-type="float" office:value="6894046" calcext:value-type="float">
            <text:p>6.894.046</text:p>
          </table:table-cell>
          <table:table-cell table:style-name="ce50" office:value-type="float" office:value="5906471" calcext:value-type="float">
            <text:p>5.906.471</text:p>
          </table:table-cell>
          <table:table-cell table:style-name="ce50" office:value-type="float" office:value="5372216" calcext:value-type="float">
            <text:p>5.372.216</text:p>
          </table:table-cell>
          <table:table-cell table:style-name="ce50" office:value-type="float" office:value="4228731" calcext:value-type="float">
            <text:p>4.228.731</text:p>
          </table:table-cell>
          <table:table-cell table:style-name="ce50" office:value-type="float" office:value="5144557" calcext:value-type="float">
            <text:p>5.144.557</text:p>
          </table:table-cell>
          <table:table-cell table:style-name="ce50" office:value-type="float" office:value="4522256" calcext:value-type="float">
            <text:p>4.522.256</text:p>
          </table:table-cell>
          <table:table-cell table:style-name="ce50" office:value-type="float" office:value="3001088" calcext:value-type="float">
            <text:p>3.001.088</text:p>
          </table:table-cell>
          <table:table-cell table:style-name="ce50" office:value-type="float" office:value="2258736" calcext:value-type="float">
            <text:p>2.258.736</text:p>
          </table:table-cell>
          <table:table-cell table:style-name="ce50" office:value-type="float" office:value="1802376" calcext:value-type="float">
            <text:p>1.802.376</text:p>
          </table:table-cell>
          <table:table-cell table:style-name="ce50" table:formula="of:=SUM([.C41:.P41])" office:value-type="float" office:value="82002356" calcext:value-type="float">
            <text:p>82.002.356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0" calcext:value-type="float">
            <text:p>2010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1022634" calcext:value-type="float">
            <text:p>11.022.634</text:p>
          </table:table-cell>
          <table:table-cell table:style-name="ce50" office:value-type="float" office:value="14229949" calcext:value-type="float">
            <text:p>14.229.949</text:p>
          </table:table-cell>
          <table:table-cell table:style-name="ce50" office:value-type="float" office:value="4731257" calcext:value-type="float">
            <text:p>4.731.257</text:p>
          </table:table-cell>
          <table:table-cell table:style-name="ce50" office:value-type="float" office:value="5244072" calcext:value-type="float">
            <text:p>5.244.072</text:p>
          </table:table-cell>
          <table:table-cell table:style-name="ce50" office:value-type="float" office:value="6864580" calcext:value-type="float">
            <text:p>6.864.580</text:p>
          </table:table-cell>
          <table:table-cell table:style-name="ce50" office:value-type="float" office:value="7023310" calcext:value-type="float">
            <text:p>7.023.310</text:p>
          </table:table-cell>
          <table:table-cell table:style-name="ce50" office:value-type="float" office:value="6053207" calcext:value-type="float">
            <text:p>6.053.207</text:p>
          </table:table-cell>
          <table:table-cell table:style-name="ce50" office:value-type="float" office:value="5423912" calcext:value-type="float">
            <text:p>5.423.912</text:p>
          </table:table-cell>
          <table:table-cell table:style-name="ce50" office:value-type="float" office:value="4307594" calcext:value-type="float">
            <text:p>4.307.594</text:p>
          </table:table-cell>
          <table:table-cell table:style-name="ce50" office:value-type="float" office:value="4880509" calcext:value-type="float">
            <text:p>4.880.509</text:p>
          </table:table-cell>
          <table:table-cell table:style-name="ce50" office:value-type="float" office:value="4739924" calcext:value-type="float">
            <text:p>4.739.924</text:p>
          </table:table-cell>
          <table:table-cell table:style-name="ce50" office:value-type="float" office:value="3100616" calcext:value-type="float">
            <text:p>3.100.616</text:p>
          </table:table-cell>
          <table:table-cell table:style-name="ce50" office:value-type="float" office:value="2311895" calcext:value-type="float">
            <text:p>2.311.895</text:p>
          </table:table-cell>
          <table:table-cell table:style-name="ce50" office:value-type="float" office:value="1868798" calcext:value-type="float">
            <text:p>1.868.798</text:p>
          </table:table-cell>
          <table:table-cell table:style-name="ce50" table:formula="of:=SUM([.C42:.P42])" office:value-type="float" office:value="81802257" calcext:value-type="float">
            <text:p>81.802.257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1" calcext:value-type="float">
            <text:p>2011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0941201" calcext:value-type="float">
            <text:p>10.941.201</text:p>
          </table:table-cell>
          <table:table-cell table:style-name="ce50" office:value-type="float" office:value="14086971" calcext:value-type="float">
            <text:p>14.086.971</text:p>
          </table:table-cell>
          <table:table-cell table:style-name="ce50" office:value-type="float" office:value="4842566" calcext:value-type="float">
            <text:p>4.842.566</text:p>
          </table:table-cell>
          <table:table-cell table:style-name="ce50" office:value-type="float" office:value="4966844" calcext:value-type="float">
            <text:p>4.966.844</text:p>
          </table:table-cell>
          <table:table-cell table:style-name="ce50" office:value-type="float" office:value="6627575" calcext:value-type="float">
            <text:p>6.627.575</text:p>
          </table:table-cell>
          <table:table-cell table:style-name="ce50" office:value-type="float" office:value="7097725" calcext:value-type="float">
            <text:p>7.097.725</text:p>
          </table:table-cell>
          <table:table-cell table:style-name="ce50" office:value-type="float" office:value="6230975" calcext:value-type="float">
            <text:p>6.230.975</text:p>
          </table:table-cell>
          <table:table-cell table:style-name="ce50" office:value-type="float" office:value="5464015" calcext:value-type="float">
            <text:p>5.464.015</text:p>
          </table:table-cell>
          <table:table-cell table:style-name="ce50" office:value-type="float" office:value="4649437" calcext:value-type="float">
            <text:p>4.649.437</text:p>
          </table:table-cell>
          <table:table-cell table:style-name="ce50" office:value-type="float" office:value="4381911" calcext:value-type="float">
            <text:p>4.381.911</text:p>
          </table:table-cell>
          <table:table-cell table:style-name="ce50" office:value-type="float" office:value="4915622" calcext:value-type="float">
            <text:p>4.915.622</text:p>
          </table:table-cell>
          <table:table-cell table:style-name="ce50" office:value-type="float" office:value="3240091" calcext:value-type="float">
            <text:p>3.240.091</text:p>
          </table:table-cell>
          <table:table-cell table:style-name="ce50" office:value-type="float" office:value="2354967" calcext:value-type="float">
            <text:p>2.354.967</text:p>
          </table:table-cell>
          <table:table-cell table:style-name="ce50" office:value-type="float" office:value="1951702" calcext:value-type="float">
            <text:p>1.951.702</text:p>
          </table:table-cell>
          <table:table-cell table:style-name="ce50" table:formula="of:=SUM([.C43:.P43])" office:value-type="float" office:value="81751602" calcext:value-type="float">
            <text:p>81.751.602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2" calcext:value-type="float">
            <text:p>2012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0773006" calcext:value-type="float">
            <text:p>10.773.006</text:p>
          </table:table-cell>
          <table:table-cell table:style-name="ce50" office:value-type="float" office:value="13705430" calcext:value-type="float">
            <text:p>13.705.430</text:p>
          </table:table-cell>
          <table:table-cell table:style-name="ce50" office:value-type="float" office:value="4809954" calcext:value-type="float">
            <text:p>4.809.954</text:p>
          </table:table-cell>
          <table:table-cell table:style-name="ce50" office:value-type="float" office:value="4649446" calcext:value-type="float">
            <text:p>4.649.446</text:p>
          </table:table-cell>
          <table:table-cell table:style-name="ce50" office:value-type="float" office:value="6166630" calcext:value-type="float">
            <text:p>6.166.630</text:p>
          </table:table-cell>
          <table:table-cell table:style-name="ce50" office:value-type="float" office:value="6998760" calcext:value-type="float">
            <text:p>6.998.760</text:p>
          </table:table-cell>
          <table:table-cell table:style-name="ce50" office:value-type="float" office:value="6324080" calcext:value-type="float">
            <text:p>6.324.080</text:p>
          </table:table-cell>
          <table:table-cell table:style-name="ce50" office:value-type="float" office:value="5465592" calcext:value-type="float">
            <text:p>5.465.592</text:p>
          </table:table-cell>
          <table:table-cell table:style-name="ce50" office:value-type="float" office:value="4831570" calcext:value-type="float">
            <text:p>4.831.570</text:p>
          </table:table-cell>
          <table:table-cell table:style-name="ce50" office:value-type="float" office:value="3984744" calcext:value-type="float">
            <text:p>3.984.744</text:p>
          </table:table-cell>
          <table:table-cell table:style-name="ce50" office:value-type="float" office:value="4952544" calcext:value-type="float">
            <text:p>4.952.544</text:p>
          </table:table-cell>
          <table:table-cell table:style-name="ce50" office:value-type="float" office:value="3396972" calcext:value-type="float">
            <text:p>3.396.972</text:p>
          </table:table-cell>
          <table:table-cell table:style-name="ce50" office:value-type="float" office:value="2333431" calcext:value-type="float">
            <text:p>2.333.431</text:p>
          </table:table-cell>
          <table:table-cell table:style-name="ce50" office:value-type="float" office:value="1935741" calcext:value-type="float">
            <text:p>1.935.741</text:p>
          </table:table-cell>
          <table:table-cell table:style-name="ce50" table:formula="of:=SUM([.C44:.P44])" office:value-type="float" office:value="80327900" calcext:value-type="float">
            <text:p>80.327.900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3" calcext:value-type="float">
            <text:p>2013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0682903" calcext:value-type="float">
            <text:p>10.682.903</text:p>
          </table:table-cell>
          <table:table-cell table:style-name="ce50" office:value-type="float" office:value="13716665" calcext:value-type="float">
            <text:p>13.716.665</text:p>
          </table:table-cell>
          <table:table-cell table:style-name="ce50" office:value-type="float" office:value="4915126" calcext:value-type="float">
            <text:p>4.915.126</text:p>
          </table:table-cell>
          <table:table-cell table:style-name="ce50" office:value-type="float" office:value="4612016" calcext:value-type="float">
            <text:p>4.612.016</text:p>
          </table:table-cell>
          <table:table-cell table:style-name="ce50" office:value-type="float" office:value="5844523" calcext:value-type="float">
            <text:p>5.844.523</text:p>
          </table:table-cell>
          <table:table-cell table:style-name="ce50" office:value-type="float" office:value="6978201" calcext:value-type="float">
            <text:p>6.978.201</text:p>
          </table:table-cell>
          <table:table-cell table:style-name="ce50" office:value-type="float" office:value="6505934" calcext:value-type="float">
            <text:p>6.505.934</text:p>
          </table:table-cell>
          <table:table-cell table:style-name="ce50" office:value-type="float" office:value="5563619" calcext:value-type="float">
            <text:p>5.563.619</text:p>
          </table:table-cell>
          <table:table-cell table:style-name="ce50" office:value-type="float" office:value="4989604" calcext:value-type="float">
            <text:p>4.989.604</text:p>
          </table:table-cell>
          <table:table-cell table:style-name="ce50" office:value-type="float" office:value="3940115" calcext:value-type="float">
            <text:p>3.940.115</text:p>
          </table:table-cell>
          <table:table-cell table:style-name="ce50" office:value-type="float" office:value="4826272" calcext:value-type="float">
            <text:p>4.826.272</text:p>
          </table:table-cell>
          <table:table-cell table:style-name="ce50" office:value-type="float" office:value="3623049" calcext:value-type="float">
            <text:p>3.623.049</text:p>
          </table:table-cell>
          <table:table-cell table:style-name="ce50" office:value-type="float" office:value="2326832" calcext:value-type="float">
            <text:p>2.326.832</text:p>
          </table:table-cell>
          <table:table-cell table:style-name="ce50" office:value-type="float" office:value="1998887" calcext:value-type="float">
            <text:p>1.998.887</text:p>
          </table:table-cell>
          <table:table-cell table:style-name="ce50" table:formula="of:=SUM([.C45:.P45])" office:value-type="float" office:value="80523746" calcext:value-type="float">
            <text:p>80.523.746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4" calcext:value-type="float">
            <text:p>2014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0642432" calcext:value-type="float">
            <text:p>10.642.432</text:p>
          </table:table-cell>
          <table:table-cell table:style-name="ce50" office:value-type="float" office:value="13748954" calcext:value-type="float">
            <text:p>13.748.954</text:p>
          </table:table-cell>
          <table:table-cell table:style-name="ce50" office:value-type="float" office:value="4995969" calcext:value-type="float">
            <text:p>4.995.969</text:p>
          </table:table-cell>
          <table:table-cell table:style-name="ce50" office:value-type="float" office:value="4669105" calcext:value-type="float">
            <text:p>4.669.105</text:p>
          </table:table-cell>
          <table:table-cell table:style-name="ce50" office:value-type="float" office:value="5483899" calcext:value-type="float">
            <text:p>5.483.899</text:p>
          </table:table-cell>
          <table:table-cell table:style-name="ce50" office:value-type="float" office:value="6881594" calcext:value-type="float">
            <text:p>6.881.594</text:p>
          </table:table-cell>
          <table:table-cell table:style-name="ce50" office:value-type="float" office:value="6708858" calcext:value-type="float">
            <text:p>6.708.858</text:p>
          </table:table-cell>
          <table:table-cell table:style-name="ce50" office:value-type="float" office:value="5688892" calcext:value-type="float">
            <text:p>5.688.892</text:p>
          </table:table-cell>
          <table:table-cell table:style-name="ce50" office:value-type="float" office:value="5094950" calcext:value-type="float">
            <text:p>5.094.950</text:p>
          </table:table-cell>
          <table:table-cell table:style-name="ce50" office:value-type="float" office:value="3924395" calcext:value-type="float">
            <text:p>3.924.395</text:p>
          </table:table-cell>
          <table:table-cell table:style-name="ce50" office:value-type="float" office:value="4664320" calcext:value-type="float">
            <text:p>4.664.320</text:p>
          </table:table-cell>
          <table:table-cell table:style-name="ce50" office:value-type="float" office:value="3897735" calcext:value-type="float">
            <text:p>3.897.735</text:p>
          </table:table-cell>
          <table:table-cell table:style-name="ce50" office:value-type="float" office:value="2297709" calcext:value-type="float">
            <text:p>2.297.709</text:p>
          </table:table-cell>
          <table:table-cell table:style-name="ce50" office:value-type="float" office:value="2068651" calcext:value-type="float">
            <text:p>2.068.651</text:p>
          </table:table-cell>
          <table:table-cell table:style-name="ce50" table:formula="of:=SUM([.C46:.P46])" office:value-type="float" office:value="80767463" calcext:value-type="float">
            <text:p>80.767.463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5" calcext:value-type="float">
            <text:p>2015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0686723" calcext:value-type="float">
            <text:p>10.686.723</text:p>
          </table:table-cell>
          <table:table-cell table:style-name="ce50" office:value-type="float" office:value="13819942" calcext:value-type="float">
            <text:p>13.819.942</text:p>
          </table:table-cell>
          <table:table-cell table:style-name="ce50" office:value-type="float" office:value="5074081" calcext:value-type="float">
            <text:p>5.074.081</text:p>
          </table:table-cell>
          <table:table-cell table:style-name="ce50" office:value-type="float" office:value="4758616" calcext:value-type="float">
            <text:p>4.758.616</text:p>
          </table:table-cell>
          <table:table-cell table:style-name="ce50" office:value-type="float" office:value="5184279" calcext:value-type="float">
            <text:p>5.184.279</text:p>
          </table:table-cell>
          <table:table-cell table:style-name="ce50" office:value-type="float" office:value="6722424" calcext:value-type="float">
            <text:p>6.722.424</text:p>
          </table:table-cell>
          <table:table-cell table:style-name="ce50" office:value-type="float" office:value="6856652" calcext:value-type="float">
            <text:p>6.856.652</text:p>
          </table:table-cell>
          <table:table-cell table:style-name="ce50" office:value-type="float" office:value="5853132" calcext:value-type="float">
            <text:p>5.853.132</text:p>
          </table:table-cell>
          <table:table-cell table:style-name="ce50" office:value-type="float" office:value="5152977" calcext:value-type="float">
            <text:p>5.152.977</text:p>
          </table:table-cell>
          <table:table-cell table:style-name="ce50" office:value-type="float" office:value="4008894" calcext:value-type="float">
            <text:p>4.008.894</text:p>
          </table:table-cell>
          <table:table-cell table:style-name="ce50" office:value-type="float" office:value="4426214" calcext:value-type="float">
            <text:p>4.426.214</text:p>
          </table:table-cell>
          <table:table-cell table:style-name="ce50" office:value-type="float" office:value="4109305" calcext:value-type="float">
            <text:p>4.109.305</text:p>
          </table:table-cell>
          <table:table-cell table:style-name="ce50" office:value-type="float" office:value="2396702" calcext:value-type="float">
            <text:p>2.396.702</text:p>
          </table:table-cell>
          <table:table-cell table:style-name="ce50" office:value-type="float" office:value="2147596" calcext:value-type="float">
            <text:p>2.147.596</text:p>
          </table:table-cell>
          <table:table-cell table:style-name="ce50" table:formula="of:=SUM([.C47:.P47])" office:value-type="float" office:value="81197537" calcext:value-type="float">
            <text:p>81.197.537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6" calcext:value-type="float">
            <text:p>2016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0881126" calcext:value-type="float">
            <text:p>10.881.126</text:p>
          </table:table-cell>
          <table:table-cell table:style-name="ce50" office:value-type="float" office:value="14165523" calcext:value-type="float">
            <text:p>14.165.523</text:p>
          </table:table-cell>
          <table:table-cell table:style-name="ce50" office:value-type="float" office:value="5167860" calcext:value-type="float">
            <text:p>5.167.860</text:p>
          </table:table-cell>
          <table:table-cell table:style-name="ce50" office:value-type="float" office:value="4951744" calcext:value-type="float">
            <text:p>4.951.744</text:p>
          </table:table-cell>
          <table:table-cell table:style-name="ce50" office:value-type="float" office:value="4990088" calcext:value-type="float">
            <text:p>4.990.088</text:p>
          </table:table-cell>
          <table:table-cell table:style-name="ce50" office:value-type="float" office:value="6523704" calcext:value-type="float">
            <text:p>6.523.704</text:p>
          </table:table-cell>
          <table:table-cell table:style-name="ce50" office:value-type="float" office:value="6954765" calcext:value-type="float">
            <text:p>6.954.765</text:p>
          </table:table-cell>
          <table:table-cell table:style-name="ce50" office:value-type="float" office:value="6038640" calcext:value-type="float">
            <text:p>6.038.640</text:p>
          </table:table-cell>
          <table:table-cell table:style-name="ce50" office:value-type="float" office:value="5202056" calcext:value-type="float">
            <text:p>5.202.056</text:p>
          </table:table-cell>
          <table:table-cell table:style-name="ce50" office:value-type="float" office:value="4331884" calcext:value-type="float">
            <text:p>4.331.884</text:p>
          </table:table-cell>
          <table:table-cell table:style-name="ce50" office:value-type="float" office:value="3969193" calcext:value-type="float">
            <text:p>3.969.193</text:p>
          </table:table-cell>
          <table:table-cell table:style-name="ce50" office:value-type="float" office:value="4269898" calcext:value-type="float">
            <text:p>4.269.898</text:p>
          </table:table-cell>
          <table:table-cell table:style-name="ce50" office:value-type="float" office:value="2524412" calcext:value-type="float">
            <text:p>2.524.412</text:p>
          </table:table-cell>
          <table:table-cell table:style-name="ce50" office:value-type="float" office:value="2204791" calcext:value-type="float">
            <text:p>2.204.791</text:p>
          </table:table-cell>
          <table:table-cell table:style-name="ce50" table:formula="of:=SUM([.C48:.P48])" office:value-type="float" office:value="82175684" calcext:value-type="float">
            <text:p>82.175.684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7" calcext:value-type="float">
            <text:p>2017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1048568" calcext:value-type="float">
            <text:p>11.048.568</text:p>
          </table:table-cell>
          <table:table-cell table:style-name="ce50" office:value-type="float" office:value="14113656" calcext:value-type="float">
            <text:p>14.113.656</text:p>
          </table:table-cell>
          <table:table-cell table:style-name="ce50" office:value-type="float" office:value="5221075" calcext:value-type="float">
            <text:p>5.221.075</text:p>
          </table:table-cell>
          <table:table-cell table:style-name="ce50" office:value-type="float" office:value="5058038" calcext:value-type="float">
            <text:p>5.058.038</text:p>
          </table:table-cell>
          <table:table-cell table:style-name="ce50" office:value-type="float" office:value="4821986" calcext:value-type="float">
            <text:p>4.821.986</text:p>
          </table:table-cell>
          <table:table-cell table:style-name="ce50" office:value-type="float" office:value="6259912" calcext:value-type="float">
            <text:p>6.259.912</text:p>
          </table:table-cell>
          <table:table-cell table:style-name="ce50" office:value-type="float" office:value="6984307" calcext:value-type="float">
            <text:p>6.984.307</text:p>
          </table:table-cell>
          <table:table-cell table:style-name="ce50" office:value-type="float" office:value="6223126" calcext:value-type="float">
            <text:p>6.223.126</text:p>
          </table:table-cell>
          <table:table-cell table:style-name="ce50" office:value-type="float" office:value="5281280" calcext:value-type="float">
            <text:p>5.281.280</text:p>
          </table:table-cell>
          <table:table-cell table:style-name="ce50" office:value-type="float" office:value="4563301" calcext:value-type="float">
            <text:p>4.563.301</text:p>
          </table:table-cell>
          <table:table-cell table:style-name="ce50" office:value-type="float" office:value="3654937" calcext:value-type="float">
            <text:p>3.654.937</text:p>
          </table:table-cell>
          <table:table-cell table:style-name="ce50" office:value-type="float" office:value="4349557" calcext:value-type="float">
            <text:p>4.349.557</text:p>
          </table:table-cell>
          <table:table-cell table:style-name="ce50" office:value-type="float" office:value="2694971" calcext:value-type="float">
            <text:p>2.694.971</text:p>
          </table:table-cell>
          <table:table-cell table:style-name="ce50" office:value-type="float" office:value="2246939" calcext:value-type="float">
            <text:p>2.246.939</text:p>
          </table:table-cell>
          <table:table-cell table:style-name="ce50" table:formula="of:=SUM([.C49:.P49])" office:value-type="float" office:value="82521653" calcext:value-type="float">
            <text:p>82.521.653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8" calcext:value-type="float">
            <text:p>2018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1171759" calcext:value-type="float">
            <text:p>11.171.759</text:p>
          </table:table-cell>
          <table:table-cell table:style-name="ce50" office:value-type="float" office:value="13981161" calcext:value-type="float">
            <text:p>13.981.161</text:p>
          </table:table-cell>
          <table:table-cell table:style-name="ce50" office:value-type="float" office:value="5290252" calcext:value-type="float">
            <text:p>5.290.252</text:p>
          </table:table-cell>
          <table:table-cell table:style-name="ce50" office:value-type="float" office:value="5163210" calcext:value-type="float">
            <text:p>5.163.210</text:p>
          </table:table-cell>
          <table:table-cell table:style-name="ce50" office:value-type="float" office:value="4788357" calcext:value-type="float">
            <text:p>4.788.357</text:p>
          </table:table-cell>
          <table:table-cell table:style-name="ce50" office:value-type="float" office:value="5943287" calcext:value-type="float">
            <text:p>5.943.287</text:p>
          </table:table-cell>
          <table:table-cell table:style-name="ce50" office:value-type="float" office:value="6968045" calcext:value-type="float">
            <text:p>6.968.045</text:p>
          </table:table-cell>
          <table:table-cell table:style-name="ce50" office:value-type="float" office:value="6401516" calcext:value-type="float">
            <text:p>6.401.516</text:p>
          </table:table-cell>
          <table:table-cell table:style-name="ce50" office:value-type="float" office:value="5375053" calcext:value-type="float">
            <text:p>5.375.053</text:p>
          </table:table-cell>
          <table:table-cell table:style-name="ce50" office:value-type="float" office:value="4711694" calcext:value-type="float">
            <text:p>4.711.694</text:p>
          </table:table-cell>
          <table:table-cell table:style-name="ce50" office:value-type="float" office:value="3611909" calcext:value-type="float">
            <text:p>3.611.909</text:p>
          </table:table-cell>
          <table:table-cell table:style-name="ce50" office:value-type="float" office:value="4235423" calcext:value-type="float">
            <text:p>4.235.423</text:p>
          </table:table-cell>
          <table:table-cell table:style-name="ce50" office:value-type="float" office:value="2885212" calcext:value-type="float">
            <text:p>2.885.212</text:p>
          </table:table-cell>
          <table:table-cell table:style-name="ce50" office:value-type="float" office:value="2265473" calcext:value-type="float">
            <text:p>2.265.473</text:p>
          </table:table-cell>
          <table:table-cell table:style-name="ce50" table:formula="of:=SUM([.C50:.P50])" office:value-type="float" office:value="82792351" calcext:value-type="float">
            <text:p>82.792.351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9" calcext:value-type="float">
            <text:p>2019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1290815" calcext:value-type="float">
            <text:p>11.290.815</text:p>
          </table:table-cell>
          <table:table-cell table:style-name="ce50" office:value-type="float" office:value="13804084" calcext:value-type="float">
            <text:p>13.804.084</text:p>
          </table:table-cell>
          <table:table-cell table:style-name="ce50" office:value-type="float" office:value="5409029" calcext:value-type="float">
            <text:p>5.409.029</text:p>
          </table:table-cell>
          <table:table-cell table:style-name="ce50" office:value-type="float" office:value="5237416" calcext:value-type="float">
            <text:p>5.237.416</text:p>
          </table:table-cell>
          <table:table-cell table:style-name="ce50" office:value-type="float" office:value="4841738" calcext:value-type="float">
            <text:p>4.841.738</text:p>
          </table:table-cell>
          <table:table-cell table:style-name="ce50" office:value-type="float" office:value="5584519" calcext:value-type="float">
            <text:p>5.584.519</text:p>
          </table:table-cell>
          <table:table-cell table:style-name="ce50" office:value-type="float" office:value="6875948" calcext:value-type="float">
            <text:p>6.875.948</text:p>
          </table:table-cell>
          <table:table-cell table:style-name="ce50" office:value-type="float" office:value="6598218" calcext:value-type="float">
            <text:p>6.598.218</text:p>
          </table:table-cell>
          <table:table-cell table:style-name="ce50" office:value-type="float" office:value="5493914" calcext:value-type="float">
            <text:p>5.493.914</text:p>
          </table:table-cell>
          <table:table-cell table:style-name="ce50" office:value-type="float" office:value="4808497" calcext:value-type="float">
            <text:p>4.808.497</text:p>
          </table:table-cell>
          <table:table-cell table:style-name="ce50" office:value-type="float" office:value="3596545" calcext:value-type="float">
            <text:p>3.596.545</text:p>
          </table:table-cell>
          <table:table-cell table:style-name="ce50" office:value-type="float" office:value="4089384" calcext:value-type="float">
            <text:p>4.089.384</text:p>
          </table:table-cell>
          <table:table-cell table:style-name="ce50" office:value-type="float" office:value="3111597" calcext:value-type="float">
            <text:p>3.111.597</text:p>
          </table:table-cell>
          <table:table-cell table:style-name="ce50" office:value-type="float" office:value="2277509" calcext:value-type="float">
            <text:p>2.277.509</text:p>
          </table:table-cell>
          <table:table-cell table:style-name="ce50" table:formula="of:=SUM([.C51:.P51])" office:value-type="float" office:value="83019213" calcext:value-type="float">
            <text:p>83.019.213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20" calcext:value-type="float">
            <text:p>2020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1391259" calcext:value-type="float">
            <text:p>11.391.259</text:p>
          </table:table-cell>
          <table:table-cell table:style-name="ce50" office:value-type="float" office:value="13622145" calcext:value-type="float">
            <text:p>13.622.145</text:p>
          </table:table-cell>
          <table:table-cell table:style-name="ce50" office:value-type="float" office:value="5495720" calcext:value-type="float">
            <text:p>5.495.720</text:p>
          </table:table-cell>
          <table:table-cell table:style-name="ce50" office:value-type="float" office:value="5289210" calcext:value-type="float">
            <text:p>5.289.210</text:p>
          </table:table-cell>
          <table:table-cell table:style-name="ce50" office:value-type="float" office:value="4909026" calcext:value-type="float">
            <text:p>4.909.026</text:p>
          </table:table-cell>
          <table:table-cell table:style-name="ce50" office:value-type="float" office:value="5273358" calcext:value-type="float">
            <text:p>5.273.358</text:p>
          </table:table-cell>
          <table:table-cell table:style-name="ce50" office:value-type="float" office:value="6710235" calcext:value-type="float">
            <text:p>6.710.235</text:p>
          </table:table-cell>
          <table:table-cell table:style-name="ce50" office:value-type="float" office:value="6737305" calcext:value-type="float">
            <text:p>6.737.305</text:p>
          </table:table-cell>
          <table:table-cell table:style-name="ce50" office:value-type="float" office:value="5647771" calcext:value-type="float">
            <text:p>5.647.771</text:p>
          </table:table-cell>
          <table:table-cell table:style-name="ce50" office:value-type="float" office:value="4859032" calcext:value-type="float">
            <text:p>4.859.032</text:p>
          </table:table-cell>
          <table:table-cell table:style-name="ce50" office:value-type="float" office:value="3674095" calcext:value-type="float">
            <text:p>3.674.095</text:p>
          </table:table-cell>
          <table:table-cell table:style-name="ce50" office:value-type="float" office:value="3876420" calcext:value-type="float">
            <text:p>3.876.420</text:p>
          </table:table-cell>
          <table:table-cell table:style-name="ce50" office:value-type="float" office:value="3294281" calcext:value-type="float">
            <text:p>3.294.281</text:p>
          </table:table-cell>
          <table:table-cell table:style-name="ce50" office:value-type="float" office:value="2386854" calcext:value-type="float">
            <text:p>2.386.854</text:p>
          </table:table-cell>
          <table:table-cell table:style-name="ce50" table:formula="of:=SUM([.C52:.P52])" office:value-type="float" office:value="83166711" calcext:value-type="float">
            <text:p>83.166.711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21" calcext:value-type="float">
            <text:p>2021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1477800" calcext:value-type="float">
            <text:p>11.477.800</text:p>
          </table:table-cell>
          <table:table-cell table:style-name="ce50" office:value-type="float" office:value="13340204" calcext:value-type="float">
            <text:p>13.340.204</text:p>
          </table:table-cell>
          <table:table-cell table:style-name="ce50" office:value-type="float" office:value="5581088" calcext:value-type="float">
            <text:p>5.581.088</text:p>
          </table:table-cell>
          <table:table-cell table:style-name="ce50" office:value-type="float" office:value="5290876" calcext:value-type="float">
            <text:p>5.290.876</text:p>
          </table:table-cell>
          <table:table-cell table:style-name="ce50" office:value-type="float" office:value="5034888" calcext:value-type="float">
            <text:p>5.034.888</text:p>
          </table:table-cell>
          <table:table-cell table:style-name="ce50" office:value-type="float" office:value="5035860" calcext:value-type="float">
            <text:p>5.035.860</text:p>
          </table:table-cell>
          <table:table-cell table:style-name="ce50" office:value-type="float" office:value="6487224" calcext:value-type="float">
            <text:p>6.487.224</text:p>
          </table:table-cell>
          <table:table-cell table:style-name="ce50" office:value-type="float" office:value="6817318" calcext:value-type="float">
            <text:p>6.817.318</text:p>
          </table:table-cell>
          <table:table-cell table:style-name="ce50" office:value-type="float" office:value="5818137" calcext:value-type="float">
            <text:p>5.818.137</text:p>
          </table:table-cell>
          <table:table-cell table:style-name="ce50" office:value-type="float" office:value="4899104" calcext:value-type="float">
            <text:p>4.899.104</text:p>
          </table:table-cell>
          <table:table-cell table:style-name="ce50" office:value-type="float" office:value="3968070" calcext:value-type="float">
            <text:p>3.968.070</text:p>
          </table:table-cell>
          <table:table-cell table:style-name="ce50" office:value-type="float" office:value="3468028" calcext:value-type="float">
            <text:p>3.468.028</text:p>
          </table:table-cell>
          <table:table-cell table:style-name="ce50" office:value-type="float" office:value="3430502" calcext:value-type="float">
            <text:p>3.430.502</text:p>
          </table:table-cell>
          <table:table-cell table:style-name="ce50" office:value-type="float" office:value="2505932" calcext:value-type="float">
            <text:p>2.505.932</text:p>
          </table:table-cell>
          <table:table-cell table:style-name="ce50" table:formula="of:=SUM([.C53:.P53])" office:value-type="float" office:value="83155031" calcext:value-type="float">
            <text:p>83.155.031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22" calcext:value-type="float">
            <text:p>2022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1606935" calcext:value-type="float">
            <text:p>11.606.935</text:p>
          </table:table-cell>
          <table:table-cell table:style-name="ce50" office:value-type="float" office:value="13242236" calcext:value-type="float">
            <text:p>13.242.236</text:p>
          </table:table-cell>
          <table:table-cell table:style-name="ce50" office:value-type="float" office:value="5553604" calcext:value-type="float">
            <text:p>5.553.604</text:p>
          </table:table-cell>
          <table:table-cell table:style-name="ce50" office:value-type="float" office:value="5335194" calcext:value-type="float">
            <text:p>5.335.194</text:p>
          </table:table-cell>
          <table:table-cell table:style-name="ce50" office:value-type="float" office:value="5132299" calcext:value-type="float">
            <text:p>5.132.299</text:p>
          </table:table-cell>
          <table:table-cell table:style-name="ce50" office:value-type="float" office:value="4864404" calcext:value-type="float">
            <text:p>4.864.404</text:p>
          </table:table-cell>
          <table:table-cell table:style-name="ce50" office:value-type="float" office:value="6225112" calcext:value-type="float">
            <text:p>6.225.112</text:p>
          </table:table-cell>
          <table:table-cell table:style-name="ce50" office:value-type="float" office:value="6846797" calcext:value-type="float">
            <text:p>6.846.797</text:p>
          </table:table-cell>
          <table:table-cell table:style-name="ce50" office:value-type="float" office:value="5994044" calcext:value-type="float">
            <text:p>5.994.044</text:p>
          </table:table-cell>
          <table:table-cell table:style-name="ce50" office:value-type="float" office:value="4967930" calcext:value-type="float">
            <text:p>4.967.930</text:p>
          </table:table-cell>
          <table:table-cell table:style-name="ce50" office:value-type="float" office:value="4173292" calcext:value-type="float">
            <text:p>4.173.292</text:p>
          </table:table-cell>
          <table:table-cell table:style-name="ce50" office:value-type="float" office:value="3183622" calcext:value-type="float">
            <text:p>3.183.622</text:p>
          </table:table-cell>
          <table:table-cell table:style-name="ce50" office:value-type="float" office:value="3486211" calcext:value-type="float">
            <text:p>3.486.211</text:p>
          </table:table-cell>
          <table:table-cell table:style-name="ce50" office:value-type="float" office:value="2625444" calcext:value-type="float">
            <text:p>2.625.444</text:p>
          </table:table-cell>
          <table:table-cell table:style-name="ce50" table:formula="of:=SUM([.C54:.P54])" office:value-type="float" office:value="83237124" calcext:value-type="float">
            <text:p>83.237.124</text:p>
          </table:table-cell>
          <table:table-cell table:style-name="ce107" table:number-columns-repeated="16367"/>
        </table:table-row>
        <table:table-row table:style-name="ro7">
          <table:table-cell table:style-name="ce1" table:number-columns-repeated="2"/>
          <table:table-cell table:style-name="ce18" office:value-type="string" calcext:value-type="string" table:number-columns-spanned="15" table:number-rows-spanned="1">
            <text:p>Gestorbene</text:p>
          </table:table-cell>
          <table:covered-table-cell table:number-columns-repeated="14" table:style-name="ce32"/>
          <table:table-cell table:style-name="ce107" table:number-columns-repeated="16367"/>
        </table:table-row>
        <table:table-row table:style-name="ro5">
          <table:table-cell table:style-name="ce2" office:value-type="string" calcext:value-type="string">
            <text:p>Jahr</text:p>
          </table:table-cell>
          <table:table-cell table:style-name="ce2" office:value-type="string" calcext:value-type="string">
            <text:p>Monat</text:p>
          </table:table-cell>
          <table:table-cell table:style-name="ce2" office:value-type="string" calcext:value-type="string">
            <text:p>A00A14</text:p>
          </table:table-cell>
          <table:table-cell table:style-name="ce2" office:value-type="string" calcext:value-type="string">
            <text:p>A15A29</text:p>
          </table:table-cell>
          <table:table-cell table:style-name="ce2" office:value-type="string" calcext:value-type="string">
            <text:p>A30A34</text:p>
          </table:table-cell>
          <table:table-cell table:style-name="ce2" office:value-type="string" calcext:value-type="string">
            <text:p>A35A39</text:p>
          </table:table-cell>
          <table:table-cell table:style-name="ce2" office:value-type="string" calcext:value-type="string">
            <text:p>A40A44</text:p>
          </table:table-cell>
          <table:table-cell table:style-name="ce2" office:value-type="string" calcext:value-type="string">
            <text:p>A45A49</text:p>
          </table:table-cell>
          <table:table-cell table:style-name="ce2" office:value-type="string" calcext:value-type="string">
            <text:p>A50A54</text:p>
          </table:table-cell>
          <table:table-cell table:style-name="ce2" office:value-type="string" calcext:value-type="string">
            <text:p>A55A59</text:p>
          </table:table-cell>
          <table:table-cell table:style-name="ce2" office:value-type="string" calcext:value-type="string">
            <text:p>A60A64</text:p>
          </table:table-cell>
          <table:table-cell table:style-name="ce2" office:value-type="string" calcext:value-type="string">
            <text:p>A65A69</text:p>
          </table:table-cell>
          <table:table-cell table:style-name="ce2" office:value-type="string" calcext:value-type="string">
            <text:p>A70A74</text:p>
          </table:table-cell>
          <table:table-cell table:style-name="ce2" office:value-type="string" calcext:value-type="string">
            <text:p>A75A79</text:p>
          </table:table-cell>
          <table:table-cell table:style-name="ce2" office:value-type="string" calcext:value-type="string">
            <text:p>A80A84</text:p>
          </table:table-cell>
          <table:table-cell table:style-name="ce2" office:value-type="string" calcext:value-type="string">
            <text:p>A85+</text:p>
          </table:table-cell>
          <table:table-cell table:style-name="ce2" office:value-type="string" calcext:value-type="string">
            <text:p>Alle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0" calcext:value-type="float">
            <text:p>2000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421" calcext:value-type="float">
            <text:p>421</text:p>
          </table:table-cell>
          <table:table-cell table:style-name="ce50" office:value-type="float" office:value="634" calcext:value-type="float">
            <text:p>634</text:p>
          </table:table-cell>
          <table:table-cell table:style-name="ce50" office:value-type="float" office:value="417" calcext:value-type="float">
            <text:p>417</text:p>
          </table:table-cell>
          <table:table-cell table:style-name="ce50" office:value-type="float" office:value="685" calcext:value-type="float">
            <text:p>685</text:p>
          </table:table-cell>
          <table:table-cell table:style-name="ce50" office:value-type="float" office:value="977" calcext:value-type="float">
            <text:p>977</text:p>
          </table:table-cell>
          <table:table-cell table:style-name="ce50" office:value-type="float" office:value="1408" calcext:value-type="float">
            <text:p>1.408</text:p>
          </table:table-cell>
          <table:table-cell table:style-name="ce50" office:value-type="float" office:value="1827" calcext:value-type="float">
            <text:p>1.827</text:p>
          </table:table-cell>
          <table:table-cell table:style-name="ce50" office:value-type="float" office:value="2846" calcext:value-type="float">
            <text:p>2.846</text:p>
          </table:table-cell>
          <table:table-cell table:style-name="ce50" office:value-type="float" office:value="4721" calcext:value-type="float">
            <text:p>4.721</text:p>
          </table:table-cell>
          <table:table-cell table:style-name="ce50" office:value-type="float" office:value="5532" calcext:value-type="float">
            <text:p>5.532</text:p>
          </table:table-cell>
          <table:table-cell table:style-name="ce50" office:value-type="float" office:value="7973" calcext:value-type="float">
            <text:p>7.973</text:p>
          </table:table-cell>
          <table:table-cell table:style-name="ce50" office:value-type="float" office:value="9956" calcext:value-type="float">
            <text:p>9.956</text:p>
          </table:table-cell>
          <table:table-cell table:style-name="ce50" office:value-type="float" office:value="7948" calcext:value-type="float">
            <text:p>7.948</text:p>
          </table:table-cell>
          <table:table-cell table:style-name="ce50" office:value-type="float" office:value="20259" calcext:value-type="float">
            <text:p>20.259</text:p>
          </table:table-cell>
          <table:table-cell table:style-name="ce50" table:formula="of:=SUM([.C57:.P57])" office:value-type="float" office:value="65604" calcext:value-type="float">
            <text:p>65.604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1" calcext:value-type="float">
            <text:p>2001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410" calcext:value-type="float">
            <text:p>410</text:p>
          </table:table-cell>
          <table:table-cell table:style-name="ce50" office:value-type="float" office:value="687" calcext:value-type="float">
            <text:p>687</text:p>
          </table:table-cell>
          <table:table-cell table:style-name="ce50" office:value-type="float" office:value="341" calcext:value-type="float">
            <text:p>341</text:p>
          </table:table-cell>
          <table:table-cell table:style-name="ce50" office:value-type="float" office:value="658" calcext:value-type="float">
            <text:p>658</text:p>
          </table:table-cell>
          <table:table-cell table:style-name="ce50" office:value-type="float" office:value="985" calcext:value-type="float">
            <text:p>985</text:p>
          </table:table-cell>
          <table:table-cell table:style-name="ce50" office:value-type="float" office:value="1421" calcext:value-type="float">
            <text:p>1.421</text:p>
          </table:table-cell>
          <table:table-cell table:style-name="ce50" office:value-type="float" office:value="1932" calcext:value-type="float">
            <text:p>1.932</text:p>
          </table:table-cell>
          <table:table-cell table:style-name="ce50" office:value-type="float" office:value="2725" calcext:value-type="float">
            <text:p>2.725</text:p>
          </table:table-cell>
          <table:table-cell table:style-name="ce50" office:value-type="float" office:value="4737" calcext:value-type="float">
            <text:p>4.737</text:p>
          </table:table-cell>
          <table:table-cell table:style-name="ce50" office:value-type="float" office:value="5598" calcext:value-type="float">
            <text:p>5.598</text:p>
          </table:table-cell>
          <table:table-cell table:style-name="ce50" office:value-type="float" office:value="7789" calcext:value-type="float">
            <text:p>7.789</text:p>
          </table:table-cell>
          <table:table-cell table:style-name="ce50" office:value-type="float" office:value="9975" calcext:value-type="float">
            <text:p>9.975</text:p>
          </table:table-cell>
          <table:table-cell table:style-name="ce50" office:value-type="float" office:value="9121" calcext:value-type="float">
            <text:p>9.121</text:p>
          </table:table-cell>
          <table:table-cell table:style-name="ce50" office:value-type="float" office:value="20450" calcext:value-type="float">
            <text:p>20.450</text:p>
          </table:table-cell>
          <table:table-cell table:style-name="ce50" table:formula="of:=SUM([.C58:.P58])" office:value-type="float" office:value="66829" calcext:value-type="float">
            <text:p>66.829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2" calcext:value-type="float">
            <text:p>2002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377" calcext:value-type="float">
            <text:p>377</text:p>
          </table:table-cell>
          <table:table-cell table:style-name="ce50" office:value-type="float" office:value="604" calcext:value-type="float">
            <text:p>604</text:p>
          </table:table-cell>
          <table:table-cell table:style-name="ce50" office:value-type="float" office:value="320" calcext:value-type="float">
            <text:p>320</text:p>
          </table:table-cell>
          <table:table-cell table:style-name="ce50" office:value-type="float" office:value="594" calcext:value-type="float">
            <text:p>594</text:p>
          </table:table-cell>
          <table:table-cell table:style-name="ce50" office:value-type="float" office:value="991" calcext:value-type="float">
            <text:p>991</text:p>
          </table:table-cell>
          <table:table-cell table:style-name="ce50" office:value-type="float" office:value="1445" calcext:value-type="float">
            <text:p>1.445</text:p>
          </table:table-cell>
          <table:table-cell table:style-name="ce50" office:value-type="float" office:value="1951" calcext:value-type="float">
            <text:p>1.951</text:p>
          </table:table-cell>
          <table:table-cell table:style-name="ce50" office:value-type="float" office:value="2508" calcext:value-type="float">
            <text:p>2.508</text:p>
          </table:table-cell>
          <table:table-cell table:style-name="ce50" office:value-type="float" office:value="4785" calcext:value-type="float">
            <text:p>4.785</text:p>
          </table:table-cell>
          <table:table-cell table:style-name="ce50" office:value-type="float" office:value="5932" calcext:value-type="float">
            <text:p>5.932</text:p>
          </table:table-cell>
          <table:table-cell table:style-name="ce50" office:value-type="float" office:value="7691" calcext:value-type="float">
            <text:p>7.691</text:p>
          </table:table-cell>
          <table:table-cell table:style-name="ce50" office:value-type="float" office:value="9566" calcext:value-type="float">
            <text:p>9.566</text:p>
          </table:table-cell>
          <table:table-cell table:style-name="ce50" office:value-type="float" office:value="10502" calcext:value-type="float">
            <text:p>10.502</text:p>
          </table:table-cell>
          <table:table-cell table:style-name="ce50" office:value-type="float" office:value="19993" calcext:value-type="float">
            <text:p>19.993</text:p>
          </table:table-cell>
          <table:table-cell table:style-name="ce50" table:formula="of:=SUM([.C59:.P59])" office:value-type="float" office:value="67259" calcext:value-type="float">
            <text:p>67.259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3" calcext:value-type="float">
            <text:p>2003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390" calcext:value-type="float">
            <text:p>390</text:p>
          </table:table-cell>
          <table:table-cell table:style-name="ce50" office:value-type="float" office:value="641" calcext:value-type="float">
            <text:p>641</text:p>
          </table:table-cell>
          <table:table-cell table:style-name="ce50" office:value-type="float" office:value="323" calcext:value-type="float">
            <text:p>323</text:p>
          </table:table-cell>
          <table:table-cell table:style-name="ce50" office:value-type="float" office:value="616" calcext:value-type="float">
            <text:p>616</text:p>
          </table:table-cell>
          <table:table-cell table:style-name="ce50" office:value-type="float" office:value="1018" calcext:value-type="float">
            <text:p>1.018</text:p>
          </table:table-cell>
          <table:table-cell table:style-name="ce50" office:value-type="float" office:value="1516" calcext:value-type="float">
            <text:p>1.516</text:p>
          </table:table-cell>
          <table:table-cell table:style-name="ce50" office:value-type="float" office:value="2061" calcext:value-type="float">
            <text:p>2.061</text:p>
          </table:table-cell>
          <table:table-cell table:style-name="ce50" office:value-type="float" office:value="2473" calcext:value-type="float">
            <text:p>2.473</text:p>
          </table:table-cell>
          <table:table-cell table:style-name="ce50" office:value-type="float" office:value="4700" calcext:value-type="float">
            <text:p>4.700</text:p>
          </table:table-cell>
          <table:table-cell table:style-name="ce50" office:value-type="float" office:value="6364" calcext:value-type="float">
            <text:p>6.364</text:p>
          </table:table-cell>
          <table:table-cell table:style-name="ce50" office:value-type="float" office:value="8034" calcext:value-type="float">
            <text:p>8.034</text:p>
          </table:table-cell>
          <table:table-cell table:style-name="ce50" office:value-type="float" office:value="10499" calcext:value-type="float">
            <text:p>10.499</text:p>
          </table:table-cell>
          <table:table-cell table:style-name="ce50" office:value-type="float" office:value="13042" calcext:value-type="float">
            <text:p>13.042</text:p>
          </table:table-cell>
          <table:table-cell table:style-name="ce50" office:value-type="float" office:value="22090" calcext:value-type="float">
            <text:p>22.090</text:p>
          </table:table-cell>
          <table:table-cell table:style-name="ce50" table:formula="of:=SUM([.C60:.P60])" office:value-type="float" office:value="73767" calcext:value-type="float">
            <text:p>73.767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4" calcext:value-type="float">
            <text:p>2004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366" calcext:value-type="float">
            <text:p>366</text:p>
          </table:table-cell>
          <table:table-cell table:style-name="ce50" office:value-type="float" office:value="597" calcext:value-type="float">
            <text:p>597</text:p>
          </table:table-cell>
          <table:table-cell table:style-name="ce50" office:value-type="float" office:value="284" calcext:value-type="float">
            <text:p>284</text:p>
          </table:table-cell>
          <table:table-cell table:style-name="ce50" office:value-type="float" office:value="578" calcext:value-type="float">
            <text:p>578</text:p>
          </table:table-cell>
          <table:table-cell table:style-name="ce50" office:value-type="float" office:value="949" calcext:value-type="float">
            <text:p>949</text:p>
          </table:table-cell>
          <table:table-cell table:style-name="ce50" office:value-type="float" office:value="1382" calcext:value-type="float">
            <text:p>1.382</text:p>
          </table:table-cell>
          <table:table-cell table:style-name="ce50" office:value-type="float" office:value="1921" calcext:value-type="float">
            <text:p>1.921</text:p>
          </table:table-cell>
          <table:table-cell table:style-name="ce50" office:value-type="float" office:value="2393" calcext:value-type="float">
            <text:p>2.393</text:p>
          </table:table-cell>
          <table:table-cell table:style-name="ce50" office:value-type="float" office:value="4006" calcext:value-type="float">
            <text:p>4.006</text:p>
          </table:table-cell>
          <table:table-cell table:style-name="ce50" office:value-type="float" office:value="6113" calcext:value-type="float">
            <text:p>6.113</text:p>
          </table:table-cell>
          <table:table-cell table:style-name="ce50" office:value-type="float" office:value="7088" calcext:value-type="float">
            <text:p>7.088</text:p>
          </table:table-cell>
          <table:table-cell table:style-name="ce50" office:value-type="float" office:value="9731" calcext:value-type="float">
            <text:p>9.731</text:p>
          </table:table-cell>
          <table:table-cell table:style-name="ce50" office:value-type="float" office:value="12155" calcext:value-type="float">
            <text:p>12.155</text:p>
          </table:table-cell>
          <table:table-cell table:style-name="ce50" office:value-type="float" office:value="18221" calcext:value-type="float">
            <text:p>18.221</text:p>
          </table:table-cell>
          <table:table-cell table:style-name="ce50" table:formula="of:=SUM([.C61:.P61])" office:value-type="float" office:value="65784" calcext:value-type="float">
            <text:p>65.784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5" calcext:value-type="float">
            <text:p>2005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339" calcext:value-type="float">
            <text:p>339</text:p>
          </table:table-cell>
          <table:table-cell table:style-name="ce50" office:value-type="float" office:value="467" calcext:value-type="float">
            <text:p>467</text:p>
          </table:table-cell>
          <table:table-cell table:style-name="ce50" office:value-type="float" office:value="238" calcext:value-type="float">
            <text:p>238</text:p>
          </table:table-cell>
          <table:table-cell table:style-name="ce50" office:value-type="float" office:value="453" calcext:value-type="float">
            <text:p>453</text:p>
          </table:table-cell>
          <table:table-cell table:style-name="ce50" office:value-type="float" office:value="904" calcext:value-type="float">
            <text:p>904</text:p>
          </table:table-cell>
          <table:table-cell table:style-name="ce50" office:value-type="float" office:value="1322" calcext:value-type="float">
            <text:p>1.322</text:p>
          </table:table-cell>
          <table:table-cell table:style-name="ce50" office:value-type="float" office:value="1905" calcext:value-type="float">
            <text:p>1.905</text:p>
          </table:table-cell>
          <table:table-cell table:style-name="ce50" office:value-type="float" office:value="2469" calcext:value-type="float">
            <text:p>2.469</text:p>
          </table:table-cell>
          <table:table-cell table:style-name="ce50" office:value-type="float" office:value="3824" calcext:value-type="float">
            <text:p>3.824</text:p>
          </table:table-cell>
          <table:table-cell table:style-name="ce50" office:value-type="float" office:value="6071" calcext:value-type="float">
            <text:p>6.071</text:p>
          </table:table-cell>
          <table:table-cell table:style-name="ce50" office:value-type="float" office:value="6782" calcext:value-type="float">
            <text:p>6.782</text:p>
          </table:table-cell>
          <table:table-cell table:style-name="ce50" office:value-type="float" office:value="9542" calcext:value-type="float">
            <text:p>9.542</text:p>
          </table:table-cell>
          <table:table-cell table:style-name="ce50" office:value-type="float" office:value="11602" calcext:value-type="float">
            <text:p>11.602</text:p>
          </table:table-cell>
          <table:table-cell table:style-name="ce50" office:value-type="float" office:value="18157" calcext:value-type="float">
            <text:p>18.157</text:p>
          </table:table-cell>
          <table:table-cell table:style-name="ce50" table:formula="of:=SUM([.C62:.P62])" office:value-type="float" office:value="64075" calcext:value-type="float">
            <text:p>64.075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6" calcext:value-type="float">
            <text:p>2006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301" calcext:value-type="float">
            <text:p>301</text:p>
          </table:table-cell>
          <table:table-cell table:style-name="ce50" office:value-type="float" office:value="486" calcext:value-type="float">
            <text:p>486</text:p>
          </table:table-cell>
          <table:table-cell table:style-name="ce50" office:value-type="float" office:value="210" calcext:value-type="float">
            <text:p>210</text:p>
          </table:table-cell>
          <table:table-cell table:style-name="ce50" office:value-type="float" office:value="424" calcext:value-type="float">
            <text:p>424</text:p>
          </table:table-cell>
          <table:table-cell table:style-name="ce50" office:value-type="float" office:value="865" calcext:value-type="float">
            <text:p>865</text:p>
          </table:table-cell>
          <table:table-cell table:style-name="ce50" office:value-type="float" office:value="1384" calcext:value-type="float">
            <text:p>1.384</text:p>
          </table:table-cell>
          <table:table-cell table:style-name="ce50" office:value-type="float" office:value="1866" calcext:value-type="float">
            <text:p>1.866</text:p>
          </table:table-cell>
          <table:table-cell table:style-name="ce50" office:value-type="float" office:value="2572" calcext:value-type="float">
            <text:p>2.572</text:p>
          </table:table-cell>
          <table:table-cell table:style-name="ce50" office:value-type="float" office:value="3408" calcext:value-type="float">
            <text:p>3.408</text:p>
          </table:table-cell>
          <table:table-cell table:style-name="ce50" office:value-type="float" office:value="6029" calcext:value-type="float">
            <text:p>6.029</text:p>
          </table:table-cell>
          <table:table-cell table:style-name="ce50" office:value-type="float" office:value="7126" calcext:value-type="float">
            <text:p>7.126</text:p>
          </table:table-cell>
          <table:table-cell table:style-name="ce50" office:value-type="float" office:value="9501" calcext:value-type="float">
            <text:p>9.501</text:p>
          </table:table-cell>
          <table:table-cell table:style-name="ce50" office:value-type="float" office:value="11366" calcext:value-type="float">
            <text:p>11.366</text:p>
          </table:table-cell>
          <table:table-cell table:style-name="ce50" office:value-type="float" office:value="19239" calcext:value-type="float">
            <text:p>19.239</text:p>
          </table:table-cell>
          <table:table-cell table:style-name="ce50" table:formula="of:=SUM([.C63:.P63])" office:value-type="float" office:value="64777" calcext:value-type="float">
            <text:p>64.777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7" calcext:value-type="float">
            <text:p>2007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306" calcext:value-type="float">
            <text:p>306</text:p>
          </table:table-cell>
          <table:table-cell table:style-name="ce50" office:value-type="float" office:value="484" calcext:value-type="float">
            <text:p>484</text:p>
          </table:table-cell>
          <table:table-cell table:style-name="ce50" office:value-type="float" office:value="215" calcext:value-type="float">
            <text:p>215</text:p>
          </table:table-cell>
          <table:table-cell table:style-name="ce50" office:value-type="float" office:value="397" calcext:value-type="float">
            <text:p>397</text:p>
          </table:table-cell>
          <table:table-cell table:style-name="ce50" office:value-type="float" office:value="776" calcext:value-type="float">
            <text:p>776</text:p>
          </table:table-cell>
          <table:table-cell table:style-name="ce50" office:value-type="float" office:value="1361" calcext:value-type="float">
            <text:p>1.361</text:p>
          </table:table-cell>
          <table:table-cell table:style-name="ce50" office:value-type="float" office:value="1883" calcext:value-type="float">
            <text:p>1.883</text:p>
          </table:table-cell>
          <table:table-cell table:style-name="ce50" office:value-type="float" office:value="2643" calcext:value-type="float">
            <text:p>2.643</text:p>
          </table:table-cell>
          <table:table-cell table:style-name="ce50" office:value-type="float" office:value="3173" calcext:value-type="float">
            <text:p>3.173</text:p>
          </table:table-cell>
          <table:table-cell table:style-name="ce50" office:value-type="float" office:value="5846" calcext:value-type="float">
            <text:p>5.846</text:p>
          </table:table-cell>
          <table:table-cell table:style-name="ce50" office:value-type="float" office:value="7200" calcext:value-type="float">
            <text:p>7.200</text:p>
          </table:table-cell>
          <table:table-cell table:style-name="ce50" office:value-type="float" office:value="9340" calcext:value-type="float">
            <text:p>9.340</text:p>
          </table:table-cell>
          <table:table-cell table:style-name="ce50" office:value-type="float" office:value="11243" calcext:value-type="float">
            <text:p>11.243</text:p>
          </table:table-cell>
          <table:table-cell table:style-name="ce50" office:value-type="float" office:value="19485" calcext:value-type="float">
            <text:p>19.485</text:p>
          </table:table-cell>
          <table:table-cell table:style-name="ce50" table:formula="of:=SUM([.C64:.P64])" office:value-type="float" office:value="64352" calcext:value-type="float">
            <text:p>64.352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8" calcext:value-type="float">
            <text:p>2008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290" calcext:value-type="float">
            <text:p>290</text:p>
          </table:table-cell>
          <table:table-cell table:style-name="ce50" office:value-type="float" office:value="476" calcext:value-type="float">
            <text:p>476</text:p>
          </table:table-cell>
          <table:table-cell table:style-name="ce50" office:value-type="float" office:value="212" calcext:value-type="float">
            <text:p>212</text:p>
          </table:table-cell>
          <table:table-cell table:style-name="ce50" office:value-type="float" office:value="389" calcext:value-type="float">
            <text:p>389</text:p>
          </table:table-cell>
          <table:table-cell table:style-name="ce50" office:value-type="float" office:value="786" calcext:value-type="float">
            <text:p>786</text:p>
          </table:table-cell>
          <table:table-cell table:style-name="ce50" office:value-type="float" office:value="1369" calcext:value-type="float">
            <text:p>1.369</text:p>
          </table:table-cell>
          <table:table-cell table:style-name="ce50" office:value-type="float" office:value="1915" calcext:value-type="float">
            <text:p>1.915</text:p>
          </table:table-cell>
          <table:table-cell table:style-name="ce50" office:value-type="float" office:value="2578" calcext:value-type="float">
            <text:p>2.578</text:p>
          </table:table-cell>
          <table:table-cell table:style-name="ce50" office:value-type="float" office:value="3166" calcext:value-type="float">
            <text:p>3.166</text:p>
          </table:table-cell>
          <table:table-cell table:style-name="ce50" office:value-type="float" office:value="5692" calcext:value-type="float">
            <text:p>5.692</text:p>
          </table:table-cell>
          <table:table-cell table:style-name="ce50" office:value-type="float" office:value="7508" calcext:value-type="float">
            <text:p>7.508</text:p>
          </table:table-cell>
          <table:table-cell table:style-name="ce50" office:value-type="float" office:value="9067" calcext:value-type="float">
            <text:p>9.067</text:p>
          </table:table-cell>
          <table:table-cell table:style-name="ce50" office:value-type="float" office:value="11536" calcext:value-type="float">
            <text:p>11.536</text:p>
          </table:table-cell>
          <table:table-cell table:style-name="ce50" office:value-type="float" office:value="20621" calcext:value-type="float">
            <text:p>20.621</text:p>
          </table:table-cell>
          <table:table-cell table:style-name="ce50" table:formula="of:=SUM([.C65:.P65])" office:value-type="float" office:value="65605" calcext:value-type="float">
            <text:p>65.605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9" calcext:value-type="float">
            <text:p>2009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292" calcext:value-type="float">
            <text:p>292</text:p>
          </table:table-cell>
          <table:table-cell table:style-name="ce50" office:value-type="float" office:value="451" calcext:value-type="float">
            <text:p>451</text:p>
          </table:table-cell>
          <table:table-cell table:style-name="ce50" office:value-type="float" office:value="249" calcext:value-type="float">
            <text:p>249</text:p>
          </table:table-cell>
          <table:table-cell table:style-name="ce50" office:value-type="float" office:value="349" calcext:value-type="float">
            <text:p>349</text:p>
          </table:table-cell>
          <table:table-cell table:style-name="ce50" office:value-type="float" office:value="715" calcext:value-type="float">
            <text:p>715</text:p>
          </table:table-cell>
          <table:table-cell table:style-name="ce50" office:value-type="float" office:value="1260" calcext:value-type="float">
            <text:p>1.260</text:p>
          </table:table-cell>
          <table:table-cell table:style-name="ce50" office:value-type="float" office:value="1884" calcext:value-type="float">
            <text:p>1.884</text:p>
          </table:table-cell>
          <table:table-cell table:style-name="ce50" office:value-type="float" office:value="2583" calcext:value-type="float">
            <text:p>2.583</text:p>
          </table:table-cell>
          <table:table-cell table:style-name="ce50" office:value-type="float" office:value="2972" calcext:value-type="float">
            <text:p>2.972</text:p>
          </table:table-cell>
          <table:table-cell table:style-name="ce50" office:value-type="float" office:value="5388" calcext:value-type="float">
            <text:p>5.388</text:p>
          </table:table-cell>
          <table:table-cell table:style-name="ce50" office:value-type="float" office:value="7773" calcext:value-type="float">
            <text:p>7.773</text:p>
          </table:table-cell>
          <table:table-cell table:style-name="ce50" office:value-type="float" office:value="8813" calcext:value-type="float">
            <text:p>8.813</text:p>
          </table:table-cell>
          <table:table-cell table:style-name="ce50" office:value-type="float" office:value="11717" calcext:value-type="float">
            <text:p>11.717</text:p>
          </table:table-cell>
          <table:table-cell table:style-name="ce50" office:value-type="float" office:value="20597" calcext:value-type="float">
            <text:p>20.597</text:p>
          </table:table-cell>
          <table:table-cell table:style-name="ce50" table:formula="of:=SUM([.C66:.P66])" office:value-type="float" office:value="65043" calcext:value-type="float">
            <text:p>65.043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0" calcext:value-type="float">
            <text:p>2010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296" calcext:value-type="float">
            <text:p>296</text:p>
          </table:table-cell>
          <table:table-cell table:style-name="ce50" office:value-type="float" office:value="423" calcext:value-type="float">
            <text:p>423</text:p>
          </table:table-cell>
          <table:table-cell table:style-name="ce50" office:value-type="float" office:value="221" calcext:value-type="float">
            <text:p>221</text:p>
          </table:table-cell>
          <table:table-cell table:style-name="ce50" office:value-type="float" office:value="329" calcext:value-type="float">
            <text:p>329</text:p>
          </table:table-cell>
          <table:table-cell table:style-name="ce50" office:value-type="float" office:value="676" calcext:value-type="float">
            <text:p>676</text:p>
          </table:table-cell>
          <table:table-cell table:style-name="ce50" office:value-type="float" office:value="1315" calcext:value-type="float">
            <text:p>1.315</text:p>
          </table:table-cell>
          <table:table-cell table:style-name="ce50" office:value-type="float" office:value="2024" calcext:value-type="float">
            <text:p>2.024</text:p>
          </table:table-cell>
          <table:table-cell table:style-name="ce50" office:value-type="float" office:value="2624" calcext:value-type="float">
            <text:p>2.624</text:p>
          </table:table-cell>
          <table:table-cell table:style-name="ce50" office:value-type="float" office:value="3300" calcext:value-type="float">
            <text:p>3.300</text:p>
          </table:table-cell>
          <table:table-cell table:style-name="ce50" office:value-type="float" office:value="4971" calcext:value-type="float">
            <text:p>4.971</text:p>
          </table:table-cell>
          <table:table-cell table:style-name="ce50" office:value-type="float" office:value="8017" calcext:value-type="float">
            <text:p>8.017</text:p>
          </table:table-cell>
          <table:table-cell table:style-name="ce50" office:value-type="float" office:value="9078" calcext:value-type="float">
            <text:p>9.078</text:p>
          </table:table-cell>
          <table:table-cell table:style-name="ce50" office:value-type="float" office:value="12083" calcext:value-type="float">
            <text:p>12.083</text:p>
          </table:table-cell>
          <table:table-cell table:style-name="ce50" office:value-type="float" office:value="22171" calcext:value-type="float">
            <text:p>22.171</text:p>
          </table:table-cell>
          <table:table-cell table:style-name="ce50" table:formula="of:=SUM([.C67:.P67])" office:value-type="float" office:value="67528" calcext:value-type="float">
            <text:p>67.528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1" calcext:value-type="float">
            <text:p>2011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314" calcext:value-type="float">
            <text:p>314</text:p>
          </table:table-cell>
          <table:table-cell table:style-name="ce50" office:value-type="float" office:value="440" calcext:value-type="float">
            <text:p>440</text:p>
          </table:table-cell>
          <table:table-cell table:style-name="ce50" office:value-type="float" office:value="221" calcext:value-type="float">
            <text:p>221</text:p>
          </table:table-cell>
          <table:table-cell table:style-name="ce50" office:value-type="float" office:value="320" calcext:value-type="float">
            <text:p>320</text:p>
          </table:table-cell>
          <table:table-cell table:style-name="ce50" office:value-type="float" office:value="654" calcext:value-type="float">
            <text:p>654</text:p>
          </table:table-cell>
          <table:table-cell table:style-name="ce50" office:value-type="float" office:value="1292" calcext:value-type="float">
            <text:p>1.292</text:p>
          </table:table-cell>
          <table:table-cell table:style-name="ce50" office:value-type="float" office:value="1981" calcext:value-type="float">
            <text:p>1.981</text:p>
          </table:table-cell>
          <table:table-cell table:style-name="ce50" office:value-type="float" office:value="2700" calcext:value-type="float">
            <text:p>2.700</text:p>
          </table:table-cell>
          <table:table-cell table:style-name="ce50" office:value-type="float" office:value="3558" calcext:value-type="float">
            <text:p>3.558</text:p>
          </table:table-cell>
          <table:table-cell table:style-name="ce50" office:value-type="float" office:value="4554" calcext:value-type="float">
            <text:p>4.554</text:p>
          </table:table-cell>
          <table:table-cell table:style-name="ce50" office:value-type="float" office:value="8151" calcext:value-type="float">
            <text:p>8.151</text:p>
          </table:table-cell>
          <table:table-cell table:style-name="ce50" office:value-type="float" office:value="9385" calcext:value-type="float">
            <text:p>9.385</text:p>
          </table:table-cell>
          <table:table-cell table:style-name="ce50" office:value-type="float" office:value="12119" calcext:value-type="float">
            <text:p>12.119</text:p>
          </table:table-cell>
          <table:table-cell table:style-name="ce50" office:value-type="float" office:value="22881" calcext:value-type="float">
            <text:p>22.881</text:p>
          </table:table-cell>
          <table:table-cell table:style-name="ce50" table:formula="of:=SUM([.C68:.P68])" office:value-type="float" office:value="68570" calcext:value-type="float">
            <text:p>68.570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2" calcext:value-type="float">
            <text:p>2012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265" calcext:value-type="float">
            <text:p>265</text:p>
          </table:table-cell>
          <table:table-cell table:style-name="ce50" office:value-type="float" office:value="410" calcext:value-type="float">
            <text:p>410</text:p>
          </table:table-cell>
          <table:table-cell table:style-name="ce50" office:value-type="float" office:value="213" calcext:value-type="float">
            <text:p>213</text:p>
          </table:table-cell>
          <table:table-cell table:style-name="ce50" office:value-type="float" office:value="319" calcext:value-type="float">
            <text:p>319</text:p>
          </table:table-cell>
          <table:table-cell table:style-name="ce50" office:value-type="float" office:value="600" calcext:value-type="float">
            <text:p>600</text:p>
          </table:table-cell>
          <table:table-cell table:style-name="ce50" office:value-type="float" office:value="1202" calcext:value-type="float">
            <text:p>1.202</text:p>
          </table:table-cell>
          <table:table-cell table:style-name="ce50" office:value-type="float" office:value="1951" calcext:value-type="float">
            <text:p>1.951</text:p>
          </table:table-cell>
          <table:table-cell table:style-name="ce50" office:value-type="float" office:value="2650" calcext:value-type="float">
            <text:p>2.650</text:p>
          </table:table-cell>
          <table:table-cell table:style-name="ce50" office:value-type="float" office:value="3558" calcext:value-type="float">
            <text:p>3.558</text:p>
          </table:table-cell>
          <table:table-cell table:style-name="ce50" office:value-type="float" office:value="4267" calcext:value-type="float">
            <text:p>4.267</text:p>
          </table:table-cell>
          <table:table-cell table:style-name="ce50" office:value-type="float" office:value="7792" calcext:value-type="float">
            <text:p>7.792</text:p>
          </table:table-cell>
          <table:table-cell table:style-name="ce50" office:value-type="float" office:value="9813" calcext:value-type="float">
            <text:p>9.813</text:p>
          </table:table-cell>
          <table:table-cell table:style-name="ce50" office:value-type="float" office:value="11974" calcext:value-type="float">
            <text:p>11.974</text:p>
          </table:table-cell>
          <table:table-cell table:style-name="ce50" office:value-type="float" office:value="23458" calcext:value-type="float">
            <text:p>23.458</text:p>
          </table:table-cell>
          <table:table-cell table:style-name="ce50" table:formula="of:=SUM([.C69:.P69])" office:value-type="float" office:value="68472" calcext:value-type="float">
            <text:p>68.472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3" calcext:value-type="float">
            <text:p>2013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262" calcext:value-type="float">
            <text:p>262</text:p>
          </table:table-cell>
          <table:table-cell table:style-name="ce50" office:value-type="float" office:value="382" calcext:value-type="float">
            <text:p>382</text:p>
          </table:table-cell>
          <table:table-cell table:style-name="ce50" office:value-type="float" office:value="235" calcext:value-type="float">
            <text:p>235</text:p>
          </table:table-cell>
          <table:table-cell table:style-name="ce50" office:value-type="float" office:value="293" calcext:value-type="float">
            <text:p>293</text:p>
          </table:table-cell>
          <table:table-cell table:style-name="ce50" office:value-type="float" office:value="550" calcext:value-type="float">
            <text:p>550</text:p>
          </table:table-cell>
          <table:table-cell table:style-name="ce50" office:value-type="float" office:value="1178" calcext:value-type="float">
            <text:p>1.178</text:p>
          </table:table-cell>
          <table:table-cell table:style-name="ce50" office:value-type="float" office:value="1933" calcext:value-type="float">
            <text:p>1.933</text:p>
          </table:table-cell>
          <table:table-cell table:style-name="ce50" office:value-type="float" office:value="2746" calcext:value-type="float">
            <text:p>2.746</text:p>
          </table:table-cell>
          <table:table-cell table:style-name="ce50" office:value-type="float" office:value="3633" calcext:value-type="float">
            <text:p>3.633</text:p>
          </table:table-cell>
          <table:table-cell table:style-name="ce50" office:value-type="float" office:value="4214" calcext:value-type="float">
            <text:p>4.214</text:p>
          </table:table-cell>
          <table:table-cell table:style-name="ce50" office:value-type="float" office:value="7697" calcext:value-type="float">
            <text:p>7.697</text:p>
          </table:table-cell>
          <table:table-cell table:style-name="ce50" office:value-type="float" office:value="10077" calcext:value-type="float">
            <text:p>10.077</text:p>
          </table:table-cell>
          <table:table-cell table:style-name="ce50" office:value-type="float" office:value="11449" calcext:value-type="float">
            <text:p>11.449</text:p>
          </table:table-cell>
          <table:table-cell table:style-name="ce50" office:value-type="float" office:value="23521" calcext:value-type="float">
            <text:p>23.521</text:p>
          </table:table-cell>
          <table:table-cell table:style-name="ce50" table:formula="of:=SUM([.C70:.P70])" office:value-type="float" office:value="68170" calcext:value-type="float">
            <text:p>68.170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4" calcext:value-type="float">
            <text:p>2014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257" calcext:value-type="float">
            <text:p>257</text:p>
          </table:table-cell>
          <table:table-cell table:style-name="ce50" office:value-type="float" office:value="351" calcext:value-type="float">
            <text:p>351</text:p>
          </table:table-cell>
          <table:table-cell table:style-name="ce50" office:value-type="float" office:value="199" calcext:value-type="float">
            <text:p>199</text:p>
          </table:table-cell>
          <table:table-cell table:style-name="ce50" office:value-type="float" office:value="296" calcext:value-type="float">
            <text:p>296</text:p>
          </table:table-cell>
          <table:table-cell table:style-name="ce50" office:value-type="float" office:value="474" calcext:value-type="float">
            <text:p>474</text:p>
          </table:table-cell>
          <table:table-cell table:style-name="ce50" office:value-type="float" office:value="1126" calcext:value-type="float">
            <text:p>1.126</text:p>
          </table:table-cell>
          <table:table-cell table:style-name="ce50" office:value-type="float" office:value="1981" calcext:value-type="float">
            <text:p>1.981</text:p>
          </table:table-cell>
          <table:table-cell table:style-name="ce50" office:value-type="float" office:value="2692" calcext:value-type="float">
            <text:p>2.692</text:p>
          </table:table-cell>
          <table:table-cell table:style-name="ce50" office:value-type="float" office:value="3643" calcext:value-type="float">
            <text:p>3.643</text:p>
          </table:table-cell>
          <table:table-cell table:style-name="ce50" office:value-type="float" office:value="4191" calcext:value-type="float">
            <text:p>4.191</text:p>
          </table:table-cell>
          <table:table-cell table:style-name="ce50" office:value-type="float" office:value="7288" calcext:value-type="float">
            <text:p>7.288</text:p>
          </table:table-cell>
          <table:table-cell table:style-name="ce50" office:value-type="float" office:value="10509" calcext:value-type="float">
            <text:p>10.509</text:p>
          </table:table-cell>
          <table:table-cell table:style-name="ce50" office:value-type="float" office:value="11280" calcext:value-type="float">
            <text:p>11.280</text:p>
          </table:table-cell>
          <table:table-cell table:style-name="ce50" office:value-type="float" office:value="24323" calcext:value-type="float">
            <text:p>24.323</text:p>
          </table:table-cell>
          <table:table-cell table:style-name="ce50" table:formula="of:=SUM([.C71:.P71])" office:value-type="float" office:value="68610" calcext:value-type="float">
            <text:p>68.610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5" calcext:value-type="float">
            <text:p>2015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285" calcext:value-type="float">
            <text:p>285</text:p>
          </table:table-cell>
          <table:table-cell table:style-name="ce50" office:value-type="float" office:value="413" calcext:value-type="float">
            <text:p>413</text:p>
          </table:table-cell>
          <table:table-cell table:style-name="ce50" office:value-type="float" office:value="238" calcext:value-type="float">
            <text:p>238</text:p>
          </table:table-cell>
          <table:table-cell table:style-name="ce50" office:value-type="float" office:value="308" calcext:value-type="float">
            <text:p>308</text:p>
          </table:table-cell>
          <table:table-cell table:style-name="ce50" office:value-type="float" office:value="489" calcext:value-type="float">
            <text:p>489</text:p>
          </table:table-cell>
          <table:table-cell table:style-name="ce50" office:value-type="float" office:value="1069" calcext:value-type="float">
            <text:p>1.069</text:p>
          </table:table-cell>
          <table:table-cell table:style-name="ce50" office:value-type="float" office:value="2001" calcext:value-type="float">
            <text:p>2.001</text:p>
          </table:table-cell>
          <table:table-cell table:style-name="ce50" office:value-type="float" office:value="2806" calcext:value-type="float">
            <text:p>2.806</text:p>
          </table:table-cell>
          <table:table-cell table:style-name="ce50" office:value-type="float" office:value="3896" calcext:value-type="float">
            <text:p>3.896</text:p>
          </table:table-cell>
          <table:table-cell table:style-name="ce50" office:value-type="float" office:value="4600" calcext:value-type="float">
            <text:p>4.600</text:p>
          </table:table-cell>
          <table:table-cell table:style-name="ce50" office:value-type="float" office:value="6782" calcext:value-type="float">
            <text:p>6.782</text:p>
          </table:table-cell>
          <table:table-cell table:style-name="ce50" office:value-type="float" office:value="10967" calcext:value-type="float">
            <text:p>10.967</text:p>
          </table:table-cell>
          <table:table-cell table:style-name="ce50" office:value-type="float" office:value="12072" calcext:value-type="float">
            <text:p>12.072</text:p>
          </table:table-cell>
          <table:table-cell table:style-name="ce50" office:value-type="float" office:value="25829" calcext:value-type="float">
            <text:p>25.829</text:p>
          </table:table-cell>
          <table:table-cell table:style-name="ce50" table:formula="of:=SUM([.C72:.P72])" office:value-type="float" office:value="71755" calcext:value-type="float">
            <text:p>71.755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6" calcext:value-type="float">
            <text:p>2016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306" calcext:value-type="float">
            <text:p>306</text:p>
          </table:table-cell>
          <table:table-cell table:style-name="ce50" office:value-type="float" office:value="370" calcext:value-type="float">
            <text:p>370</text:p>
          </table:table-cell>
          <table:table-cell table:style-name="ce50" office:value-type="float" office:value="242" calcext:value-type="float">
            <text:p>242</text:p>
          </table:table-cell>
          <table:table-cell table:style-name="ce50" office:value-type="float" office:value="301" calcext:value-type="float">
            <text:p>301</text:p>
          </table:table-cell>
          <table:table-cell table:style-name="ce50" office:value-type="float" office:value="470" calcext:value-type="float">
            <text:p>470</text:p>
          </table:table-cell>
          <table:table-cell table:style-name="ce50" office:value-type="float" office:value="1016" calcext:value-type="float">
            <text:p>1.016</text:p>
          </table:table-cell>
          <table:table-cell table:style-name="ce50" office:value-type="float" office:value="1885" calcext:value-type="float">
            <text:p>1.885</text:p>
          </table:table-cell>
          <table:table-cell table:style-name="ce50" office:value-type="float" office:value="2848" calcext:value-type="float">
            <text:p>2.848</text:p>
          </table:table-cell>
          <table:table-cell table:style-name="ce50" office:value-type="float" office:value="3861" calcext:value-type="float">
            <text:p>3.861</text:p>
          </table:table-cell>
          <table:table-cell table:style-name="ce50" office:value-type="float" office:value="4939" calcext:value-type="float">
            <text:p>4.939</text:p>
          </table:table-cell>
          <table:table-cell table:style-name="ce50" office:value-type="float" office:value="6122" calcext:value-type="float">
            <text:p>6.122</text:p>
          </table:table-cell>
          <table:table-cell table:style-name="ce50" office:value-type="float" office:value="10844" calcext:value-type="float">
            <text:p>10.844</text:p>
          </table:table-cell>
          <table:table-cell table:style-name="ce50" office:value-type="float" office:value="12238" calcext:value-type="float">
            <text:p>12.238</text:p>
          </table:table-cell>
          <table:table-cell table:style-name="ce50" office:value-type="float" office:value="25853" calcext:value-type="float">
            <text:p>25.853</text:p>
          </table:table-cell>
          <table:table-cell table:style-name="ce50" table:formula="of:=SUM([.C73:.P73])" office:value-type="float" office:value="71295" calcext:value-type="float">
            <text:p>71.295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7" calcext:value-type="float">
            <text:p>2017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297" calcext:value-type="float">
            <text:p>297</text:p>
          </table:table-cell>
          <table:table-cell table:style-name="ce50" office:value-type="float" office:value="344" calcext:value-type="float">
            <text:p>344</text:p>
          </table:table-cell>
          <table:table-cell table:style-name="ce50" office:value-type="float" office:value="226" calcext:value-type="float">
            <text:p>226</text:p>
          </table:table-cell>
          <table:table-cell table:style-name="ce50" office:value-type="float" office:value="316" calcext:value-type="float">
            <text:p>316</text:p>
          </table:table-cell>
          <table:table-cell table:style-name="ce50" office:value-type="float" office:value="464" calcext:value-type="float">
            <text:p>464</text:p>
          </table:table-cell>
          <table:table-cell table:style-name="ce50" office:value-type="float" office:value="942" calcext:value-type="float">
            <text:p>942</text:p>
          </table:table-cell>
          <table:table-cell table:style-name="ce50" office:value-type="float" office:value="1821" calcext:value-type="float">
            <text:p>1.821</text:p>
          </table:table-cell>
          <table:table-cell table:style-name="ce50" office:value-type="float" office:value="2787" calcext:value-type="float">
            <text:p>2.787</text:p>
          </table:table-cell>
          <table:table-cell table:style-name="ce50" office:value-type="float" office:value="3974" calcext:value-type="float">
            <text:p>3.974</text:p>
          </table:table-cell>
          <table:table-cell table:style-name="ce50" office:value-type="float" office:value="5127" calcext:value-type="float">
            <text:p>5.127</text:p>
          </table:table-cell>
          <table:table-cell table:style-name="ce50" office:value-type="float" office:value="5894" calcext:value-type="float">
            <text:p>5.894</text:p>
          </table:table-cell>
          <table:table-cell table:style-name="ce50" office:value-type="float" office:value="10635" calcext:value-type="float">
            <text:p>10.635</text:p>
          </table:table-cell>
          <table:table-cell table:style-name="ce50" office:value-type="float" office:value="12585" calcext:value-type="float">
            <text:p>12.585</text:p>
          </table:table-cell>
          <table:table-cell table:style-name="ce50" office:value-type="float" office:value="26076" calcext:value-type="float">
            <text:p>26.076</text:p>
          </table:table-cell>
          <table:table-cell table:style-name="ce50" table:formula="of:=SUM([.C74:.P74])" office:value-type="float" office:value="71488" calcext:value-type="float">
            <text:p>71.488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8" calcext:value-type="float">
            <text:p>2018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309" calcext:value-type="float">
            <text:p>309</text:p>
          </table:table-cell>
          <table:table-cell table:style-name="ce50" office:value-type="float" office:value="371" calcext:value-type="float">
            <text:p>371</text:p>
          </table:table-cell>
          <table:table-cell table:style-name="ce50" office:value-type="float" office:value="231" calcext:value-type="float">
            <text:p>231</text:p>
          </table:table-cell>
          <table:table-cell table:style-name="ce50" office:value-type="float" office:value="323" calcext:value-type="float">
            <text:p>323</text:p>
          </table:table-cell>
          <table:table-cell table:style-name="ce50" office:value-type="float" office:value="462" calcext:value-type="float">
            <text:p>462</text:p>
          </table:table-cell>
          <table:table-cell table:style-name="ce50" office:value-type="float" office:value="930" calcext:value-type="float">
            <text:p>930</text:p>
          </table:table-cell>
          <table:table-cell table:style-name="ce50" office:value-type="float" office:value="1909" calcext:value-type="float">
            <text:p>1.909</text:p>
          </table:table-cell>
          <table:table-cell table:style-name="ce50" office:value-type="float" office:value="3030" calcext:value-type="float">
            <text:p>3.030</text:p>
          </table:table-cell>
          <table:table-cell table:style-name="ce50" office:value-type="float" office:value="4052" calcext:value-type="float">
            <text:p>4.052</text:p>
          </table:table-cell>
          <table:table-cell table:style-name="ce50" office:value-type="float" office:value="5546" calcext:value-type="float">
            <text:p>5.546</text:p>
          </table:table-cell>
          <table:table-cell table:style-name="ce50" office:value-type="float" office:value="6099" calcext:value-type="float">
            <text:p>6.099</text:p>
          </table:table-cell>
          <table:table-cell table:style-name="ce50" office:value-type="float" office:value="11237" calcext:value-type="float">
            <text:p>11.237</text:p>
          </table:table-cell>
          <table:table-cell table:style-name="ce50" office:value-type="float" office:value="14500" calcext:value-type="float">
            <text:p>14.500</text:p>
          </table:table-cell>
          <table:table-cell table:style-name="ce50" office:value-type="float" office:value="29371" calcext:value-type="float">
            <text:p>29.371</text:p>
          </table:table-cell>
          <table:table-cell table:style-name="ce50" table:formula="of:=SUM([.C75:.P75])" office:value-type="float" office:value="78370" calcext:value-type="float">
            <text:p>78.370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9" calcext:value-type="float">
            <text:p>2019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283" calcext:value-type="float">
            <text:p>283</text:p>
          </table:table-cell>
          <table:table-cell table:style-name="ce50" office:value-type="float" office:value="363" calcext:value-type="float">
            <text:p>363</text:p>
          </table:table-cell>
          <table:table-cell table:style-name="ce50" office:value-type="float" office:value="215" calcext:value-type="float">
            <text:p>215</text:p>
          </table:table-cell>
          <table:table-cell table:style-name="ce50" office:value-type="float" office:value="343" calcext:value-type="float">
            <text:p>343</text:p>
          </table:table-cell>
          <table:table-cell table:style-name="ce50" office:value-type="float" office:value="448" calcext:value-type="float">
            <text:p>448</text:p>
          </table:table-cell>
          <table:table-cell table:style-name="ce50" office:value-type="float" office:value="824" calcext:value-type="float">
            <text:p>824</text:p>
          </table:table-cell>
          <table:table-cell table:style-name="ce50" office:value-type="float" office:value="1740" calcext:value-type="float">
            <text:p>1.740</text:p>
          </table:table-cell>
          <table:table-cell table:style-name="ce50" office:value-type="float" office:value="2821" calcext:value-type="float">
            <text:p>2.821</text:p>
          </table:table-cell>
          <table:table-cell table:style-name="ce50" office:value-type="float" office:value="3904" calcext:value-type="float">
            <text:p>3.904</text:p>
          </table:table-cell>
          <table:table-cell table:style-name="ce50" office:value-type="float" office:value="5294" calcext:value-type="float">
            <text:p>5.294</text:p>
          </table:table-cell>
          <table:table-cell table:style-name="ce50" office:value-type="float" office:value="5839" calcext:value-type="float">
            <text:p>5.839</text:p>
          </table:table-cell>
          <table:table-cell table:style-name="ce50" office:value-type="float" office:value="10041" calcext:value-type="float">
            <text:p>10.041</text:p>
          </table:table-cell>
          <table:table-cell table:style-name="ce50" office:value-type="float" office:value="14177" calcext:value-type="float">
            <text:p>14.177</text:p>
          </table:table-cell>
          <table:table-cell table:style-name="ce50" office:value-type="float" office:value="27152" calcext:value-type="float">
            <text:p>27.152</text:p>
          </table:table-cell>
          <table:table-cell table:style-name="ce50" table:formula="of:=SUM([.C76:.P76])" office:value-type="float" office:value="73444" calcext:value-type="float">
            <text:p>73.444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20" calcext:value-type="float">
            <text:p>2020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273" calcext:value-type="float">
            <text:p>273</text:p>
          </table:table-cell>
          <table:table-cell table:style-name="ce50" office:value-type="float" office:value="357" calcext:value-type="float">
            <text:p>357</text:p>
          </table:table-cell>
          <table:table-cell table:style-name="ce50" office:value-type="float" office:value="204" calcext:value-type="float">
            <text:p>204</text:p>
          </table:table-cell>
          <table:table-cell table:style-name="ce50" office:value-type="float" office:value="316" calcext:value-type="float">
            <text:p>316</text:p>
          </table:table-cell>
          <table:table-cell table:style-name="ce50" office:value-type="float" office:value="495" calcext:value-type="float">
            <text:p>495</text:p>
          </table:table-cell>
          <table:table-cell table:style-name="ce50" office:value-type="float" office:value="806" calcext:value-type="float">
            <text:p>806</text:p>
          </table:table-cell>
          <table:table-cell table:style-name="ce50" office:value-type="float" office:value="1652" calcext:value-type="float">
            <text:p>1.652</text:p>
          </table:table-cell>
          <table:table-cell table:style-name="ce50" office:value-type="float" office:value="2977" calcext:value-type="float">
            <text:p>2.977</text:p>
          </table:table-cell>
          <table:table-cell table:style-name="ce50" office:value-type="float" office:value="4133" calcext:value-type="float">
            <text:p>4.133</text:p>
          </table:table-cell>
          <table:table-cell table:style-name="ce50" office:value-type="float" office:value="5537" calcext:value-type="float">
            <text:p>5.537</text:p>
          </table:table-cell>
          <table:table-cell table:style-name="ce50" office:value-type="float" office:value="6300" calcext:value-type="float">
            <text:p>6.300</text:p>
          </table:table-cell>
          <table:table-cell table:style-name="ce50" office:value-type="float" office:value="9625" calcext:value-type="float">
            <text:p>9.625</text:p>
          </table:table-cell>
          <table:table-cell table:style-name="ce50" office:value-type="float" office:value="15494" calcext:value-type="float">
            <text:p>15.494</text:p>
          </table:table-cell>
          <table:table-cell table:style-name="ce50" office:value-type="float" office:value="30573" calcext:value-type="float">
            <text:p>30.573</text:p>
          </table:table-cell>
          <table:table-cell table:style-name="ce50" table:formula="of:=SUM([.C77:.P77])" office:value-type="float" office:value="78742" calcext:value-type="float">
            <text:p>78.742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21" calcext:value-type="float">
            <text:p>2021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297" calcext:value-type="float">
            <text:p>297</text:p>
          </table:table-cell>
          <table:table-cell table:style-name="ce50" office:value-type="float" office:value="313" calcext:value-type="float">
            <text:p>313</text:p>
          </table:table-cell>
          <table:table-cell table:style-name="ce50" office:value-type="float" office:value="224" calcext:value-type="float">
            <text:p>224</text:p>
          </table:table-cell>
          <table:table-cell table:style-name="ce50" office:value-type="float" office:value="346" calcext:value-type="float">
            <text:p>346</text:p>
          </table:table-cell>
          <table:table-cell table:style-name="ce50" office:value-type="float" office:value="490" calcext:value-type="float">
            <text:p>490</text:p>
          </table:table-cell>
          <table:table-cell table:style-name="ce50" office:value-type="float" office:value="778" calcext:value-type="float">
            <text:p>778</text:p>
          </table:table-cell>
          <table:table-cell table:style-name="ce50" office:value-type="float" office:value="1643" calcext:value-type="float">
            <text:p>1.643</text:p>
          </table:table-cell>
          <table:table-cell table:style-name="ce50" office:value-type="float" office:value="2988" calcext:value-type="float">
            <text:p>2.988</text:p>
          </table:table-cell>
          <table:table-cell table:style-name="ce50" office:value-type="float" office:value="4214" calcext:value-type="float">
            <text:p>4.214</text:p>
          </table:table-cell>
          <table:table-cell table:style-name="ce50" office:value-type="float" office:value="5426" calcext:value-type="float">
            <text:p>5.426</text:p>
          </table:table-cell>
          <table:table-cell table:style-name="ce50" office:value-type="float" office:value="6737" calcext:value-type="float">
            <text:p>6.737</text:p>
          </table:table-cell>
          <table:table-cell table:style-name="ce50" office:value-type="float" office:value="8562" calcext:value-type="float">
            <text:p>8.562</text:p>
          </table:table-cell>
          <table:table-cell table:style-name="ce50" office:value-type="float" office:value="14780" calcext:value-type="float">
            <text:p>14.780</text:p>
          </table:table-cell>
          <table:table-cell table:style-name="ce50" office:value-type="float" office:value="29604" calcext:value-type="float">
            <text:p>29.604</text:p>
          </table:table-cell>
          <table:table-cell table:style-name="ce50" table:formula="of:=SUM([.C78:.P78])" office:value-type="float" office:value="76402" calcext:value-type="float">
            <text:p>76.402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22" calcext:value-type="float">
            <text:p>2022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287" calcext:value-type="float">
            <text:p>287</text:p>
          </table:table-cell>
          <table:table-cell table:style-name="ce50" office:value-type="float" office:value="339" calcext:value-type="float">
            <text:p>339</text:p>
          </table:table-cell>
          <table:table-cell table:style-name="ce50" office:value-type="float" office:value="240" calcext:value-type="float">
            <text:p>240</text:p>
          </table:table-cell>
          <table:table-cell table:style-name="ce50" office:value-type="float" office:value="347" calcext:value-type="float">
            <text:p>347</text:p>
          </table:table-cell>
          <table:table-cell table:style-name="ce50" office:value-type="float" office:value="528" calcext:value-type="float">
            <text:p>528</text:p>
          </table:table-cell>
          <table:table-cell table:style-name="ce50" office:value-type="float" office:value="693" calcext:value-type="float">
            <text:p>693</text:p>
          </table:table-cell>
          <table:table-cell table:style-name="ce50" office:value-type="float" office:value="1610" calcext:value-type="float">
            <text:p>1.610</text:p>
          </table:table-cell>
          <table:table-cell table:style-name="ce50" office:value-type="float" office:value="2928" calcext:value-type="float">
            <text:p>2.928</text:p>
          </table:table-cell>
          <table:table-cell table:style-name="ce50" office:value-type="float" office:value="4571" calcext:value-type="float">
            <text:p>4.571</text:p>
          </table:table-cell>
          <table:table-cell table:style-name="ce50" office:value-type="float" office:value="5906" calcext:value-type="float">
            <text:p>5.906</text:p>
          </table:table-cell>
          <table:table-cell table:style-name="ce50" office:value-type="float" office:value="7430" calcext:value-type="float">
            <text:p>7.430</text:p>
          </table:table-cell>
          <table:table-cell table:style-name="ce50" office:value-type="float" office:value="8916" calcext:value-type="float">
            <text:p>8.916</text:p>
          </table:table-cell>
          <table:table-cell table:style-name="ce50" office:value-type="float" office:value="16699" calcext:value-type="float">
            <text:p>16.699</text:p>
          </table:table-cell>
          <table:table-cell table:style-name="ce50" office:value-type="float" office:value="35033" calcext:value-type="float">
            <text:p>35.033</text:p>
          </table:table-cell>
          <table:table-cell table:style-name="ce50" table:formula="of:=SUM([.C79:.P79])" office:value-type="float" office:value="85527" calcext:value-type="float">
            <text:p>85.527</text:p>
          </table:table-cell>
          <table:table-cell table:style-name="ce107" table:number-columns-repeated="16367"/>
        </table:table-row>
        <table:table-row table:style-name="ro3" table:number-rows-repeated="1048496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'EM August'.C29:'EM August'.Q29">
            <calcext:condition calcext:apply-style-name="Bad" calcext:value="not-between(-2,2)" calcext:base-cell-address="'EM August'.C29"/>
            <calcext:condition calcext:apply-style-name="Good" calcext:value="between(-2,2)" calcext:base-cell-address="'EM August'.C29"/>
          </calcext:conditional-format>
        </calcext:conditional-formats>
      </table:table>
      <table:table table:name="EM September" table:style-name="ta1">
        <table:table-column table:style-name="co6" table:number-columns-repeated="2" table:default-cell-style-name="ce44"/>
        <table:table-column table:style-name="co7" table:number-columns-repeated="15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row table:style-name="ro4">
          <table:table-cell table:style-name="ce40" office:value-type="string" calcext:value-type="string" table:number-columns-spanned="17" table:number-rows-spanned="1">
            <text:p>Sterberate pro 100.000</text:p>
          </table:table-cell>
          <table:covered-table-cell table:style-name="ce45"/>
          <table:covered-table-cell table:style-name="ce46"/>
          <table:covered-table-cell table:number-columns-repeated="14" table:style-name="ce51"/>
          <table:table-cell table:number-columns-repeated="13"/>
        </table:table-row>
        <table:table-row table:style-name="ro2">
          <table:table-cell table:style-name="ce41" office:value-type="string" calcext:value-type="string">
            <text:p>Jahr</text:p>
          </table:table-cell>
          <table:table-cell table:style-name="ce41" office:value-type="string" calcext:value-type="string">
            <text:p>Monat</text:p>
          </table:table-cell>
          <table:table-cell table:style-name="ce41" office:value-type="string" calcext:value-type="string">
            <text:p>A00A14</text:p>
          </table:table-cell>
          <table:table-cell table:style-name="ce41" office:value-type="string" calcext:value-type="string">
            <text:p>A15A29</text:p>
          </table:table-cell>
          <table:table-cell table:style-name="ce41" office:value-type="string" calcext:value-type="string">
            <text:p>A30A34</text:p>
          </table:table-cell>
          <table:table-cell table:style-name="ce41" office:value-type="string" calcext:value-type="string">
            <text:p>A35A39</text:p>
          </table:table-cell>
          <table:table-cell table:style-name="ce41" office:value-type="string" calcext:value-type="string">
            <text:p>A40A44</text:p>
          </table:table-cell>
          <table:table-cell table:style-name="ce41" office:value-type="string" calcext:value-type="string">
            <text:p>A45A49</text:p>
          </table:table-cell>
          <table:table-cell table:style-name="ce41" office:value-type="string" calcext:value-type="string">
            <text:p>A50A54</text:p>
          </table:table-cell>
          <table:table-cell table:style-name="ce41" office:value-type="string" calcext:value-type="string">
            <text:p>A55A59</text:p>
          </table:table-cell>
          <table:table-cell table:style-name="ce41" office:value-type="string" calcext:value-type="string">
            <text:p>A60A64</text:p>
          </table:table-cell>
          <table:table-cell table:style-name="ce41" office:value-type="string" calcext:value-type="string">
            <text:p>A65A69</text:p>
          </table:table-cell>
          <table:table-cell table:style-name="ce41" office:value-type="string" calcext:value-type="string">
            <text:p>A70A74</text:p>
          </table:table-cell>
          <table:table-cell table:style-name="ce41" office:value-type="string" calcext:value-type="string">
            <text:p>A75A79</text:p>
          </table:table-cell>
          <table:table-cell table:style-name="ce41" office:value-type="string" calcext:value-type="string">
            <text:p>A80A84</text:p>
          </table:table-cell>
          <table:table-cell table:style-name="ce41" office:value-type="string" calcext:value-type="string">
            <text:p>A85+</text:p>
          </table:table-cell>
          <table:table-cell table:style-name="ce41" office:value-type="string" calcext:value-type="string">
            <text:p>Alle</text:p>
          </table:table-cell>
          <table:table-cell table:number-columns-repeated="13"/>
        </table:table-row>
        <table:table-row table:style-name="ro2">
          <table:table-cell table:style-name="ce42" office:value-type="float" office:value="2000" calcext:value-type="float">
            <text:p>2000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57]/[.C32]*100000" office:value-type="float" office:value="3.20229163122565" calcext:value-type="float">
            <text:p>3,20</text:p>
          </table:table-cell>
          <table:table-cell table:style-name="ce47" table:formula="of:=[.D57]/[.D32]*100000" office:value-type="float" office:value="4.7986470319012" calcext:value-type="float">
            <text:p>4,80</text:p>
          </table:table-cell>
          <table:table-cell table:style-name="ce47" table:formula="of:=[.E57]/[.E32]*100000" office:value-type="float" office:value="5.38310740594675" calcext:value-type="float">
            <text:p>5,38</text:p>
          </table:table-cell>
          <table:table-cell table:style-name="ce47" table:formula="of:=[.F57]/[.F32]*100000" office:value-type="float" office:value="7.96474905651319" calcext:value-type="float">
            <text:p>7,96</text:p>
          </table:table-cell>
          <table:table-cell table:style-name="ce47" table:formula="of:=[.G57]/[.G32]*100000" office:value-type="float" office:value="15.9164759988715" calcext:value-type="float">
            <text:p>15,92</text:p>
          </table:table-cell>
          <table:table-cell table:style-name="ce47" table:formula="of:=[.H57]/[.H32]*100000" office:value-type="float" office:value="23.7952485110746" calcext:value-type="float">
            <text:p>23,80</text:p>
          </table:table-cell>
          <table:table-cell table:style-name="ce47" table:formula="of:=[.I57]/[.I32]*100000" office:value-type="float" office:value="36.2494377328696" calcext:value-type="float">
            <text:p>36,25</text:p>
          </table:table-cell>
          <table:table-cell table:style-name="ce47" table:formula="of:=[.J57]/[.J32]*100000" office:value-type="float" office:value="51.1714878958048" calcext:value-type="float">
            <text:p>51,17</text:p>
          </table:table-cell>
          <table:table-cell table:style-name="ce47" table:formula="of:=[.K57]/[.K32]*100000" office:value-type="float" office:value="84.1245477310966" calcext:value-type="float">
            <text:p>84,12</text:p>
          </table:table-cell>
          <table:table-cell table:style-name="ce47" table:formula="of:=[.L57]/[.L32]*100000" office:value-type="float" office:value="135.811397093088" calcext:value-type="float">
            <text:p>135,81</text:p>
          </table:table-cell>
          <table:table-cell table:style-name="ce47" table:formula="of:=[.M57]/[.M32]*100000" office:value-type="float" office:value="210.805750803398" calcext:value-type="float">
            <text:p>210,81</text:p>
          </table:table-cell>
          <table:table-cell table:style-name="ce47" table:formula="of:=[.N57]/[.N32]*100000" office:value-type="float" office:value="334.577224822774" calcext:value-type="float">
            <text:p>334,58</text:p>
          </table:table-cell>
          <table:table-cell table:style-name="ce47" table:formula="of:=[.O57]/[.O32]*100000" office:value-type="float" office:value="613.755604164952" calcext:value-type="float">
            <text:p>613,76</text:p>
          </table:table-cell>
          <table:table-cell table:style-name="ce47" table:formula="of:=[.P57]/[.P32]*100000" office:value-type="float" office:value="1207.8520781783" calcext:value-type="float">
            <text:p>1.207,85</text:p>
          </table:table-cell>
          <table:table-cell table:style-name="ce52" table:formula="of:=[.Q57]/[.Q32]*100000" office:value-type="float" office:value="77.5125443513678" calcext:value-type="float">
            <text:p>77,51</text:p>
          </table:table-cell>
          <table:table-cell table:number-columns-repeated="13"/>
        </table:table-row>
        <table:table-row table:style-name="ro2">
          <table:table-cell table:style-name="ce42" office:value-type="float" office:value="2001" calcext:value-type="float">
            <text:p>2001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58]/[.C33]*100000" office:value-type="float" office:value="2.84881510422985" calcext:value-type="float">
            <text:p>2,85</text:p>
          </table:table-cell>
          <table:table-cell table:style-name="ce47" table:formula="of:=[.D58]/[.D33]*100000" office:value-type="float" office:value="4.04511700818072" calcext:value-type="float">
            <text:p>4,05</text:p>
          </table:table-cell>
          <table:table-cell table:style-name="ce47" table:formula="of:=[.E58]/[.E33]*100000" office:value-type="float" office:value="4.73145697978713" calcext:value-type="float">
            <text:p>4,73</text:p>
          </table:table-cell>
          <table:table-cell table:style-name="ce47" table:formula="of:=[.F58]/[.F33]*100000" office:value-type="float" office:value="8.52851542359862" calcext:value-type="float">
            <text:p>8,53</text:p>
          </table:table-cell>
          <table:table-cell table:style-name="ce47" table:formula="of:=[.G58]/[.G33]*100000" office:value-type="float" office:value="15.0487631495014" calcext:value-type="float">
            <text:p>15,05</text:p>
          </table:table-cell>
          <table:table-cell table:style-name="ce47" table:formula="of:=[.H58]/[.H33]*100000" office:value-type="float" office:value="24.1571850883902" calcext:value-type="float">
            <text:p>24,16</text:p>
          </table:table-cell>
          <table:table-cell table:style-name="ce47" table:formula="of:=[.I58]/[.I33]*100000" office:value-type="float" office:value="36.2383761993416" calcext:value-type="float">
            <text:p>36,24</text:p>
          </table:table-cell>
          <table:table-cell table:style-name="ce47" table:formula="of:=[.J58]/[.J33]*100000" office:value-type="float" office:value="49.509296016368" calcext:value-type="float">
            <text:p>49,51</text:p>
          </table:table-cell>
          <table:table-cell table:style-name="ce47" table:formula="of:=[.K58]/[.K33]*100000" office:value-type="float" office:value="83.0511186718117" calcext:value-type="float">
            <text:p>83,05</text:p>
          </table:table-cell>
          <table:table-cell table:style-name="ce47" table:formula="of:=[.L58]/[.L33]*100000" office:value-type="float" office:value="133.848391437744" calcext:value-type="float">
            <text:p>133,85</text:p>
          </table:table-cell>
          <table:table-cell table:style-name="ce47" table:formula="of:=[.M58]/[.M33]*100000" office:value-type="float" office:value="212.895275839675" calcext:value-type="float">
            <text:p>212,90</text:p>
          </table:table-cell>
          <table:table-cell table:style-name="ce47" table:formula="of:=[.N58]/[.N33]*100000" office:value-type="float" office:value="329.969366760863" calcext:value-type="float">
            <text:p>329,97</text:p>
          </table:table-cell>
          <table:table-cell table:style-name="ce47" table:formula="of:=[.O58]/[.O33]*100000" office:value-type="float" office:value="606.32499345302" calcext:value-type="float">
            <text:p>606,32</text:p>
          </table:table-cell>
          <table:table-cell table:style-name="ce47" table:formula="of:=[.P58]/[.P33]*100000" office:value-type="float" office:value="1222.92112090561" calcext:value-type="float">
            <text:p>1.222,92</text:p>
          </table:table-cell>
          <table:table-cell table:style-name="ce52" table:formula="of:=[.Q58]/[.Q33]*100000" office:value-type="float" office:value="78.3714569762972" calcext:value-type="float">
            <text:p>78,37</text:p>
          </table:table-cell>
          <table:table-cell table:number-columns-repeated="13"/>
        </table:table-row>
        <table:table-row table:style-name="ro2">
          <table:table-cell table:style-name="ce42" office:value-type="float" office:value="2002" calcext:value-type="float">
            <text:p>2002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59]/[.C34]*100000" office:value-type="float" office:value="2.69438309880049" calcext:value-type="float">
            <text:p>2,69</text:p>
          </table:table-cell>
          <table:table-cell table:style-name="ce47" table:formula="of:=[.D59]/[.D34]*100000" office:value-type="float" office:value="4.12235809347938" calcext:value-type="float">
            <text:p>4,12</text:p>
          </table:table-cell>
          <table:table-cell table:style-name="ce47" table:formula="of:=[.E59]/[.E34]*100000" office:value-type="float" office:value="5.0131259829697" calcext:value-type="float">
            <text:p>5,01</text:p>
          </table:table-cell>
          <table:table-cell table:style-name="ce47" table:formula="of:=[.F59]/[.F34]*100000" office:value-type="float" office:value="8.44229238674624" calcext:value-type="float">
            <text:p>8,44</text:p>
          </table:table-cell>
          <table:table-cell table:style-name="ce47" table:formula="of:=[.G59]/[.G34]*100000" office:value-type="float" office:value="14.1815637547745" calcext:value-type="float">
            <text:p>14,18</text:p>
          </table:table-cell>
          <table:table-cell table:style-name="ce47" table:formula="of:=[.H59]/[.H34]*100000" office:value-type="float" office:value="23.2514302995654" calcext:value-type="float">
            <text:p>23,25</text:p>
          </table:table-cell>
          <table:table-cell table:style-name="ce47" table:formula="of:=[.I59]/[.I34]*100000" office:value-type="float" office:value="35.8128876788021" calcext:value-type="float">
            <text:p>35,81</text:p>
          </table:table-cell>
          <table:table-cell table:style-name="ce47" table:formula="of:=[.J59]/[.J34]*100000" office:value-type="float" office:value="52.8006355648534" calcext:value-type="float">
            <text:p>52,80</text:p>
          </table:table-cell>
          <table:table-cell table:style-name="ce47" table:formula="of:=[.K59]/[.K34]*100000" office:value-type="float" office:value="76.3744559999421" calcext:value-type="float">
            <text:p>76,37</text:p>
          </table:table-cell>
          <table:table-cell table:style-name="ce47" table:formula="of:=[.L59]/[.L34]*100000" office:value-type="float" office:value="128.915547068793" calcext:value-type="float">
            <text:p>128,92</text:p>
          </table:table-cell>
          <table:table-cell table:style-name="ce47" table:formula="of:=[.M59]/[.M34]*100000" office:value-type="float" office:value="205.59372504981" calcext:value-type="float">
            <text:p>205,59</text:p>
          </table:table-cell>
          <table:table-cell table:style-name="ce47" table:formula="of:=[.N59]/[.N34]*100000" office:value-type="float" office:value="320.346475924511" calcext:value-type="float">
            <text:p>320,35</text:p>
          </table:table-cell>
          <table:table-cell table:style-name="ce47" table:formula="of:=[.O59]/[.O34]*100000" office:value-type="float" office:value="588.252202279448" calcext:value-type="float">
            <text:p>588,25</text:p>
          </table:table-cell>
          <table:table-cell table:style-name="ce47" table:formula="of:=[.P59]/[.P34]*100000" office:value-type="float" office:value="1230.51090454337" calcext:value-type="float">
            <text:p>1.230,51</text:p>
          </table:table-cell>
          <table:table-cell table:style-name="ce52" table:formula="of:=[.Q59]/[.Q34]*100000" office:value-type="float" office:value="77.5724894480927" calcext:value-type="float">
            <text:p>77,57</text:p>
          </table:table-cell>
          <table:table-cell table:number-columns-repeated="13"/>
        </table:table-row>
        <table:table-row table:style-name="ro2">
          <table:table-cell table:style-name="ce42" office:value-type="float" office:value="2003" calcext:value-type="float">
            <text:p>2003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60]/[.C35]*100000" office:value-type="float" office:value="3.11705131777976" calcext:value-type="float">
            <text:p>3,12</text:p>
          </table:table-cell>
          <table:table-cell table:style-name="ce47" table:formula="of:=[.D60]/[.D35]*100000" office:value-type="float" office:value="3.88900443177418" calcext:value-type="float">
            <text:p>3,89</text:p>
          </table:table-cell>
          <table:table-cell table:style-name="ce47" table:formula="of:=[.E60]/[.E35]*100000" office:value-type="float" office:value="4.6607631431462" calcext:value-type="float">
            <text:p>4,66</text:p>
          </table:table-cell>
          <table:table-cell table:style-name="ce47" table:formula="of:=[.F60]/[.F35]*100000" office:value-type="float" office:value="7.64300293447086" calcext:value-type="float">
            <text:p>7,64</text:p>
          </table:table-cell>
          <table:table-cell table:style-name="ce47" table:formula="of:=[.G60]/[.G35]*100000" office:value-type="float" office:value="13.8704380092498" calcext:value-type="float">
            <text:p>13,87</text:p>
          </table:table-cell>
          <table:table-cell table:style-name="ce47" table:formula="of:=[.H60]/[.H35]*100000" office:value-type="float" office:value="23.6509292624985" calcext:value-type="float">
            <text:p>23,65</text:p>
          </table:table-cell>
          <table:table-cell table:style-name="ce47" table:formula="of:=[.I60]/[.I35]*100000" office:value-type="float" office:value="36.3865175848149" calcext:value-type="float">
            <text:p>36,39</text:p>
          </table:table-cell>
          <table:table-cell table:style-name="ce47" table:formula="of:=[.J60]/[.J35]*100000" office:value-type="float" office:value="52.8233339925926" calcext:value-type="float">
            <text:p>52,82</text:p>
          </table:table-cell>
          <table:table-cell table:style-name="ce47" table:formula="of:=[.K60]/[.K35]*100000" office:value-type="float" office:value="74.2288253623864" calcext:value-type="float">
            <text:p>74,23</text:p>
          </table:table-cell>
          <table:table-cell table:style-name="ce47" table:formula="of:=[.L60]/[.L35]*100000" office:value-type="float" office:value="127.44968648671" calcext:value-type="float">
            <text:p>127,45</text:p>
          </table:table-cell>
          <table:table-cell table:style-name="ce47" table:formula="of:=[.M60]/[.M35]*100000" office:value-type="float" office:value="201.435015002887" calcext:value-type="float">
            <text:p>201,44</text:p>
          </table:table-cell>
          <table:table-cell table:style-name="ce47" table:formula="of:=[.N60]/[.N35]*100000" office:value-type="float" office:value="330.267934542764" calcext:value-type="float">
            <text:p>330,27</text:p>
          </table:table-cell>
          <table:table-cell table:style-name="ce47" table:formula="of:=[.O60]/[.O35]*100000" office:value-type="float" office:value="589.543524721452" calcext:value-type="float">
            <text:p>589,54</text:p>
          </table:table-cell>
          <table:table-cell table:style-name="ce47" table:formula="of:=[.P60]/[.P35]*100000" office:value-type="float" office:value="1244.07582938389" calcext:value-type="float">
            <text:p>1.244,08</text:p>
          </table:table-cell>
          <table:table-cell table:style-name="ce52" table:formula="of:=[.Q60]/[.Q35]*100000" office:value-type="float" office:value="78.1700935874814" calcext:value-type="float">
            <text:p>78,17</text:p>
          </table:table-cell>
          <table:table-cell table:number-columns-repeated="13"/>
        </table:table-row>
        <table:table-row table:style-name="ro2">
          <table:table-cell table:style-name="ce42" office:value-type="float" office:value="2004" calcext:value-type="float">
            <text:p>2004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61]/[.C36]*100000" office:value-type="float" office:value="2.54889982083701" calcext:value-type="float">
            <text:p>2,55</text:p>
          </table:table-cell>
          <table:table-cell table:style-name="ce47" table:formula="of:=[.D61]/[.D36]*100000" office:value-type="float" office:value="3.65778413810285" calcext:value-type="float">
            <text:p>3,66</text:p>
          </table:table-cell>
          <table:table-cell table:style-name="ce47" table:formula="of:=[.E61]/[.E36]*100000" office:value-type="float" office:value="4.77301654645736" calcext:value-type="float">
            <text:p>4,77</text:p>
          </table:table-cell>
          <table:table-cell table:style-name="ce47" table:formula="of:=[.F61]/[.F36]*100000" office:value-type="float" office:value="7.0892794372151" calcext:value-type="float">
            <text:p>7,09</text:p>
          </table:table-cell>
          <table:table-cell table:style-name="ce47" table:formula="of:=[.G61]/[.G36]*100000" office:value-type="float" office:value="13.1290100095802" calcext:value-type="float">
            <text:p>13,13</text:p>
          </table:table-cell>
          <table:table-cell table:style-name="ce47" table:formula="of:=[.H61]/[.H36]*100000" office:value-type="float" office:value="22.685810341636" calcext:value-type="float">
            <text:p>22,69</text:p>
          </table:table-cell>
          <table:table-cell table:style-name="ce47" table:formula="of:=[.I61]/[.I36]*100000" office:value-type="float" office:value="34.0902071804265" calcext:value-type="float">
            <text:p>34,09</text:p>
          </table:table-cell>
          <table:table-cell table:style-name="ce47" table:formula="of:=[.J61]/[.J36]*100000" office:value-type="float" office:value="52.884958236504" calcext:value-type="float">
            <text:p>52,88</text:p>
          </table:table-cell>
          <table:table-cell table:style-name="ce47" table:formula="of:=[.K61]/[.K36]*100000" office:value-type="float" office:value="72.9121435147634" calcext:value-type="float">
            <text:p>72,91</text:p>
          </table:table-cell>
          <table:table-cell table:style-name="ce47" table:formula="of:=[.L61]/[.L36]*100000" office:value-type="float" office:value="121.1723307124" calcext:value-type="float">
            <text:p>121,17</text:p>
          </table:table-cell>
          <table:table-cell table:style-name="ce47" table:formula="of:=[.M61]/[.M36]*100000" office:value-type="float" office:value="201.652692039232" calcext:value-type="float">
            <text:p>201,65</text:p>
          </table:table-cell>
          <table:table-cell table:style-name="ce47" table:formula="of:=[.N61]/[.N36]*100000" office:value-type="float" office:value="315.066231646524" calcext:value-type="float">
            <text:p>315,07</text:p>
          </table:table-cell>
          <table:table-cell table:style-name="ce47" table:formula="of:=[.O61]/[.O36]*100000" office:value-type="float" office:value="574.0612846472" calcext:value-type="float">
            <text:p>574,06</text:p>
          </table:table-cell>
          <table:table-cell table:style-name="ce47" table:formula="of:=[.P61]/[.P36]*100000" office:value-type="float" office:value="1247.88074109148" calcext:value-type="float">
            <text:p>1.247,88</text:p>
          </table:table-cell>
          <table:table-cell table:style-name="ce52" table:formula="of:=[.Q61]/[.Q36]*100000" office:value-type="float" office:value="76.9522769022816" calcext:value-type="float">
            <text:p>76,95</text:p>
          </table:table-cell>
          <table:table-cell table:number-columns-repeated="13"/>
        </table:table-row>
        <table:table-row table:style-name="ro2">
          <table:table-cell table:style-name="ce42" office:value-type="float" office:value="2005" calcext:value-type="float">
            <text:p>2005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62]/[.C37]*100000" office:value-type="float" office:value="2.62481322315491" calcext:value-type="float">
            <text:p>2,62</text:p>
          </table:table-cell>
          <table:table-cell table:style-name="ce47" table:formula="of:=[.D62]/[.D37]*100000" office:value-type="float" office:value="3.3903409809442" calcext:value-type="float">
            <text:p>3,39</text:p>
          </table:table-cell>
          <table:table-cell table:style-name="ce47" table:formula="of:=[.E62]/[.E37]*100000" office:value-type="float" office:value="4.10299073990915" calcext:value-type="float">
            <text:p>4,10</text:p>
          </table:table-cell>
          <table:table-cell table:style-name="ce47" table:formula="of:=[.F62]/[.F37]*100000" office:value-type="float" office:value="7.10615163547431" calcext:value-type="float">
            <text:p>7,11</text:p>
          </table:table-cell>
          <table:table-cell table:style-name="ce47" table:formula="of:=[.G62]/[.G37]*100000" office:value-type="float" office:value="12.4209691250397" calcext:value-type="float">
            <text:p>12,42</text:p>
          </table:table-cell>
          <table:table-cell table:style-name="ce47" table:formula="of:=[.H62]/[.H37]*100000" office:value-type="float" office:value="21.5322637786626" calcext:value-type="float">
            <text:p>21,53</text:p>
          </table:table-cell>
          <table:table-cell table:style-name="ce47" table:formula="of:=[.I62]/[.I37]*100000" office:value-type="float" office:value="33.881630133067" calcext:value-type="float">
            <text:p>33,88</text:p>
          </table:table-cell>
          <table:table-cell table:style-name="ce47" table:formula="of:=[.J62]/[.J37]*100000" office:value-type="float" office:value="50.7510398072216" calcext:value-type="float">
            <text:p>50,75</text:p>
          </table:table-cell>
          <table:table-cell table:style-name="ce47" table:formula="of:=[.K62]/[.K37]*100000" office:value-type="float" office:value="69.7221273098341" calcext:value-type="float">
            <text:p>69,72</text:p>
          </table:table-cell>
          <table:table-cell table:style-name="ce47" table:formula="of:=[.L62]/[.L37]*100000" office:value-type="float" office:value="114.823986636422" calcext:value-type="float">
            <text:p>114,82</text:p>
          </table:table-cell>
          <table:table-cell table:style-name="ce47" table:formula="of:=[.M62]/[.M37]*100000" office:value-type="float" office:value="185.582743102873" calcext:value-type="float">
            <text:p>185,58</text:p>
          </table:table-cell>
          <table:table-cell table:style-name="ce47" table:formula="of:=[.N62]/[.N37]*100000" office:value-type="float" office:value="302.675697056943" calcext:value-type="float">
            <text:p>302,68</text:p>
          </table:table-cell>
          <table:table-cell table:style-name="ce47" table:formula="of:=[.O62]/[.O37]*100000" office:value-type="float" office:value="515.783910450182" calcext:value-type="float">
            <text:p>515,78</text:p>
          </table:table-cell>
          <table:table-cell table:style-name="ce47" table:formula="of:=[.P62]/[.P37]*100000" office:value-type="float" office:value="1268.81577194618" calcext:value-type="float">
            <text:p>1.268,82</text:p>
          </table:table-cell>
          <table:table-cell table:style-name="ce52" table:formula="of:=[.Q62]/[.Q37]*100000" office:value-type="float" office:value="75.4671021627911" calcext:value-type="float">
            <text:p>75,47</text:p>
          </table:table-cell>
          <table:table-cell table:number-columns-repeated="13"/>
        </table:table-row>
        <table:table-row table:style-name="ro2">
          <table:table-cell table:style-name="ce42" office:value-type="float" office:value="2006" calcext:value-type="float">
            <text:p>2006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63]/[.C38]*100000" office:value-type="float" office:value="2.57513558947257" calcext:value-type="float">
            <text:p>2,58</text:p>
          </table:table-cell>
          <table:table-cell table:style-name="ce47" table:formula="of:=[.D63]/[.D38]*100000" office:value-type="float" office:value="3.28022757214885" calcext:value-type="float">
            <text:p>3,28</text:p>
          </table:table-cell>
          <table:table-cell table:style-name="ce47" table:formula="of:=[.E63]/[.E38]*100000" office:value-type="float" office:value="4.37721959011636" calcext:value-type="float">
            <text:p>4,38</text:p>
          </table:table-cell>
          <table:table-cell table:style-name="ce47" table:formula="of:=[.F63]/[.F38]*100000" office:value-type="float" office:value="6.69541910782943" calcext:value-type="float">
            <text:p>6,70</text:p>
          </table:table-cell>
          <table:table-cell table:style-name="ce47" table:formula="of:=[.G63]/[.G38]*100000" office:value-type="float" office:value="11.5855306319066" calcext:value-type="float">
            <text:p>11,59</text:p>
          </table:table-cell>
          <table:table-cell table:style-name="ce47" table:formula="of:=[.H63]/[.H38]*100000" office:value-type="float" office:value="20.5701523309558" calcext:value-type="float">
            <text:p>20,57</text:p>
          </table:table-cell>
          <table:table-cell table:style-name="ce47" table:formula="of:=[.I63]/[.I38]*100000" office:value-type="float" office:value="33.5790936242786" calcext:value-type="float">
            <text:p>33,58</text:p>
          </table:table-cell>
          <table:table-cell table:style-name="ce47" table:formula="of:=[.J63]/[.J38]*100000" office:value-type="float" office:value="51.4478648930031" calcext:value-type="float">
            <text:p>51,45</text:p>
          </table:table-cell>
          <table:table-cell table:style-name="ce47" table:formula="of:=[.K63]/[.K38]*100000" office:value-type="float" office:value="69.1002872790375" calcext:value-type="float">
            <text:p>69,10</text:p>
          </table:table-cell>
          <table:table-cell table:style-name="ce47" table:formula="of:=[.L63]/[.L38]*100000" office:value-type="float" office:value="111.007761053841" calcext:value-type="float">
            <text:p>111,01</text:p>
          </table:table-cell>
          <table:table-cell table:style-name="ce47" table:formula="of:=[.M63]/[.M38]*100000" office:value-type="float" office:value="190.332816452245" calcext:value-type="float">
            <text:p>190,33</text:p>
          </table:table-cell>
          <table:table-cell table:style-name="ce47" table:formula="of:=[.N63]/[.N38]*100000" office:value-type="float" office:value="307.025080806841" calcext:value-type="float">
            <text:p>307,03</text:p>
          </table:table-cell>
          <table:table-cell table:style-name="ce47" table:formula="of:=[.O63]/[.O38]*100000" office:value-type="float" office:value="529.608296532454" calcext:value-type="float">
            <text:p>529,61</text:p>
          </table:table-cell>
          <table:table-cell table:style-name="ce47" table:formula="of:=[.P63]/[.P38]*100000" office:value-type="float" office:value="1272.45027285085" calcext:value-type="float">
            <text:p>1.272,45</text:p>
          </table:table-cell>
          <table:table-cell table:style-name="ce52" table:formula="of:=[.Q63]/[.Q38]*100000" office:value-type="float" office:value="78.2430480023198" calcext:value-type="float">
            <text:p>78,24</text:p>
          </table:table-cell>
          <table:table-cell table:number-columns-repeated="13"/>
        </table:table-row>
        <table:table-row table:style-name="ro2">
          <table:table-cell table:style-name="ce42" office:value-type="float" office:value="2007" calcext:value-type="float">
            <text:p>2007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64]/[.C39]*100000" office:value-type="float" office:value="2.9279720620772" calcext:value-type="float">
            <text:p>2,93</text:p>
          </table:table-cell>
          <table:table-cell table:style-name="ce47" table:formula="of:=[.D64]/[.D39]*100000" office:value-type="float" office:value="3.28979924103368" calcext:value-type="float">
            <text:p>3,29</text:p>
          </table:table-cell>
          <table:table-cell table:style-name="ce47" table:formula="of:=[.E64]/[.E39]*100000" office:value-type="float" office:value="4.21660314625392" calcext:value-type="float">
            <text:p>4,22</text:p>
          </table:table-cell>
          <table:table-cell table:style-name="ce47" table:formula="of:=[.F64]/[.F39]*100000" office:value-type="float" office:value="5.78358150629473" calcext:value-type="float">
            <text:p>5,78</text:p>
          </table:table-cell>
          <table:table-cell table:style-name="ce47" table:formula="of:=[.G64]/[.G39]*100000" office:value-type="float" office:value="10.3718229185949" calcext:value-type="float">
            <text:p>10,37</text:p>
          </table:table-cell>
          <table:table-cell table:style-name="ce47" table:formula="of:=[.H64]/[.H39]*100000" office:value-type="float" office:value="19.6264363504871" calcext:value-type="float">
            <text:p>19,63</text:p>
          </table:table-cell>
          <table:table-cell table:style-name="ce47" table:formula="of:=[.I64]/[.I39]*100000" office:value-type="float" office:value="31.4142462115664" calcext:value-type="float">
            <text:p>31,41</text:p>
          </table:table-cell>
          <table:table-cell table:style-name="ce47" table:formula="of:=[.J64]/[.J39]*100000" office:value-type="float" office:value="50.2011865414613" calcext:value-type="float">
            <text:p>50,20</text:p>
          </table:table-cell>
          <table:table-cell table:style-name="ce47" table:formula="of:=[.K64]/[.K39]*100000" office:value-type="float" office:value="73.1189471243366" calcext:value-type="float">
            <text:p>73,12</text:p>
          </table:table-cell>
          <table:table-cell table:style-name="ce47" table:formula="of:=[.L64]/[.L39]*100000" office:value-type="float" office:value="103.953417145738" calcext:value-type="float">
            <text:p>103,95</text:p>
          </table:table-cell>
          <table:table-cell table:style-name="ce47" table:formula="of:=[.M64]/[.M39]*100000" office:value-type="float" office:value="174.0686984752" calcext:value-type="float">
            <text:p>174,07</text:p>
          </table:table-cell>
          <table:table-cell table:style-name="ce47" table:formula="of:=[.N64]/[.N39]*100000" office:value-type="float" office:value="301.278761691731" calcext:value-type="float">
            <text:p>301,28</text:p>
          </table:table-cell>
          <table:table-cell table:style-name="ce47" table:formula="of:=[.O64]/[.O39]*100000" office:value-type="float" office:value="506.978400420103" calcext:value-type="float">
            <text:p>506,98</text:p>
          </table:table-cell>
          <table:table-cell table:style-name="ce47" table:formula="of:=[.P64]/[.P39]*100000" office:value-type="float" office:value="1184.20819913385" calcext:value-type="float">
            <text:p>1.184,21</text:p>
          </table:table-cell>
          <table:table-cell table:style-name="ce52" table:formula="of:=[.Q64]/[.Q39]*100000" office:value-type="float" office:value="76.6920635249222" calcext:value-type="float">
            <text:p>76,69</text:p>
          </table:table-cell>
          <table:table-cell table:number-columns-repeated="13"/>
        </table:table-row>
        <table:table-row table:style-name="ro2">
          <table:table-cell table:style-name="ce42" office:value-type="float" office:value="2008" calcext:value-type="float">
            <text:p>2008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65]/[.C40]*100000" office:value-type="float" office:value="2.7123581418964" calcext:value-type="float">
            <text:p>2,71</text:p>
          </table:table-cell>
          <table:table-cell table:style-name="ce47" table:formula="of:=[.D65]/[.D40]*100000" office:value-type="float" office:value="2.74953137070218" calcext:value-type="float">
            <text:p>2,75</text:p>
          </table:table-cell>
          <table:table-cell table:style-name="ce47" table:formula="of:=[.E65]/[.E40]*100000" office:value-type="float" office:value="5.14519878539291" calcext:value-type="float">
            <text:p>5,15</text:p>
          </table:table-cell>
          <table:table-cell table:style-name="ce47" table:formula="of:=[.F65]/[.F40]*100000" office:value-type="float" office:value="6.09278281729284" calcext:value-type="float">
            <text:p>6,09</text:p>
          </table:table-cell>
          <table:table-cell table:style-name="ce47" table:formula="of:=[.G65]/[.G40]*100000" office:value-type="float" office:value="10.2138214044353" calcext:value-type="float">
            <text:p>10,21</text:p>
          </table:table-cell>
          <table:table-cell table:style-name="ce47" table:formula="of:=[.H65]/[.H40]*100000" office:value-type="float" office:value="18.963724869151" calcext:value-type="float">
            <text:p>18,96</text:p>
          </table:table-cell>
          <table:table-cell table:style-name="ce47" table:formula="of:=[.I65]/[.I40]*100000" office:value-type="float" office:value="32.143339268285" calcext:value-type="float">
            <text:p>32,14</text:p>
          </table:table-cell>
          <table:table-cell table:style-name="ce47" table:formula="of:=[.J65]/[.J40]*100000" office:value-type="float" office:value="47.6377211070392" calcext:value-type="float">
            <text:p>47,64</text:p>
          </table:table-cell>
          <table:table-cell table:style-name="ce47" table:formula="of:=[.K65]/[.K40]*100000" office:value-type="float" office:value="73.6074570070347" calcext:value-type="float">
            <text:p>73,61</text:p>
          </table:table-cell>
          <table:table-cell table:style-name="ce47" table:formula="of:=[.L65]/[.L40]*100000" office:value-type="float" office:value="104.488634912239" calcext:value-type="float">
            <text:p>104,49</text:p>
          </table:table-cell>
          <table:table-cell table:style-name="ce47" table:formula="of:=[.M65]/[.M40]*100000" office:value-type="float" office:value="175.861446117276" calcext:value-type="float">
            <text:p>175,86</text:p>
          </table:table-cell>
          <table:table-cell table:style-name="ce47" table:formula="of:=[.N65]/[.N40]*100000" office:value-type="float" office:value="293.185591497585" calcext:value-type="float">
            <text:p>293,19</text:p>
          </table:table-cell>
          <table:table-cell table:style-name="ce47" table:formula="of:=[.O65]/[.O40]*100000" office:value-type="float" office:value="518.131642296658" calcext:value-type="float">
            <text:p>518,13</text:p>
          </table:table-cell>
          <table:table-cell table:style-name="ce47" table:formula="of:=[.P65]/[.P40]*100000" office:value-type="float" office:value="1159.00080056299" calcext:value-type="float">
            <text:p>1.159,00</text:p>
          </table:table-cell>
          <table:table-cell table:style-name="ce52" table:formula="of:=[.Q65]/[.Q40]*100000" office:value-type="float" office:value="78.0961921924558" calcext:value-type="float">
            <text:p>78,10</text:p>
          </table:table-cell>
          <table:table-cell table:number-columns-repeated="13"/>
        </table:table-row>
        <table:table-row table:style-name="ro2">
          <table:table-cell table:style-name="ce42" office:value-type="float" office:value="2009" calcext:value-type="float">
            <text:p>2009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66]/[.C41]*100000" office:value-type="float" office:value="2.52264409729111" calcext:value-type="float">
            <text:p>2,52</text:p>
          </table:table-cell>
          <table:table-cell table:style-name="ce47" table:formula="of:=[.D66]/[.D41]*100000" office:value-type="float" office:value="3.00062776474605" calcext:value-type="float">
            <text:p>3,00</text:p>
          </table:table-cell>
          <table:table-cell table:style-name="ce47" table:formula="of:=[.E66]/[.E41]*100000" office:value-type="float" office:value="3.82761282420412" calcext:value-type="float">
            <text:p>3,83</text:p>
          </table:table-cell>
          <table:table-cell table:style-name="ce47" table:formula="of:=[.F66]/[.F41]*100000" office:value-type="float" office:value="5.75394185098431" calcext:value-type="float">
            <text:p>5,75</text:p>
          </table:table-cell>
          <table:table-cell table:style-name="ce47" table:formula="of:=[.G66]/[.G41]*100000" office:value-type="float" office:value="10.3361752380121" calcext:value-type="float">
            <text:p>10,34</text:p>
          </table:table-cell>
          <table:table-cell table:style-name="ce47" table:formula="of:=[.H66]/[.H41]*100000" office:value-type="float" office:value="19.117946123365" calcext:value-type="float">
            <text:p>19,12</text:p>
          </table:table-cell>
          <table:table-cell table:style-name="ce47" table:formula="of:=[.I66]/[.I41]*100000" office:value-type="float" office:value="32.1003861696773" calcext:value-type="float">
            <text:p>32,10</text:p>
          </table:table-cell>
          <table:table-cell table:style-name="ce47" table:formula="of:=[.J66]/[.J41]*100000" office:value-type="float" office:value="49.327875126391" calcext:value-type="float">
            <text:p>49,33</text:p>
          </table:table-cell>
          <table:table-cell table:style-name="ce47" table:formula="of:=[.K66]/[.K41]*100000" office:value-type="float" office:value="73.0952146163944" calcext:value-type="float">
            <text:p>73,10</text:p>
          </table:table-cell>
          <table:table-cell table:style-name="ce47" table:formula="of:=[.L66]/[.L41]*100000" office:value-type="float" office:value="102.030165085157" calcext:value-type="float">
            <text:p>102,03</text:p>
          </table:table-cell>
          <table:table-cell table:style-name="ce47" table:formula="of:=[.M66]/[.M41]*100000" office:value-type="float" office:value="163.745705683181" calcext:value-type="float">
            <text:p>163,75</text:p>
          </table:table-cell>
          <table:table-cell table:style-name="ce47" table:formula="of:=[.N66]/[.N41]*100000" office:value-type="float" office:value="284.596786232193" calcext:value-type="float">
            <text:p>284,60</text:p>
          </table:table-cell>
          <table:table-cell table:style-name="ce47" table:formula="of:=[.O66]/[.O41]*100000" office:value-type="float" office:value="504.352877007317" calcext:value-type="float">
            <text:p>504,35</text:p>
          </table:table-cell>
          <table:table-cell table:style-name="ce47" table:formula="of:=[.P66]/[.P41]*100000" office:value-type="float" office:value="1109.75734253008" calcext:value-type="float">
            <text:p>1.109,76</text:p>
          </table:table-cell>
          <table:table-cell table:style-name="ce52" table:formula="of:=[.Q66]/[.Q41]*100000" office:value-type="float" office:value="77.4221657728956" calcext:value-type="float">
            <text:p>77,42</text:p>
          </table:table-cell>
          <table:table-cell table:number-columns-repeated="13"/>
        </table:table-row>
        <table:table-row table:style-name="ro2">
          <table:table-cell table:style-name="ce42" office:value-type="float" office:value="2010" calcext:value-type="float">
            <text:p>2010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67]/[.C42]*100000" office:value-type="float" office:value="2.63095009777155" calcext:value-type="float">
            <text:p>2,63</text:p>
          </table:table-cell>
          <table:table-cell table:style-name="ce47" table:formula="of:=[.D67]/[.D42]*100000" office:value-type="float" office:value="3.253701049807" calcext:value-type="float">
            <text:p>3,25</text:p>
          </table:table-cell>
          <table:table-cell table:style-name="ce47" table:formula="of:=[.E67]/[.E42]*100000" office:value-type="float" office:value="5.03037564858557" calcext:value-type="float">
            <text:p>5,03</text:p>
          </table:table-cell>
          <table:table-cell table:style-name="ce47" table:formula="of:=[.F67]/[.F42]*100000" office:value-type="float" office:value="6.00678251557187" calcext:value-type="float">
            <text:p>6,01</text:p>
          </table:table-cell>
          <table:table-cell table:style-name="ce47" table:formula="of:=[.G67]/[.G42]*100000" office:value-type="float" office:value="10.488624212989" calcext:value-type="float">
            <text:p>10,49</text:p>
          </table:table-cell>
          <table:table-cell table:style-name="ce47" table:formula="of:=[.H67]/[.H42]*100000" office:value-type="float" office:value="18.4243611630414" calcext:value-type="float">
            <text:p>18,42</text:p>
          </table:table-cell>
          <table:table-cell table:style-name="ce47" table:formula="of:=[.I67]/[.I42]*100000" office:value-type="float" office:value="32.1317278592984" calcext:value-type="float">
            <text:p>32,13</text:p>
          </table:table-cell>
          <table:table-cell table:style-name="ce47" table:formula="of:=[.J67]/[.J42]*100000" office:value-type="float" office:value="48.8577248303439" calcext:value-type="float">
            <text:p>48,86</text:p>
          </table:table-cell>
          <table:table-cell table:style-name="ce47" table:formula="of:=[.K67]/[.K42]*100000" office:value-type="float" office:value="74.7284911252082" calcext:value-type="float">
            <text:p>74,73</text:p>
          </table:table-cell>
          <table:table-cell table:style-name="ce47" table:formula="of:=[.L67]/[.L42]*100000" office:value-type="float" office:value="100.645240076394" calcext:value-type="float">
            <text:p>100,65</text:p>
          </table:table-cell>
          <table:table-cell table:style-name="ce47" table:formula="of:=[.M67]/[.M42]*100000" office:value-type="float" office:value="165.973125307494" calcext:value-type="float">
            <text:p>165,97</text:p>
          </table:table-cell>
          <table:table-cell table:style-name="ce47" table:formula="of:=[.N67]/[.N42]*100000" office:value-type="float" office:value="291.296955185679" calcext:value-type="float">
            <text:p>291,30</text:p>
          </table:table-cell>
          <table:table-cell table:style-name="ce47" table:formula="of:=[.O67]/[.O42]*100000" office:value-type="float" office:value="512.307003562013" calcext:value-type="float">
            <text:p>512,31</text:p>
          </table:table-cell>
          <table:table-cell table:style-name="ce47" table:formula="of:=[.P67]/[.P42]*100000" office:value-type="float" office:value="1169.57530990508" calcext:value-type="float">
            <text:p>1.169,58</text:p>
          </table:table-cell>
          <table:table-cell table:style-name="ce52" table:formula="of:=[.Q67]/[.Q42]*100000" office:value-type="float" office:value="81.4720796762368" calcext:value-type="float">
            <text:p>81,47</text:p>
          </table:table-cell>
          <table:table-cell table:number-columns-repeated="13"/>
        </table:table-row>
        <table:table-row table:style-name="ro2">
          <table:table-cell table:style-name="ce42" office:value-type="float" office:value="2011" calcext:value-type="float">
            <text:p>2011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68]/[.C43]*100000" office:value-type="float" office:value="2.65053169208755" calcext:value-type="float">
            <text:p>2,65</text:p>
          </table:table-cell>
          <table:table-cell table:style-name="ce47" table:formula="of:=[.D68]/[.D43]*100000" office:value-type="float" office:value="2.90339207768654" calcext:value-type="float">
            <text:p>2,90</text:p>
          </table:table-cell>
          <table:table-cell table:style-name="ce47" table:formula="of:=[.E68]/[.E43]*100000" office:value-type="float" office:value="3.88223929214388" calcext:value-type="float">
            <text:p>3,88</text:p>
          </table:table-cell>
          <table:table-cell table:style-name="ce47" table:formula="of:=[.F68]/[.F43]*100000" office:value-type="float" office:value="5.97965227013371" calcext:value-type="float">
            <text:p>5,98</text:p>
          </table:table-cell>
          <table:table-cell table:style-name="ce47" table:formula="of:=[.G68]/[.G43]*100000" office:value-type="float" office:value="10.924055932977" calcext:value-type="float">
            <text:p>10,92</text:p>
          </table:table-cell>
          <table:table-cell table:style-name="ce47" table:formula="of:=[.H68]/[.H43]*100000" office:value-type="float" office:value="16.8504696927537" calcext:value-type="float">
            <text:p>16,85</text:p>
          </table:table-cell>
          <table:table-cell table:style-name="ce47" table:formula="of:=[.I68]/[.I43]*100000" office:value-type="float" office:value="30.3965270282741" calcext:value-type="float">
            <text:p>30,40</text:p>
          </table:table-cell>
          <table:table-cell table:style-name="ce47" table:formula="of:=[.J68]/[.J43]*100000" office:value-type="float" office:value="47.2729302536688" calcext:value-type="float">
            <text:p>47,27</text:p>
          </table:table-cell>
          <table:table-cell table:style-name="ce47" table:formula="of:=[.K68]/[.K43]*100000" office:value-type="float" office:value="73.0195935550907" calcext:value-type="float">
            <text:p>73,02</text:p>
          </table:table-cell>
          <table:table-cell table:style-name="ce47" table:formula="of:=[.L68]/[.L43]*100000" office:value-type="float" office:value="96.2821928606035" calcext:value-type="float">
            <text:p>96,28</text:p>
          </table:table-cell>
          <table:table-cell table:style-name="ce47" table:formula="of:=[.M68]/[.M43]*100000" office:value-type="float" office:value="155.382167302531" calcext:value-type="float">
            <text:p>155,38</text:p>
          </table:table-cell>
          <table:table-cell table:style-name="ce47" table:formula="of:=[.N68]/[.N43]*100000" office:value-type="float" office:value="285.084585587257" calcext:value-type="float">
            <text:p>285,08</text:p>
          </table:table-cell>
          <table:table-cell table:style-name="ce47" table:formula="of:=[.O68]/[.O43]*100000" office:value-type="float" office:value="485.654363734184" calcext:value-type="float">
            <text:p>485,65</text:p>
          </table:table-cell>
          <table:table-cell table:style-name="ce47" table:formula="of:=[.P68]/[.P43]*100000" office:value-type="float" office:value="1107.23870754859" calcext:value-type="float">
            <text:p>1.107,24</text:p>
          </table:table-cell>
          <table:table-cell table:style-name="ce52" table:formula="of:=[.Q68]/[.Q43]*100000" office:value-type="float" office:value="79.6522617379412" calcext:value-type="float">
            <text:p>79,65</text:p>
          </table:table-cell>
          <table:table-cell table:number-columns-repeated="13"/>
        </table:table-row>
        <table:table-row table:style-name="ro2">
          <table:table-cell table:style-name="ce42" office:value-type="float" office:value="2012" calcext:value-type="float">
            <text:p>2012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69]/[.C44]*100000" office:value-type="float" office:value="2.50626426830172" calcext:value-type="float">
            <text:p>2,51</text:p>
          </table:table-cell>
          <table:table-cell table:style-name="ce47" table:formula="of:=[.D69]/[.D44]*100000" office:value-type="float" office:value="2.90395850403818" calcext:value-type="float">
            <text:p>2,90</text:p>
          </table:table-cell>
          <table:table-cell table:style-name="ce47" table:formula="of:=[.E69]/[.E44]*100000" office:value-type="float" office:value="3.47196667577278" calcext:value-type="float">
            <text:p>3,47</text:p>
          </table:table-cell>
          <table:table-cell table:style-name="ce47" table:formula="of:=[.F69]/[.F44]*100000" office:value-type="float" office:value="5.31246088243632" calcext:value-type="float">
            <text:p>5,31</text:p>
          </table:table-cell>
          <table:table-cell table:style-name="ce47" table:formula="of:=[.G69]/[.G44]*100000" office:value-type="float" office:value="8.98383720119417" calcext:value-type="float">
            <text:p>8,98</text:p>
          </table:table-cell>
          <table:table-cell table:style-name="ce47" table:formula="of:=[.H69]/[.H44]*100000" office:value-type="float" office:value="17.2459121330064" calcext:value-type="float">
            <text:p>17,25</text:p>
          </table:table-cell>
          <table:table-cell table:style-name="ce47" table:formula="of:=[.I69]/[.I44]*100000" office:value-type="float" office:value="30.2968969399502" calcext:value-type="float">
            <text:p>30,30</text:p>
          </table:table-cell>
          <table:table-cell table:style-name="ce47" table:formula="of:=[.J69]/[.J44]*100000" office:value-type="float" office:value="48.2655858688318" calcext:value-type="float">
            <text:p>48,27</text:p>
          </table:table-cell>
          <table:table-cell table:style-name="ce47" table:formula="of:=[.K69]/[.K44]*100000" office:value-type="float" office:value="71.3639665781516" calcext:value-type="float">
            <text:p>71,36</text:p>
          </table:table-cell>
          <table:table-cell table:style-name="ce47" table:formula="of:=[.L69]/[.L44]*100000" office:value-type="float" office:value="104.272696062783" calcext:value-type="float">
            <text:p>104,27</text:p>
          </table:table-cell>
          <table:table-cell table:style-name="ce47" table:formula="of:=[.M69]/[.M44]*100000" office:value-type="float" office:value="154.344918490376" calcext:value-type="float">
            <text:p>154,34</text:p>
          </table:table-cell>
          <table:table-cell table:style-name="ce47" table:formula="of:=[.N69]/[.N44]*100000" office:value-type="float" office:value="273.361099237792" calcext:value-type="float">
            <text:p>273,36</text:p>
          </table:table-cell>
          <table:table-cell table:style-name="ce47" table:formula="of:=[.O69]/[.O44]*100000" office:value-type="float" office:value="502.607533713232" calcext:value-type="float">
            <text:p>502,61</text:p>
          </table:table-cell>
          <table:table-cell table:style-name="ce47" table:formula="of:=[.P69]/[.P44]*100000" office:value-type="float" office:value="1159.349313777" calcext:value-type="float">
            <text:p>1.159,35</text:p>
          </table:table-cell>
          <table:table-cell table:style-name="ce52" table:formula="of:=[.Q69]/[.Q44]*100000" office:value-type="float" office:value="82.2877231945563" calcext:value-type="float">
            <text:p>82,29</text:p>
          </table:table-cell>
          <table:table-cell table:number-columns-repeated="13"/>
        </table:table-row>
        <table:table-row table:style-name="ro2">
          <table:table-cell table:style-name="ce42" office:value-type="float" office:value="2013" calcext:value-type="float">
            <text:p>2013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70]/[.C45]*100000" office:value-type="float" office:value="2.38699162577812" calcext:value-type="float">
            <text:p>2,39</text:p>
          </table:table-cell>
          <table:table-cell table:style-name="ce47" table:formula="of:=[.D70]/[.D45]*100000" office:value-type="float" office:value="2.68286788370205" calcext:value-type="float">
            <text:p>2,68</text:p>
          </table:table-cell>
          <table:table-cell table:style-name="ce47" table:formula="of:=[.E70]/[.E45]*100000" office:value-type="float" office:value="4.04872631952874" calcext:value-type="float">
            <text:p>4,05</text:p>
          </table:table-cell>
          <table:table-cell table:style-name="ce47" table:formula="of:=[.F70]/[.F45]*100000" office:value-type="float" office:value="5.94100280658176" calcext:value-type="float">
            <text:p>5,94</text:p>
          </table:table-cell>
          <table:table-cell table:style-name="ce47" table:formula="of:=[.G70]/[.G45]*100000" office:value-type="float" office:value="9.25652957478309" calcext:value-type="float">
            <text:p>9,26</text:p>
          </table:table-cell>
          <table:table-cell table:style-name="ce47" table:formula="of:=[.H70]/[.H45]*100000" office:value-type="float" office:value="15.8636875034124" calcext:value-type="float">
            <text:p>15,86</text:p>
          </table:table-cell>
          <table:table-cell table:style-name="ce47" table:formula="of:=[.I70]/[.I45]*100000" office:value-type="float" office:value="28.773731796234" calcext:value-type="float">
            <text:p>28,77</text:p>
          </table:table-cell>
          <table:table-cell table:style-name="ce47" table:formula="of:=[.J70]/[.J45]*100000" office:value-type="float" office:value="46.7141980786247" calcext:value-type="float">
            <text:p>46,71</text:p>
          </table:table-cell>
          <table:table-cell table:style-name="ce47" table:formula="of:=[.K70]/[.K45]*100000" office:value-type="float" office:value="69.6247638089115" calcext:value-type="float">
            <text:p>69,62</text:p>
          </table:table-cell>
          <table:table-cell table:style-name="ce47" table:formula="of:=[.L70]/[.L45]*100000" office:value-type="float" office:value="103.321857356955" calcext:value-type="float">
            <text:p>103,32</text:p>
          </table:table-cell>
          <table:table-cell table:style-name="ce47" table:formula="of:=[.M70]/[.M45]*100000" office:value-type="float" office:value="150.323065090405" calcext:value-type="float">
            <text:p>150,32</text:p>
          </table:table-cell>
          <table:table-cell table:style-name="ce47" table:formula="of:=[.N70]/[.N45]*100000" office:value-type="float" office:value="269.110354289992" calcext:value-type="float">
            <text:p>269,11</text:p>
          </table:table-cell>
          <table:table-cell table:style-name="ce47" table:formula="of:=[.O70]/[.O45]*100000" office:value-type="float" office:value="477.172395772449" calcext:value-type="float">
            <text:p>477,17</text:p>
          </table:table-cell>
          <table:table-cell table:style-name="ce47" table:formula="of:=[.P70]/[.P45]*100000" office:value-type="float" office:value="1137.23287009221" calcext:value-type="float">
            <text:p>1.137,23</text:p>
          </table:table-cell>
          <table:table-cell table:style-name="ce52" table:formula="of:=[.Q70]/[.Q45]*100000" office:value-type="float" office:value="81.4666520854606" calcext:value-type="float">
            <text:p>81,47</text:p>
          </table:table-cell>
          <table:table-cell table:number-columns-repeated="13"/>
        </table:table-row>
        <table:table-row table:style-name="ro2">
          <table:table-cell table:style-name="ce42" office:value-type="float" office:value="2014" calcext:value-type="float">
            <text:p>2014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71]/[.C46]*100000" office:value-type="float" office:value="2.68735567208698" calcext:value-type="float">
            <text:p>2,69</text:p>
          </table:table-cell>
          <table:table-cell table:style-name="ce47" table:formula="of:=[.D71]/[.D46]*100000" office:value-type="float" office:value="2.62565428613697" calcext:value-type="float">
            <text:p>2,63</text:p>
          </table:table-cell>
          <table:table-cell table:style-name="ce47" table:formula="of:=[.E71]/[.E46]*100000" office:value-type="float" office:value="4.04325967595075" calcext:value-type="float">
            <text:p>4,04</text:p>
          </table:table-cell>
          <table:table-cell table:style-name="ce47" table:formula="of:=[.F71]/[.F46]*100000" office:value-type="float" office:value="5.73985806701713" calcext:value-type="float">
            <text:p>5,74</text:p>
          </table:table-cell>
          <table:table-cell table:style-name="ce47" table:formula="of:=[.G71]/[.G46]*100000" office:value-type="float" office:value="9.64642127799947" calcext:value-type="float">
            <text:p>9,65</text:p>
          </table:table-cell>
          <table:table-cell table:style-name="ce47" table:formula="of:=[.H71]/[.H46]*100000" office:value-type="float" office:value="16.1154523210756" calcext:value-type="float">
            <text:p>16,12</text:p>
          </table:table-cell>
          <table:table-cell table:style-name="ce47" table:formula="of:=[.I71]/[.I46]*100000" office:value-type="float" office:value="28.6337853625759" calcext:value-type="float">
            <text:p>28,63</text:p>
          </table:table-cell>
          <table:table-cell table:style-name="ce47" table:formula="of:=[.J71]/[.J46]*100000" office:value-type="float" office:value="47.5136458909749" calcext:value-type="float">
            <text:p>47,51</text:p>
          </table:table-cell>
          <table:table-cell table:style-name="ce47" table:formula="of:=[.K71]/[.K46]*100000" office:value-type="float" office:value="72.130246616748" calcext:value-type="float">
            <text:p>72,13</text:p>
          </table:table-cell>
          <table:table-cell table:style-name="ce47" table:formula="of:=[.L71]/[.L46]*100000" office:value-type="float" office:value="105.035298434536" calcext:value-type="float">
            <text:p>105,04</text:p>
          </table:table-cell>
          <table:table-cell table:style-name="ce47" table:formula="of:=[.M71]/[.M46]*100000" office:value-type="float" office:value="155.714016190999" calcext:value-type="float">
            <text:p>155,71</text:p>
          </table:table-cell>
          <table:table-cell table:style-name="ce47" table:formula="of:=[.N71]/[.N46]*100000" office:value-type="float" office:value="264.640874764447" calcext:value-type="float">
            <text:p>264,64</text:p>
          </table:table-cell>
          <table:table-cell table:style-name="ce47" table:formula="of:=[.O71]/[.O46]*100000" office:value-type="float" office:value="485.744713538573" calcext:value-type="float">
            <text:p>485,74</text:p>
          </table:table-cell>
          <table:table-cell table:style-name="ce47" table:formula="of:=[.P71]/[.P46]*100000" office:value-type="float" office:value="1189.71252279867" calcext:value-type="float">
            <text:p>1.189,71</text:p>
          </table:table-cell>
          <table:table-cell table:style-name="ce52" table:formula="of:=[.Q71]/[.Q46]*100000" office:value-type="float" office:value="84.8435712286766" calcext:value-type="float">
            <text:p>84,84</text:p>
          </table:table-cell>
          <table:table-cell table:number-columns-repeated="13"/>
        </table:table-row>
        <table:table-row table:style-name="ro2">
          <table:table-cell table:style-name="ce42" office:value-type="float" office:value="2015" calcext:value-type="float">
            <text:p>2015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72]/[.C47]*100000" office:value-type="float" office:value="2.36742357783579" calcext:value-type="float">
            <text:p>2,37</text:p>
          </table:table-cell>
          <table:table-cell table:style-name="ce47" table:formula="of:=[.D72]/[.D47]*100000" office:value-type="float" office:value="2.5542798949518" calcext:value-type="float">
            <text:p>2,55</text:p>
          </table:table-cell>
          <table:table-cell table:style-name="ce47" table:formula="of:=[.E72]/[.E47]*100000" office:value-type="float" office:value="4.4343005166847" calcext:value-type="float">
            <text:p>4,43</text:p>
          </table:table-cell>
          <table:table-cell table:style-name="ce47" table:formula="of:=[.F72]/[.F47]*100000" office:value-type="float" office:value="6.22029598521923" calcext:value-type="float">
            <text:p>6,22</text:p>
          </table:table-cell>
          <table:table-cell table:style-name="ce47" table:formula="of:=[.G72]/[.G47]*100000" office:value-type="float" office:value="9.22018278723039" calcext:value-type="float">
            <text:p>9,22</text:p>
          </table:table-cell>
          <table:table-cell table:style-name="ce47" table:formula="of:=[.H72]/[.H47]*100000" office:value-type="float" office:value="14.6673283327562" calcext:value-type="float">
            <text:p>14,67</text:p>
          </table:table-cell>
          <table:table-cell table:style-name="ce47" table:formula="of:=[.I72]/[.I47]*100000" office:value-type="float" office:value="28.2645232687907" calcext:value-type="float">
            <text:p>28,26</text:p>
          </table:table-cell>
          <table:table-cell table:style-name="ce47" table:formula="of:=[.J72]/[.J47]*100000" office:value-type="float" office:value="46.2999980181551" calcext:value-type="float">
            <text:p>46,30</text:p>
          </table:table-cell>
          <table:table-cell table:style-name="ce47" table:formula="of:=[.K72]/[.K47]*100000" office:value-type="float" office:value="70.2894656816826" calcext:value-type="float">
            <text:p>70,29</text:p>
          </table:table-cell>
          <table:table-cell table:style-name="ce47" table:formula="of:=[.L72]/[.L47]*100000" office:value-type="float" office:value="108.907843410177" calcext:value-type="float">
            <text:p>108,91</text:p>
          </table:table-cell>
          <table:table-cell table:style-name="ce47" table:formula="of:=[.M72]/[.M47]*100000" office:value-type="float" office:value="146.965329737785" calcext:value-type="float">
            <text:p>146,97</text:p>
          </table:table-cell>
          <table:table-cell table:style-name="ce47" table:formula="of:=[.N72]/[.N47]*100000" office:value-type="float" office:value="251.332037899353" calcext:value-type="float">
            <text:p>251,33</text:p>
          </table:table-cell>
          <table:table-cell table:style-name="ce47" table:formula="of:=[.O72]/[.O47]*100000" office:value-type="float" office:value="482.871879774791" calcext:value-type="float">
            <text:p>482,87</text:p>
          </table:table-cell>
          <table:table-cell table:style-name="ce47" table:formula="of:=[.P72]/[.P47]*100000" office:value-type="float" office:value="1126.14290583518" calcext:value-type="float">
            <text:p>1.126,14</text:p>
          </table:table-cell>
          <table:table-cell table:style-name="ce52" table:formula="of:=[.Q72]/[.Q47]*100000" office:value-type="float" office:value="83.5222378728064" calcext:value-type="float">
            <text:p>83,52</text:p>
          </table:table-cell>
          <table:table-cell table:number-columns-repeated="13"/>
        </table:table-row>
        <table:table-row table:style-name="ro2">
          <table:table-cell table:style-name="ce42" office:value-type="float" office:value="2016" calcext:value-type="float">
            <text:p>2016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73]/[.C48]*100000" office:value-type="float" office:value="2.87654053449983" calcext:value-type="float">
            <text:p>2,88</text:p>
          </table:table-cell>
          <table:table-cell table:style-name="ce47" table:formula="of:=[.D73]/[.D48]*100000" office:value-type="float" office:value="2.6825695034345" calcext:value-type="float">
            <text:p>2,68</text:p>
          </table:table-cell>
          <table:table-cell table:style-name="ce47" table:formula="of:=[.E73]/[.E48]*100000" office:value-type="float" office:value="3.88942424910892" calcext:value-type="float">
            <text:p>3,89</text:p>
          </table:table-cell>
          <table:table-cell table:style-name="ce47" table:formula="of:=[.F73]/[.F48]*100000" office:value-type="float" office:value="5.97769190006592" calcext:value-type="float">
            <text:p>5,98</text:p>
          </table:table-cell>
          <table:table-cell table:style-name="ce47" table:formula="of:=[.G73]/[.G48]*100000" office:value-type="float" office:value="9.57898938856389" calcext:value-type="float">
            <text:p>9,58</text:p>
          </table:table-cell>
          <table:table-cell table:style-name="ce47" table:formula="of:=[.H73]/[.H48]*100000" office:value-type="float" office:value="15.7272616905979" calcext:value-type="float">
            <text:p>15,73</text:p>
          </table:table-cell>
          <table:table-cell table:style-name="ce47" table:formula="of:=[.I73]/[.I48]*100000" office:value-type="float" office:value="25.478934227109" calcext:value-type="float">
            <text:p>25,48</text:p>
          </table:table-cell>
          <table:table-cell table:style-name="ce47" table:formula="of:=[.J73]/[.J48]*100000" office:value-type="float" office:value="46.8648569876661" calcext:value-type="float">
            <text:p>46,86</text:p>
          </table:table-cell>
          <table:table-cell table:style-name="ce47" table:formula="of:=[.K73]/[.K48]*100000" office:value-type="float" office:value="68.6074890389492" calcext:value-type="float">
            <text:p>68,61</text:p>
          </table:table-cell>
          <table:table-cell table:style-name="ce47" table:formula="of:=[.L73]/[.L48]*100000" office:value-type="float" office:value="110.298429043806" calcext:value-type="float">
            <text:p>110,30</text:p>
          </table:table-cell>
          <table:table-cell table:style-name="ce47" table:formula="of:=[.M73]/[.M48]*100000" office:value-type="float" office:value="147.712645870332" calcext:value-type="float">
            <text:p>147,71</text:p>
          </table:table-cell>
          <table:table-cell table:style-name="ce47" table:formula="of:=[.N73]/[.N48]*100000" office:value-type="float" office:value="245.509377507378" calcext:value-type="float">
            <text:p>245,51</text:p>
          </table:table-cell>
          <table:table-cell table:style-name="ce47" table:formula="of:=[.O73]/[.O48]*100000" office:value-type="float" office:value="466.247189444512" calcext:value-type="float">
            <text:p>466,25</text:p>
          </table:table-cell>
          <table:table-cell table:style-name="ce47" table:formula="of:=[.P73]/[.P48]*100000" office:value-type="float" office:value="1146.5032286507" calcext:value-type="float">
            <text:p>1.146,50</text:p>
          </table:table-cell>
          <table:table-cell table:style-name="ce52" table:formula="of:=[.Q73]/[.Q48]*100000" office:value-type="float" office:value="84.0114698649786" calcext:value-type="float">
            <text:p>84,01</text:p>
          </table:table-cell>
          <table:table-cell table:number-columns-repeated="13"/>
        </table:table-row>
        <table:table-row table:style-name="ro2">
          <table:table-cell table:style-name="ce42" office:value-type="float" office:value="2017" calcext:value-type="float">
            <text:p>2017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74]/[.C49]*100000" office:value-type="float" office:value="2.43470466036866" calcext:value-type="float">
            <text:p>2,43</text:p>
          </table:table-cell>
          <table:table-cell table:style-name="ce47" table:formula="of:=[.D74]/[.D49]*100000" office:value-type="float" office:value="2.48695306163052" calcext:value-type="float">
            <text:p>2,49</text:p>
          </table:table-cell>
          <table:table-cell table:style-name="ce47" table:formula="of:=[.E74]/[.E49]*100000" office:value-type="float" office:value="4.15623219356167" calcext:value-type="float">
            <text:p>4,16</text:p>
          </table:table-cell>
          <table:table-cell table:style-name="ce47" table:formula="of:=[.F74]/[.F49]*100000" office:value-type="float" office:value="5.99046507756565" calcext:value-type="float">
            <text:p>5,99</text:p>
          </table:table-cell>
          <table:table-cell table:style-name="ce47" table:formula="of:=[.G74]/[.G49]*100000" office:value-type="float" office:value="8.48198232014776" calcext:value-type="float">
            <text:p>8,48</text:p>
          </table:table-cell>
          <table:table-cell table:style-name="ce47" table:formula="of:=[.H74]/[.H49]*100000" office:value-type="float" office:value="15.4634761638822" calcext:value-type="float">
            <text:p>15,46</text:p>
          </table:table-cell>
          <table:table-cell table:style-name="ce47" table:formula="of:=[.I74]/[.I49]*100000" office:value-type="float" office:value="25.4427533039427" calcext:value-type="float">
            <text:p>25,44</text:p>
          </table:table-cell>
          <table:table-cell table:style-name="ce47" table:formula="of:=[.J74]/[.J49]*100000" office:value-type="float" office:value="43.4508316238495" calcext:value-type="float">
            <text:p>43,45</text:p>
          </table:table-cell>
          <table:table-cell table:style-name="ce47" table:formula="of:=[.K74]/[.K49]*100000" office:value-type="float" office:value="67.4268359185652" calcext:value-type="float">
            <text:p>67,43</text:p>
          </table:table-cell>
          <table:table-cell table:style-name="ce47" table:formula="of:=[.L74]/[.L49]*100000" office:value-type="float" office:value="106.523764266263" calcext:value-type="float">
            <text:p>106,52</text:p>
          </table:table-cell>
          <table:table-cell table:style-name="ce47" table:formula="of:=[.M74]/[.M49]*100000" office:value-type="float" office:value="157.896018453943" calcext:value-type="float">
            <text:p>157,90</text:p>
          </table:table-cell>
          <table:table-cell table:style-name="ce47" table:formula="of:=[.N74]/[.N49]*100000" office:value-type="float" office:value="241.173986224344" calcext:value-type="float">
            <text:p>241,17</text:p>
          </table:table-cell>
          <table:table-cell table:style-name="ce47" table:formula="of:=[.O74]/[.O49]*100000" office:value-type="float" office:value="458.298067029293" calcext:value-type="float">
            <text:p>458,30</text:p>
          </table:table-cell>
          <table:table-cell table:style-name="ce47" table:formula="of:=[.P74]/[.P49]*100000" office:value-type="float" office:value="1128.60206707881" calcext:value-type="float">
            <text:p>1.128,60</text:p>
          </table:table-cell>
          <table:table-cell table:style-name="ce52" table:formula="of:=[.Q74]/[.Q49]*100000" office:value-type="float" office:value="84.0882331816596" calcext:value-type="float">
            <text:p>84,09</text:p>
          </table:table-cell>
          <table:table-cell table:number-columns-repeated="13"/>
        </table:table-row>
        <table:table-row table:style-name="ro2">
          <table:table-cell table:style-name="ce42" office:value-type="float" office:value="2018" calcext:value-type="float">
            <text:p>2018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75]/[.C50]*100000" office:value-type="float" office:value="2.40785716913514" calcext:value-type="float">
            <text:p>2,41</text:p>
          </table:table-cell>
          <table:table-cell table:style-name="ce47" table:formula="of:=[.D75]/[.D50]*100000" office:value-type="float" office:value="2.35316652172162" calcext:value-type="float">
            <text:p>2,35</text:p>
          </table:table-cell>
          <table:table-cell table:style-name="ce47" table:formula="of:=[.E75]/[.E50]*100000" office:value-type="float" office:value="3.76163555157675" calcext:value-type="float">
            <text:p>3,76</text:p>
          </table:table-cell>
          <table:table-cell table:style-name="ce47" table:formula="of:=[.F75]/[.F50]*100000" office:value-type="float" office:value="5.42298298926443" calcext:value-type="float">
            <text:p>5,42</text:p>
          </table:table-cell>
          <table:table-cell table:style-name="ce47" table:formula="of:=[.G75]/[.G50]*100000" office:value-type="float" office:value="8.72950784580181" calcext:value-type="float">
            <text:p>8,73</text:p>
          </table:table-cell>
          <table:table-cell table:style-name="ce47" table:formula="of:=[.H75]/[.H50]*100000" office:value-type="float" office:value="14.2850244317665" calcext:value-type="float">
            <text:p>14,29</text:p>
          </table:table-cell>
          <table:table-cell table:style-name="ce47" table:formula="of:=[.I75]/[.I50]*100000" office:value-type="float" office:value="25.2438094185672" calcext:value-type="float">
            <text:p>25,24</text:p>
          </table:table-cell>
          <table:table-cell table:style-name="ce47" table:formula="of:=[.J75]/[.J50]*100000" office:value-type="float" office:value="42.8336037901022" calcext:value-type="float">
            <text:p>42,83</text:p>
          </table:table-cell>
          <table:table-cell table:style-name="ce47" table:formula="of:=[.K75]/[.K50]*100000" office:value-type="float" office:value="69.8783807341063" calcext:value-type="float">
            <text:p>69,88</text:p>
          </table:table-cell>
          <table:table-cell table:style-name="ce47" table:formula="of:=[.L75]/[.L50]*100000" office:value-type="float" office:value="106.394855013929" calcext:value-type="float">
            <text:p>106,39</text:p>
          </table:table-cell>
          <table:table-cell table:style-name="ce47" table:formula="of:=[.M75]/[.M50]*100000" office:value-type="float" office:value="154.544314377799" calcext:value-type="float">
            <text:p>154,54</text:p>
          </table:table-cell>
          <table:table-cell table:style-name="ce47" table:formula="of:=[.N75]/[.N50]*100000" office:value-type="float" office:value="233.270679221414" calcext:value-type="float">
            <text:p>233,27</text:p>
          </table:table-cell>
          <table:table-cell table:style-name="ce47" table:formula="of:=[.O75]/[.O50]*100000" office:value-type="float" office:value="452.861002934966" calcext:value-type="float">
            <text:p>452,86</text:p>
          </table:table-cell>
          <table:table-cell table:style-name="ce47" table:formula="of:=[.P75]/[.P50]*100000" office:value-type="float" office:value="1128.50605590974" calcext:value-type="float">
            <text:p>1.128,51</text:p>
          </table:table-cell>
          <table:table-cell table:style-name="ce52" table:formula="of:=[.Q75]/[.Q50]*100000" office:value-type="float" office:value="84.1961837754795" calcext:value-type="float">
            <text:p>84,20</text:p>
          </table:table-cell>
          <table:table-cell table:number-columns-repeated="13"/>
        </table:table-row>
        <table:table-row table:style-name="ro2">
          <table:table-cell table:style-name="ce42" office:value-type="float" office:value="2019" calcext:value-type="float">
            <text:p>2019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76]/[.C51]*100000" office:value-type="float" office:value="2.52417562416885" calcext:value-type="float">
            <text:p>2,52</text:p>
          </table:table-cell>
          <table:table-cell table:style-name="ce47" table:formula="of:=[.D76]/[.D51]*100000" office:value-type="float" office:value="2.19500258039577" calcext:value-type="float">
            <text:p>2,20</text:p>
          </table:table-cell>
          <table:table-cell table:style-name="ce47" table:formula="of:=[.E76]/[.E51]*100000" office:value-type="float" office:value="4.04878583568326" calcext:value-type="float">
            <text:p>4,05</text:p>
          </table:table-cell>
          <table:table-cell table:style-name="ce47" table:formula="of:=[.F76]/[.F51]*100000" office:value-type="float" office:value="6.18625673423688" calcext:value-type="float">
            <text:p>6,19</text:p>
          </table:table-cell>
          <table:table-cell table:style-name="ce47" table:formula="of:=[.G76]/[.G51]*100000" office:value-type="float" office:value="8.92241587628244" calcext:value-type="float">
            <text:p>8,92</text:p>
          </table:table-cell>
          <table:table-cell table:style-name="ce47" table:formula="of:=[.H76]/[.H51]*100000" office:value-type="float" office:value="13.9850898528593" calcext:value-type="float">
            <text:p>13,99</text:p>
          </table:table-cell>
          <table:table-cell table:style-name="ce47" table:formula="of:=[.I76]/[.I51]*100000" office:value-type="float" office:value="25.3492318441035" calcext:value-type="float">
            <text:p>25,35</text:p>
          </table:table-cell>
          <table:table-cell table:style-name="ce47" table:formula="of:=[.J76]/[.J51]*100000" office:value-type="float" office:value="41.9658762411306" calcext:value-type="float">
            <text:p>41,97</text:p>
          </table:table-cell>
          <table:table-cell table:style-name="ce47" table:formula="of:=[.K76]/[.K51]*100000" office:value-type="float" office:value="68.3665597968953" calcext:value-type="float">
            <text:p>68,37</text:p>
          </table:table-cell>
          <table:table-cell table:style-name="ce47" table:formula="of:=[.L76]/[.L51]*100000" office:value-type="float" office:value="106.561364185108" calcext:value-type="float">
            <text:p>106,56</text:p>
          </table:table-cell>
          <table:table-cell table:style-name="ce47" table:formula="of:=[.M76]/[.M51]*100000" office:value-type="float" office:value="155.510357857333" calcext:value-type="float">
            <text:p>155,51</text:p>
          </table:table-cell>
          <table:table-cell table:style-name="ce47" table:formula="of:=[.N76]/[.N51]*100000" office:value-type="float" office:value="237.517435388802" calcext:value-type="float">
            <text:p>237,52</text:p>
          </table:table-cell>
          <table:table-cell table:style-name="ce47" table:formula="of:=[.O76]/[.O51]*100000" office:value-type="float" office:value="440.352654922858" calcext:value-type="float">
            <text:p>440,35</text:p>
          </table:table-cell>
          <table:table-cell table:style-name="ce47" table:formula="of:=[.P76]/[.P51]*100000" office:value-type="float" office:value="1153.80444160704" calcext:value-type="float">
            <text:p>1.153,80</text:p>
          </table:table-cell>
          <table:table-cell table:style-name="ce52" table:formula="of:=[.Q76]/[.Q51]*100000" office:value-type="float" office:value="85.548871681065" calcext:value-type="float">
            <text:p>85,55</text:p>
          </table:table-cell>
          <table:table-cell table:number-columns-repeated="13"/>
        </table:table-row>
        <table:table-row table:style-name="ro2">
          <table:table-cell table:style-name="ce42" office:value-type="float" office:value="2020" calcext:value-type="float">
            <text:p>2020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77]/[.C52]*100000" office:value-type="float" office:value="2.43168906966298" calcext:value-type="float">
            <text:p>2,43</text:p>
          </table:table-cell>
          <table:table-cell table:style-name="ce47" table:formula="of:=[.D77]/[.D52]*100000" office:value-type="float" office:value="2.23900127329433" calcext:value-type="float">
            <text:p>2,24</text:p>
          </table:table-cell>
          <table:table-cell table:style-name="ce47" table:formula="of:=[.E77]/[.E52]*100000" office:value-type="float" office:value="4.07589906327106" calcext:value-type="float">
            <text:p>4,08</text:p>
          </table:table-cell>
          <table:table-cell table:style-name="ce47" table:formula="of:=[.F77]/[.F52]*100000" office:value-type="float" office:value="6.01224001315886" calcext:value-type="float">
            <text:p>6,01</text:p>
          </table:table-cell>
          <table:table-cell table:style-name="ce47" table:formula="of:=[.G77]/[.G52]*100000" office:value-type="float" office:value="9.24827043083496" calcext:value-type="float">
            <text:p>9,25</text:p>
          </table:table-cell>
          <table:table-cell table:style-name="ce47" table:formula="of:=[.H77]/[.H52]*100000" office:value-type="float" office:value="14.5258486148674" calcext:value-type="float">
            <text:p>14,53</text:p>
          </table:table-cell>
          <table:table-cell table:style-name="ce47" table:formula="of:=[.I77]/[.I52]*100000" office:value-type="float" office:value="24.3210558199527" calcext:value-type="float">
            <text:p>24,32</text:p>
          </table:table-cell>
          <table:table-cell table:style-name="ce47" table:formula="of:=[.J77]/[.J52]*100000" office:value-type="float" office:value="41.9900835719921" calcext:value-type="float">
            <text:p>41,99</text:p>
          </table:table-cell>
          <table:table-cell table:style-name="ce47" table:formula="of:=[.K77]/[.K52]*100000" office:value-type="float" office:value="70.0453329286899" calcext:value-type="float">
            <text:p>70,05</text:p>
          </table:table-cell>
          <table:table-cell table:style-name="ce47" table:formula="of:=[.L77]/[.L52]*100000" office:value-type="float" office:value="107.696347749922" calcext:value-type="float">
            <text:p>107,70</text:p>
          </table:table-cell>
          <table:table-cell table:style-name="ce47" table:formula="of:=[.M77]/[.M52]*100000" office:value-type="float" office:value="166.353891230357" calcext:value-type="float">
            <text:p>166,35</text:p>
          </table:table-cell>
          <table:table-cell table:style-name="ce47" table:formula="of:=[.N77]/[.N52]*100000" office:value-type="float" office:value="239.060782887303" calcext:value-type="float">
            <text:p>239,06</text:p>
          </table:table-cell>
          <table:table-cell table:style-name="ce47" table:formula="of:=[.O77]/[.O52]*100000" office:value-type="float" office:value="442.554839735894" calcext:value-type="float">
            <text:p>442,55</text:p>
          </table:table-cell>
          <table:table-cell table:style-name="ce47" table:formula="of:=[.P77]/[.P52]*100000" office:value-type="float" office:value="1185.2840601059" calcext:value-type="float">
            <text:p>1.185,28</text:p>
          </table:table-cell>
          <table:table-cell table:style-name="ce52" table:formula="of:=[.Q77]/[.Q52]*100000" office:value-type="float" office:value="89.2700926936981" calcext:value-type="float">
            <text:p>89,27</text:p>
          </table:table-cell>
          <table:table-cell table:number-columns-repeated="13"/>
        </table:table-row>
        <table:table-row table:style-name="ro2">
          <table:table-cell table:style-name="ce42" office:value-type="float" office:value="2021" calcext:value-type="float">
            <text:p>2021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78]/[.C53]*100000" office:value-type="float" office:value="2.50047918590671" calcext:value-type="float">
            <text:p>2,50</text:p>
          </table:table-cell>
          <table:table-cell table:style-name="ce47" table:formula="of:=[.D78]/[.D53]*100000" office:value-type="float" office:value="2.57867121072511" calcext:value-type="float">
            <text:p>2,58</text:p>
          </table:table-cell>
          <table:table-cell table:style-name="ce47" table:formula="of:=[.E78]/[.E53]*100000" office:value-type="float" office:value="4.30023679970644" calcext:value-type="float">
            <text:p>4,30</text:p>
          </table:table-cell>
          <table:table-cell table:style-name="ce47" table:formula="of:=[.F78]/[.F53]*100000" office:value-type="float" office:value="7.08767319438218" calcext:value-type="float">
            <text:p>7,09</text:p>
          </table:table-cell>
          <table:table-cell table:style-name="ce47" table:formula="of:=[.G78]/[.G53]*100000" office:value-type="float" office:value="9.41431070562046" calcext:value-type="float">
            <text:p>9,41</text:p>
          </table:table-cell>
          <table:table-cell table:style-name="ce47" table:formula="of:=[.H78]/[.H53]*100000" office:value-type="float" office:value="15.4094831865858" calcext:value-type="float">
            <text:p>15,41</text:p>
          </table:table-cell>
          <table:table-cell table:style-name="ce47" table:formula="of:=[.I78]/[.I53]*100000" office:value-type="float" office:value="25.4191931710698" calcext:value-type="float">
            <text:p>25,42</text:p>
          </table:table-cell>
          <table:table-cell table:style-name="ce47" table:formula="of:=[.J78]/[.J53]*100000" office:value-type="float" office:value="43.0227840332518" calcext:value-type="float">
            <text:p>43,02</text:p>
          </table:table-cell>
          <table:table-cell table:style-name="ce47" table:formula="of:=[.K78]/[.K53]*100000" office:value-type="float" office:value="73.2365016499268" calcext:value-type="float">
            <text:p>73,24</text:p>
          </table:table-cell>
          <table:table-cell table:style-name="ce47" table:formula="of:=[.L78]/[.L53]*100000" office:value-type="float" office:value="112.020483745599" calcext:value-type="float">
            <text:p>112,02</text:p>
          </table:table-cell>
          <table:table-cell table:style-name="ce47" table:formula="of:=[.M78]/[.M53]*100000" office:value-type="float" office:value="172.905215885808" calcext:value-type="float">
            <text:p>172,91</text:p>
          </table:table-cell>
          <table:table-cell table:style-name="ce47" table:formula="of:=[.N78]/[.N53]*100000" office:value-type="float" office:value="246.653141208779" calcext:value-type="float">
            <text:p>246,65</text:p>
          </table:table-cell>
          <table:table-cell table:style-name="ce47" table:formula="of:=[.O78]/[.O53]*100000" office:value-type="float" office:value="447.893631894108" calcext:value-type="float">
            <text:p>447,89</text:p>
          </table:table-cell>
          <table:table-cell table:style-name="ce47" table:formula="of:=[.P78]/[.P53]*100000" office:value-type="float" office:value="1210.08870152901" calcext:value-type="float">
            <text:p>1.210,09</text:p>
          </table:table-cell>
          <table:table-cell table:style-name="ce52" table:formula="of:=[.Q78]/[.Q53]*100000" office:value-type="float" office:value="93.7177210600763" calcext:value-type="float">
            <text:p>93,72</text:p>
          </table:table-cell>
          <table:table-cell table:number-columns-repeated="13"/>
        </table:table-row>
        <table:table-row table:style-name="ro2">
          <table:table-cell table:style-name="ce42" office:value-type="float" office:value="2022" calcext:value-type="float">
            <text:p>2022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79]/[.C54]*100000" office:value-type="float" office:value="2.24004011394912" calcext:value-type="float">
            <text:p>2,24</text:p>
          </table:table-cell>
          <table:table-cell table:style-name="ce47" table:formula="of:=[.D79]/[.D54]*100000" office:value-type="float" office:value="2.32589118635252" calcext:value-type="float">
            <text:p>2,33</text:p>
          </table:table-cell>
          <table:table-cell table:style-name="ce47" table:formula="of:=[.E79]/[.E54]*100000" office:value-type="float" office:value="3.06107529452946" calcext:value-type="float">
            <text:p>3,06</text:p>
          </table:table-cell>
          <table:table-cell table:style-name="ce47" table:formula="of:=[.F79]/[.F54]*100000" office:value-type="float" office:value="6.2978028540293" calcext:value-type="float">
            <text:p>6,30</text:p>
          </table:table-cell>
          <table:table-cell table:style-name="ce47" table:formula="of:=[.G79]/[.G54]*100000" office:value-type="float" office:value="8.76800046139167" calcext:value-type="float">
            <text:p>8,77</text:p>
          </table:table-cell>
          <table:table-cell table:style-name="ce47" table:formula="of:=[.H79]/[.H54]*100000" office:value-type="float" office:value="14.4313671315129" calcext:value-type="float">
            <text:p>14,43</text:p>
          </table:table-cell>
          <table:table-cell table:style-name="ce47" table:formula="of:=[.I79]/[.I54]*100000" office:value-type="float" office:value="23.2927536082885" calcext:value-type="float">
            <text:p>23,29</text:p>
          </table:table-cell>
          <table:table-cell table:style-name="ce47" table:formula="of:=[.J79]/[.J54]*100000" office:value-type="float" office:value="40.792796982297" calcext:value-type="float">
            <text:p>40,79</text:p>
          </table:table-cell>
          <table:table-cell table:style-name="ce47" table:formula="of:=[.K79]/[.K54]*100000" office:value-type="float" office:value="69.7525743888433" calcext:value-type="float">
            <text:p>69,75</text:p>
          </table:table-cell>
          <table:table-cell table:style-name="ce47" table:formula="of:=[.L79]/[.L54]*100000" office:value-type="float" office:value="113.306749491237" calcext:value-type="float">
            <text:p>113,31</text:p>
          </table:table-cell>
          <table:table-cell table:style-name="ce47" table:formula="of:=[.M79]/[.M54]*100000" office:value-type="float" office:value="169.242890265047" calcext:value-type="float">
            <text:p>169,24</text:p>
          </table:table-cell>
          <table:table-cell table:style-name="ce47" table:formula="of:=[.N79]/[.N54]*100000" office:value-type="float" office:value="264.070294777458" calcext:value-type="float">
            <text:p>264,07</text:p>
          </table:table-cell>
          <table:table-cell table:style-name="ce47" table:formula="of:=[.O79]/[.O54]*100000" office:value-type="float" office:value="445.612729694215" calcext:value-type="float">
            <text:p>445,61</text:p>
          </table:table-cell>
          <table:table-cell table:style-name="ce47" table:formula="of:=[.P79]/[.P54]*100000" office:value-type="float" office:value="1219.83176940738" calcext:value-type="float">
            <text:p>1.219,83</text:p>
          </table:table-cell>
          <table:table-cell table:style-name="ce52" table:formula="of:=[.Q79]/[.Q54]*100000" office:value-type="float" office:value="95.2820042172529" calcext:value-type="float">
            <text:p>95,28</text:p>
          </table:table-cell>
          <table:table-cell table:number-columns-repeated="13"/>
        </table:table-row>
        <table:table-row table:style-name="ro2">
          <table:table-cell table:style-name="ce95" office:value-type="string" calcext:value-type="string" table:number-columns-spanned="2" table:number-rows-spanned="1">
            <text:p>ø 2000-2021</text:p>
          </table:table-cell>
          <table:covered-table-cell table:style-name="ce95"/>
          <table:table-cell table:style-name="ce48" table:formula="of:=AVERAGE([.C3:.C24])" office:value-type="float" office:value="2.64451487565313" calcext:value-type="float">
            <text:p>2,64</text:p>
          </table:table-cell>
          <table:table-cell table:style-name="ce48" table:formula="of:=AVERAGE([.D3:.D24])" office:value-type="float" office:value="3.07648434002444" calcext:value-type="float">
            <text:p>3,08</text:p>
          </table:table-cell>
          <table:table-cell table:style-name="ce48" table:formula="of:=AVERAGE([.E3:.E24])" office:value-type="float" office:value="4.33518986207991" calcext:value-type="float">
            <text:p>4,34</text:p>
          </table:table-cell>
          <table:table-cell table:style-name="ce48" table:formula="of:=AVERAGE([.F3:.F24])" office:value-type="float" office:value="6.49895811782062" calcext:value-type="float">
            <text:p>6,50</text:p>
          </table:table-cell>
          <table:table-cell table:style-name="ce48" table:formula="of:=AVERAGE([.G3:.G24])" office:value-type="float" office:value="10.9077135361087" calcext:value-type="float">
            <text:p>10,91</text:p>
          </table:table-cell>
          <table:table-cell table:style-name="ce48" table:formula="of:=AVERAGE([.H3:.H24])" office:value-type="float" office:value="18.450660092836" calcext:value-type="float">
            <text:p>18,45</text:p>
          </table:table-cell>
          <table:table-cell table:style-name="ce48" table:formula="of:=AVERAGE([.I3:.I24])" office:value-type="float" office:value="30.5294678101362" calcext:value-type="float">
            <text:p>30,53</text:p>
          </table:table-cell>
          <table:table-cell table:style-name="ce48" table:formula="of:=AVERAGE([.J3:.J24])" office:value-type="float" office:value="47.8912508349923" calcext:value-type="float">
            <text:p>47,89</text:p>
          </table:table-cell>
          <table:table-cell table:style-name="ce48" table:formula="of:=AVERAGE([.K3:.K24])" office:value-type="float" office:value="72.6387614567983" calcext:value-type="float">
            <text:p>72,64</text:p>
          </table:table-cell>
          <table:table-cell table:style-name="ce48" table:formula="of:=AVERAGE([.L3:.L24])" office:value-type="float" office:value="111.430076810828" calcext:value-type="float">
            <text:p>111,43</text:p>
          </table:table-cell>
          <table:table-cell table:style-name="ce48" table:formula="of:=AVERAGE([.M3:.M24])" office:value-type="float" office:value="172.981769743679" calcext:value-type="float">
            <text:p>172,98</text:p>
          </table:table-cell>
          <table:table-cell table:style-name="ce48" table:formula="of:=AVERAGE([.N3:.N24])" office:value-type="float" office:value="281.681839108421" calcext:value-type="float">
            <text:p>281,68</text:p>
          </table:table-cell>
          <table:table-cell table:style-name="ce48" table:formula="of:=AVERAGE([.O3:.O24])" office:value-type="float" office:value="509.152636910439" calcext:value-type="float">
            <text:p>509,15</text:p>
          </table:table-cell>
          <table:table-cell table:style-name="ce48" table:formula="of:=AVERAGE([.P3:.P24])" office:value-type="float" office:value="1181.34151118021" calcext:value-type="float">
            <text:p>1.181,34</text:p>
          </table:table-cell>
          <table:table-cell table:style-name="ce48" table:formula="of:=AVERAGE([.Q3:.Q24])" office:value-type="float" office:value="81.29893322607" calcext:value-type="float">
            <text:p>81,30</text:p>
          </table:table-cell>
          <table:table-cell table:number-columns-repeated="13"/>
        </table:table-row>
        <table:table-row table:style-name="ro2">
          <table:table-cell table:style-name="ce95" office:value-type="string" calcext:value-type="string" table:number-columns-spanned="2" table:number-rows-spanned="1">
            <text:p>StdAbw</text:p>
          </table:table-cell>
          <table:covered-table-cell table:style-name="ce95"/>
          <table:table-cell table:style-name="ce48" table:formula="of:=STDEV([.C3:.C24])" office:value-type="float" office:value="0.227975603894448" calcext:value-type="float">
            <text:p>0,23</text:p>
          </table:table-cell>
          <table:table-cell table:style-name="ce48" table:formula="of:=STDEV([.D3:.D24])" office:value-type="float" office:value="0.682025639420504" calcext:value-type="float">
            <text:p>0,68</text:p>
          </table:table-cell>
          <table:table-cell table:style-name="ce48" table:formula="of:=STDEV([.E3:.E24])" office:value-type="float" office:value="0.503172239882578" calcext:value-type="float">
            <text:p>0,50</text:p>
          </table:table-cell>
          <table:table-cell table:style-name="ce48" table:formula="of:=STDEV([.F3:.F24])" office:value-type="float" office:value="0.940990939696131" calcext:value-type="float">
            <text:p>0,94</text:p>
          </table:table-cell>
          <table:table-cell table:style-name="ce48" table:formula="of:=STDEV([.G3:.G24])" office:value-type="float" office:value="2.21329943594768" calcext:value-type="float">
            <text:p>2,21</text:p>
          </table:table-cell>
          <table:table-cell table:style-name="ce48" table:formula="of:=STDEV([.H3:.H24])" office:value-type="float" office:value="3.47778032807334" calcext:value-type="float">
            <text:p>3,48</text:p>
          </table:table-cell>
          <table:table-cell table:style-name="ce48" table:formula="of:=STDEV([.I3:.I24])" office:value-type="float" office:value="4.09331967703673" calcext:value-type="float">
            <text:p>4,09</text:p>
          </table:table-cell>
          <table:table-cell table:style-name="ce48" table:formula="of:=STDEV([.J3:.J24])" office:value-type="float" office:value="3.52229335460115" calcext:value-type="float">
            <text:p>3,52</text:p>
          </table:table-cell>
          <table:table-cell table:style-name="ce48" table:formula="of:=STDEV([.K3:.K24])" office:value-type="float" office:value="4.23518561238797" calcext:value-type="float">
            <text:p>4,24</text:p>
          </table:table-cell>
          <table:table-cell table:style-name="ce48" table:formula="of:=STDEV([.L3:.L24])" office:value-type="float" office:value="11.0348948342722" calcext:value-type="float">
            <text:p>11,03</text:p>
          </table:table-cell>
          <table:table-cell table:style-name="ce48" table:formula="of:=STDEV([.M3:.M24])" office:value-type="float" office:value="21.8472969903066" calcext:value-type="float">
            <text:p>21,85</text:p>
          </table:table-cell>
          <table:table-cell table:style-name="ce48" table:formula="of:=STDEV([.N3:.N24])" office:value-type="float" office:value="33.4787959808348" calcext:value-type="float">
            <text:p>33,48</text:p>
          </table:table-cell>
          <table:table-cell table:style-name="ce48" table:formula="of:=STDEV([.O3:.O24])" office:value-type="float" office:value="54.0154723470715" calcext:value-type="float">
            <text:p>54,02</text:p>
          </table:table-cell>
          <table:table-cell table:style-name="ce48" table:formula="of:=STDEV([.P3:.P24])" office:value-type="float" office:value="50.8777111152838" calcext:value-type="float">
            <text:p>50,88</text:p>
          </table:table-cell>
          <table:table-cell table:style-name="ce48" table:formula="of:=STDEV([.Q3:.Q24])" office:value-type="float" office:value="4.55626077762302" calcext:value-type="float">
            <text:p>4,56</text:p>
          </table:table-cell>
          <table:table-cell table:number-columns-repeated="13"/>
        </table:table-row>
        <table:table-row table:style-name="ro2">
          <table:table-cell table:style-name="ce95" office:value-type="string" calcext:value-type="string" table:number-columns-spanned="2" table:number-rows-spanned="1">
            <text:p>Differenz 2022 – ø </text:p>
          </table:table-cell>
          <table:covered-table-cell table:style-name="ce95"/>
          <table:table-cell table:style-name="ce48" table:formula="of:=[.C25]-[.C26]" office:value-type="float" office:value="-0.404474761704011" calcext:value-type="float">
            <text:p>-0,40</text:p>
          </table:table-cell>
          <table:table-cell table:style-name="ce48" table:formula="of:=[.D25]-[.D26]" office:value-type="float" office:value="-0.750593153671924" calcext:value-type="float">
            <text:p>-0,75</text:p>
          </table:table-cell>
          <table:table-cell table:style-name="ce48" table:formula="of:=[.E25]-[.E26]" office:value-type="float" office:value="-1.27411456755045" calcext:value-type="float">
            <text:p>-1,27</text:p>
          </table:table-cell>
          <table:table-cell table:style-name="ce48" table:formula="of:=[.F25]-[.F26]" office:value-type="float" office:value="-0.201155263791315" calcext:value-type="float">
            <text:p>-0,20</text:p>
          </table:table-cell>
          <table:table-cell table:style-name="ce48" table:formula="of:=[.G25]-[.G26]" office:value-type="float" office:value="-2.13971307471698" calcext:value-type="float">
            <text:p>-2,14</text:p>
          </table:table-cell>
          <table:table-cell table:style-name="ce48" table:formula="of:=[.H25]-[.H26]" office:value-type="float" office:value="-4.01929296132303" calcext:value-type="float">
            <text:p>-4,02</text:p>
          </table:table-cell>
          <table:table-cell table:style-name="ce48" table:formula="of:=[.I25]-[.I26]" office:value-type="float" office:value="-7.23671420184773" calcext:value-type="float">
            <text:p>-7,24</text:p>
          </table:table-cell>
          <table:table-cell table:style-name="ce48" table:formula="of:=[.J25]-[.J26]" office:value-type="float" office:value="-7.09845385269531" calcext:value-type="float">
            <text:p>-7,10</text:p>
          </table:table-cell>
          <table:table-cell table:style-name="ce48" table:formula="of:=[.K25]-[.K26]" office:value-type="float" office:value="-2.88618706795496" calcext:value-type="float">
            <text:p>-2,89</text:p>
          </table:table-cell>
          <table:table-cell table:style-name="ce48" table:formula="of:=[.L25]-[.L26]" office:value-type="float" office:value="1.87667268040913" calcext:value-type="float">
            <text:p>1,88</text:p>
          </table:table-cell>
          <table:table-cell table:style-name="ce48" table:formula="of:=[.M25]-[.M26]" office:value-type="float" office:value="-3.73887947863167" calcext:value-type="float">
            <text:p>-3,74</text:p>
          </table:table-cell>
          <table:table-cell table:style-name="ce48" table:formula="of:=[.N25]-[.N26]" office:value-type="float" office:value="-17.6115443309635" calcext:value-type="float">
            <text:p>-17,61</text:p>
          </table:table-cell>
          <table:table-cell table:style-name="ce48" table:formula="of:=[.O25]-[.O26]" office:value-type="float" office:value="-63.5399072162236" calcext:value-type="float">
            <text:p>-63,54</text:p>
          </table:table-cell>
          <table:table-cell table:style-name="ce48" table:formula="of:=[.P25]-[.P26]" office:value-type="float" office:value="38.4902582271789" calcext:value-type="float">
            <text:p>38,49</text:p>
          </table:table-cell>
          <table:table-cell table:style-name="ce48" table:formula="of:=[.Q25]-[.Q26]" office:value-type="float" office:value="13.9830709911829" calcext:value-type="float">
            <text:p>13,98</text:p>
          </table:table-cell>
          <table:table-cell table:number-columns-repeated="13"/>
        </table:table-row>
        <table:table-row table:style-name="ro2">
          <table:table-cell table:style-name="ce95" office:value-type="string" calcext:value-type="string" table:number-columns-spanned="2" table:number-rows-spanned="1">
            <text:p>Z-Index</text:p>
          </table:table-cell>
          <table:covered-table-cell table:style-name="ce95"/>
          <table:table-cell table:style-name="ce111" table:formula="of:=[.C28]/[.C27]" office:value-type="float" office:value="-1.77420195316724" calcext:value-type="float">
            <text:p>-1,77</text:p>
          </table:table-cell>
          <table:table-cell table:style-name="ce111" table:formula="of:=[.D28]/[.D27]" office:value-type="float" office:value="-1.10053509763897" calcext:value-type="float">
            <text:p>-1,10</text:p>
          </table:table-cell>
          <table:table-cell table:style-name="ce111" table:formula="of:=[.E28]/[.E27]" office:value-type="float" office:value="-2.53216387264882" calcext:value-type="float">
            <text:p>-2,53</text:p>
          </table:table-cell>
          <table:table-cell table:style-name="ce111" table:formula="of:=[.F28]/[.F27]" office:value-type="float" office:value="-0.21376960744837" calcext:value-type="float">
            <text:p>-0,21</text:p>
          </table:table-cell>
          <table:table-cell table:style-name="ce111" table:formula="of:=[.G28]/[.G27]" office:value-type="float" office:value="-0.966752640860277" calcext:value-type="float">
            <text:p>-0,97</text:p>
          </table:table-cell>
          <table:table-cell table:style-name="ce111" table:formula="of:=[.H28]/[.H27]" office:value-type="float" office:value="-1.15570639378183" calcext:value-type="float">
            <text:p>-1,16</text:p>
          </table:table-cell>
          <table:table-cell table:style-name="ce111" table:formula="of:=[.I28]/[.I27]" office:value-type="float" office:value="-1.76793282050392" calcext:value-type="float">
            <text:p>-1,77</text:p>
          </table:table-cell>
          <table:table-cell table:style-name="ce111" table:formula="of:=[.J28]/[.J27]" office:value-type="float" office:value="-2.01529320191989" calcext:value-type="float">
            <text:p>-2,02</text:p>
          </table:table-cell>
          <table:table-cell table:style-name="ce111" table:formula="of:=[.K28]/[.K27]" office:value-type="float" office:value="-0.681478294484386" calcext:value-type="float">
            <text:p>-0,68</text:p>
          </table:table-cell>
          <table:table-cell table:style-name="ce111" table:formula="of:=[.L28]/[.L27]" office:value-type="float" office:value="0.170067110615368" calcext:value-type="float">
            <text:p>0,17</text:p>
          </table:table-cell>
          <table:table-cell table:style-name="ce111" table:formula="of:=[.M28]/[.M27]" office:value-type="float" office:value="-0.17113693654142" calcext:value-type="float">
            <text:p>-0,17</text:p>
          </table:table-cell>
          <table:table-cell table:style-name="ce111" table:formula="of:=[.N28]/[.N27]" office:value-type="float" office:value="-0.526050708067439" calcext:value-type="float">
            <text:p>-0,53</text:p>
          </table:table-cell>
          <table:table-cell table:style-name="ce111" table:formula="of:=[.O28]/[.O27]" office:value-type="float" office:value="-1.1763279011605" calcext:value-type="float">
            <text:p>-1,18</text:p>
          </table:table-cell>
          <table:table-cell table:style-name="ce111" table:formula="of:=[.P28]/[.P27]" office:value-type="float" office:value="0.756524957263974" calcext:value-type="float">
            <text:p>0,76</text:p>
          </table:table-cell>
          <table:table-cell table:style-name="ce112" table:formula="of:=[.Q28]/[.Q27]" office:value-type="float" office:value="3.06897951492534" calcext:value-type="float">
            <text:p>3,07</text:p>
          </table:table-cell>
          <table:table-cell table:number-columns-repeated="13"/>
        </table:table-row>
        <table:table-row table:style-name="ro8">
          <table:table-cell table:style-name="ce117" office:value-type="string" calcext:value-type="string" table:number-columns-spanned="17" table:number-rows-spanned="1">
            <text:p>Einwohner</text:p>
          </table:table-cell>
          <table:covered-table-cell table:style-name="ce45"/>
          <table:covered-table-cell table:style-name="ce46"/>
          <table:covered-table-cell table:number-columns-repeated="14" table:style-name="ce51"/>
          <table:table-cell table:number-columns-repeated="13"/>
        </table:table-row>
        <table:table-row table:style-name="ro2">
          <table:table-cell table:style-name="ce13" office:value-type="string" calcext:value-type="string">
            <text:p>Jahr</text:p>
          </table:table-cell>
          <table:table-cell table:style-name="ce13" office:value-type="string" calcext:value-type="string">
            <text:p>Monat</text:p>
          </table:table-cell>
          <table:table-cell table:style-name="ce13" office:value-type="string" calcext:value-type="string">
            <text:p>A00A14</text:p>
          </table:table-cell>
          <table:table-cell table:style-name="ce13" office:value-type="string" calcext:value-type="string">
            <text:p>A15A29</text:p>
          </table:table-cell>
          <table:table-cell table:style-name="ce13" office:value-type="string" calcext:value-type="string">
            <text:p>A30A34</text:p>
          </table:table-cell>
          <table:table-cell table:style-name="ce13" office:value-type="string" calcext:value-type="string">
            <text:p>A35A39</text:p>
          </table:table-cell>
          <table:table-cell table:style-name="ce13" office:value-type="string" calcext:value-type="string">
            <text:p>A40A44</text:p>
          </table:table-cell>
          <table:table-cell table:style-name="ce13" office:value-type="string" calcext:value-type="string">
            <text:p>A45A49</text:p>
          </table:table-cell>
          <table:table-cell table:style-name="ce13" office:value-type="string" calcext:value-type="string">
            <text:p>A50A54</text:p>
          </table:table-cell>
          <table:table-cell table:style-name="ce13" office:value-type="string" calcext:value-type="string">
            <text:p>A55A59</text:p>
          </table:table-cell>
          <table:table-cell table:style-name="ce13" office:value-type="string" calcext:value-type="string">
            <text:p>A60A64</text:p>
          </table:table-cell>
          <table:table-cell table:style-name="ce13" office:value-type="string" calcext:value-type="string">
            <text:p>A65A69</text:p>
          </table:table-cell>
          <table:table-cell table:style-name="ce13" office:value-type="string" calcext:value-type="string">
            <text:p>A70A74</text:p>
          </table:table-cell>
          <table:table-cell table:style-name="ce13" office:value-type="string" calcext:value-type="string">
            <text:p>A75A79</text:p>
          </table:table-cell>
          <table:table-cell table:style-name="ce13" office:value-type="string" calcext:value-type="string">
            <text:p>A80A84</text:p>
          </table:table-cell>
          <table:table-cell table:style-name="ce13" office:value-type="string" calcext:value-type="string">
            <text:p>A85+</text:p>
          </table:table-cell>
          <table:table-cell table:style-name="ce13" office:value-type="string" calcext:value-type="string">
            <text:p>Alle</text:p>
          </table:table-cell>
          <table:table-cell table:number-columns-repeated="13"/>
        </table:table-row>
        <table:table-row table:style-name="ro2">
          <table:table-cell table:style-name="ce42" office:value-type="float" office:value="2000" calcext:value-type="float">
            <text:p>2000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2897014" calcext:value-type="float">
            <text:p>12897014</text:p>
          </table:table-cell>
          <table:table-cell office:value-type="float" office:value="14379053" calcext:value-type="float">
            <text:p>14379053</text:p>
          </table:table-cell>
          <table:table-cell office:value-type="float" office:value="6947660" calcext:value-type="float">
            <text:p>6947660</text:p>
          </table:table-cell>
          <table:table-cell office:value-type="float" office:value="7143979" calcext:value-type="float">
            <text:p>7143979</text:p>
          </table:table-cell>
          <table:table-cell office:value-type="float" office:value="6213687" calcext:value-type="float">
            <text:p>6213687</text:p>
          </table:table-cell>
          <table:table-cell office:value-type="float" office:value="5660794" calcext:value-type="float">
            <text:p>5660794</text:p>
          </table:table-cell>
          <table:table-cell office:value-type="float" office:value="4615244" calcext:value-type="float">
            <text:p>4615244</text:p>
          </table:table-cell>
          <table:table-cell office:value-type="float" office:value="5424896" calcext:value-type="float">
            <text:p>5424896</text:p>
          </table:table-cell>
          <table:table-cell office:value-type="float" office:value="5529896" calcext:value-type="float">
            <text:p>5529896</text:p>
          </table:table-cell>
          <table:table-cell office:value-type="float" office:value="4012918" calcext:value-type="float">
            <text:p>4012918</text:p>
          </table:table-cell>
          <table:table-cell office:value-type="float" office:value="3553034" calcext:value-type="float">
            <text:p>3553034</text:p>
          </table:table-cell>
          <table:table-cell office:value-type="float" office:value="2850463" calcext:value-type="float">
            <text:p>2850463</text:p>
          </table:table-cell>
          <table:table-cell office:value-type="float" office:value="1299703" calcext:value-type="float">
            <text:p>1299703</text:p>
          </table:table-cell>
          <table:table-cell office:value-type="float" office:value="1635134" calcext:value-type="float">
            <text:p>1635134</text:p>
          </table:table-cell>
          <table:table-cell table:style-name="ce50" table:formula="of:=SUM([.C32:.P32])" office:value-type="float" office:value="82163475" calcext:value-type="float">
            <text:p>82.163.475</text:p>
          </table:table-cell>
          <table:table-cell table:number-columns-repeated="13"/>
        </table:table-row>
        <table:table-row table:style-name="ro2">
          <table:table-cell table:style-name="ce42" office:value-type="float" office:value="2001" calcext:value-type="float">
            <text:p>2001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2777242" calcext:value-type="float">
            <text:p>12777242</text:p>
          </table:table-cell>
          <table:table-cell office:value-type="float" office:value="14189948" calcext:value-type="float">
            <text:p>14189948</text:p>
          </table:table-cell>
          <table:table-cell office:value-type="float" office:value="6699839" calcext:value-type="float">
            <text:p>6699839</text:p>
          </table:table-cell>
          <table:table-cell office:value-type="float" office:value="7222828" calcext:value-type="float">
            <text:p>7222828</text:p>
          </table:table-cell>
          <table:table-cell office:value-type="float" office:value="6399197" calcext:value-type="float">
            <text:p>6399197</text:p>
          </table:table-cell>
          <table:table-cell office:value-type="float" office:value="5704307" calcext:value-type="float">
            <text:p>5704307</text:p>
          </table:table-cell>
          <table:table-cell office:value-type="float" office:value="4978148" calcext:value-type="float">
            <text:p>4978148</text:p>
          </table:table-cell>
          <table:table-cell office:value-type="float" office:value="4875852" calcext:value-type="float">
            <text:p>4875852</text:p>
          </table:table-cell>
          <table:table-cell office:value-type="float" office:value="5718165" calcext:value-type="float">
            <text:p>5718165</text:p>
          </table:table-cell>
          <table:table-cell office:value-type="float" office:value="4156942" calcext:value-type="float">
            <text:p>4156942</text:p>
          </table:table-cell>
          <table:table-cell office:value-type="float" office:value="3603180" calcext:value-type="float">
            <text:p>3603180</text:p>
          </table:table-cell>
          <table:table-cell office:value-type="float" office:value="2847234" calcext:value-type="float">
            <text:p>2847234</text:p>
          </table:table-cell>
          <table:table-cell office:value-type="float" office:value="1473962" calcext:value-type="float">
            <text:p>1473962</text:p>
          </table:table-cell>
          <table:table-cell office:value-type="float" office:value="1612696" calcext:value-type="float">
            <text:p>1612696</text:p>
          </table:table-cell>
          <table:table-cell table:style-name="ce50" table:formula="of:=SUM([.C33:.P33])" office:value-type="float" office:value="82259540" calcext:value-type="float">
            <text:p>82.259.540</text:p>
          </table:table-cell>
          <table:table-cell table:number-columns-repeated="13"/>
        </table:table-row>
        <table:table-row table:style-name="ro2">
          <table:table-cell table:style-name="ce42" office:value-type="float" office:value="2002" calcext:value-type="float">
            <text:p>2002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2618844" calcext:value-type="float">
            <text:p>12618844</text:p>
          </table:table-cell>
          <table:table-cell office:value-type="float" office:value="14142391" calcext:value-type="float">
            <text:p>14142391</text:p>
          </table:table-cell>
          <table:table-cell office:value-type="float" office:value="6423138" calcext:value-type="float">
            <text:p>6423138</text:p>
          </table:table-cell>
          <table:table-cell office:value-type="float" office:value="7261061" calcext:value-type="float">
            <text:p>7261061</text:p>
          </table:table-cell>
          <table:table-cell office:value-type="float" office:value="6593067" calcext:value-type="float">
            <text:p>6593067</text:p>
          </table:table-cell>
          <table:table-cell office:value-type="float" office:value="5793192" calcext:value-type="float">
            <text:p>5793192</text:p>
          </table:table-cell>
          <table:table-cell office:value-type="float" office:value="5241130" calcext:value-type="float">
            <text:p>5241130</text:p>
          </table:table-cell>
          <table:table-cell office:value-type="float" office:value="4496158" calcext:value-type="float">
            <text:p>4496158</text:p>
          </table:table-cell>
          <table:table-cell office:value-type="float" office:value="5805606" calcext:value-type="float">
            <text:p>5805606</text:p>
          </table:table-cell>
          <table:table-cell office:value-type="float" office:value="4378060" calcext:value-type="float">
            <text:p>4378060</text:p>
          </table:table-cell>
          <table:table-cell office:value-type="float" office:value="3604682" calcext:value-type="float">
            <text:p>3604682</text:p>
          </table:table-cell>
          <table:table-cell office:value-type="float" office:value="2838177" calcext:value-type="float">
            <text:p>2838177</text:p>
          </table:table-cell>
          <table:table-cell office:value-type="float" office:value="1704711" calcext:value-type="float">
            <text:p>1704711</text:p>
          </table:table-cell>
          <table:table-cell office:value-type="float" office:value="1540092" calcext:value-type="float">
            <text:p>1540092</text:p>
          </table:table-cell>
          <table:table-cell table:style-name="ce50" table:formula="of:=SUM([.C34:.P34])" office:value-type="float" office:value="82440309" calcext:value-type="float">
            <text:p>82.440.309</text:p>
          </table:table-cell>
          <table:table-cell table:number-columns-repeated="13"/>
        </table:table-row>
        <table:table-row table:style-name="ro2">
          <table:table-cell table:style-name="ce42" office:value-type="float" office:value="2003" calcext:value-type="float">
            <text:p>2003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2415580" calcext:value-type="float">
            <text:p>12415580</text:p>
          </table:table-cell>
          <table:table-cell office:value-type="float" office:value="14193864" calcext:value-type="float">
            <text:p>14193864</text:p>
          </table:table-cell>
          <table:table-cell office:value-type="float" office:value="6071967" calcext:value-type="float">
            <text:p>6071967</text:p>
          </table:table-cell>
          <table:table-cell office:value-type="float" office:value="7235376" calcext:value-type="float">
            <text:p>7235376</text:p>
          </table:table-cell>
          <table:table-cell office:value-type="float" office:value="6777003" calcext:value-type="float">
            <text:p>6777003</text:p>
          </table:table-cell>
          <table:table-cell office:value-type="float" office:value="5889832" calcext:value-type="float">
            <text:p>5889832</text:p>
          </table:table-cell>
          <table:table-cell office:value-type="float" office:value="5411345" calcext:value-type="float">
            <text:p>5411345</text:p>
          </table:table-cell>
          <table:table-cell office:value-type="float" office:value="4439326" calcext:value-type="float">
            <text:p>4439326</text:p>
          </table:table-cell>
          <table:table-cell office:value-type="float" office:value="5663568" calcext:value-type="float">
            <text:p>5663568</text:p>
          </table:table-cell>
          <table:table-cell office:value-type="float" office:value="4637124" calcext:value-type="float">
            <text:p>4637124</text:p>
          </table:table-cell>
          <table:table-cell office:value-type="float" office:value="3580311" calcext:value-type="float">
            <text:p>3580311</text:p>
          </table:table-cell>
          <table:table-cell office:value-type="float" office:value="2857377" calcext:value-type="float">
            <text:p>2857377</text:p>
          </table:table-cell>
          <table:table-cell office:value-type="float" office:value="1912327" calcext:value-type="float">
            <text:p>1912327</text:p>
          </table:table-cell>
          <table:table-cell office:value-type="float" office:value="1451680" calcext:value-type="float">
            <text:p>1451680</text:p>
          </table:table-cell>
          <table:table-cell table:style-name="ce50" table:formula="of:=SUM([.C35:.P35])" office:value-type="float" office:value="82536680" calcext:value-type="float">
            <text:p>82.536.680</text:p>
          </table:table-cell>
          <table:table-cell table:number-columns-repeated="13"/>
        </table:table-row>
        <table:table-row table:style-name="ro2">
          <table:table-cell table:style-name="ce42" office:value-type="float" office:value="2004" calcext:value-type="float">
            <text:p>2004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2162110" calcext:value-type="float">
            <text:p>12162110</text:p>
          </table:table-cell>
          <table:table-cell office:value-type="float" office:value="14325613" calcext:value-type="float">
            <text:p>14325613</text:p>
          </table:table-cell>
          <table:table-cell office:value-type="float" office:value="5656800" calcext:value-type="float">
            <text:p>5656800</text:p>
          </table:table-cell>
          <table:table-cell office:value-type="float" office:value="7123432" calcext:value-type="float">
            <text:p>7123432</text:p>
          </table:table-cell>
          <table:table-cell office:value-type="float" office:value="6976916" calcext:value-type="float">
            <text:p>6976916</text:p>
          </table:table-cell>
          <table:table-cell office:value-type="float" office:value="6012569" calcext:value-type="float">
            <text:p>6012569</text:p>
          </table:table-cell>
          <table:table-cell office:value-type="float" office:value="5520647" calcext:value-type="float">
            <text:p>5520647</text:p>
          </table:table-cell>
          <table:table-cell office:value-type="float" office:value="4417135" calcext:value-type="float">
            <text:p>4417135</text:p>
          </table:table-cell>
          <table:table-cell office:value-type="float" office:value="5476454" calcext:value-type="float">
            <text:p>5476454</text:p>
          </table:table-cell>
          <table:table-cell office:value-type="float" office:value="4962354" calcext:value-type="float">
            <text:p>4962354</text:p>
          </table:table-cell>
          <table:table-cell office:value-type="float" office:value="3511483" calcext:value-type="float">
            <text:p>3511483</text:p>
          </table:table-cell>
          <table:table-cell office:value-type="float" office:value="2937795" calcext:value-type="float">
            <text:p>2937795</text:p>
          </table:table-cell>
          <table:table-cell office:value-type="float" office:value="2073472" calcext:value-type="float">
            <text:p>2073472</text:p>
          </table:table-cell>
          <table:table-cell office:value-type="float" office:value="1374891" calcext:value-type="float">
            <text:p>1374891</text:p>
          </table:table-cell>
          <table:table-cell table:style-name="ce50" table:formula="of:=SUM([.C36:.P36])" office:value-type="float" office:value="82531671" calcext:value-type="float">
            <text:p>82.531.671</text:p>
          </table:table-cell>
          <table:table-cell table:number-columns-repeated="13"/>
        </table:table-row>
        <table:table-row table:style-name="ro2">
          <table:table-cell table:style-name="ce42" office:value-type="float" office:value="2005" calcext:value-type="float">
            <text:p>2005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1924658" calcext:value-type="float">
            <text:p>11924658</text:p>
          </table:table-cell>
          <table:table-cell office:value-type="float" office:value="14423328" calcext:value-type="float">
            <text:p>14423328</text:p>
          </table:table-cell>
          <table:table-cell office:value-type="float" office:value="5288825" calcext:value-type="float">
            <text:p>5288825</text:p>
          </table:table-cell>
          <table:table-cell office:value-type="float" office:value="6937651" calcext:value-type="float">
            <text:p>6937651</text:p>
          </table:table-cell>
          <table:table-cell office:value-type="float" office:value="7116997" calcext:value-type="float">
            <text:p>7116997</text:p>
          </table:table-cell>
          <table:table-cell office:value-type="float" office:value="6167489" calcext:value-type="float">
            <text:p>6167489</text:p>
          </table:table-cell>
          <table:table-cell office:value-type="float" office:value="5578244" calcext:value-type="float">
            <text:p>5578244</text:p>
          </table:table-cell>
          <table:table-cell office:value-type="float" office:value="4498430" calcext:value-type="float">
            <text:p>4498430</text:p>
          </table:table-cell>
          <table:table-cell office:value-type="float" office:value="5197776" calcext:value-type="float">
            <text:p>5197776</text:p>
          </table:table-cell>
          <table:table-cell office:value-type="float" office:value="5191424" calcext:value-type="float">
            <text:p>5191424</text:p>
          </table:table-cell>
          <table:table-cell office:value-type="float" office:value="3611866" calcext:value-type="float">
            <text:p>3611866</text:p>
          </table:table-cell>
          <table:table-cell office:value-type="float" office:value="3007179" calcext:value-type="float">
            <text:p>3007179</text:p>
          </table:table-cell>
          <table:table-cell office:value-type="float" office:value="2145666" calcext:value-type="float">
            <text:p>2145666</text:p>
          </table:table-cell>
          <table:table-cell office:value-type="float" office:value="1411316" calcext:value-type="float">
            <text:p>1411316</text:p>
          </table:table-cell>
          <table:table-cell table:style-name="ce50" table:formula="of:=SUM([.C37:.P37])" office:value-type="float" office:value="82500849" calcext:value-type="float">
            <text:p>82.500.849</text:p>
          </table:table-cell>
          <table:table-cell table:number-columns-repeated="13"/>
        </table:table-row>
        <table:table-row table:style-name="ro2">
          <table:table-cell table:style-name="ce42" office:value-type="float" office:value="2006" calcext:value-type="float">
            <text:p>2006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1649872" calcext:value-type="float">
            <text:p>11649872</text:p>
          </table:table-cell>
          <table:table-cell office:value-type="float" office:value="14541674" calcext:value-type="float">
            <text:p>14541674</text:p>
          </table:table-cell>
          <table:table-cell office:value-type="float" office:value="5003176" calcext:value-type="float">
            <text:p>5003176</text:p>
          </table:table-cell>
          <table:table-cell office:value-type="float" office:value="6691142" calcext:value-type="float">
            <text:p>6691142</text:p>
          </table:table-cell>
          <table:table-cell office:value-type="float" office:value="7190003" calcext:value-type="float">
            <text:p>7190003</text:p>
          </table:table-cell>
          <table:table-cell office:value-type="float" office:value="6349005" calcext:value-type="float">
            <text:p>6349005</text:p>
          </table:table-cell>
          <table:table-cell office:value-type="float" office:value="5619568" calcext:value-type="float">
            <text:p>5619568</text:p>
          </table:table-cell>
          <table:table-cell office:value-type="float" office:value="4853457" calcext:value-type="float">
            <text:p>4853457</text:p>
          </table:table-cell>
          <table:table-cell office:value-type="float" office:value="4670024" calcext:value-type="float">
            <text:p>4670024</text:p>
          </table:table-cell>
          <table:table-cell office:value-type="float" office:value="5374399" calcext:value-type="float">
            <text:p>5374399</text:p>
          </table:table-cell>
          <table:table-cell office:value-type="float" office:value="3759730" calcext:value-type="float">
            <text:p>3759730</text:p>
          </table:table-cell>
          <table:table-cell office:value-type="float" office:value="3055125" calcext:value-type="float">
            <text:p>3055125</text:p>
          </table:table-cell>
          <table:table-cell office:value-type="float" office:value="2158010" calcext:value-type="float">
            <text:p>2158010</text:p>
          </table:table-cell>
          <table:table-cell office:value-type="float" office:value="1522810" calcext:value-type="float">
            <text:p>1522810</text:p>
          </table:table-cell>
          <table:table-cell table:style-name="ce50" table:formula="of:=SUM([.C38:.P38])" office:value-type="float" office:value="82437995" calcext:value-type="float">
            <text:p>82.437.995</text:p>
          </table:table-cell>
          <table:table-cell table:number-columns-repeated="13"/>
        </table:table-row>
        <table:table-row table:style-name="ro2">
          <table:table-cell table:style-name="ce42" office:value-type="float" office:value="2007" calcext:value-type="float">
            <text:p>2007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1441366" calcext:value-type="float">
            <text:p>11441366</text:p>
          </table:table-cell>
          <table:table-cell office:value-type="float" office:value="14529762" calcext:value-type="float">
            <text:p>14529762</text:p>
          </table:table-cell>
          <table:table-cell office:value-type="float" office:value="4790586" calcext:value-type="float">
            <text:p>4790586</text:p>
          </table:table-cell>
          <table:table-cell office:value-type="float" office:value="6397420" calcext:value-type="float">
            <text:p>6397420</text:p>
          </table:table-cell>
          <table:table-cell office:value-type="float" office:value="7211847" calcext:value-type="float">
            <text:p>7211847</text:p>
          </table:table-cell>
          <table:table-cell office:value-type="float" office:value="6532006" calcext:value-type="float">
            <text:p>6532006</text:p>
          </table:table-cell>
          <table:table-cell office:value-type="float" office:value="5701235" calcext:value-type="float">
            <text:p>5701235</text:p>
          </table:table-cell>
          <table:table-cell office:value-type="float" office:value="5107449" calcext:value-type="float">
            <text:p>5107449</text:p>
          </table:table-cell>
          <table:table-cell office:value-type="float" office:value="4303946" calcext:value-type="float">
            <text:p>4303946</text:p>
          </table:table-cell>
          <table:table-cell office:value-type="float" office:value="5459176" calcext:value-type="float">
            <text:p>5459176</text:p>
          </table:table-cell>
          <table:table-cell office:value-type="float" office:value="3971995" calcext:value-type="float">
            <text:p>3971995</text:p>
          </table:table-cell>
          <table:table-cell office:value-type="float" office:value="3063276" calcext:value-type="float">
            <text:p>3063276</text:p>
          </table:table-cell>
          <table:table-cell office:value-type="float" office:value="2165181" calcext:value-type="float">
            <text:p>2165181</text:p>
          </table:table-cell>
          <table:table-cell office:value-type="float" office:value="1639661" calcext:value-type="float">
            <text:p>1639661</text:p>
          </table:table-cell>
          <table:table-cell table:style-name="ce50" table:formula="of:=SUM([.C39:.P39])" office:value-type="float" office:value="82314906" calcext:value-type="float">
            <text:p>82.314.906</text:p>
          </table:table-cell>
          <table:table-cell table:number-columns-repeated="13"/>
        </table:table-row>
        <table:table-row table:style-name="ro2">
          <table:table-cell table:style-name="ce42" office:value-type="float" office:value="2008" calcext:value-type="float">
            <text:p>2008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1281696" calcext:value-type="float">
            <text:p>11281696</text:p>
          </table:table-cell>
          <table:table-cell office:value-type="float" office:value="14475194" calcext:value-type="float">
            <text:p>14475194</text:p>
          </table:table-cell>
          <table:table-cell office:value-type="float" office:value="4703414" calcext:value-type="float">
            <text:p>4703414</text:p>
          </table:table-cell>
          <table:table-cell office:value-type="float" office:value="6039933" calcext:value-type="float">
            <text:p>6039933</text:p>
          </table:table-cell>
          <table:table-cell office:value-type="float" office:value="7176550" calcext:value-type="float">
            <text:p>7176550</text:p>
          </table:table-cell>
          <table:table-cell office:value-type="float" office:value="6707543" calcext:value-type="float">
            <text:p>6707543</text:p>
          </table:table-cell>
          <table:table-cell office:value-type="float" office:value="5792802" calcext:value-type="float">
            <text:p>5792802</text:p>
          </table:table-cell>
          <table:table-cell office:value-type="float" office:value="5271033" calcext:value-type="float">
            <text:p>5271033</text:p>
          </table:table-cell>
          <table:table-cell office:value-type="float" office:value="4250928" calcext:value-type="float">
            <text:p>4250928</text:p>
          </table:table-cell>
          <table:table-cell office:value-type="float" office:value="5324024" calcext:value-type="float">
            <text:p>5324024</text:p>
          </table:table-cell>
          <table:table-cell office:value-type="float" office:value="4218662" calcext:value-type="float">
            <text:p>4218662</text:p>
          </table:table-cell>
          <table:table-cell office:value-type="float" office:value="3048922" calcext:value-type="float">
            <text:p>3048922</text:p>
          </table:table-cell>
          <table:table-cell office:value-type="float" office:value="2192107" calcext:value-type="float">
            <text:p>2192107</text:p>
          </table:table-cell>
          <table:table-cell office:value-type="float" office:value="1735029" calcext:value-type="float">
            <text:p>1735029</text:p>
          </table:table-cell>
          <table:table-cell table:style-name="ce50" table:formula="of:=SUM([.C40:.P40])" office:value-type="float" office:value="82217837" calcext:value-type="float">
            <text:p>82.217.837</text:p>
          </table:table-cell>
          <table:table-cell table:number-columns-repeated="13"/>
        </table:table-row>
        <table:table-row table:style-name="ro2">
          <table:table-cell table:style-name="ce42" office:value-type="float" office:value="2009" calcext:value-type="float">
            <text:p>2009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1139106" calcext:value-type="float">
            <text:p>11139106</text:p>
          </table:table-cell>
          <table:table-cell office:value-type="float" office:value="14363661" calcext:value-type="float">
            <text:p>14363661</text:p>
          </table:table-cell>
          <table:table-cell office:value-type="float" office:value="4702670" calcext:value-type="float">
            <text:p>4702670</text:p>
          </table:table-cell>
          <table:table-cell office:value-type="float" office:value="5613543" calcext:value-type="float">
            <text:p>5613543</text:p>
          </table:table-cell>
          <table:table-cell office:value-type="float" office:value="7052899" calcext:value-type="float">
            <text:p>7052899</text:p>
          </table:table-cell>
          <table:table-cell office:value-type="float" office:value="6894046" calcext:value-type="float">
            <text:p>6894046</text:p>
          </table:table-cell>
          <table:table-cell office:value-type="float" office:value="5906471" calcext:value-type="float">
            <text:p>5906471</text:p>
          </table:table-cell>
          <table:table-cell office:value-type="float" office:value="5372216" calcext:value-type="float">
            <text:p>5372216</text:p>
          </table:table-cell>
          <table:table-cell office:value-type="float" office:value="4228731" calcext:value-type="float">
            <text:p>4228731</text:p>
          </table:table-cell>
          <table:table-cell office:value-type="float" office:value="5144557" calcext:value-type="float">
            <text:p>5144557</text:p>
          </table:table-cell>
          <table:table-cell office:value-type="float" office:value="4522256" calcext:value-type="float">
            <text:p>4522256</text:p>
          </table:table-cell>
          <table:table-cell office:value-type="float" office:value="3001088" calcext:value-type="float">
            <text:p>3001088</text:p>
          </table:table-cell>
          <table:table-cell office:value-type="float" office:value="2258736" calcext:value-type="float">
            <text:p>2258736</text:p>
          </table:table-cell>
          <table:table-cell office:value-type="float" office:value="1802376" calcext:value-type="float">
            <text:p>1802376</text:p>
          </table:table-cell>
          <table:table-cell table:style-name="ce50" table:formula="of:=SUM([.C41:.P41])" office:value-type="float" office:value="82002356" calcext:value-type="float">
            <text:p>82.002.356</text:p>
          </table:table-cell>
          <table:table-cell table:number-columns-repeated="13"/>
        </table:table-row>
        <table:table-row table:style-name="ro2">
          <table:table-cell table:style-name="ce42" office:value-type="float" office:value="2010" calcext:value-type="float">
            <text:p>2010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1022634" calcext:value-type="float">
            <text:p>11022634</text:p>
          </table:table-cell>
          <table:table-cell office:value-type="float" office:value="14229949" calcext:value-type="float">
            <text:p>14229949</text:p>
          </table:table-cell>
          <table:table-cell office:value-type="float" office:value="4731257" calcext:value-type="float">
            <text:p>4731257</text:p>
          </table:table-cell>
          <table:table-cell office:value-type="float" office:value="5244072" calcext:value-type="float">
            <text:p>5244072</text:p>
          </table:table-cell>
          <table:table-cell office:value-type="float" office:value="6864580" calcext:value-type="float">
            <text:p>6864580</text:p>
          </table:table-cell>
          <table:table-cell office:value-type="float" office:value="7023310" calcext:value-type="float">
            <text:p>7023310</text:p>
          </table:table-cell>
          <table:table-cell office:value-type="float" office:value="6053207" calcext:value-type="float">
            <text:p>6053207</text:p>
          </table:table-cell>
          <table:table-cell office:value-type="float" office:value="5423912" calcext:value-type="float">
            <text:p>5423912</text:p>
          </table:table-cell>
          <table:table-cell office:value-type="float" office:value="4307594" calcext:value-type="float">
            <text:p>4307594</text:p>
          </table:table-cell>
          <table:table-cell office:value-type="float" office:value="4880509" calcext:value-type="float">
            <text:p>4880509</text:p>
          </table:table-cell>
          <table:table-cell office:value-type="float" office:value="4739924" calcext:value-type="float">
            <text:p>4739924</text:p>
          </table:table-cell>
          <table:table-cell office:value-type="float" office:value="3100616" calcext:value-type="float">
            <text:p>3100616</text:p>
          </table:table-cell>
          <table:table-cell office:value-type="float" office:value="2311895" calcext:value-type="float">
            <text:p>2311895</text:p>
          </table:table-cell>
          <table:table-cell office:value-type="float" office:value="1868798" calcext:value-type="float">
            <text:p>1868798</text:p>
          </table:table-cell>
          <table:table-cell table:style-name="ce50" table:formula="of:=SUM([.C42:.P42])" office:value-type="float" office:value="81802257" calcext:value-type="float">
            <text:p>81.802.257</text:p>
          </table:table-cell>
          <table:table-cell table:number-columns-repeated="13"/>
        </table:table-row>
        <table:table-row table:style-name="ro2">
          <table:table-cell table:style-name="ce42" office:value-type="float" office:value="2011" calcext:value-type="float">
            <text:p>2011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0941201" calcext:value-type="float">
            <text:p>10941201</text:p>
          </table:table-cell>
          <table:table-cell office:value-type="float" office:value="14086971" calcext:value-type="float">
            <text:p>14086971</text:p>
          </table:table-cell>
          <table:table-cell office:value-type="float" office:value="4842566" calcext:value-type="float">
            <text:p>4842566</text:p>
          </table:table-cell>
          <table:table-cell office:value-type="float" office:value="4966844" calcext:value-type="float">
            <text:p>4966844</text:p>
          </table:table-cell>
          <table:table-cell office:value-type="float" office:value="6627575" calcext:value-type="float">
            <text:p>6627575</text:p>
          </table:table-cell>
          <table:table-cell office:value-type="float" office:value="7097725" calcext:value-type="float">
            <text:p>7097725</text:p>
          </table:table-cell>
          <table:table-cell office:value-type="float" office:value="6230975" calcext:value-type="float">
            <text:p>6230975</text:p>
          </table:table-cell>
          <table:table-cell office:value-type="float" office:value="5464015" calcext:value-type="float">
            <text:p>5464015</text:p>
          </table:table-cell>
          <table:table-cell office:value-type="float" office:value="4649437" calcext:value-type="float">
            <text:p>4649437</text:p>
          </table:table-cell>
          <table:table-cell office:value-type="float" office:value="4381911" calcext:value-type="float">
            <text:p>4381911</text:p>
          </table:table-cell>
          <table:table-cell office:value-type="float" office:value="4915622" calcext:value-type="float">
            <text:p>4915622</text:p>
          </table:table-cell>
          <table:table-cell office:value-type="float" office:value="3240091" calcext:value-type="float">
            <text:p>3240091</text:p>
          </table:table-cell>
          <table:table-cell office:value-type="float" office:value="2354967" calcext:value-type="float">
            <text:p>2354967</text:p>
          </table:table-cell>
          <table:table-cell office:value-type="float" office:value="1951702" calcext:value-type="float">
            <text:p>1951702</text:p>
          </table:table-cell>
          <table:table-cell table:style-name="ce50" table:formula="of:=SUM([.C43:.P43])" office:value-type="float" office:value="81751602" calcext:value-type="float">
            <text:p>81.751.602</text:p>
          </table:table-cell>
          <table:table-cell table:number-columns-repeated="13"/>
        </table:table-row>
        <table:table-row table:style-name="ro2">
          <table:table-cell table:style-name="ce42" office:value-type="float" office:value="2012" calcext:value-type="float">
            <text:p>2012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0773006" calcext:value-type="float">
            <text:p>10773006</text:p>
          </table:table-cell>
          <table:table-cell office:value-type="float" office:value="13705430" calcext:value-type="float">
            <text:p>13705430</text:p>
          </table:table-cell>
          <table:table-cell office:value-type="float" office:value="4809954" calcext:value-type="float">
            <text:p>4809954</text:p>
          </table:table-cell>
          <table:table-cell office:value-type="float" office:value="4649446" calcext:value-type="float">
            <text:p>4649446</text:p>
          </table:table-cell>
          <table:table-cell office:value-type="float" office:value="6166630" calcext:value-type="float">
            <text:p>6166630</text:p>
          </table:table-cell>
          <table:table-cell office:value-type="float" office:value="6998760" calcext:value-type="float">
            <text:p>6998760</text:p>
          </table:table-cell>
          <table:table-cell office:value-type="float" office:value="6324080" calcext:value-type="float">
            <text:p>6324080</text:p>
          </table:table-cell>
          <table:table-cell office:value-type="float" office:value="5465592" calcext:value-type="float">
            <text:p>5465592</text:p>
          </table:table-cell>
          <table:table-cell office:value-type="float" office:value="4831570" calcext:value-type="float">
            <text:p>4831570</text:p>
          </table:table-cell>
          <table:table-cell office:value-type="float" office:value="3984744" calcext:value-type="float">
            <text:p>3984744</text:p>
          </table:table-cell>
          <table:table-cell office:value-type="float" office:value="4952544" calcext:value-type="float">
            <text:p>4952544</text:p>
          </table:table-cell>
          <table:table-cell office:value-type="float" office:value="3396972" calcext:value-type="float">
            <text:p>3396972</text:p>
          </table:table-cell>
          <table:table-cell office:value-type="float" office:value="2333431" calcext:value-type="float">
            <text:p>2333431</text:p>
          </table:table-cell>
          <table:table-cell office:value-type="float" office:value="1935741" calcext:value-type="float">
            <text:p>1935741</text:p>
          </table:table-cell>
          <table:table-cell table:style-name="ce50" table:formula="of:=SUM([.C44:.P44])" office:value-type="float" office:value="80327900" calcext:value-type="float">
            <text:p>80.327.900</text:p>
          </table:table-cell>
          <table:table-cell table:number-columns-repeated="13"/>
        </table:table-row>
        <table:table-row table:style-name="ro2">
          <table:table-cell table:style-name="ce42" office:value-type="float" office:value="2013" calcext:value-type="float">
            <text:p>2013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0682903" calcext:value-type="float">
            <text:p>10682903</text:p>
          </table:table-cell>
          <table:table-cell office:value-type="float" office:value="13716665" calcext:value-type="float">
            <text:p>13716665</text:p>
          </table:table-cell>
          <table:table-cell office:value-type="float" office:value="4915126" calcext:value-type="float">
            <text:p>4915126</text:p>
          </table:table-cell>
          <table:table-cell office:value-type="float" office:value="4612016" calcext:value-type="float">
            <text:p>4612016</text:p>
          </table:table-cell>
          <table:table-cell office:value-type="float" office:value="5844523" calcext:value-type="float">
            <text:p>5844523</text:p>
          </table:table-cell>
          <table:table-cell office:value-type="float" office:value="6978201" calcext:value-type="float">
            <text:p>6978201</text:p>
          </table:table-cell>
          <table:table-cell office:value-type="float" office:value="6505934" calcext:value-type="float">
            <text:p>6505934</text:p>
          </table:table-cell>
          <table:table-cell office:value-type="float" office:value="5563619" calcext:value-type="float">
            <text:p>5563619</text:p>
          </table:table-cell>
          <table:table-cell office:value-type="float" office:value="4989604" calcext:value-type="float">
            <text:p>4989604</text:p>
          </table:table-cell>
          <table:table-cell office:value-type="float" office:value="3940115" calcext:value-type="float">
            <text:p>3940115</text:p>
          </table:table-cell>
          <table:table-cell office:value-type="float" office:value="4826272" calcext:value-type="float">
            <text:p>4826272</text:p>
          </table:table-cell>
          <table:table-cell office:value-type="float" office:value="3623049" calcext:value-type="float">
            <text:p>3623049</text:p>
          </table:table-cell>
          <table:table-cell office:value-type="float" office:value="2326832" calcext:value-type="float">
            <text:p>2326832</text:p>
          </table:table-cell>
          <table:table-cell office:value-type="float" office:value="1998887" calcext:value-type="float">
            <text:p>1998887</text:p>
          </table:table-cell>
          <table:table-cell table:style-name="ce50" table:formula="of:=SUM([.C45:.P45])" office:value-type="float" office:value="80523746" calcext:value-type="float">
            <text:p>80.523.746</text:p>
          </table:table-cell>
          <table:table-cell table:number-columns-repeated="13"/>
        </table:table-row>
        <table:table-row table:style-name="ro2">
          <table:table-cell table:style-name="ce42" office:value-type="float" office:value="2014" calcext:value-type="float">
            <text:p>2014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0642432" calcext:value-type="float">
            <text:p>10642432</text:p>
          </table:table-cell>
          <table:table-cell office:value-type="float" office:value="13748954" calcext:value-type="float">
            <text:p>13748954</text:p>
          </table:table-cell>
          <table:table-cell office:value-type="float" office:value="4995969" calcext:value-type="float">
            <text:p>4995969</text:p>
          </table:table-cell>
          <table:table-cell office:value-type="float" office:value="4669105" calcext:value-type="float">
            <text:p>4669105</text:p>
          </table:table-cell>
          <table:table-cell office:value-type="float" office:value="5483899" calcext:value-type="float">
            <text:p>5483899</text:p>
          </table:table-cell>
          <table:table-cell office:value-type="float" office:value="6881594" calcext:value-type="float">
            <text:p>6881594</text:p>
          </table:table-cell>
          <table:table-cell office:value-type="float" office:value="6708858" calcext:value-type="float">
            <text:p>6708858</text:p>
          </table:table-cell>
          <table:table-cell office:value-type="float" office:value="5688892" calcext:value-type="float">
            <text:p>5688892</text:p>
          </table:table-cell>
          <table:table-cell office:value-type="float" office:value="5094950" calcext:value-type="float">
            <text:p>5094950</text:p>
          </table:table-cell>
          <table:table-cell office:value-type="float" office:value="3924395" calcext:value-type="float">
            <text:p>3924395</text:p>
          </table:table-cell>
          <table:table-cell office:value-type="float" office:value="4664320" calcext:value-type="float">
            <text:p>4664320</text:p>
          </table:table-cell>
          <table:table-cell office:value-type="float" office:value="3897735" calcext:value-type="float">
            <text:p>3897735</text:p>
          </table:table-cell>
          <table:table-cell office:value-type="float" office:value="2297709" calcext:value-type="float">
            <text:p>2297709</text:p>
          </table:table-cell>
          <table:table-cell office:value-type="float" office:value="2068651" calcext:value-type="float">
            <text:p>2068651</text:p>
          </table:table-cell>
          <table:table-cell table:style-name="ce50" table:formula="of:=SUM([.C46:.P46])" office:value-type="float" office:value="80767463" calcext:value-type="float">
            <text:p>80.767.463</text:p>
          </table:table-cell>
          <table:table-cell table:number-columns-repeated="13"/>
        </table:table-row>
        <table:table-row table:style-name="ro2">
          <table:table-cell table:style-name="ce42" office:value-type="float" office:value="2015" calcext:value-type="float">
            <text:p>2015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0686723" calcext:value-type="float">
            <text:p>10686723</text:p>
          </table:table-cell>
          <table:table-cell office:value-type="float" office:value="13819942" calcext:value-type="float">
            <text:p>13819942</text:p>
          </table:table-cell>
          <table:table-cell office:value-type="float" office:value="5074081" calcext:value-type="float">
            <text:p>5074081</text:p>
          </table:table-cell>
          <table:table-cell office:value-type="float" office:value="4758616" calcext:value-type="float">
            <text:p>4758616</text:p>
          </table:table-cell>
          <table:table-cell office:value-type="float" office:value="5184279" calcext:value-type="float">
            <text:p>5184279</text:p>
          </table:table-cell>
          <table:table-cell office:value-type="float" office:value="6722424" calcext:value-type="float">
            <text:p>6722424</text:p>
          </table:table-cell>
          <table:table-cell office:value-type="float" office:value="6856652" calcext:value-type="float">
            <text:p>6856652</text:p>
          </table:table-cell>
          <table:table-cell office:value-type="float" office:value="5853132" calcext:value-type="float">
            <text:p>5853132</text:p>
          </table:table-cell>
          <table:table-cell office:value-type="float" office:value="5152977" calcext:value-type="float">
            <text:p>5152977</text:p>
          </table:table-cell>
          <table:table-cell office:value-type="float" office:value="4008894" calcext:value-type="float">
            <text:p>4008894</text:p>
          </table:table-cell>
          <table:table-cell office:value-type="float" office:value="4426214" calcext:value-type="float">
            <text:p>4426214</text:p>
          </table:table-cell>
          <table:table-cell office:value-type="float" office:value="4109305" calcext:value-type="float">
            <text:p>4109305</text:p>
          </table:table-cell>
          <table:table-cell office:value-type="float" office:value="2396702" calcext:value-type="float">
            <text:p>2396702</text:p>
          </table:table-cell>
          <table:table-cell office:value-type="float" office:value="2147596" calcext:value-type="float">
            <text:p>2147596</text:p>
          </table:table-cell>
          <table:table-cell table:style-name="ce50" table:formula="of:=SUM([.C47:.P47])" office:value-type="float" office:value="81197537" calcext:value-type="float">
            <text:p>81.197.537</text:p>
          </table:table-cell>
          <table:table-cell table:number-columns-repeated="13"/>
        </table:table-row>
        <table:table-row table:style-name="ro2">
          <table:table-cell table:style-name="ce42" office:value-type="float" office:value="2016" calcext:value-type="float">
            <text:p>2016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0881126" calcext:value-type="float">
            <text:p>10881126</text:p>
          </table:table-cell>
          <table:table-cell office:value-type="float" office:value="14165523" calcext:value-type="float">
            <text:p>14165523</text:p>
          </table:table-cell>
          <table:table-cell office:value-type="float" office:value="5167860" calcext:value-type="float">
            <text:p>5167860</text:p>
          </table:table-cell>
          <table:table-cell office:value-type="float" office:value="4951744" calcext:value-type="float">
            <text:p>4951744</text:p>
          </table:table-cell>
          <table:table-cell office:value-type="float" office:value="4990088" calcext:value-type="float">
            <text:p>4990088</text:p>
          </table:table-cell>
          <table:table-cell office:value-type="float" office:value="6523704" calcext:value-type="float">
            <text:p>6523704</text:p>
          </table:table-cell>
          <table:table-cell office:value-type="float" office:value="6954765" calcext:value-type="float">
            <text:p>6954765</text:p>
          </table:table-cell>
          <table:table-cell office:value-type="float" office:value="6038640" calcext:value-type="float">
            <text:p>6038640</text:p>
          </table:table-cell>
          <table:table-cell office:value-type="float" office:value="5202056" calcext:value-type="float">
            <text:p>5202056</text:p>
          </table:table-cell>
          <table:table-cell office:value-type="float" office:value="4331884" calcext:value-type="float">
            <text:p>4331884</text:p>
          </table:table-cell>
          <table:table-cell office:value-type="float" office:value="3969193" calcext:value-type="float">
            <text:p>3969193</text:p>
          </table:table-cell>
          <table:table-cell office:value-type="float" office:value="4269898" calcext:value-type="float">
            <text:p>4269898</text:p>
          </table:table-cell>
          <table:table-cell office:value-type="float" office:value="2524412" calcext:value-type="float">
            <text:p>2524412</text:p>
          </table:table-cell>
          <table:table-cell office:value-type="float" office:value="2204791" calcext:value-type="float">
            <text:p>2204791</text:p>
          </table:table-cell>
          <table:table-cell table:style-name="ce50" table:formula="of:=SUM([.C48:.P48])" office:value-type="float" office:value="82175684" calcext:value-type="float">
            <text:p>82.175.684</text:p>
          </table:table-cell>
          <table:table-cell table:number-columns-repeated="13"/>
        </table:table-row>
        <table:table-row table:style-name="ro2">
          <table:table-cell table:style-name="ce42" office:value-type="float" office:value="2017" calcext:value-type="float">
            <text:p>2017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1048568" calcext:value-type="float">
            <text:p>11048568</text:p>
          </table:table-cell>
          <table:table-cell office:value-type="float" office:value="14113656" calcext:value-type="float">
            <text:p>14113656</text:p>
          </table:table-cell>
          <table:table-cell office:value-type="float" office:value="5221075" calcext:value-type="float">
            <text:p>5221075</text:p>
          </table:table-cell>
          <table:table-cell office:value-type="float" office:value="5058038" calcext:value-type="float">
            <text:p>5058038</text:p>
          </table:table-cell>
          <table:table-cell office:value-type="float" office:value="4821986" calcext:value-type="float">
            <text:p>4821986</text:p>
          </table:table-cell>
          <table:table-cell office:value-type="float" office:value="6259912" calcext:value-type="float">
            <text:p>6259912</text:p>
          </table:table-cell>
          <table:table-cell office:value-type="float" office:value="6984307" calcext:value-type="float">
            <text:p>6984307</text:p>
          </table:table-cell>
          <table:table-cell office:value-type="float" office:value="6223126" calcext:value-type="float">
            <text:p>6223126</text:p>
          </table:table-cell>
          <table:table-cell office:value-type="float" office:value="5281280" calcext:value-type="float">
            <text:p>5281280</text:p>
          </table:table-cell>
          <table:table-cell office:value-type="float" office:value="4563301" calcext:value-type="float">
            <text:p>4563301</text:p>
          </table:table-cell>
          <table:table-cell office:value-type="float" office:value="3654937" calcext:value-type="float">
            <text:p>3654937</text:p>
          </table:table-cell>
          <table:table-cell office:value-type="float" office:value="4349557" calcext:value-type="float">
            <text:p>4349557</text:p>
          </table:table-cell>
          <table:table-cell office:value-type="float" office:value="2694971" calcext:value-type="float">
            <text:p>2694971</text:p>
          </table:table-cell>
          <table:table-cell office:value-type="float" office:value="2246939" calcext:value-type="float">
            <text:p>2246939</text:p>
          </table:table-cell>
          <table:table-cell table:style-name="ce50" table:formula="of:=SUM([.C49:.P49])" office:value-type="float" office:value="82521653" calcext:value-type="float">
            <text:p>82.521.653</text:p>
          </table:table-cell>
          <table:table-cell table:number-columns-repeated="13"/>
        </table:table-row>
        <table:table-row table:style-name="ro2">
          <table:table-cell table:style-name="ce42" office:value-type="float" office:value="2018" calcext:value-type="float">
            <text:p>2018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1171759" calcext:value-type="float">
            <text:p>11171759</text:p>
          </table:table-cell>
          <table:table-cell office:value-type="float" office:value="13981161" calcext:value-type="float">
            <text:p>13981161</text:p>
          </table:table-cell>
          <table:table-cell office:value-type="float" office:value="5290252" calcext:value-type="float">
            <text:p>5290252</text:p>
          </table:table-cell>
          <table:table-cell office:value-type="float" office:value="5163210" calcext:value-type="float">
            <text:p>5163210</text:p>
          </table:table-cell>
          <table:table-cell office:value-type="float" office:value="4788357" calcext:value-type="float">
            <text:p>4788357</text:p>
          </table:table-cell>
          <table:table-cell office:value-type="float" office:value="5943287" calcext:value-type="float">
            <text:p>5943287</text:p>
          </table:table-cell>
          <table:table-cell office:value-type="float" office:value="6968045" calcext:value-type="float">
            <text:p>6968045</text:p>
          </table:table-cell>
          <table:table-cell office:value-type="float" office:value="6401516" calcext:value-type="float">
            <text:p>6401516</text:p>
          </table:table-cell>
          <table:table-cell office:value-type="float" office:value="5375053" calcext:value-type="float">
            <text:p>5375053</text:p>
          </table:table-cell>
          <table:table-cell office:value-type="float" office:value="4711694" calcext:value-type="float">
            <text:p>4711694</text:p>
          </table:table-cell>
          <table:table-cell office:value-type="float" office:value="3611909" calcext:value-type="float">
            <text:p>3611909</text:p>
          </table:table-cell>
          <table:table-cell office:value-type="float" office:value="4235423" calcext:value-type="float">
            <text:p>4235423</text:p>
          </table:table-cell>
          <table:table-cell office:value-type="float" office:value="2885212" calcext:value-type="float">
            <text:p>2885212</text:p>
          </table:table-cell>
          <table:table-cell office:value-type="float" office:value="2265473" calcext:value-type="float">
            <text:p>2265473</text:p>
          </table:table-cell>
          <table:table-cell table:style-name="ce50" table:formula="of:=SUM([.C50:.P50])" office:value-type="float" office:value="82792351" calcext:value-type="float">
            <text:p>82.792.351</text:p>
          </table:table-cell>
          <table:table-cell table:number-columns-repeated="13"/>
        </table:table-row>
        <table:table-row table:style-name="ro2">
          <table:table-cell table:style-name="ce42" office:value-type="float" office:value="2019" calcext:value-type="float">
            <text:p>2019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1290815" calcext:value-type="float">
            <text:p>11290815</text:p>
          </table:table-cell>
          <table:table-cell office:value-type="float" office:value="13804084" calcext:value-type="float">
            <text:p>13804084</text:p>
          </table:table-cell>
          <table:table-cell office:value-type="float" office:value="5409029" calcext:value-type="float">
            <text:p>5409029</text:p>
          </table:table-cell>
          <table:table-cell office:value-type="float" office:value="5237416" calcext:value-type="float">
            <text:p>5237416</text:p>
          </table:table-cell>
          <table:table-cell office:value-type="float" office:value="4841738" calcext:value-type="float">
            <text:p>4841738</text:p>
          </table:table-cell>
          <table:table-cell office:value-type="float" office:value="5584519" calcext:value-type="float">
            <text:p>5584519</text:p>
          </table:table-cell>
          <table:table-cell office:value-type="float" office:value="6875948" calcext:value-type="float">
            <text:p>6875948</text:p>
          </table:table-cell>
          <table:table-cell office:value-type="float" office:value="6598218" calcext:value-type="float">
            <text:p>6598218</text:p>
          </table:table-cell>
          <table:table-cell office:value-type="float" office:value="5493914" calcext:value-type="float">
            <text:p>5493914</text:p>
          </table:table-cell>
          <table:table-cell office:value-type="float" office:value="4808497" calcext:value-type="float">
            <text:p>4808497</text:p>
          </table:table-cell>
          <table:table-cell office:value-type="float" office:value="3596545" calcext:value-type="float">
            <text:p>3596545</text:p>
          </table:table-cell>
          <table:table-cell office:value-type="float" office:value="4089384" calcext:value-type="float">
            <text:p>4089384</text:p>
          </table:table-cell>
          <table:table-cell office:value-type="float" office:value="3111597" calcext:value-type="float">
            <text:p>3111597</text:p>
          </table:table-cell>
          <table:table-cell office:value-type="float" office:value="2277509" calcext:value-type="float">
            <text:p>2277509</text:p>
          </table:table-cell>
          <table:table-cell table:style-name="ce50" table:formula="of:=SUM([.C51:.P51])" office:value-type="float" office:value="83019213" calcext:value-type="float">
            <text:p>83.019.213</text:p>
          </table:table-cell>
          <table:table-cell table:number-columns-repeated="13"/>
        </table:table-row>
        <table:table-row table:style-name="ro2">
          <table:table-cell table:style-name="ce42" office:value-type="float" office:value="2020" calcext:value-type="float">
            <text:p>2020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1391259" calcext:value-type="float">
            <text:p>11391259</text:p>
          </table:table-cell>
          <table:table-cell office:value-type="float" office:value="13622145" calcext:value-type="float">
            <text:p>13622145</text:p>
          </table:table-cell>
          <table:table-cell office:value-type="float" office:value="5495720" calcext:value-type="float">
            <text:p>5495720</text:p>
          </table:table-cell>
          <table:table-cell office:value-type="float" office:value="5289210" calcext:value-type="float">
            <text:p>5289210</text:p>
          </table:table-cell>
          <table:table-cell office:value-type="float" office:value="4909026" calcext:value-type="float">
            <text:p>4909026</text:p>
          </table:table-cell>
          <table:table-cell office:value-type="float" office:value="5273358" calcext:value-type="float">
            <text:p>5273358</text:p>
          </table:table-cell>
          <table:table-cell office:value-type="float" office:value="6710235" calcext:value-type="float">
            <text:p>6710235</text:p>
          </table:table-cell>
          <table:table-cell office:value-type="float" office:value="6737305" calcext:value-type="float">
            <text:p>6737305</text:p>
          </table:table-cell>
          <table:table-cell office:value-type="float" office:value="5647771" calcext:value-type="float">
            <text:p>5647771</text:p>
          </table:table-cell>
          <table:table-cell office:value-type="float" office:value="4859032" calcext:value-type="float">
            <text:p>4859032</text:p>
          </table:table-cell>
          <table:table-cell office:value-type="float" office:value="3674095" calcext:value-type="float">
            <text:p>3674095</text:p>
          </table:table-cell>
          <table:table-cell office:value-type="float" office:value="3876420" calcext:value-type="float">
            <text:p>3876420</text:p>
          </table:table-cell>
          <table:table-cell office:value-type="float" office:value="3294281" calcext:value-type="float">
            <text:p>3294281</text:p>
          </table:table-cell>
          <table:table-cell office:value-type="float" office:value="2386854" calcext:value-type="float">
            <text:p>2386854</text:p>
          </table:table-cell>
          <table:table-cell table:style-name="ce50" table:formula="of:=SUM([.C52:.P52])" office:value-type="float" office:value="83166711" calcext:value-type="float">
            <text:p>83.166.711</text:p>
          </table:table-cell>
          <table:table-cell table:number-columns-repeated="13"/>
        </table:table-row>
        <table:table-row table:style-name="ro2">
          <table:table-cell table:style-name="ce42" office:value-type="float" office:value="2021" calcext:value-type="float">
            <text:p>2021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1477800" calcext:value-type="float">
            <text:p>11477800</text:p>
          </table:table-cell>
          <table:table-cell office:value-type="float" office:value="13340204" calcext:value-type="float">
            <text:p>13340204</text:p>
          </table:table-cell>
          <table:table-cell office:value-type="float" office:value="5581088" calcext:value-type="float">
            <text:p>5581088</text:p>
          </table:table-cell>
          <table:table-cell office:value-type="float" office:value="5290876" calcext:value-type="float">
            <text:p>5290876</text:p>
          </table:table-cell>
          <table:table-cell office:value-type="float" office:value="5034888" calcext:value-type="float">
            <text:p>5034888</text:p>
          </table:table-cell>
          <table:table-cell office:value-type="float" office:value="5035860" calcext:value-type="float">
            <text:p>5035860</text:p>
          </table:table-cell>
          <table:table-cell office:value-type="float" office:value="6487224" calcext:value-type="float">
            <text:p>6487224</text:p>
          </table:table-cell>
          <table:table-cell office:value-type="float" office:value="6817318" calcext:value-type="float">
            <text:p>6817318</text:p>
          </table:table-cell>
          <table:table-cell office:value-type="float" office:value="5818137" calcext:value-type="float">
            <text:p>5818137</text:p>
          </table:table-cell>
          <table:table-cell office:value-type="float" office:value="4899104" calcext:value-type="float">
            <text:p>4899104</text:p>
          </table:table-cell>
          <table:table-cell office:value-type="float" office:value="3968070" calcext:value-type="float">
            <text:p>3968070</text:p>
          </table:table-cell>
          <table:table-cell office:value-type="float" office:value="3468028" calcext:value-type="float">
            <text:p>3468028</text:p>
          </table:table-cell>
          <table:table-cell office:value-type="float" office:value="3430502" calcext:value-type="float">
            <text:p>3430502</text:p>
          </table:table-cell>
          <table:table-cell office:value-type="float" office:value="2505932" calcext:value-type="float">
            <text:p>2505932</text:p>
          </table:table-cell>
          <table:table-cell table:style-name="ce50" table:formula="of:=SUM([.C53:.P53])" office:value-type="float" office:value="83155031" calcext:value-type="float">
            <text:p>83.155.031</text:p>
          </table:table-cell>
          <table:table-cell table:number-columns-repeated="13"/>
        </table:table-row>
        <table:table-row table:style-name="ro2">
          <table:table-cell table:style-name="ce42" office:value-type="float" office:value="2022" calcext:value-type="float">
            <text:p>2022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1606935" calcext:value-type="float">
            <text:p>11606935</text:p>
          </table:table-cell>
          <table:table-cell office:value-type="float" office:value="13242236" calcext:value-type="float">
            <text:p>13242236</text:p>
          </table:table-cell>
          <table:table-cell office:value-type="float" office:value="5553604" calcext:value-type="float">
            <text:p>5553604</text:p>
          </table:table-cell>
          <table:table-cell office:value-type="float" office:value="5335194" calcext:value-type="float">
            <text:p>5335194</text:p>
          </table:table-cell>
          <table:table-cell office:value-type="float" office:value="5132299" calcext:value-type="float">
            <text:p>5132299</text:p>
          </table:table-cell>
          <table:table-cell office:value-type="float" office:value="4864404" calcext:value-type="float">
            <text:p>4864404</text:p>
          </table:table-cell>
          <table:table-cell office:value-type="float" office:value="6225112" calcext:value-type="float">
            <text:p>6225112</text:p>
          </table:table-cell>
          <table:table-cell office:value-type="float" office:value="6846797" calcext:value-type="float">
            <text:p>6846797</text:p>
          </table:table-cell>
          <table:table-cell office:value-type="float" office:value="5994044" calcext:value-type="float">
            <text:p>5994044</text:p>
          </table:table-cell>
          <table:table-cell office:value-type="float" office:value="4967930" calcext:value-type="float">
            <text:p>4967930</text:p>
          </table:table-cell>
          <table:table-cell office:value-type="float" office:value="4173292" calcext:value-type="float">
            <text:p>4173292</text:p>
          </table:table-cell>
          <table:table-cell office:value-type="float" office:value="3183622" calcext:value-type="float">
            <text:p>3183622</text:p>
          </table:table-cell>
          <table:table-cell office:value-type="float" office:value="3486211" calcext:value-type="float">
            <text:p>3486211</text:p>
          </table:table-cell>
          <table:table-cell office:value-type="float" office:value="2625444" calcext:value-type="float">
            <text:p>2625444</text:p>
          </table:table-cell>
          <table:table-cell table:style-name="ce50" table:formula="of:=SUM([.C54:.P54])" office:value-type="float" office:value="83237124" calcext:value-type="float">
            <text:p>83.237.124</text:p>
          </table:table-cell>
          <table:table-cell table:number-columns-repeated="13"/>
        </table:table-row>
        <table:table-row table:style-name="ro8">
          <table:table-cell table:style-name="ce118" office:value-type="string" calcext:value-type="string" table:number-columns-spanned="17" table:number-rows-spanned="1">
            <text:p>Gestorbene</text:p>
          </table:table-cell>
          <table:covered-table-cell table:style-name="ce45"/>
          <table:covered-table-cell table:style-name="ce46" office:value-type="string" calcext:value-type="string">
            <text:p>Gestorbene</text:p>
          </table:covered-table-cell>
          <table:covered-table-cell table:number-columns-repeated="14" table:style-name="ce51"/>
          <table:table-cell table:number-columns-repeated="13"/>
        </table:table-row>
        <table:table-row table:style-name="ro2">
          <table:table-cell table:style-name="ce2" office:value-type="string" calcext:value-type="string">
            <text:p>Jahr</text:p>
          </table:table-cell>
          <table:table-cell table:style-name="ce2" office:value-type="string" calcext:value-type="string">
            <text:p>Monat</text:p>
          </table:table-cell>
          <table:table-cell table:style-name="ce2" office:value-type="string" calcext:value-type="string">
            <text:p>A00A14</text:p>
          </table:table-cell>
          <table:table-cell table:style-name="ce2" office:value-type="string" calcext:value-type="string">
            <text:p>A15A29</text:p>
          </table:table-cell>
          <table:table-cell table:style-name="ce2" office:value-type="string" calcext:value-type="string">
            <text:p>A30A34</text:p>
          </table:table-cell>
          <table:table-cell table:style-name="ce2" office:value-type="string" calcext:value-type="string">
            <text:p>A35A39</text:p>
          </table:table-cell>
          <table:table-cell table:style-name="ce2" office:value-type="string" calcext:value-type="string">
            <text:p>A40A44</text:p>
          </table:table-cell>
          <table:table-cell table:style-name="ce2" office:value-type="string" calcext:value-type="string">
            <text:p>A45A49</text:p>
          </table:table-cell>
          <table:table-cell table:style-name="ce2" office:value-type="string" calcext:value-type="string">
            <text:p>A50A54</text:p>
          </table:table-cell>
          <table:table-cell table:style-name="ce2" office:value-type="string" calcext:value-type="string">
            <text:p>A55A59</text:p>
          </table:table-cell>
          <table:table-cell table:style-name="ce2" office:value-type="string" calcext:value-type="string">
            <text:p>A60A64</text:p>
          </table:table-cell>
          <table:table-cell table:style-name="ce2" office:value-type="string" calcext:value-type="string">
            <text:p>A65A69</text:p>
          </table:table-cell>
          <table:table-cell table:style-name="ce2" office:value-type="string" calcext:value-type="string">
            <text:p>A70A74</text:p>
          </table:table-cell>
          <table:table-cell table:style-name="ce2" office:value-type="string" calcext:value-type="string">
            <text:p>A75A79</text:p>
          </table:table-cell>
          <table:table-cell table:style-name="ce2" office:value-type="string" calcext:value-type="string">
            <text:p>A80A84</text:p>
          </table:table-cell>
          <table:table-cell table:style-name="ce2" office:value-type="string" calcext:value-type="string">
            <text:p>A85+</text:p>
          </table:table-cell>
          <table:table-cell table:style-name="ce2" office:value-type="string" calcext:value-type="string">
            <text:p>Alle</text:p>
          </table:table-cell>
          <table:table-cell table:number-columns-repeated="13"/>
        </table:table-row>
        <table:table-row table:style-name="ro2">
          <table:table-cell table:style-name="ce42" office:value-type="float" office:value="2000" calcext:value-type="float">
            <text:p>2000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413" calcext:value-type="float">
            <text:p>413</text:p>
          </table:table-cell>
          <table:table-cell office:value-type="float" office:value="690" calcext:value-type="float">
            <text:p>690</text:p>
          </table:table-cell>
          <table:table-cell office:value-type="float" office:value="374" calcext:value-type="float">
            <text:p>374</text:p>
          </table:table-cell>
          <table:table-cell office:value-type="float" office:value="569" calcext:value-type="float">
            <text:p>569</text:p>
          </table:table-cell>
          <table:table-cell office:value-type="float" office:value="989" calcext:value-type="float">
            <text:p>989</text:p>
          </table:table-cell>
          <table:table-cell office:value-type="float" office:value="1347" calcext:value-type="float">
            <text:p>1347</text:p>
          </table:table-cell>
          <table:table-cell office:value-type="float" office:value="1673" calcext:value-type="float">
            <text:p>1673</text:p>
          </table:table-cell>
          <table:table-cell office:value-type="float" office:value="2776" calcext:value-type="float">
            <text:p>2776</text:p>
          </table:table-cell>
          <table:table-cell office:value-type="float" office:value="4652" calcext:value-type="float">
            <text:p>4652</text:p>
          </table:table-cell>
          <table:table-cell office:value-type="float" office:value="5450" calcext:value-type="float">
            <text:p>5450</text:p>
          </table:table-cell>
          <table:table-cell office:value-type="float" office:value="7490" calcext:value-type="float">
            <text:p>7490</text:p>
          </table:table-cell>
          <table:table-cell office:value-type="float" office:value="9537" calcext:value-type="float">
            <text:p>9537</text:p>
          </table:table-cell>
          <table:table-cell office:value-type="float" office:value="7977" calcext:value-type="float">
            <text:p>7977</text:p>
          </table:table-cell>
          <table:table-cell office:value-type="float" office:value="19750" calcext:value-type="float">
            <text:p>19750</text:p>
          </table:table-cell>
          <table:table-cell table:style-name="ce50" table:formula="of:=SUM([.C57:.P57])" office:value-type="float" office:value="63687" calcext:value-type="float">
            <text:p>63.687</text:p>
          </table:table-cell>
          <table:table-cell table:number-columns-repeated="13"/>
        </table:table-row>
        <table:table-row table:style-name="ro2">
          <table:table-cell table:style-name="ce42" office:value-type="float" office:value="2001" calcext:value-type="float">
            <text:p>2001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364" calcext:value-type="float">
            <text:p>364</text:p>
          </table:table-cell>
          <table:table-cell office:value-type="float" office:value="574" calcext:value-type="float">
            <text:p>574</text:p>
          </table:table-cell>
          <table:table-cell office:value-type="float" office:value="317" calcext:value-type="float">
            <text:p>317</text:p>
          </table:table-cell>
          <table:table-cell office:value-type="float" office:value="616" calcext:value-type="float">
            <text:p>616</text:p>
          </table:table-cell>
          <table:table-cell office:value-type="float" office:value="963" calcext:value-type="float">
            <text:p>963</text:p>
          </table:table-cell>
          <table:table-cell office:value-type="float" office:value="1378" calcext:value-type="float">
            <text:p>1378</text:p>
          </table:table-cell>
          <table:table-cell office:value-type="float" office:value="1804" calcext:value-type="float">
            <text:p>1804</text:p>
          </table:table-cell>
          <table:table-cell office:value-type="float" office:value="2414" calcext:value-type="float">
            <text:p>2414</text:p>
          </table:table-cell>
          <table:table-cell office:value-type="float" office:value="4749" calcext:value-type="float">
            <text:p>4749</text:p>
          </table:table-cell>
          <table:table-cell office:value-type="float" office:value="5564" calcext:value-type="float">
            <text:p>5564</text:p>
          </table:table-cell>
          <table:table-cell office:value-type="float" office:value="7671" calcext:value-type="float">
            <text:p>7671</text:p>
          </table:table-cell>
          <table:table-cell office:value-type="float" office:value="9395" calcext:value-type="float">
            <text:p>9395</text:p>
          </table:table-cell>
          <table:table-cell office:value-type="float" office:value="8937" calcext:value-type="float">
            <text:p>8937</text:p>
          </table:table-cell>
          <table:table-cell office:value-type="float" office:value="19722" calcext:value-type="float">
            <text:p>19722</text:p>
          </table:table-cell>
          <table:table-cell table:style-name="ce50" table:formula="of:=SUM([.C58:.P58])" office:value-type="float" office:value="64468" calcext:value-type="float">
            <text:p>64.468</text:p>
          </table:table-cell>
          <table:table-cell table:number-columns-repeated="13"/>
        </table:table-row>
        <table:table-row table:style-name="ro2">
          <table:table-cell table:style-name="ce42" office:value-type="float" office:value="2002" calcext:value-type="float">
            <text:p>2002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float" office:value="583" calcext:value-type="float">
            <text:p>583</text:p>
          </table:table-cell>
          <table:table-cell office:value-type="float" office:value="322" calcext:value-type="float">
            <text:p>322</text:p>
          </table:table-cell>
          <table:table-cell office:value-type="float" office:value="613" calcext:value-type="float">
            <text:p>613</text:p>
          </table:table-cell>
          <table:table-cell office:value-type="float" office:value="935" calcext:value-type="float">
            <text:p>935</text:p>
          </table:table-cell>
          <table:table-cell office:value-type="float" office:value="1347" calcext:value-type="float">
            <text:p>1347</text:p>
          </table:table-cell>
          <table:table-cell office:value-type="float" office:value="1877" calcext:value-type="float">
            <text:p>1877</text:p>
          </table:table-cell>
          <table:table-cell office:value-type="float" office:value="2374" calcext:value-type="float">
            <text:p>2374</text:p>
          </table:table-cell>
          <table:table-cell office:value-type="float" office:value="4434" calcext:value-type="float">
            <text:p>4434</text:p>
          </table:table-cell>
          <table:table-cell office:value-type="float" office:value="5644" calcext:value-type="float">
            <text:p>5644</text:p>
          </table:table-cell>
          <table:table-cell office:value-type="float" office:value="7411" calcext:value-type="float">
            <text:p>7411</text:p>
          </table:table-cell>
          <table:table-cell office:value-type="float" office:value="9092" calcext:value-type="float">
            <text:p>9092</text:p>
          </table:table-cell>
          <table:table-cell office:value-type="float" office:value="10028" calcext:value-type="float">
            <text:p>10028</text:p>
          </table:table-cell>
          <table:table-cell office:value-type="float" office:value="18951" calcext:value-type="float">
            <text:p>18951</text:p>
          </table:table-cell>
          <table:table-cell table:style-name="ce50" table:formula="of:=SUM([.C59:.P59])" office:value-type="float" office:value="63951" calcext:value-type="float">
            <text:p>63.951</text:p>
          </table:table-cell>
          <table:table-cell table:number-columns-repeated="13"/>
        </table:table-row>
        <table:table-row table:style-name="ro2">
          <table:table-cell table:style-name="ce42" office:value-type="float" office:value="2003" calcext:value-type="float">
            <text:p>2003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387" calcext:value-type="float">
            <text:p>387</text:p>
          </table:table-cell>
          <table:table-cell office:value-type="float" office:value="552" calcext:value-type="float">
            <text:p>552</text:p>
          </table:table-cell>
          <table:table-cell office:value-type="float" office:value="283" calcext:value-type="float">
            <text:p>283</text:p>
          </table:table-cell>
          <table:table-cell office:value-type="float" office:value="553" calcext:value-type="float">
            <text:p>553</text:p>
          </table:table-cell>
          <table:table-cell office:value-type="float" office:value="940" calcext:value-type="float">
            <text:p>940</text:p>
          </table:table-cell>
          <table:table-cell office:value-type="float" office:value="1393" calcext:value-type="float">
            <text:p>1393</text:p>
          </table:table-cell>
          <table:table-cell office:value-type="float" office:value="1969" calcext:value-type="float">
            <text:p>1969</text:p>
          </table:table-cell>
          <table:table-cell office:value-type="float" office:value="2345" calcext:value-type="float">
            <text:p>2345</text:p>
          </table:table-cell>
          <table:table-cell office:value-type="float" office:value="4204" calcext:value-type="float">
            <text:p>4204</text:p>
          </table:table-cell>
          <table:table-cell office:value-type="float" office:value="5910" calcext:value-type="float">
            <text:p>5910</text:p>
          </table:table-cell>
          <table:table-cell office:value-type="float" office:value="7212" calcext:value-type="float">
            <text:p>7212</text:p>
          </table:table-cell>
          <table:table-cell office:value-type="float" office:value="9437" calcext:value-type="float">
            <text:p>9437</text:p>
          </table:table-cell>
          <table:table-cell office:value-type="float" office:value="11274" calcext:value-type="float">
            <text:p>11274</text:p>
          </table:table-cell>
          <table:table-cell office:value-type="float" office:value="18060" calcext:value-type="float">
            <text:p>18060</text:p>
          </table:table-cell>
          <table:table-cell table:style-name="ce50" table:formula="of:=SUM([.C60:.P60])" office:value-type="float" office:value="64519" calcext:value-type="float">
            <text:p>64.519</text:p>
          </table:table-cell>
          <table:table-cell table:number-columns-repeated="13"/>
        </table:table-row>
        <table:table-row table:style-name="ro2">
          <table:table-cell table:style-name="ce42" office:value-type="float" office:value="2004" calcext:value-type="float">
            <text:p>2004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310" calcext:value-type="float">
            <text:p>310</text:p>
          </table:table-cell>
          <table:table-cell office:value-type="float" office:value="524" calcext:value-type="float">
            <text:p>524</text:p>
          </table:table-cell>
          <table:table-cell office:value-type="float" office:value="270" calcext:value-type="float">
            <text:p>270</text:p>
          </table:table-cell>
          <table:table-cell office:value-type="float" office:value="505" calcext:value-type="float">
            <text:p>505</text:p>
          </table:table-cell>
          <table:table-cell office:value-type="float" office:value="916" calcext:value-type="float">
            <text:p>916</text:p>
          </table:table-cell>
          <table:table-cell office:value-type="float" office:value="1364" calcext:value-type="float">
            <text:p>1364</text:p>
          </table:table-cell>
          <table:table-cell office:value-type="float" office:value="1882" calcext:value-type="float">
            <text:p>1882</text:p>
          </table:table-cell>
          <table:table-cell office:value-type="float" office:value="2336" calcext:value-type="float">
            <text:p>2336</text:p>
          </table:table-cell>
          <table:table-cell office:value-type="float" office:value="3993" calcext:value-type="float">
            <text:p>3993</text:p>
          </table:table-cell>
          <table:table-cell office:value-type="float" office:value="6013" calcext:value-type="float">
            <text:p>6013</text:p>
          </table:table-cell>
          <table:table-cell office:value-type="float" office:value="7081" calcext:value-type="float">
            <text:p>7081</text:p>
          </table:table-cell>
          <table:table-cell office:value-type="float" office:value="9256" calcext:value-type="float">
            <text:p>9256</text:p>
          </table:table-cell>
          <table:table-cell office:value-type="float" office:value="11903" calcext:value-type="float">
            <text:p>11903</text:p>
          </table:table-cell>
          <table:table-cell office:value-type="float" office:value="17157" calcext:value-type="float">
            <text:p>17157</text:p>
          </table:table-cell>
          <table:table-cell table:style-name="ce50" table:formula="of:=SUM([.C61:.P61])" office:value-type="float" office:value="63510" calcext:value-type="float">
            <text:p>63.510</text:p>
          </table:table-cell>
          <table:table-cell table:number-columns-repeated="13"/>
        </table:table-row>
        <table:table-row table:style-name="ro2">
          <table:table-cell table:style-name="ce42" office:value-type="float" office:value="2005" calcext:value-type="float">
            <text:p>2005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313" calcext:value-type="float">
            <text:p>313</text:p>
          </table:table-cell>
          <table:table-cell office:value-type="float" office:value="489" calcext:value-type="float">
            <text:p>489</text:p>
          </table:table-cell>
          <table:table-cell office:value-type="float" office:value="217" calcext:value-type="float">
            <text:p>217</text:p>
          </table:table-cell>
          <table:table-cell office:value-type="float" office:value="493" calcext:value-type="float">
            <text:p>493</text:p>
          </table:table-cell>
          <table:table-cell office:value-type="float" office:value="884" calcext:value-type="float">
            <text:p>884</text:p>
          </table:table-cell>
          <table:table-cell office:value-type="float" office:value="1328" calcext:value-type="float">
            <text:p>1328</text:p>
          </table:table-cell>
          <table:table-cell office:value-type="float" office:value="1890" calcext:value-type="float">
            <text:p>1890</text:p>
          </table:table-cell>
          <table:table-cell office:value-type="float" office:value="2283" calcext:value-type="float">
            <text:p>2283</text:p>
          </table:table-cell>
          <table:table-cell office:value-type="float" office:value="3624" calcext:value-type="float">
            <text:p>3624</text:p>
          </table:table-cell>
          <table:table-cell office:value-type="float" office:value="5961" calcext:value-type="float">
            <text:p>5961</text:p>
          </table:table-cell>
          <table:table-cell office:value-type="float" office:value="6703" calcext:value-type="float">
            <text:p>6703</text:p>
          </table:table-cell>
          <table:table-cell office:value-type="float" office:value="9102" calcext:value-type="float">
            <text:p>9102</text:p>
          </table:table-cell>
          <table:table-cell office:value-type="float" office:value="11067" calcext:value-type="float">
            <text:p>11067</text:p>
          </table:table-cell>
          <table:table-cell office:value-type="float" office:value="17907" calcext:value-type="float">
            <text:p>17907</text:p>
          </table:table-cell>
          <table:table-cell table:style-name="ce50" table:formula="of:=SUM([.C62:.P62])" office:value-type="float" office:value="62261" calcext:value-type="float">
            <text:p>62.261</text:p>
          </table:table-cell>
          <table:table-cell table:number-columns-repeated="13"/>
        </table:table-row>
        <table:table-row table:style-name="ro2">
          <table:table-cell table:style-name="ce42" office:value-type="float" office:value="2006" calcext:value-type="float">
            <text:p>2006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 office:value-type="float" office:value="477" calcext:value-type="float">
            <text:p>477</text:p>
          </table:table-cell>
          <table:table-cell office:value-type="float" office:value="219" calcext:value-type="float">
            <text:p>219</text:p>
          </table:table-cell>
          <table:table-cell office:value-type="float" office:value="448" calcext:value-type="float">
            <text:p>448</text:p>
          </table:table-cell>
          <table:table-cell office:value-type="float" office:value="833" calcext:value-type="float">
            <text:p>833</text:p>
          </table:table-cell>
          <table:table-cell office:value-type="float" office:value="1306" calcext:value-type="float">
            <text:p>1306</text:p>
          </table:table-cell>
          <table:table-cell office:value-type="float" office:value="1887" calcext:value-type="float">
            <text:p>1887</text:p>
          </table:table-cell>
          <table:table-cell office:value-type="float" office:value="2497" calcext:value-type="float">
            <text:p>2497</text:p>
          </table:table-cell>
          <table:table-cell office:value-type="float" office:value="3227" calcext:value-type="float">
            <text:p>3227</text:p>
          </table:table-cell>
          <table:table-cell office:value-type="float" office:value="5966" calcext:value-type="float">
            <text:p>5966</text:p>
          </table:table-cell>
          <table:table-cell office:value-type="float" office:value="7156" calcext:value-type="float">
            <text:p>7156</text:p>
          </table:table-cell>
          <table:table-cell office:value-type="float" office:value="9380" calcext:value-type="float">
            <text:p>9380</text:p>
          </table:table-cell>
          <table:table-cell office:value-type="float" office:value="11429" calcext:value-type="float">
            <text:p>11429</text:p>
          </table:table-cell>
          <table:table-cell office:value-type="float" office:value="19377" calcext:value-type="float">
            <text:p>19377</text:p>
          </table:table-cell>
          <table:table-cell table:style-name="ce50" table:formula="of:=SUM([.C63:.P63])" office:value-type="float" office:value="64502" calcext:value-type="float">
            <text:p>64.502</text:p>
          </table:table-cell>
          <table:table-cell table:number-columns-repeated="13"/>
        </table:table-row>
        <table:table-row table:style-name="ro2">
          <table:table-cell table:style-name="ce42" office:value-type="float" office:value="2007" calcext:value-type="float">
            <text:p>2007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335" calcext:value-type="float">
            <text:p>335</text:p>
          </table:table-cell>
          <table:table-cell office:value-type="float" office:value="478" calcext:value-type="float">
            <text:p>478</text:p>
          </table:table-cell>
          <table:table-cell office:value-type="float" office:value="202" calcext:value-type="float">
            <text:p>202</text:p>
          </table:table-cell>
          <table:table-cell office:value-type="float" office:value="370" calcext:value-type="float">
            <text:p>370</text:p>
          </table:table-cell>
          <table:table-cell office:value-type="float" office:value="748" calcext:value-type="float">
            <text:p>748</text:p>
          </table:table-cell>
          <table:table-cell office:value-type="float" office:value="1282" calcext:value-type="float">
            <text:p>1282</text:p>
          </table:table-cell>
          <table:table-cell office:value-type="float" office:value="1791" calcext:value-type="float">
            <text:p>1791</text:p>
          </table:table-cell>
          <table:table-cell office:value-type="float" office:value="2564" calcext:value-type="float">
            <text:p>2564</text:p>
          </table:table-cell>
          <table:table-cell office:value-type="float" office:value="3147" calcext:value-type="float">
            <text:p>3147</text:p>
          </table:table-cell>
          <table:table-cell office:value-type="float" office:value="5675" calcext:value-type="float">
            <text:p>5675</text:p>
          </table:table-cell>
          <table:table-cell office:value-type="float" office:value="6914" calcext:value-type="float">
            <text:p>6914</text:p>
          </table:table-cell>
          <table:table-cell office:value-type="float" office:value="9229" calcext:value-type="float">
            <text:p>9229</text:p>
          </table:table-cell>
          <table:table-cell office:value-type="float" office:value="10977" calcext:value-type="float">
            <text:p>10977</text:p>
          </table:table-cell>
          <table:table-cell office:value-type="float" office:value="19417" calcext:value-type="float">
            <text:p>19417</text:p>
          </table:table-cell>
          <table:table-cell table:style-name="ce50" table:formula="of:=SUM([.C64:.P64])" office:value-type="float" office:value="63129" calcext:value-type="float">
            <text:p>63.129</text:p>
          </table:table-cell>
          <table:table-cell table:number-columns-repeated="13"/>
        </table:table-row>
        <table:table-row table:style-name="ro2">
          <table:table-cell table:style-name="ce42" office:value-type="float" office:value="2008" calcext:value-type="float">
            <text:p>2008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306" calcext:value-type="float">
            <text:p>306</text:p>
          </table:table-cell>
          <table:table-cell office:value-type="float" office:value="398" calcext:value-type="float">
            <text:p>398</text:p>
          </table:table-cell>
          <table:table-cell office:value-type="float" office:value="242" calcext:value-type="float">
            <text:p>242</text:p>
          </table:table-cell>
          <table:table-cell office:value-type="float" office:value="368" calcext:value-type="float">
            <text:p>368</text:p>
          </table:table-cell>
          <table:table-cell office:value-type="float" office:value="733" calcext:value-type="float">
            <text:p>733</text:p>
          </table:table-cell>
          <table:table-cell office:value-type="float" office:value="1272" calcext:value-type="float">
            <text:p>1272</text:p>
          </table:table-cell>
          <table:table-cell office:value-type="float" office:value="1862" calcext:value-type="float">
            <text:p>1862</text:p>
          </table:table-cell>
          <table:table-cell office:value-type="float" office:value="2511" calcext:value-type="float">
            <text:p>2511</text:p>
          </table:table-cell>
          <table:table-cell office:value-type="float" office:value="3129" calcext:value-type="float">
            <text:p>3129</text:p>
          </table:table-cell>
          <table:table-cell office:value-type="float" office:value="5563" calcext:value-type="float">
            <text:p>5563</text:p>
          </table:table-cell>
          <table:table-cell office:value-type="float" office:value="7419" calcext:value-type="float">
            <text:p>7419</text:p>
          </table:table-cell>
          <table:table-cell office:value-type="float" office:value="8939" calcext:value-type="float">
            <text:p>8939</text:p>
          </table:table-cell>
          <table:table-cell office:value-type="float" office:value="11358" calcext:value-type="float">
            <text:p>11358</text:p>
          </table:table-cell>
          <table:table-cell office:value-type="float" office:value="20109" calcext:value-type="float">
            <text:p>20109</text:p>
          </table:table-cell>
          <table:table-cell table:style-name="ce50" table:formula="of:=SUM([.C65:.P65])" office:value-type="float" office:value="64209" calcext:value-type="float">
            <text:p>64.209</text:p>
          </table:table-cell>
          <table:table-cell table:number-columns-repeated="13"/>
        </table:table-row>
        <table:table-row table:style-name="ro2">
          <table:table-cell table:style-name="ce42" office:value-type="float" office:value="2009" calcext:value-type="float">
            <text:p>2009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281" calcext:value-type="float">
            <text:p>281</text:p>
          </table:table-cell>
          <table:table-cell office:value-type="float" office:value="431" calcext:value-type="float">
            <text:p>431</text:p>
          </table:table-cell>
          <table:table-cell office:value-type="float" office:value="180" calcext:value-type="float">
            <text:p>180</text:p>
          </table:table-cell>
          <table:table-cell office:value-type="float" office:value="323" calcext:value-type="float">
            <text:p>323</text:p>
          </table:table-cell>
          <table:table-cell office:value-type="float" office:value="729" calcext:value-type="float">
            <text:p>729</text:p>
          </table:table-cell>
          <table:table-cell office:value-type="float" office:value="1318" calcext:value-type="float">
            <text:p>1318</text:p>
          </table:table-cell>
          <table:table-cell office:value-type="float" office:value="1896" calcext:value-type="float">
            <text:p>1896</text:p>
          </table:table-cell>
          <table:table-cell office:value-type="float" office:value="2650" calcext:value-type="float">
            <text:p>2650</text:p>
          </table:table-cell>
          <table:table-cell office:value-type="float" office:value="3091" calcext:value-type="float">
            <text:p>3091</text:p>
          </table:table-cell>
          <table:table-cell office:value-type="float" office:value="5249" calcext:value-type="float">
            <text:p>5249</text:p>
          </table:table-cell>
          <table:table-cell office:value-type="float" office:value="7405" calcext:value-type="float">
            <text:p>7405</text:p>
          </table:table-cell>
          <table:table-cell office:value-type="float" office:value="8541" calcext:value-type="float">
            <text:p>8541</text:p>
          </table:table-cell>
          <table:table-cell office:value-type="float" office:value="11392" calcext:value-type="float">
            <text:p>11392</text:p>
          </table:table-cell>
          <table:table-cell office:value-type="float" office:value="20002" calcext:value-type="float">
            <text:p>20002</text:p>
          </table:table-cell>
          <table:table-cell table:style-name="ce50" table:formula="of:=SUM([.C66:.P66])" office:value-type="float" office:value="63488" calcext:value-type="float">
            <text:p>63.488</text:p>
          </table:table-cell>
          <table:table-cell table:number-columns-repeated="13"/>
        </table:table-row>
        <table:table-row table:style-name="ro2">
          <table:table-cell table:style-name="ce42" office:value-type="float" office:value="2010" calcext:value-type="float">
            <text:p>2010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290" calcext:value-type="float">
            <text:p>290</text:p>
          </table:table-cell>
          <table:table-cell office:value-type="float" office:value="463" calcext:value-type="float">
            <text:p>463</text:p>
          </table:table-cell>
          <table:table-cell office:value-type="float" office:value="238" calcext:value-type="float">
            <text:p>238</text:p>
          </table:table-cell>
          <table:table-cell office:value-type="float" office:value="315" calcext:value-type="float">
            <text:p>315</text:p>
          </table:table-cell>
          <table:table-cell office:value-type="float" office:value="720" calcext:value-type="float">
            <text:p>720</text:p>
          </table:table-cell>
          <table:table-cell office:value-type="float" office:value="1294" calcext:value-type="float">
            <text:p>1294</text:p>
          </table:table-cell>
          <table:table-cell office:value-type="float" office:value="1945" calcext:value-type="float">
            <text:p>1945</text:p>
          </table:table-cell>
          <table:table-cell office:value-type="float" office:value="2650" calcext:value-type="float">
            <text:p>2650</text:p>
          </table:table-cell>
          <table:table-cell office:value-type="float" office:value="3219" calcext:value-type="float">
            <text:p>3219</text:p>
          </table:table-cell>
          <table:table-cell office:value-type="float" office:value="4912" calcext:value-type="float">
            <text:p>4912</text:p>
          </table:table-cell>
          <table:table-cell office:value-type="float" office:value="7867" calcext:value-type="float">
            <text:p>7867</text:p>
          </table:table-cell>
          <table:table-cell office:value-type="float" office:value="9032" calcext:value-type="float">
            <text:p>9032</text:p>
          </table:table-cell>
          <table:table-cell office:value-type="float" office:value="11844" calcext:value-type="float">
            <text:p>11844</text:p>
          </table:table-cell>
          <table:table-cell office:value-type="float" office:value="21857" calcext:value-type="float">
            <text:p>21857</text:p>
          </table:table-cell>
          <table:table-cell table:style-name="ce50" table:formula="of:=SUM([.C67:.P67])" office:value-type="float" office:value="66646" calcext:value-type="float">
            <text:p>66.646</text:p>
          </table:table-cell>
          <table:table-cell table:number-columns-repeated="13"/>
        </table:table-row>
        <table:table-row table:style-name="ro2">
          <table:table-cell table:style-name="ce42" office:value-type="float" office:value="2011" calcext:value-type="float">
            <text:p>2011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290" calcext:value-type="float">
            <text:p>290</text:p>
          </table:table-cell>
          <table:table-cell office:value-type="float" office:value="409" calcext:value-type="float">
            <text:p>409</text:p>
          </table:table-cell>
          <table:table-cell office:value-type="float" office:value="188" calcext:value-type="float">
            <text:p>188</text:p>
          </table:table-cell>
          <table:table-cell office:value-type="float" office:value="297" calcext:value-type="float">
            <text:p>297</text:p>
          </table:table-cell>
          <table:table-cell office:value-type="float" office:value="724" calcext:value-type="float">
            <text:p>724</text:p>
          </table:table-cell>
          <table:table-cell office:value-type="float" office:value="1196" calcext:value-type="float">
            <text:p>1196</text:p>
          </table:table-cell>
          <table:table-cell office:value-type="float" office:value="1894" calcext:value-type="float">
            <text:p>1894</text:p>
          </table:table-cell>
          <table:table-cell office:value-type="float" office:value="2583" calcext:value-type="float">
            <text:p>2583</text:p>
          </table:table-cell>
          <table:table-cell office:value-type="float" office:value="3395" calcext:value-type="float">
            <text:p>3395</text:p>
          </table:table-cell>
          <table:table-cell office:value-type="float" office:value="4219" calcext:value-type="float">
            <text:p>4219</text:p>
          </table:table-cell>
          <table:table-cell office:value-type="float" office:value="7638" calcext:value-type="float">
            <text:p>7638</text:p>
          </table:table-cell>
          <table:table-cell office:value-type="float" office:value="9237" calcext:value-type="float">
            <text:p>9237</text:p>
          </table:table-cell>
          <table:table-cell office:value-type="float" office:value="11437" calcext:value-type="float">
            <text:p>11437</text:p>
          </table:table-cell>
          <table:table-cell office:value-type="float" office:value="21610" calcext:value-type="float">
            <text:p>21610</text:p>
          </table:table-cell>
          <table:table-cell table:style-name="ce50" table:formula="of:=SUM([.C68:.P68])" office:value-type="float" office:value="65117" calcext:value-type="float">
            <text:p>65.117</text:p>
          </table:table-cell>
          <table:table-cell table:number-columns-repeated="13"/>
        </table:table-row>
        <table:table-row table:style-name="ro2">
          <table:table-cell table:style-name="ce42" office:value-type="float" office:value="2012" calcext:value-type="float">
            <text:p>2012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  <table:table-cell office:value-type="float" office:value="398" calcext:value-type="float">
            <text:p>398</text:p>
          </table:table-cell>
          <table:table-cell office:value-type="float" office:value="167" calcext:value-type="float">
            <text:p>167</text:p>
          </table:table-cell>
          <table:table-cell office:value-type="float" office:value="247" calcext:value-type="float">
            <text:p>247</text:p>
          </table:table-cell>
          <table:table-cell office:value-type="float" office:value="554" calcext:value-type="float">
            <text:p>554</text:p>
          </table:table-cell>
          <table:table-cell office:value-type="float" office:value="1207" calcext:value-type="float">
            <text:p>1207</text:p>
          </table:table-cell>
          <table:table-cell office:value-type="float" office:value="1916" calcext:value-type="float">
            <text:p>1916</text:p>
          </table:table-cell>
          <table:table-cell office:value-type="float" office:value="2638" calcext:value-type="float">
            <text:p>2638</text:p>
          </table:table-cell>
          <table:table-cell office:value-type="float" office:value="3448" calcext:value-type="float">
            <text:p>3448</text:p>
          </table:table-cell>
          <table:table-cell office:value-type="float" office:value="4155" calcext:value-type="float">
            <text:p>4155</text:p>
          </table:table-cell>
          <table:table-cell office:value-type="float" office:value="7644" calcext:value-type="float">
            <text:p>7644</text:p>
          </table:table-cell>
          <table:table-cell office:value-type="float" office:value="9286" calcext:value-type="float">
            <text:p>9286</text:p>
          </table:table-cell>
          <table:table-cell office:value-type="float" office:value="11728" calcext:value-type="float">
            <text:p>11728</text:p>
          </table:table-cell>
          <table:table-cell office:value-type="float" office:value="22442" calcext:value-type="float">
            <text:p>22442</text:p>
          </table:table-cell>
          <table:table-cell table:style-name="ce50" table:formula="of:=SUM([.C69:.P69])" office:value-type="float" office:value="66100" calcext:value-type="float">
            <text:p>66.100</text:p>
          </table:table-cell>
          <table:table-cell table:number-columns-repeated="13"/>
        </table:table-row>
        <table:table-row table:style-name="ro2">
          <table:table-cell table:style-name="ce42" office:value-type="float" office:value="2013" calcext:value-type="float">
            <text:p>2013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368" calcext:value-type="float">
            <text:p>368</text:p>
          </table:table-cell>
          <table:table-cell office:value-type="float" office:value="199" calcext:value-type="float">
            <text:p>199</text:p>
          </table:table-cell>
          <table:table-cell office:value-type="float" office:value="274" calcext:value-type="float">
            <text:p>274</text:p>
          </table:table-cell>
          <table:table-cell office:value-type="float" office:value="541" calcext:value-type="float">
            <text:p>541</text:p>
          </table:table-cell>
          <table:table-cell office:value-type="float" office:value="1107" calcext:value-type="float">
            <text:p>1107</text:p>
          </table:table-cell>
          <table:table-cell office:value-type="float" office:value="1872" calcext:value-type="float">
            <text:p>1872</text:p>
          </table:table-cell>
          <table:table-cell office:value-type="float" office:value="2599" calcext:value-type="float">
            <text:p>2599</text:p>
          </table:table-cell>
          <table:table-cell office:value-type="float" office:value="3474" calcext:value-type="float">
            <text:p>3474</text:p>
          </table:table-cell>
          <table:table-cell office:value-type="float" office:value="4071" calcext:value-type="float">
            <text:p>4071</text:p>
          </table:table-cell>
          <table:table-cell office:value-type="float" office:value="7255" calcext:value-type="float">
            <text:p>7255</text:p>
          </table:table-cell>
          <table:table-cell office:value-type="float" office:value="9750" calcext:value-type="float">
            <text:p>9750</text:p>
          </table:table-cell>
          <table:table-cell office:value-type="float" office:value="11103" calcext:value-type="float">
            <text:p>11103</text:p>
          </table:table-cell>
          <table:table-cell office:value-type="float" office:value="22732" calcext:value-type="float">
            <text:p>22732</text:p>
          </table:table-cell>
          <table:table-cell table:style-name="ce50" table:formula="of:=SUM([.C70:.P70])" office:value-type="float" office:value="65600" calcext:value-type="float">
            <text:p>65.600</text:p>
          </table:table-cell>
          <table:table-cell table:number-columns-repeated="13"/>
        </table:table-row>
        <table:table-row table:style-name="ro2">
          <table:table-cell table:style-name="ce42" office:value-type="float" office:value="2014" calcext:value-type="float">
            <text:p>2014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286" calcext:value-type="float">
            <text:p>286</text:p>
          </table:table-cell>
          <table:table-cell office:value-type="float" office:value="361" calcext:value-type="float">
            <text:p>361</text:p>
          </table:table-cell>
          <table:table-cell office:value-type="float" office:value="202" calcext:value-type="float">
            <text:p>202</text:p>
          </table:table-cell>
          <table:table-cell office:value-type="float" office:value="268" calcext:value-type="float">
            <text:p>268</text:p>
          </table:table-cell>
          <table:table-cell office:value-type="float" office:value="529" calcext:value-type="float">
            <text:p>529</text:p>
          </table:table-cell>
          <table:table-cell office:value-type="float" office:value="1109" calcext:value-type="float">
            <text:p>1109</text:p>
          </table:table-cell>
          <table:table-cell office:value-type="float" office:value="1921" calcext:value-type="float">
            <text:p>1921</text:p>
          </table:table-cell>
          <table:table-cell office:value-type="float" office:value="2703" calcext:value-type="float">
            <text:p>2703</text:p>
          </table:table-cell>
          <table:table-cell office:value-type="float" office:value="3675" calcext:value-type="float">
            <text:p>3675</text:p>
          </table:table-cell>
          <table:table-cell office:value-type="float" office:value="4122" calcext:value-type="float">
            <text:p>4122</text:p>
          </table:table-cell>
          <table:table-cell office:value-type="float" office:value="7263" calcext:value-type="float">
            <text:p>7263</text:p>
          </table:table-cell>
          <table:table-cell office:value-type="float" office:value="10315" calcext:value-type="float">
            <text:p>10315</text:p>
          </table:table-cell>
          <table:table-cell office:value-type="float" office:value="11161" calcext:value-type="float">
            <text:p>11161</text:p>
          </table:table-cell>
          <table:table-cell office:value-type="float" office:value="24611" calcext:value-type="float">
            <text:p>24611</text:p>
          </table:table-cell>
          <table:table-cell table:style-name="ce50" table:formula="of:=SUM([.C71:.P71])" office:value-type="float" office:value="68526" calcext:value-type="float">
            <text:p>68.526</text:p>
          </table:table-cell>
          <table:table-cell table:number-columns-repeated="13"/>
        </table:table-row>
        <table:table-row table:style-name="ro2">
          <table:table-cell table:style-name="ce42" office:value-type="float" office:value="2015" calcext:value-type="float">
            <text:p>2015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253" calcext:value-type="float">
            <text:p>253</text:p>
          </table:table-cell>
          <table:table-cell office:value-type="float" office:value="353" calcext:value-type="float">
            <text:p>353</text:p>
          </table:table-cell>
          <table:table-cell office:value-type="float" office:value="225" calcext:value-type="float">
            <text:p>225</text:p>
          </table:table-cell>
          <table:table-cell office:value-type="float" office:value="296" calcext:value-type="float">
            <text:p>296</text:p>
          </table:table-cell>
          <table:table-cell office:value-type="float" office:value="478" calcext:value-type="float">
            <text:p>478</text:p>
          </table:table-cell>
          <table:table-cell office:value-type="float" office:value="986" calcext:value-type="float">
            <text:p>986</text:p>
          </table:table-cell>
          <table:table-cell office:value-type="float" office:value="1938" calcext:value-type="float">
            <text:p>1938</text:p>
          </table:table-cell>
          <table:table-cell office:value-type="float" office:value="2710" calcext:value-type="float">
            <text:p>2710</text:p>
          </table:table-cell>
          <table:table-cell office:value-type="float" office:value="3622" calcext:value-type="float">
            <text:p>3622</text:p>
          </table:table-cell>
          <table:table-cell office:value-type="float" office:value="4366" calcext:value-type="float">
            <text:p>4366</text:p>
          </table:table-cell>
          <table:table-cell office:value-type="float" office:value="6505" calcext:value-type="float">
            <text:p>6505</text:p>
          </table:table-cell>
          <table:table-cell office:value-type="float" office:value="10328" calcext:value-type="float">
            <text:p>10328</text:p>
          </table:table-cell>
          <table:table-cell office:value-type="float" office:value="11573" calcext:value-type="float">
            <text:p>11573</text:p>
          </table:table-cell>
          <table:table-cell office:value-type="float" office:value="24185" calcext:value-type="float">
            <text:p>24185</text:p>
          </table:table-cell>
          <table:table-cell table:style-name="ce50" table:formula="of:=SUM([.C72:.P72])" office:value-type="float" office:value="67818" calcext:value-type="float">
            <text:p>67.818</text:p>
          </table:table-cell>
          <table:table-cell table:number-columns-repeated="13"/>
        </table:table-row>
        <table:table-row table:style-name="ro2">
          <table:table-cell table:style-name="ce42" office:value-type="float" office:value="2016" calcext:value-type="float">
            <text:p>2016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313" calcext:value-type="float">
            <text:p>313</text:p>
          </table:table-cell>
          <table:table-cell office:value-type="float" office:value="380" calcext:value-type="float">
            <text:p>380</text:p>
          </table:table-cell>
          <table:table-cell office:value-type="float" office:value="201" calcext:value-type="float">
            <text:p>201</text:p>
          </table:table-cell>
          <table:table-cell office:value-type="float" office:value="296" calcext:value-type="float">
            <text:p>296</text:p>
          </table:table-cell>
          <table:table-cell office:value-type="float" office:value="478" calcext:value-type="float">
            <text:p>478</text:p>
          </table:table-cell>
          <table:table-cell office:value-type="float" office:value="1026" calcext:value-type="float">
            <text:p>1026</text:p>
          </table:table-cell>
          <table:table-cell office:value-type="float" office:value="1772" calcext:value-type="float">
            <text:p>1772</text:p>
          </table:table-cell>
          <table:table-cell office:value-type="float" office:value="2830" calcext:value-type="float">
            <text:p>2830</text:p>
          </table:table-cell>
          <table:table-cell office:value-type="float" office:value="3569" calcext:value-type="float">
            <text:p>3569</text:p>
          </table:table-cell>
          <table:table-cell office:value-type="float" office:value="4778" calcext:value-type="float">
            <text:p>4778</text:p>
          </table:table-cell>
          <table:table-cell office:value-type="float" office:value="5863" calcext:value-type="float">
            <text:p>5863</text:p>
          </table:table-cell>
          <table:table-cell office:value-type="float" office:value="10483" calcext:value-type="float">
            <text:p>10483</text:p>
          </table:table-cell>
          <table:table-cell office:value-type="float" office:value="11770" calcext:value-type="float">
            <text:p>11770</text:p>
          </table:table-cell>
          <table:table-cell office:value-type="float" office:value="25278" calcext:value-type="float">
            <text:p>25278</text:p>
          </table:table-cell>
          <table:table-cell table:style-name="ce50" table:formula="of:=SUM([.C73:.P73])" office:value-type="float" office:value="69037" calcext:value-type="float">
            <text:p>69.037</text:p>
          </table:table-cell>
          <table:table-cell table:number-columns-repeated="13"/>
        </table:table-row>
        <table:table-row table:style-name="ro2">
          <table:table-cell table:style-name="ce42" office:value-type="float" office:value="2017" calcext:value-type="float">
            <text:p>2017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269" calcext:value-type="float">
            <text:p>269</text:p>
          </table:table-cell>
          <table:table-cell office:value-type="float" office:value="351" calcext:value-type="float">
            <text:p>351</text:p>
          </table:table-cell>
          <table:table-cell office:value-type="float" office:value="217" calcext:value-type="float">
            <text:p>217</text:p>
          </table:table-cell>
          <table:table-cell office:value-type="float" office:value="303" calcext:value-type="float">
            <text:p>303</text:p>
          </table:table-cell>
          <table:table-cell office:value-type="float" office:value="409" calcext:value-type="float">
            <text:p>409</text:p>
          </table:table-cell>
          <table:table-cell office:value-type="float" office:value="968" calcext:value-type="float">
            <text:p>968</text:p>
          </table:table-cell>
          <table:table-cell office:value-type="float" office:value="1777" calcext:value-type="float">
            <text:p>1777</text:p>
          </table:table-cell>
          <table:table-cell office:value-type="float" office:value="2704" calcext:value-type="float">
            <text:p>2704</text:p>
          </table:table-cell>
          <table:table-cell office:value-type="float" office:value="3561" calcext:value-type="float">
            <text:p>3561</text:p>
          </table:table-cell>
          <table:table-cell office:value-type="float" office:value="4861" calcext:value-type="float">
            <text:p>4861</text:p>
          </table:table-cell>
          <table:table-cell office:value-type="float" office:value="5771" calcext:value-type="float">
            <text:p>5771</text:p>
          </table:table-cell>
          <table:table-cell office:value-type="float" office:value="10490" calcext:value-type="float">
            <text:p>10490</text:p>
          </table:table-cell>
          <table:table-cell office:value-type="float" office:value="12351" calcext:value-type="float">
            <text:p>12351</text:p>
          </table:table-cell>
          <table:table-cell office:value-type="float" office:value="25359" calcext:value-type="float">
            <text:p>25359</text:p>
          </table:table-cell>
          <table:table-cell table:style-name="ce50" table:formula="of:=SUM([.C74:.P74])" office:value-type="float" office:value="69391" calcext:value-type="float">
            <text:p>69.391</text:p>
          </table:table-cell>
          <table:table-cell table:number-columns-repeated="13"/>
        </table:table-row>
        <table:table-row table:style-name="ro2">
          <table:table-cell table:style-name="ce42" office:value-type="float" office:value="2018" calcext:value-type="float">
            <text:p>2018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269" calcext:value-type="float">
            <text:p>269</text:p>
          </table:table-cell>
          <table:table-cell office:value-type="float" office:value="329" calcext:value-type="float">
            <text:p>329</text:p>
          </table:table-cell>
          <table:table-cell office:value-type="float" office:value="199" calcext:value-type="float">
            <text:p>199</text:p>
          </table:table-cell>
          <table:table-cell office:value-type="float" office:value="280" calcext:value-type="float">
            <text:p>280</text:p>
          </table:table-cell>
          <table:table-cell office:value-type="float" office:value="418" calcext:value-type="float">
            <text:p>418</text:p>
          </table:table-cell>
          <table:table-cell office:value-type="float" office:value="849" calcext:value-type="float">
            <text:p>849</text:p>
          </table:table-cell>
          <table:table-cell office:value-type="float" office:value="1759" calcext:value-type="float">
            <text:p>1759</text:p>
          </table:table-cell>
          <table:table-cell office:value-type="float" office:value="2742" calcext:value-type="float">
            <text:p>2742</text:p>
          </table:table-cell>
          <table:table-cell office:value-type="float" office:value="3756" calcext:value-type="float">
            <text:p>3756</text:p>
          </table:table-cell>
          <table:table-cell office:value-type="float" office:value="5013" calcext:value-type="float">
            <text:p>5013</text:p>
          </table:table-cell>
          <table:table-cell office:value-type="float" office:value="5582" calcext:value-type="float">
            <text:p>5582</text:p>
          </table:table-cell>
          <table:table-cell office:value-type="float" office:value="9880" calcext:value-type="float">
            <text:p>9880</text:p>
          </table:table-cell>
          <table:table-cell office:value-type="float" office:value="13066" calcext:value-type="float">
            <text:p>13066</text:p>
          </table:table-cell>
          <table:table-cell office:value-type="float" office:value="25566" calcext:value-type="float">
            <text:p>25566</text:p>
          </table:table-cell>
          <table:table-cell table:style-name="ce50" table:formula="of:=SUM([.C75:.P75])" office:value-type="float" office:value="69708" calcext:value-type="float">
            <text:p>69.708</text:p>
          </table:table-cell>
          <table:table-cell table:number-columns-repeated="13"/>
        </table:table-row>
        <table:table-row table:style-name="ro2">
          <table:table-cell table:style-name="ce42" office:value-type="float" office:value="2019" calcext:value-type="float">
            <text:p>2019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285" calcext:value-type="float">
            <text:p>285</text:p>
          </table:table-cell>
          <table:table-cell office:value-type="float" office:value="303" calcext:value-type="float">
            <text:p>303</text:p>
          </table:table-cell>
          <table:table-cell office:value-type="float" office:value="219" calcext:value-type="float">
            <text:p>219</text:p>
          </table:table-cell>
          <table:table-cell office:value-type="float" office:value="324" calcext:value-type="float">
            <text:p>324</text:p>
          </table:table-cell>
          <table:table-cell office:value-type="float" office:value="432" calcext:value-type="float">
            <text:p>432</text:p>
          </table:table-cell>
          <table:table-cell office:value-type="float" office:value="781" calcext:value-type="float">
            <text:p>781</text:p>
          </table:table-cell>
          <table:table-cell office:value-type="float" office:value="1743" calcext:value-type="float">
            <text:p>1743</text:p>
          </table:table-cell>
          <table:table-cell office:value-type="float" office:value="2769" calcext:value-type="float">
            <text:p>2769</text:p>
          </table:table-cell>
          <table:table-cell office:value-type="float" office:value="3756" calcext:value-type="float">
            <text:p>3756</text:p>
          </table:table-cell>
          <table:table-cell office:value-type="float" office:value="5124" calcext:value-type="float">
            <text:p>5124</text:p>
          </table:table-cell>
          <table:table-cell office:value-type="float" office:value="5593" calcext:value-type="float">
            <text:p>5593</text:p>
          </table:table-cell>
          <table:table-cell office:value-type="float" office:value="9713" calcext:value-type="float">
            <text:p>9713</text:p>
          </table:table-cell>
          <table:table-cell office:value-type="float" office:value="13702" calcext:value-type="float">
            <text:p>13702</text:p>
          </table:table-cell>
          <table:table-cell office:value-type="float" office:value="26278" calcext:value-type="float">
            <text:p>26278</text:p>
          </table:table-cell>
          <table:table-cell table:style-name="ce50" table:formula="of:=SUM([.C76:.P76])" office:value-type="float" office:value="71022" calcext:value-type="float">
            <text:p>71.022</text:p>
          </table:table-cell>
          <table:table-cell table:number-columns-repeated="13"/>
        </table:table-row>
        <table:table-row table:style-name="ro2">
          <table:table-cell table:style-name="ce42" office:value-type="float" office:value="2020" calcext:value-type="float">
            <text:p>2020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277" calcext:value-type="float">
            <text:p>277</text:p>
          </table:table-cell>
          <table:table-cell office:value-type="float" office:value="305" calcext:value-type="float">
            <text:p>305</text:p>
          </table:table-cell>
          <table:table-cell office:value-type="float" office:value="224" calcext:value-type="float">
            <text:p>224</text:p>
          </table:table-cell>
          <table:table-cell office:value-type="float" office:value="318" calcext:value-type="float">
            <text:p>318</text:p>
          </table:table-cell>
          <table:table-cell office:value-type="float" office:value="454" calcext:value-type="float">
            <text:p>454</text:p>
          </table:table-cell>
          <table:table-cell office:value-type="float" office:value="766" calcext:value-type="float">
            <text:p>766</text:p>
          </table:table-cell>
          <table:table-cell office:value-type="float" office:value="1632" calcext:value-type="float">
            <text:p>1632</text:p>
          </table:table-cell>
          <table:table-cell office:value-type="float" office:value="2829" calcext:value-type="float">
            <text:p>2829</text:p>
          </table:table-cell>
          <table:table-cell office:value-type="float" office:value="3956" calcext:value-type="float">
            <text:p>3956</text:p>
          </table:table-cell>
          <table:table-cell office:value-type="float" office:value="5233" calcext:value-type="float">
            <text:p>5233</text:p>
          </table:table-cell>
          <table:table-cell office:value-type="float" office:value="6112" calcext:value-type="float">
            <text:p>6112</text:p>
          </table:table-cell>
          <table:table-cell office:value-type="float" office:value="9267" calcext:value-type="float">
            <text:p>9267</text:p>
          </table:table-cell>
          <table:table-cell office:value-type="float" office:value="14579" calcext:value-type="float">
            <text:p>14579</text:p>
          </table:table-cell>
          <table:table-cell office:value-type="float" office:value="28291" calcext:value-type="float">
            <text:p>28291</text:p>
          </table:table-cell>
          <table:table-cell table:style-name="ce50" table:formula="of:=SUM([.C77:.P77])" office:value-type="float" office:value="74243" calcext:value-type="float">
            <text:p>74.243</text:p>
          </table:table-cell>
          <table:table-cell table:number-columns-repeated="13"/>
        </table:table-row>
        <table:table-row table:style-name="ro2">
          <table:table-cell table:style-name="ce42" office:value-type="float" office:value="2021" calcext:value-type="float">
            <text:p>2021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287" calcext:value-type="float">
            <text:p>287</text:p>
          </table:table-cell>
          <table:table-cell office:value-type="float" office:value="344" calcext:value-type="float">
            <text:p>344</text:p>
          </table:table-cell>
          <table:table-cell office:value-type="float" office:value="240" calcext:value-type="float">
            <text:p>240</text:p>
          </table:table-cell>
          <table:table-cell office:value-type="float" office:value="375" calcext:value-type="float">
            <text:p>375</text:p>
          </table:table-cell>
          <table:table-cell office:value-type="float" office:value="474" calcext:value-type="float">
            <text:p>474</text:p>
          </table:table-cell>
          <table:table-cell office:value-type="float" office:value="776" calcext:value-type="float">
            <text:p>776</text:p>
          </table:table-cell>
          <table:table-cell office:value-type="float" office:value="1649" calcext:value-type="float">
            <text:p>1649</text:p>
          </table:table-cell>
          <table:table-cell office:value-type="float" office:value="2933" calcext:value-type="float">
            <text:p>2933</text:p>
          </table:table-cell>
          <table:table-cell office:value-type="float" office:value="4261" calcext:value-type="float">
            <text:p>4261</text:p>
          </table:table-cell>
          <table:table-cell office:value-type="float" office:value="5488" calcext:value-type="float">
            <text:p>5488</text:p>
          </table:table-cell>
          <table:table-cell office:value-type="float" office:value="6861" calcext:value-type="float">
            <text:p>6861</text:p>
          </table:table-cell>
          <table:table-cell office:value-type="float" office:value="8554" calcext:value-type="float">
            <text:p>8554</text:p>
          </table:table-cell>
          <table:table-cell office:value-type="float" office:value="15365" calcext:value-type="float">
            <text:p>15365</text:p>
          </table:table-cell>
          <table:table-cell office:value-type="float" office:value="30324" calcext:value-type="float">
            <text:p>30324</text:p>
          </table:table-cell>
          <table:table-cell table:style-name="ce50" table:formula="of:=SUM([.C78:.P78])" office:value-type="float" office:value="77931" calcext:value-type="float">
            <text:p>77.931</text:p>
          </table:table-cell>
          <table:table-cell table:number-columns-repeated="13"/>
        </table:table-row>
        <table:table-row table:style-name="ro2">
          <table:table-cell table:style-name="ce42" office:value-type="float" office:value="2022" calcext:value-type="float">
            <text:p>2022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260" calcext:value-type="float">
            <text:p>260</text:p>
          </table:table-cell>
          <table:table-cell office:value-type="float" office:value="308" calcext:value-type="float">
            <text:p>308</text:p>
          </table:table-cell>
          <table:table-cell office:value-type="float" office:value="170" calcext:value-type="float">
            <text:p>170</text:p>
          </table:table-cell>
          <table:table-cell office:value-type="float" office:value="336" calcext:value-type="float">
            <text:p>336</text:p>
          </table:table-cell>
          <table:table-cell office:value-type="float" office:value="450" calcext:value-type="float">
            <text:p>450</text:p>
          </table:table-cell>
          <table:table-cell office:value-type="float" office:value="702" calcext:value-type="float">
            <text:p>702</text:p>
          </table:table-cell>
          <table:table-cell office:value-type="float" office:value="1450" calcext:value-type="float">
            <text:p>1450</text:p>
          </table:table-cell>
          <table:table-cell office:value-type="float" office:value="2793" calcext:value-type="float">
            <text:p>2793</text:p>
          </table:table-cell>
          <table:table-cell office:value-type="float" office:value="4181" calcext:value-type="float">
            <text:p>4181</text:p>
          </table:table-cell>
          <table:table-cell office:value-type="float" office:value="5629" calcext:value-type="float">
            <text:p>5629</text:p>
          </table:table-cell>
          <table:table-cell office:value-type="float" office:value="7063" calcext:value-type="float">
            <text:p>7063</text:p>
          </table:table-cell>
          <table:table-cell office:value-type="float" office:value="8407" calcext:value-type="float">
            <text:p>8407</text:p>
          </table:table-cell>
          <table:table-cell office:value-type="float" office:value="15535" calcext:value-type="float">
            <text:p>15535</text:p>
          </table:table-cell>
          <table:table-cell office:value-type="float" office:value="32026" calcext:value-type="float">
            <text:p>32026</text:p>
          </table:table-cell>
          <table:table-cell table:style-name="ce50" table:formula="of:=SUM([.C79:.P79])" office:value-type="float" office:value="79310" calcext:value-type="float">
            <text:p>79.310</text:p>
          </table:table-cell>
          <table:table-cell table:number-columns-repeated="13"/>
        </table:table-row>
        <table:table-row table:style-name="ro2" table:number-rows-repeated="12">
          <table:table-cell table:number-columns-repeated="30"/>
        </table:table-row>
        <table:table-row table:style-name="ro3" table:number-rows-repeated="1048484">
          <table:table-cell table:number-columns-repeated="30"/>
        </table:table-row>
        <table:table-row table:style-name="ro3">
          <table:table-cell table:number-columns-repeated="30"/>
        </table:table-row>
        <calcext:conditional-formats>
          <calcext:conditional-format calcext:target-range-address="'EM September'.C29:'EM September'.Q29">
            <calcext:condition calcext:apply-style-name="Bad" calcext:value="not-between(-2,2)" calcext:base-cell-address="'EM September'.C29"/>
            <calcext:condition calcext:apply-style-name="Good" calcext:value="between(-2,2)" calcext:base-cell-address="'EM September'.C29"/>
          </calcext:conditional-format>
        </calcext:conditional-formats>
      </table:table>
      <table:table table:name="EM September Median" table:style-name="ta1">
        <table:table-column table:style-name="co1" table:number-columns-repeated="2" table:default-cell-style-name="ce17"/>
        <table:table-column table:style-name="co2" table:number-columns-repeated="15" table:default-cell-style-name="ce31"/>
        <table:table-column table:style-name="co3" table:number-columns-repeated="12" table:default-cell-style-name="ce31"/>
        <table:table-column table:style-name="co4" table:default-cell-style-name="ce31"/>
        <table:table-column table:style-name="co5" table:number-columns-repeated="16354" table:default-cell-style-name="ce31"/>
        <table:table-row table:style-name="ro1">
          <table:table-cell table:style-name="ce84" office:value-type="string" calcext:value-type="string" table:number-columns-spanned="17" table:number-rows-spanned="1">
            <text:p>Gestorbene</text:p>
          </table:table-cell>
          <table:covered-table-cell table:style-name="ce1"/>
          <table:covered-table-cell table:style-name="ce18"/>
          <table:covered-table-cell table:number-columns-repeated="14" table:style-name="ce32"/>
          <table:table-cell table:number-columns-repeated="16367"/>
        </table:table-row>
        <table:table-row table:style-name="ro2">
          <table:table-cell table:style-name="ce2" office:value-type="string" calcext:value-type="string">
            <text:p>Jahr</text:p>
          </table:table-cell>
          <table:table-cell table:style-name="ce2" office:value-type="string" calcext:value-type="string">
            <text:p>Monat</text:p>
          </table:table-cell>
          <table:table-cell table:style-name="ce2" office:value-type="string" calcext:value-type="string">
            <text:p>A00A14</text:p>
          </table:table-cell>
          <table:table-cell table:style-name="ce2" office:value-type="string" calcext:value-type="string">
            <text:p>A15A29</text:p>
          </table:table-cell>
          <table:table-cell table:style-name="ce2" office:value-type="string" calcext:value-type="string">
            <text:p>A30A34</text:p>
          </table:table-cell>
          <table:table-cell table:style-name="ce2" office:value-type="string" calcext:value-type="string">
            <text:p>A35A39</text:p>
          </table:table-cell>
          <table:table-cell table:style-name="ce2" office:value-type="string" calcext:value-type="string">
            <text:p>A40A44</text:p>
          </table:table-cell>
          <table:table-cell table:style-name="ce2" office:value-type="string" calcext:value-type="string">
            <text:p>A45A49</text:p>
          </table:table-cell>
          <table:table-cell table:style-name="ce2" office:value-type="string" calcext:value-type="string">
            <text:p>A50A54</text:p>
          </table:table-cell>
          <table:table-cell table:style-name="ce2" office:value-type="string" calcext:value-type="string">
            <text:p>A55A59</text:p>
          </table:table-cell>
          <table:table-cell table:style-name="ce2" office:value-type="string" calcext:value-type="string">
            <text:p>A60A64</text:p>
          </table:table-cell>
          <table:table-cell table:style-name="ce2" office:value-type="string" calcext:value-type="string">
            <text:p>A65A69</text:p>
          </table:table-cell>
          <table:table-cell table:style-name="ce2" office:value-type="string" calcext:value-type="string">
            <text:p>A70A74</text:p>
          </table:table-cell>
          <table:table-cell table:style-name="ce2" office:value-type="string" calcext:value-type="string">
            <text:p>A75A79</text:p>
          </table:table-cell>
          <table:table-cell table:style-name="ce2" office:value-type="string" calcext:value-type="string">
            <text:p>A80A84</text:p>
          </table:table-cell>
          <table:table-cell table:style-name="ce2" office:value-type="string" calcext:value-type="string">
            <text:p>A85+</text:p>
          </table:table-cell>
          <table:table-cell table:style-name="ce2" office:value-type="string" calcext:value-type="string">
            <text:p>Alle</text:p>
          </table:table-cell>
          <table:table-cell table:style-name="ce79" table:number-columns-repeated="16367"/>
        </table:table-row>
        <table:table-row table:style-name="ro2"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" calcext:value-type="float">
            <text:p>9</text:p>
          </table:table-cell>
          <table:table-cell table:style-name="ce19" office:value-type="float" office:value="269" calcext:value-type="float">
            <text:p>269</text:p>
          </table:table-cell>
          <table:table-cell table:style-name="ce19" office:value-type="float" office:value="329" calcext:value-type="float">
            <text:p>329</text:p>
          </table:table-cell>
          <table:table-cell table:style-name="ce19" office:value-type="float" office:value="199" calcext:value-type="float">
            <text:p>199</text:p>
          </table:table-cell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418" calcext:value-type="float">
            <text:p>418</text:p>
          </table:table-cell>
          <table:table-cell table:style-name="ce19" office:value-type="float" office:value="849" calcext:value-type="float">
            <text:p>849</text:p>
          </table:table-cell>
          <table:table-cell table:style-name="ce19" office:value-type="float" office:value="1759" calcext:value-type="float">
            <text:p>1.759</text:p>
          </table:table-cell>
          <table:table-cell table:style-name="ce19" office:value-type="float" office:value="2742" calcext:value-type="float">
            <text:p>2.742</text:p>
          </table:table-cell>
          <table:table-cell table:style-name="ce19" office:value-type="float" office:value="3756" calcext:value-type="float">
            <text:p>3.756</text:p>
          </table:table-cell>
          <table:table-cell table:style-name="ce19" office:value-type="float" office:value="5013" calcext:value-type="float">
            <text:p>5.013</text:p>
          </table:table-cell>
          <table:table-cell table:style-name="ce19" office:value-type="float" office:value="5582" calcext:value-type="float">
            <text:p>5.582</text:p>
          </table:table-cell>
          <table:table-cell table:style-name="ce19" office:value-type="float" office:value="9880" calcext:value-type="float">
            <text:p>9.880</text:p>
          </table:table-cell>
          <table:table-cell table:style-name="ce19" office:value-type="float" office:value="13066" calcext:value-type="float">
            <text:p>13.066</text:p>
          </table:table-cell>
          <table:table-cell table:style-name="ce19" office:value-type="float" office:value="25566" calcext:value-type="float">
            <text:p>25.566</text:p>
          </table:table-cell>
          <table:table-cell table:style-name="ce19" office:value-type="float" office:value="69708" calcext:value-type="float">
            <text:p>69.708</text:p>
          </table:table-cell>
          <table:table-cell table:number-columns-repeated="16367"/>
        </table:table-row>
        <table:table-row table:style-name="ro2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9" calcext:value-type="float">
            <text:p>9</text:p>
          </table:table-cell>
          <table:table-cell table:style-name="ce19" office:value-type="float" office:value="285" calcext:value-type="float">
            <text:p>285</text:p>
          </table:table-cell>
          <table:table-cell table:style-name="ce19" office:value-type="float" office:value="303" calcext:value-type="float">
            <text:p>303</text:p>
          </table:table-cell>
          <table:table-cell table:style-name="ce19" office:value-type="float" office:value="219" calcext:value-type="float">
            <text:p>219</text:p>
          </table:table-cell>
          <table:table-cell table:style-name="ce19" office:value-type="float" office:value="324" calcext:value-type="float">
            <text:p>324</text:p>
          </table:table-cell>
          <table:table-cell table:style-name="ce19" office:value-type="float" office:value="432" calcext:value-type="float">
            <text:p>432</text:p>
          </table:table-cell>
          <table:table-cell table:style-name="ce19" office:value-type="float" office:value="781" calcext:value-type="float">
            <text:p>781</text:p>
          </table:table-cell>
          <table:table-cell table:style-name="ce19" office:value-type="float" office:value="1743" calcext:value-type="float">
            <text:p>1.743</text:p>
          </table:table-cell>
          <table:table-cell table:style-name="ce19" office:value-type="float" office:value="2769" calcext:value-type="float">
            <text:p>2.769</text:p>
          </table:table-cell>
          <table:table-cell table:style-name="ce19" office:value-type="float" office:value="3756" calcext:value-type="float">
            <text:p>3.756</text:p>
          </table:table-cell>
          <table:table-cell table:style-name="ce19" office:value-type="float" office:value="5124" calcext:value-type="float">
            <text:p>5.124</text:p>
          </table:table-cell>
          <table:table-cell table:style-name="ce19" office:value-type="float" office:value="5593" calcext:value-type="float">
            <text:p>5.593</text:p>
          </table:table-cell>
          <table:table-cell table:style-name="ce19" office:value-type="float" office:value="9713" calcext:value-type="float">
            <text:p>9.713</text:p>
          </table:table-cell>
          <table:table-cell table:style-name="ce19" office:value-type="float" office:value="13702" calcext:value-type="float">
            <text:p>13.702</text:p>
          </table:table-cell>
          <table:table-cell table:style-name="ce19" office:value-type="float" office:value="26278" calcext:value-type="float">
            <text:p>26.278</text:p>
          </table:table-cell>
          <table:table-cell table:style-name="ce19" office:value-type="float" office:value="71022" calcext:value-type="float">
            <text:p>71.022</text:p>
          </table:table-cell>
          <table:table-cell table:number-columns-repeated="16367"/>
        </table:table-row>
        <table:table-row table:style-name="ro2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9" calcext:value-type="float">
            <text:p>9</text:p>
          </table:table-cell>
          <table:table-cell table:style-name="ce19" office:value-type="float" office:value="277" calcext:value-type="float">
            <text:p>277</text:p>
          </table:table-cell>
          <table:table-cell table:style-name="ce19" office:value-type="float" office:value="305" calcext:value-type="float">
            <text:p>305</text:p>
          </table:table-cell>
          <table:table-cell table:style-name="ce19" office:value-type="float" office:value="224" calcext:value-type="float">
            <text:p>224</text:p>
          </table:table-cell>
          <table:table-cell table:style-name="ce19" office:value-type="float" office:value="318" calcext:value-type="float">
            <text:p>318</text:p>
          </table:table-cell>
          <table:table-cell table:style-name="ce19" office:value-type="float" office:value="454" calcext:value-type="float">
            <text:p>454</text:p>
          </table:table-cell>
          <table:table-cell table:style-name="ce19" office:value-type="float" office:value="766" calcext:value-type="float">
            <text:p>766</text:p>
          </table:table-cell>
          <table:table-cell table:style-name="ce19" office:value-type="float" office:value="1632" calcext:value-type="float">
            <text:p>1.632</text:p>
          </table:table-cell>
          <table:table-cell table:style-name="ce19" office:value-type="float" office:value="2829" calcext:value-type="float">
            <text:p>2.829</text:p>
          </table:table-cell>
          <table:table-cell table:style-name="ce19" office:value-type="float" office:value="3956" calcext:value-type="float">
            <text:p>3.956</text:p>
          </table:table-cell>
          <table:table-cell table:style-name="ce19" office:value-type="float" office:value="5233" calcext:value-type="float">
            <text:p>5.233</text:p>
          </table:table-cell>
          <table:table-cell table:style-name="ce19" office:value-type="float" office:value="6112" calcext:value-type="float">
            <text:p>6.112</text:p>
          </table:table-cell>
          <table:table-cell table:style-name="ce19" office:value-type="float" office:value="9267" calcext:value-type="float">
            <text:p>9.267</text:p>
          </table:table-cell>
          <table:table-cell table:style-name="ce19" office:value-type="float" office:value="14579" calcext:value-type="float">
            <text:p>14.579</text:p>
          </table:table-cell>
          <table:table-cell table:style-name="ce19" office:value-type="float" office:value="28291" calcext:value-type="float">
            <text:p>28.291</text:p>
          </table:table-cell>
          <table:table-cell table:style-name="ce19" office:value-type="float" office:value="74243" calcext:value-type="float">
            <text:p>74.243</text:p>
          </table:table-cell>
          <table:table-cell table:number-columns-repeated="16367"/>
        </table:table-row>
        <table:table-row table:style-name="ro2"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9" calcext:value-type="float">
            <text:p>9</text:p>
          </table:table-cell>
          <table:table-cell table:style-name="ce19" office:value-type="float" office:value="287" calcext:value-type="float">
            <text:p>287</text:p>
          </table:table-cell>
          <table:table-cell table:style-name="ce19" office:value-type="float" office:value="344" calcext:value-type="float">
            <text:p>34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375" calcext:value-type="float">
            <text:p>375</text:p>
          </table:table-cell>
          <table:table-cell table:style-name="ce19" office:value-type="float" office:value="474" calcext:value-type="float">
            <text:p>474</text:p>
          </table:table-cell>
          <table:table-cell table:style-name="ce19" office:value-type="float" office:value="776" calcext:value-type="float">
            <text:p>776</text:p>
          </table:table-cell>
          <table:table-cell table:style-name="ce19" office:value-type="float" office:value="1649" calcext:value-type="float">
            <text:p>1.649</text:p>
          </table:table-cell>
          <table:table-cell table:style-name="ce19" office:value-type="float" office:value="2933" calcext:value-type="float">
            <text:p>2.933</text:p>
          </table:table-cell>
          <table:table-cell table:style-name="ce19" office:value-type="float" office:value="4261" calcext:value-type="float">
            <text:p>4.261</text:p>
          </table:table-cell>
          <table:table-cell table:style-name="ce19" office:value-type="float" office:value="5488" calcext:value-type="float">
            <text:p>5.488</text:p>
          </table:table-cell>
          <table:table-cell table:style-name="ce19" office:value-type="float" office:value="6861" calcext:value-type="float">
            <text:p>6.861</text:p>
          </table:table-cell>
          <table:table-cell table:style-name="ce19" office:value-type="float" office:value="8554" calcext:value-type="float">
            <text:p>8.554</text:p>
          </table:table-cell>
          <table:table-cell table:style-name="ce19" office:value-type="float" office:value="15365" calcext:value-type="float">
            <text:p>15.365</text:p>
          </table:table-cell>
          <table:table-cell table:style-name="ce19" office:value-type="float" office:value="30324" calcext:value-type="float">
            <text:p>30.324</text:p>
          </table:table-cell>
          <table:table-cell table:style-name="ce19" office:value-type="float" office:value="77931" calcext:value-type="float">
            <text:p>77.931</text:p>
          </table:table-cell>
          <table:table-cell table:number-columns-repeated="16367"/>
        </table:table-row>
        <table:table-row table:style-name="ro2"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9" calcext:value-type="float">
            <text:p>9</text:p>
          </table:table-cell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308" calcext:value-type="float">
            <text:p>308</text:p>
          </table:table-cell>
          <table:table-cell table:style-name="ce19" office:value-type="float" office:value="170" calcext:value-type="float">
            <text:p>170</text:p>
          </table:table-cell>
          <table:table-cell table:style-name="ce19" office:value-type="float" office:value="336" calcext:value-type="float">
            <text:p>336</text:p>
          </table:table-cell>
          <table:table-cell table:style-name="ce19" office:value-type="float" office:value="450" calcext:value-type="float">
            <text:p>450</text:p>
          </table:table-cell>
          <table:table-cell table:style-name="ce19" office:value-type="float" office:value="702" calcext:value-type="float">
            <text:p>702</text:p>
          </table:table-cell>
          <table:table-cell table:style-name="ce19" office:value-type="float" office:value="1450" calcext:value-type="float">
            <text:p>1.450</text:p>
          </table:table-cell>
          <table:table-cell table:style-name="ce19" office:value-type="float" office:value="2793" calcext:value-type="float">
            <text:p>2.793</text:p>
          </table:table-cell>
          <table:table-cell table:style-name="ce19" office:value-type="float" office:value="4181" calcext:value-type="float">
            <text:p>4.181</text:p>
          </table:table-cell>
          <table:table-cell table:style-name="ce19" office:value-type="float" office:value="5629" calcext:value-type="float">
            <text:p>5.629</text:p>
          </table:table-cell>
          <table:table-cell table:style-name="ce19" office:value-type="float" office:value="7063" calcext:value-type="float">
            <text:p>7.063</text:p>
          </table:table-cell>
          <table:table-cell table:style-name="ce19" office:value-type="float" office:value="8407" calcext:value-type="float">
            <text:p>8.407</text:p>
          </table:table-cell>
          <table:table-cell table:style-name="ce19" office:value-type="float" office:value="15535" calcext:value-type="float">
            <text:p>15.535</text:p>
          </table:table-cell>
          <table:table-cell table:style-name="ce19" office:value-type="float" office:value="32026" calcext:value-type="float">
            <text:p>32.026</text:p>
          </table:table-cell>
          <table:table-cell table:style-name="ce19" office:value-type="float" office:value="79310" calcext:value-type="float">
            <text:p>79.310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 table:number-columns-spanned="2" table:number-rows-spanned="1">
            <text:p>Median 2018 – 2021</text:p>
          </table:table-cell>
          <table:covered-table-cell table:style-name="ce4"/>
          <table:table-cell table:style-name="ce20" table:formula="of:=MEDIAN([.C3:.C6])" office:value-type="float" office:value="281" calcext:value-type="float">
            <text:p>281</text:p>
          </table:table-cell>
          <table:table-cell table:style-name="ce20" table:formula="of:=MEDIAN([.D3:.D6])" office:value-type="float" office:value="317" calcext:value-type="float">
            <text:p>317</text:p>
          </table:table-cell>
          <table:table-cell table:style-name="ce20" table:formula="of:=MEDIAN([.E3:.E6])" office:value-type="float" office:value="221.5" calcext:value-type="float">
            <text:p>222</text:p>
          </table:table-cell>
          <table:table-cell table:style-name="ce20" table:formula="of:=MEDIAN([.F3:.F6])" office:value-type="float" office:value="321" calcext:value-type="float">
            <text:p>321</text:p>
          </table:table-cell>
          <table:table-cell table:style-name="ce20" table:formula="of:=MEDIAN([.G3:.G6])" office:value-type="float" office:value="443" calcext:value-type="float">
            <text:p>443</text:p>
          </table:table-cell>
          <table:table-cell table:style-name="ce20" table:formula="of:=MEDIAN([.H3:.H6])" office:value-type="float" office:value="778.5" calcext:value-type="float">
            <text:p>779</text:p>
          </table:table-cell>
          <table:table-cell table:style-name="ce20" table:formula="of:=MEDIAN([.I3:.I6])" office:value-type="float" office:value="1696" calcext:value-type="float">
            <text:p>1.696</text:p>
          </table:table-cell>
          <table:table-cell table:style-name="ce20" table:formula="of:=MEDIAN([.J3:.J6])" office:value-type="float" office:value="2799" calcext:value-type="float">
            <text:p>2.799</text:p>
          </table:table-cell>
          <table:table-cell table:style-name="ce20" table:formula="of:=MEDIAN([.K3:.K6])" office:value-type="float" office:value="3856" calcext:value-type="float">
            <text:p>3.856</text:p>
          </table:table-cell>
          <table:table-cell table:style-name="ce20" table:formula="of:=MEDIAN([.L3:.L6])" office:value-type="float" office:value="5178.5" calcext:value-type="float">
            <text:p>5.179</text:p>
          </table:table-cell>
          <table:table-cell table:style-name="ce20" table:formula="of:=MEDIAN([.M3:.M6])" office:value-type="float" office:value="5852.5" calcext:value-type="float">
            <text:p>5.853</text:p>
          </table:table-cell>
          <table:table-cell table:style-name="ce20" table:formula="of:=MEDIAN([.N3:.N6])" office:value-type="float" office:value="9490" calcext:value-type="float">
            <text:p>9.490</text:p>
          </table:table-cell>
          <table:table-cell table:style-name="ce20" table:formula="of:=MEDIAN([.O3:.O6])" office:value-type="float" office:value="14140.5" calcext:value-type="float">
            <text:p>14.141</text:p>
          </table:table-cell>
          <table:table-cell table:style-name="ce20" table:formula="of:=MEDIAN([.P3:.P6])" office:value-type="float" office:value="27284.5" calcext:value-type="float">
            <text:p>27.285</text:p>
          </table:table-cell>
          <table:table-cell table:style-name="ce20" table:formula="of:=MEDIAN([.Q3:.Q6])" office:value-type="float" office:value="72632.5" calcext:value-type="float">
            <text:p>72.633</text:p>
          </table:table-cell>
          <table:table-cell table:style-name="ce80" table:number-columns-repeated="16367"/>
        </table:table-row>
        <table:table-row table:style-name="ro2">
          <table:table-cell table:style-name="ce35" office:value-type="string" calcext:value-type="string" table:number-columns-spanned="2" table:number-rows-spanned="1">
            <text:p>Differenz</text:p>
          </table:table-cell>
          <table:covered-table-cell table:style-name="ce35"/>
          <table:table-cell table:style-name="ce87" table:formula="of:=[.C7]-[.C8]" office:value-type="float" office:value="-21" calcext:value-type="float">
            <text:p>-21</text:p>
          </table:table-cell>
          <table:table-cell table:style-name="ce87" table:formula="of:=[.D7]-[.D8]" office:value-type="float" office:value="-9" calcext:value-type="float">
            <text:p>-9</text:p>
          </table:table-cell>
          <table:table-cell table:style-name="ce87" table:formula="of:=[.E7]-[.E8]" office:value-type="float" office:value="-51.5" calcext:value-type="float">
            <text:p>-52</text:p>
          </table:table-cell>
          <table:table-cell table:style-name="ce87" table:formula="of:=[.F7]-[.F8]" office:value-type="float" office:value="15" calcext:value-type="float">
            <text:p>15</text:p>
          </table:table-cell>
          <table:table-cell table:style-name="ce87" table:formula="of:=[.G7]-[.G8]" office:value-type="float" office:value="7" calcext:value-type="float">
            <text:p>7</text:p>
          </table:table-cell>
          <table:table-cell table:style-name="ce87" table:formula="of:=[.H7]-[.H8]" office:value-type="float" office:value="-76.5" calcext:value-type="float">
            <text:p>-77</text:p>
          </table:table-cell>
          <table:table-cell table:style-name="ce87" table:formula="of:=[.I7]-[.I8]" office:value-type="float" office:value="-246" calcext:value-type="float">
            <text:p>-246</text:p>
          </table:table-cell>
          <table:table-cell table:style-name="ce87" table:formula="of:=[.J7]-[.J8]" office:value-type="float" office:value="-6" calcext:value-type="float">
            <text:p>-6</text:p>
          </table:table-cell>
          <table:table-cell table:style-name="ce87" table:formula="of:=[.K7]-[.K8]" office:value-type="float" office:value="325" calcext:value-type="float">
            <text:p>325</text:p>
          </table:table-cell>
          <table:table-cell table:style-name="ce87" table:formula="of:=[.L7]-[.L8]" office:value-type="float" office:value="450.5" calcext:value-type="float">
            <text:p>451</text:p>
          </table:table-cell>
          <table:table-cell table:style-name="ce87" table:formula="of:=[.M7]-[.M8]" office:value-type="float" office:value="1210.5" calcext:value-type="float">
            <text:p>1.211</text:p>
          </table:table-cell>
          <table:table-cell table:style-name="ce87" table:formula="of:=[.N7]-[.N8]" office:value-type="float" office:value="-1083" calcext:value-type="float">
            <text:p>-1.083</text:p>
          </table:table-cell>
          <table:table-cell table:style-name="ce87" table:formula="of:=[.O7]-[.O8]" office:value-type="float" office:value="1394.5" calcext:value-type="float">
            <text:p>1.395</text:p>
          </table:table-cell>
          <table:table-cell table:style-name="ce87" table:formula="of:=[.P7]-[.P8]" office:value-type="float" office:value="4741.5" calcext:value-type="float">
            <text:p>4.742</text:p>
          </table:table-cell>
          <table:table-cell table:style-name="ce87" table:formula="of:=[.Q7]-[.Q8]" office:value-type="float" office:value="6677.5" calcext:value-type="float">
            <text:p>6.678</text:p>
          </table:table-cell>
          <table:table-cell table:style-name="ce82" table:number-columns-repeated="16367"/>
        </table:table-row>
        <table:table-row table:style-name="ro2">
          <table:table-cell table:style-name="ce35" office:value-type="string" calcext:value-type="string" table:number-columns-spanned="2" table:number-rows-spanned="1">
            <text:p>%</text:p>
          </table:table-cell>
          <table:covered-table-cell table:style-name="ce35"/>
          <table:table-cell table:style-name="ce88" table:formula="of:=[.C9]/[.C8]" office:value-type="percentage" office:value="-0.0747330960854093" calcext:value-type="percentage">
            <text:p>-7,47 %</text:p>
          </table:table-cell>
          <table:table-cell table:style-name="ce88" table:formula="of:=[.D9]/[.D8]" office:value-type="percentage" office:value="-0.028391167192429" calcext:value-type="percentage">
            <text:p>-2,84 %</text:p>
          </table:table-cell>
          <table:table-cell table:style-name="ce88" table:formula="of:=[.E9]/[.E8]" office:value-type="percentage" office:value="-0.232505643340858" calcext:value-type="percentage">
            <text:p>-23,25 %</text:p>
          </table:table-cell>
          <table:table-cell table:style-name="ce88" table:formula="of:=[.F9]/[.F8]" office:value-type="percentage" office:value="0.0467289719626168" calcext:value-type="percentage">
            <text:p>4,67 %</text:p>
          </table:table-cell>
          <table:table-cell table:style-name="ce88" table:formula="of:=[.G9]/[.G8]" office:value-type="percentage" office:value="0.0158013544018059" calcext:value-type="percentage">
            <text:p>1,58 %</text:p>
          </table:table-cell>
          <table:table-cell table:style-name="ce88" table:formula="of:=[.H9]/[.H8]" office:value-type="percentage" office:value="-0.0982658959537572" calcext:value-type="percentage">
            <text:p>-9,83 %</text:p>
          </table:table-cell>
          <table:table-cell table:style-name="ce88" table:formula="of:=[.I9]/[.I8]" office:value-type="percentage" office:value="-0.145047169811321" calcext:value-type="percentage">
            <text:p>-14,50 %</text:p>
          </table:table-cell>
          <table:table-cell table:style-name="ce88" table:formula="of:=[.J9]/[.J8]" office:value-type="percentage" office:value="-0.00214362272240086" calcext:value-type="percentage">
            <text:p>-0,21 %</text:p>
          </table:table-cell>
          <table:table-cell table:style-name="ce88" table:formula="of:=[.K9]/[.K8]" office:value-type="percentage" office:value="0.0842842323651452" calcext:value-type="percentage">
            <text:p>8,43 %</text:p>
          </table:table-cell>
          <table:table-cell table:style-name="ce88" table:formula="of:=[.L9]/[.L8]" office:value-type="percentage" office:value="0.0869943033697017" calcext:value-type="percentage">
            <text:p>8,70 %</text:p>
          </table:table-cell>
          <table:table-cell table:style-name="ce88" table:formula="of:=[.M9]/[.M8]" office:value-type="percentage" office:value="0.20683468603161" calcext:value-type="percentage">
            <text:p>20,68 %</text:p>
          </table:table-cell>
          <table:table-cell table:style-name="ce88" table:formula="of:=[.N9]/[.N8]" office:value-type="percentage" office:value="-0.114120126448894" calcext:value-type="percentage">
            <text:p>-11,41 %</text:p>
          </table:table-cell>
          <table:table-cell table:style-name="ce88" table:formula="of:=[.O9]/[.O8]" office:value-type="percentage" office:value="0.0986174463420671" calcext:value-type="percentage">
            <text:p>9,86 %</text:p>
          </table:table-cell>
          <table:table-cell table:style-name="ce88" table:formula="of:=[.P9]/[.P8]" office:value-type="percentage" office:value="0.173779984973153" calcext:value-type="percentage">
            <text:p>17,38 %</text:p>
          </table:table-cell>
          <table:table-cell table:style-name="ce88" table:formula="of:=[.Q9]/[.Q8]" office:value-type="percentage" office:value="0.0919354283550752" calcext:value-type="percentage">
            <text:p>9,19 %</text:p>
          </table:table-cell>
          <table:table-cell table:style-name="ce82" table:number-columns-repeated="16367"/>
        </table:table-row>
        <table:table-row table:style-name="ro2">
          <table:table-cell table:style-name="ce85" office:value-type="string" calcext:value-type="string" table:number-columns-spanned="17" table:number-rows-spanned="1">
            <text:p>Sterberate pro 1 Millionen Einwohner</text:p>
          </table:table-cell>
          <table:covered-table-cell table:style-name="ce1"/>
          <table:covered-table-cell table:style-name="ce18"/>
          <table:covered-table-cell table:number-columns-repeated="14" table:style-name="ce32"/>
          <table:table-cell table:number-columns-repeated="16367"/>
        </table:table-row>
        <table:table-row table:style-name="ro2">
          <table:table-cell table:style-name="ce8" office:value-type="string" calcext:value-type="string">
            <text:p>Jahr</text:p>
          </table:table-cell>
          <table:table-cell table:style-name="ce8" office:value-type="string" calcext:value-type="string">
            <text:p>Monat</text:p>
          </table:table-cell>
          <table:table-cell table:style-name="ce8" office:value-type="string" calcext:value-type="string">
            <text:p>A00A14</text:p>
          </table:table-cell>
          <table:table-cell table:style-name="ce8" office:value-type="string" calcext:value-type="string">
            <text:p>A15A29</text:p>
          </table:table-cell>
          <table:table-cell table:style-name="ce8" office:value-type="string" calcext:value-type="string">
            <text:p>A30A34</text:p>
          </table:table-cell>
          <table:table-cell table:style-name="ce8" office:value-type="string" calcext:value-type="string">
            <text:p>A35A39</text:p>
          </table:table-cell>
          <table:table-cell table:style-name="ce8" office:value-type="string" calcext:value-type="string">
            <text:p>A40A44</text:p>
          </table:table-cell>
          <table:table-cell table:style-name="ce8" office:value-type="string" calcext:value-type="string">
            <text:p>A45A49</text:p>
          </table:table-cell>
          <table:table-cell table:style-name="ce8" office:value-type="string" calcext:value-type="string">
            <text:p>A50A54</text:p>
          </table:table-cell>
          <table:table-cell table:style-name="ce8" office:value-type="string" calcext:value-type="string">
            <text:p>A55A59</text:p>
          </table:table-cell>
          <table:table-cell table:style-name="ce8" office:value-type="string" calcext:value-type="string">
            <text:p>A60A64</text:p>
          </table:table-cell>
          <table:table-cell table:style-name="ce8" office:value-type="string" calcext:value-type="string">
            <text:p>A65A69</text:p>
          </table:table-cell>
          <table:table-cell table:style-name="ce8" office:value-type="string" calcext:value-type="string">
            <text:p>A70A74</text:p>
          </table:table-cell>
          <table:table-cell table:style-name="ce8" office:value-type="string" calcext:value-type="string">
            <text:p>A75A79</text:p>
          </table:table-cell>
          <table:table-cell table:style-name="ce8" office:value-type="string" calcext:value-type="string">
            <text:p>A80A84</text:p>
          </table:table-cell>
          <table:table-cell table:style-name="ce8" office:value-type="string" calcext:value-type="string">
            <text:p>A85+</text:p>
          </table:table-cell>
          <table:table-cell table:style-name="ce8" office:value-type="string" calcext:value-type="string">
            <text:p>Alle</text:p>
          </table:table-cell>
          <table:table-cell table:style-name="ce79" table:number-columns-repeated="16367"/>
        </table:table-row>
        <table:table-row table:style-name="ro2"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9" calcext:value-type="float">
            <text:p>9</text:p>
          </table:table-cell>
          <table:table-cell table:style-name="ce24" table:formula="of:=[.C3]/[.C23]*1000000" office:value-type="float" office:value="24.0785716913514" calcext:value-type="float">
            <text:p>24,08</text:p>
          </table:table-cell>
          <table:table-cell table:style-name="ce24" table:formula="of:=[.D3]/[.D23]*1000000" office:value-type="float" office:value="23.5316652172162" calcext:value-type="float">
            <text:p>23,53</text:p>
          </table:table-cell>
          <table:table-cell table:style-name="ce24" table:formula="of:=[.E3]/[.E23]*1000000" office:value-type="float" office:value="37.6163555157675" calcext:value-type="float">
            <text:p>37,62</text:p>
          </table:table-cell>
          <table:table-cell table:style-name="ce24" table:formula="of:=[.F3]/[.F23]*1000000" office:value-type="float" office:value="54.2298298926443" calcext:value-type="float">
            <text:p>54,23</text:p>
          </table:table-cell>
          <table:table-cell table:style-name="ce24" table:formula="of:=[.G3]/[.G23]*1000000" office:value-type="float" office:value="87.2950784580181" calcext:value-type="float">
            <text:p>87,30</text:p>
          </table:table-cell>
          <table:table-cell table:style-name="ce24" table:formula="of:=[.H3]/[.H23]*1000000" office:value-type="float" office:value="142.850244317665" calcext:value-type="float">
            <text:p>142,85</text:p>
          </table:table-cell>
          <table:table-cell table:style-name="ce24" table:formula="of:=[.I3]/[.I23]*1000000" office:value-type="float" office:value="252.438094185672" calcext:value-type="float">
            <text:p>252,44</text:p>
          </table:table-cell>
          <table:table-cell table:style-name="ce24" table:formula="of:=[.J3]/[.J23]*1000000" office:value-type="float" office:value="428.336037901022" calcext:value-type="float">
            <text:p>428,34</text:p>
          </table:table-cell>
          <table:table-cell table:style-name="ce24" table:formula="of:=[.K3]/[.K23]*1000000" office:value-type="float" office:value="698.783807341063" calcext:value-type="float">
            <text:p>698,78</text:p>
          </table:table-cell>
          <table:table-cell table:style-name="ce24" table:formula="of:=[.L3]/[.L23]*1000000" office:value-type="float" office:value="1063.94855013929" calcext:value-type="float">
            <text:p>1.063,95</text:p>
          </table:table-cell>
          <table:table-cell table:style-name="ce24" table:formula="of:=[.M3]/[.M23]*1000000" office:value-type="float" office:value="1545.44314377799" calcext:value-type="float">
            <text:p>1.545,44</text:p>
          </table:table-cell>
          <table:table-cell table:style-name="ce24" table:formula="of:=[.N3]/[.N23]*1000000" office:value-type="float" office:value="2332.70679221414" calcext:value-type="float">
            <text:p>2.332,71</text:p>
          </table:table-cell>
          <table:table-cell table:style-name="ce24" table:formula="of:=[.O3]/[.O23]*1000000" office:value-type="float" office:value="4528.61002934966" calcext:value-type="float">
            <text:p>4.528,61</text:p>
          </table:table-cell>
          <table:table-cell table:style-name="ce24" table:formula="of:=[.P3]/[.P23]*1000000" office:value-type="float" office:value="11285.0605590974" calcext:value-type="float">
            <text:p>11.285,06</text:p>
          </table:table-cell>
          <table:table-cell table:style-name="ce24" table:formula="of:=[.Q3]/[.Q23]*1000000" office:value-type="float" office:value="841.961837754795" calcext:value-type="float">
            <text:p>841,96</text:p>
          </table:table-cell>
          <table:table-cell table:number-columns-repeated="16367"/>
        </table:table-row>
        <table:table-row table:style-name="ro2"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9" calcext:value-type="float">
            <text:p>9</text:p>
          </table:table-cell>
          <table:table-cell table:style-name="ce24" table:formula="of:=[.C4]/[.C24]*1000000" office:value-type="float" office:value="25.2417562416885" calcext:value-type="float">
            <text:p>25,24</text:p>
          </table:table-cell>
          <table:table-cell table:style-name="ce24" table:formula="of:=[.D4]/[.D24]*1000000" office:value-type="float" office:value="21.9500258039577" calcext:value-type="float">
            <text:p>21,95</text:p>
          </table:table-cell>
          <table:table-cell table:style-name="ce24" table:formula="of:=[.E4]/[.E24]*1000000" office:value-type="float" office:value="40.4878583568326" calcext:value-type="float">
            <text:p>40,49</text:p>
          </table:table-cell>
          <table:table-cell table:style-name="ce24" table:formula="of:=[.F4]/[.F24]*1000000" office:value-type="float" office:value="61.8625673423688" calcext:value-type="float">
            <text:p>61,86</text:p>
          </table:table-cell>
          <table:table-cell table:style-name="ce24" table:formula="of:=[.G4]/[.G24]*1000000" office:value-type="float" office:value="89.2241587628244" calcext:value-type="float">
            <text:p>89,22</text:p>
          </table:table-cell>
          <table:table-cell table:style-name="ce24" table:formula="of:=[.H4]/[.H24]*1000000" office:value-type="float" office:value="139.850898528593" calcext:value-type="float">
            <text:p>139,85</text:p>
          </table:table-cell>
          <table:table-cell table:style-name="ce24" table:formula="of:=[.I4]/[.I24]*1000000" office:value-type="float" office:value="253.492318441035" calcext:value-type="float">
            <text:p>253,49</text:p>
          </table:table-cell>
          <table:table-cell table:style-name="ce24" table:formula="of:=[.J4]/[.J24]*1000000" office:value-type="float" office:value="419.658762411306" calcext:value-type="float">
            <text:p>419,66</text:p>
          </table:table-cell>
          <table:table-cell table:style-name="ce24" table:formula="of:=[.K4]/[.K24]*1000000" office:value-type="float" office:value="683.665597968953" calcext:value-type="float">
            <text:p>683,67</text:p>
          </table:table-cell>
          <table:table-cell table:style-name="ce24" table:formula="of:=[.L4]/[.L24]*1000000" office:value-type="float" office:value="1065.61364185108" calcext:value-type="float">
            <text:p>1.065,61</text:p>
          </table:table-cell>
          <table:table-cell table:style-name="ce24" table:formula="of:=[.M4]/[.M24]*1000000" office:value-type="float" office:value="1555.10357857333" calcext:value-type="float">
            <text:p>1.555,10</text:p>
          </table:table-cell>
          <table:table-cell table:style-name="ce24" table:formula="of:=[.N4]/[.N24]*1000000" office:value-type="float" office:value="2375.17435388802" calcext:value-type="float">
            <text:p>2.375,17</text:p>
          </table:table-cell>
          <table:table-cell table:style-name="ce24" table:formula="of:=[.O4]/[.O24]*1000000" office:value-type="float" office:value="4403.52654922858" calcext:value-type="float">
            <text:p>4.403,53</text:p>
          </table:table-cell>
          <table:table-cell table:style-name="ce24" table:formula="of:=[.P4]/[.P24]*1000000" office:value-type="float" office:value="11538.0444160704" calcext:value-type="float">
            <text:p>11.538,04</text:p>
          </table:table-cell>
          <table:table-cell table:style-name="ce24" table:formula="of:=[.Q4]/[.Q24]*1000000" office:value-type="float" office:value="855.48871681065" calcext:value-type="float">
            <text:p>855,49</text:p>
          </table:table-cell>
          <table:table-cell table:number-columns-repeated="16367"/>
        </table:table-row>
        <table:table-row table:style-name="ro2"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9" calcext:value-type="float">
            <text:p>9</text:p>
          </table:table-cell>
          <table:table-cell table:style-name="ce24" table:formula="of:=[.C5]/[.C25]*1000000" office:value-type="float" office:value="24.3168906966298" calcext:value-type="float">
            <text:p>24,32</text:p>
          </table:table-cell>
          <table:table-cell table:style-name="ce24" table:formula="of:=[.D5]/[.D25]*1000000" office:value-type="float" office:value="22.3900127329433" calcext:value-type="float">
            <text:p>22,39</text:p>
          </table:table-cell>
          <table:table-cell table:style-name="ce24" table:formula="of:=[.E5]/[.E25]*1000000" office:value-type="float" office:value="40.7589906327105" calcext:value-type="float">
            <text:p>40,76</text:p>
          </table:table-cell>
          <table:table-cell table:style-name="ce24" table:formula="of:=[.F5]/[.F25]*1000000" office:value-type="float" office:value="60.1224001315887" calcext:value-type="float">
            <text:p>60,12</text:p>
          </table:table-cell>
          <table:table-cell table:style-name="ce24" table:formula="of:=[.G5]/[.G25]*1000000" office:value-type="float" office:value="92.4827043083496" calcext:value-type="float">
            <text:p>92,48</text:p>
          </table:table-cell>
          <table:table-cell table:style-name="ce24" table:formula="of:=[.H5]/[.H25]*1000000" office:value-type="float" office:value="145.258486148674" calcext:value-type="float">
            <text:p>145,26</text:p>
          </table:table-cell>
          <table:table-cell table:style-name="ce24" table:formula="of:=[.I5]/[.I25]*1000000" office:value-type="float" office:value="243.210558199527" calcext:value-type="float">
            <text:p>243,21</text:p>
          </table:table-cell>
          <table:table-cell table:style-name="ce24" table:formula="of:=[.J5]/[.J25]*1000000" office:value-type="float" office:value="419.900835719921" calcext:value-type="float">
            <text:p>419,90</text:p>
          </table:table-cell>
          <table:table-cell table:style-name="ce24" table:formula="of:=[.K5]/[.K25]*1000000" office:value-type="float" office:value="700.453329286899" calcext:value-type="float">
            <text:p>700,45</text:p>
          </table:table-cell>
          <table:table-cell table:style-name="ce24" table:formula="of:=[.L5]/[.L25]*1000000" office:value-type="float" office:value="1076.96347749922" calcext:value-type="float">
            <text:p>1.076,96</text:p>
          </table:table-cell>
          <table:table-cell table:style-name="ce24" table:formula="of:=[.M5]/[.M25]*1000000" office:value-type="float" office:value="1663.53891230357" calcext:value-type="float">
            <text:p>1.663,54</text:p>
          </table:table-cell>
          <table:table-cell table:style-name="ce24" table:formula="of:=[.N5]/[.N25]*1000000" office:value-type="float" office:value="2390.60782887303" calcext:value-type="float">
            <text:p>2.390,61</text:p>
          </table:table-cell>
          <table:table-cell table:style-name="ce24" table:formula="of:=[.O5]/[.O25]*1000000" office:value-type="float" office:value="4425.54839735894" calcext:value-type="float">
            <text:p>4.425,55</text:p>
          </table:table-cell>
          <table:table-cell table:style-name="ce24" table:formula="of:=[.P5]/[.P25]*1000000" office:value-type="float" office:value="11852.840601059" calcext:value-type="float">
            <text:p>11.852,84</text:p>
          </table:table-cell>
          <table:table-cell table:style-name="ce24" table:formula="of:=[.Q5]/[.Q25]*1000000" office:value-type="float" office:value="892.700926936981" calcext:value-type="float">
            <text:p>892,70</text:p>
          </table:table-cell>
          <table:table-cell table:number-columns-repeated="16367"/>
        </table:table-row>
        <table:table-row table:style-name="ro2"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9" calcext:value-type="float">
            <text:p>9</text:p>
          </table:table-cell>
          <table:table-cell table:style-name="ce24" table:formula="of:=[.C6]/[.C26]*1000000" office:value-type="float" office:value="25.0047918590671" calcext:value-type="float">
            <text:p>25,00</text:p>
          </table:table-cell>
          <table:table-cell table:style-name="ce24" table:formula="of:=[.D6]/[.D26]*1000000" office:value-type="float" office:value="25.7867121072511" calcext:value-type="float">
            <text:p>25,79</text:p>
          </table:table-cell>
          <table:table-cell table:style-name="ce24" table:formula="of:=[.E6]/[.E26]*1000000" office:value-type="float" office:value="43.0023679970644" calcext:value-type="float">
            <text:p>43,00</text:p>
          </table:table-cell>
          <table:table-cell table:style-name="ce24" table:formula="of:=[.F6]/[.F26]*1000000" office:value-type="float" office:value="70.8767319438218" calcext:value-type="float">
            <text:p>70,88</text:p>
          </table:table-cell>
          <table:table-cell table:style-name="ce24" table:formula="of:=[.G6]/[.G26]*1000000" office:value-type="float" office:value="94.1431070562046" calcext:value-type="float">
            <text:p>94,14</text:p>
          </table:table-cell>
          <table:table-cell table:style-name="ce24" table:formula="of:=[.H6]/[.H26]*1000000" office:value-type="float" office:value="154.094831865858" calcext:value-type="float">
            <text:p>154,09</text:p>
          </table:table-cell>
          <table:table-cell table:style-name="ce24" table:formula="of:=[.I6]/[.I26]*1000000" office:value-type="float" office:value="254.191931710698" calcext:value-type="float">
            <text:p>254,19</text:p>
          </table:table-cell>
          <table:table-cell table:style-name="ce24" table:formula="of:=[.J6]/[.J26]*1000000" office:value-type="float" office:value="430.227840332518" calcext:value-type="float">
            <text:p>430,23</text:p>
          </table:table-cell>
          <table:table-cell table:style-name="ce24" table:formula="of:=[.K6]/[.K26]*1000000" office:value-type="float" office:value="732.365016499268" calcext:value-type="float">
            <text:p>732,37</text:p>
          </table:table-cell>
          <table:table-cell table:style-name="ce24" table:formula="of:=[.L6]/[.L26]*1000000" office:value-type="float" office:value="1120.20483745599" calcext:value-type="float">
            <text:p>1.120,20</text:p>
          </table:table-cell>
          <table:table-cell table:style-name="ce24" table:formula="of:=[.M6]/[.M26]*1000000" office:value-type="float" office:value="1729.05215885808" calcext:value-type="float">
            <text:p>1.729,05</text:p>
          </table:table-cell>
          <table:table-cell table:style-name="ce24" table:formula="of:=[.N6]/[.N26]*1000000" office:value-type="float" office:value="2466.53141208779" calcext:value-type="float">
            <text:p>2.466,53</text:p>
          </table:table-cell>
          <table:table-cell table:style-name="ce24" table:formula="of:=[.O6]/[.O26]*1000000" office:value-type="float" office:value="4478.93631894108" calcext:value-type="float">
            <text:p>4.478,94</text:p>
          </table:table-cell>
          <table:table-cell table:style-name="ce24" table:formula="of:=[.P6]/[.P26]*1000000" office:value-type="float" office:value="12100.8870152901" calcext:value-type="float">
            <text:p>12.100,89</text:p>
          </table:table-cell>
          <table:table-cell table:style-name="ce24" table:formula="of:=[.Q6]/[.Q26]*1000000" office:value-type="float" office:value="937.177210600763" calcext:value-type="float">
            <text:p>937,18</text:p>
          </table:table-cell>
          <table:table-cell table:number-columns-repeated="16367"/>
        </table:table-row>
        <table:table-row table:style-name="ro2">
          <table:table-cell table:style-name="ce7" office:value-type="float" office:value="2022" calcext:value-type="float">
            <text:p>2022</text:p>
          </table:table-cell>
          <table:table-cell table:style-name="ce7" office:value-type="float" office:value="9" calcext:value-type="float">
            <text:p>9</text:p>
          </table:table-cell>
          <table:table-cell table:style-name="ce24" table:formula="of:=[.C7]/[.C27]*1000000" office:value-type="float" office:value="22.4004011394912" calcext:value-type="float">
            <text:p>22,40</text:p>
          </table:table-cell>
          <table:table-cell table:style-name="ce24" table:formula="of:=[.D7]/[.D27]*1000000" office:value-type="float" office:value="23.2589118635252" calcext:value-type="float">
            <text:p>23,26</text:p>
          </table:table-cell>
          <table:table-cell table:style-name="ce24" table:formula="of:=[.E7]/[.E27]*1000000" office:value-type="float" office:value="30.6107529452946" calcext:value-type="float">
            <text:p>30,61</text:p>
          </table:table-cell>
          <table:table-cell table:style-name="ce24" table:formula="of:=[.F7]/[.F27]*1000000" office:value-type="float" office:value="62.978028540293" calcext:value-type="float">
            <text:p>62,98</text:p>
          </table:table-cell>
          <table:table-cell table:style-name="ce24" table:formula="of:=[.G7]/[.G27]*1000000" office:value-type="float" office:value="87.6800046139167" calcext:value-type="float">
            <text:p>87,68</text:p>
          </table:table-cell>
          <table:table-cell table:style-name="ce24" table:formula="of:=[.H7]/[.H27]*1000000" office:value-type="float" office:value="144.313671315129" calcext:value-type="float">
            <text:p>144,31</text:p>
          </table:table-cell>
          <table:table-cell table:style-name="ce24" table:formula="of:=[.I7]/[.I27]*1000000" office:value-type="float" office:value="232.927536082885" calcext:value-type="float">
            <text:p>232,93</text:p>
          </table:table-cell>
          <table:table-cell table:style-name="ce24" table:formula="of:=[.J7]/[.J27]*1000000" office:value-type="float" office:value="407.92796982297" calcext:value-type="float">
            <text:p>407,93</text:p>
          </table:table-cell>
          <table:table-cell table:style-name="ce24" table:formula="of:=[.K7]/[.K27]*1000000" office:value-type="float" office:value="697.525743888433" calcext:value-type="float">
            <text:p>697,53</text:p>
          </table:table-cell>
          <table:table-cell table:style-name="ce24" table:formula="of:=[.L7]/[.L27]*1000000" office:value-type="float" office:value="1133.06749491237" calcext:value-type="float">
            <text:p>1.133,07</text:p>
          </table:table-cell>
          <table:table-cell table:style-name="ce24" table:formula="of:=[.M7]/[.M27]*1000000" office:value-type="float" office:value="1692.42890265047" calcext:value-type="float">
            <text:p>1.692,43</text:p>
          </table:table-cell>
          <table:table-cell table:style-name="ce24" table:formula="of:=[.N7]/[.N27]*1000000" office:value-type="float" office:value="2640.70294777458" calcext:value-type="float">
            <text:p>2.640,70</text:p>
          </table:table-cell>
          <table:table-cell table:style-name="ce24" table:formula="of:=[.O7]/[.O27]*1000000" office:value-type="float" office:value="4456.12729694215" calcext:value-type="float">
            <text:p>4.456,13</text:p>
          </table:table-cell>
          <table:table-cell table:style-name="ce24" table:formula="of:=[.P7]/[.P27]*1000000" office:value-type="float" office:value="12198.3176940738" calcext:value-type="float">
            <text:p>12.198,32</text:p>
          </table:table-cell>
          <table:table-cell table:style-name="ce24" table:formula="of:=[.Q7]/[.Q27]*1000000" office:value-type="float" office:value="952.820042172529" calcext:value-type="float">
            <text:p>952,82</text:p>
          </table:table-cell>
          <table:table-cell table:number-columns-repeated="16367"/>
        </table:table-row>
        <table:table-row table:style-name="ro2">
          <table:table-cell table:style-name="ce38" office:value-type="string" calcext:value-type="string" table:number-columns-spanned="2" table:number-rows-spanned="1">
            <text:p>Median 2018 – 2021</text:p>
          </table:table-cell>
          <table:covered-table-cell table:style-name="ce38"/>
          <table:table-cell table:style-name="ce25" table:formula="of:=MEDIAN([.C13:.C16])" office:value-type="float" office:value="24.6608412778484" calcext:value-type="float">
            <text:p>24,66</text:p>
          </table:table-cell>
          <table:table-cell table:style-name="ce25" table:formula="of:=MEDIAN([.D13:.D16])" office:value-type="float" office:value="22.9608389750798" calcext:value-type="float">
            <text:p>22,96</text:p>
          </table:table-cell>
          <table:table-cell table:style-name="ce25" table:formula="of:=MEDIAN([.E13:.E16])" office:value-type="float" office:value="40.6234244947716" calcext:value-type="float">
            <text:p>40,62</text:p>
          </table:table-cell>
          <table:table-cell table:style-name="ce25" table:formula="of:=MEDIAN([.F13:.F16])" office:value-type="float" office:value="60.9924837369787" calcext:value-type="float">
            <text:p>60,99</text:p>
          </table:table-cell>
          <table:table-cell table:style-name="ce25" table:formula="of:=MEDIAN([.G13:.G16])" office:value-type="float" office:value="90.853431535587" calcext:value-type="float">
            <text:p>90,85</text:p>
          </table:table-cell>
          <table:table-cell table:style-name="ce25" table:formula="of:=MEDIAN([.H13:.H16])" office:value-type="float" office:value="144.054365233169" calcext:value-type="float">
            <text:p>144,05</text:p>
          </table:table-cell>
          <table:table-cell table:style-name="ce25" table:formula="of:=MEDIAN([.I13:.I16])" office:value-type="float" office:value="252.965206313354" calcext:value-type="float">
            <text:p>252,97</text:p>
          </table:table-cell>
          <table:table-cell table:style-name="ce25" table:formula="of:=MEDIAN([.J13:.J16])" office:value-type="float" office:value="424.118436810471" calcext:value-type="float">
            <text:p>424,12</text:p>
          </table:table-cell>
          <table:table-cell table:style-name="ce25" table:formula="of:=MEDIAN([.K13:.K16])" office:value-type="float" office:value="699.618568313981" calcext:value-type="float">
            <text:p>699,62</text:p>
          </table:table-cell>
          <table:table-cell table:style-name="ce25" table:formula="of:=MEDIAN([.L13:.L16])" office:value-type="float" office:value="1071.28855967515" calcext:value-type="float">
            <text:p>1.071,29</text:p>
          </table:table-cell>
          <table:table-cell table:style-name="ce25" table:formula="of:=MEDIAN([.M13:.M16])" office:value-type="float" office:value="1609.32124543845" calcext:value-type="float">
            <text:p>1.609,32</text:p>
          </table:table-cell>
          <table:table-cell table:style-name="ce25" table:formula="of:=MEDIAN([.N13:.N16])" office:value-type="float" office:value="2382.89109138053" calcext:value-type="float">
            <text:p>2.382,89</text:p>
          </table:table-cell>
          <table:table-cell table:style-name="ce25" table:formula="of:=MEDIAN([.O13:.O16])" office:value-type="float" office:value="4452.24235815001" calcext:value-type="float">
            <text:p>4.452,24</text:p>
          </table:table-cell>
          <table:table-cell table:style-name="ce25" table:formula="of:=MEDIAN([.P13:.P16])" office:value-type="float" office:value="11695.4425085647" calcext:value-type="float">
            <text:p>11.695,44</text:p>
          </table:table-cell>
          <table:table-cell table:style-name="ce25" table:formula="of:=MEDIAN([.Q13:.Q16])" office:value-type="float" office:value="874.094821873815" calcext:value-type="float">
            <text:p>874,09</text:p>
          </table:table-cell>
          <table:table-cell table:style-name="ce80" table:number-columns-repeated="16367"/>
        </table:table-row>
        <table:table-row table:style-name="ro2">
          <table:table-cell table:style-name="ce55" office:value-type="string" calcext:value-type="string" table:number-columns-spanned="2" table:number-rows-spanned="1">
            <text:p>Differenz</text:p>
          </table:table-cell>
          <table:covered-table-cell table:style-name="ce55"/>
          <table:table-cell table:style-name="ce89" table:formula="of:=[.C17]-[.C18]" office:value-type="float" office:value="-2.26044013835724" calcext:value-type="float">
            <text:p>-2,26</text:p>
          </table:table-cell>
          <table:table-cell table:style-name="ce89" table:formula="of:=[.D17]-[.D18]" office:value-type="float" office:value="0.298072888445397" calcext:value-type="float">
            <text:p>0,30</text:p>
          </table:table-cell>
          <table:table-cell table:style-name="ce89" table:formula="of:=[.E17]-[.E18]" office:value-type="float" office:value="-10.012671549477" calcext:value-type="float">
            <text:p>-10,01</text:p>
          </table:table-cell>
          <table:table-cell table:style-name="ce89" table:formula="of:=[.F17]-[.F18]" office:value-type="float" office:value="1.98554480331426" calcext:value-type="float">
            <text:p>1,99</text:p>
          </table:table-cell>
          <table:table-cell table:style-name="ce89" table:formula="of:=[.G17]-[.G18]" office:value-type="float" office:value="-3.17342692167031" calcext:value-type="float">
            <text:p>-3,17</text:p>
          </table:table-cell>
          <table:table-cell table:style-name="ce89" table:formula="of:=[.H17]-[.H18]" office:value-type="float" office:value="0.259306081959863" calcext:value-type="float">
            <text:p>0,26</text:p>
          </table:table-cell>
          <table:table-cell table:style-name="ce89" table:formula="of:=[.I17]-[.I18]" office:value-type="float" office:value="-20.0376702304687" calcext:value-type="float">
            <text:p>-20,04</text:p>
          </table:table-cell>
          <table:table-cell table:style-name="ce89" table:formula="of:=[.J17]-[.J18]" office:value-type="float" office:value="-16.1904669875016" calcext:value-type="float">
            <text:p>-16,19</text:p>
          </table:table-cell>
          <table:table-cell table:style-name="ce89" table:formula="of:=[.K17]-[.K18]" office:value-type="float" office:value="-2.09282442554763" calcext:value-type="float">
            <text:p>-2,09</text:p>
          </table:table-cell>
          <table:table-cell table:style-name="ce89" table:formula="of:=[.L17]-[.L18]" office:value-type="float" office:value="61.7789352372161" calcext:value-type="float">
            <text:p>61,78</text:p>
          </table:table-cell>
          <table:table-cell table:style-name="ce89" table:formula="of:=[.M17]-[.M18]" office:value-type="float" office:value="83.1076572120239" calcext:value-type="float">
            <text:p>83,11</text:p>
          </table:table-cell>
          <table:table-cell table:style-name="ce89" table:formula="of:=[.N17]-[.N18]" office:value-type="float" office:value="257.811856394053" calcext:value-type="float">
            <text:p>257,81</text:p>
          </table:table-cell>
          <table:table-cell table:style-name="ce89" table:formula="of:=[.O17]-[.O18]" office:value-type="float" office:value="3.88493879214639" calcext:value-type="float">
            <text:p>3,88</text:p>
          </table:table-cell>
          <table:table-cell table:style-name="ce89" table:formula="of:=[.P17]-[.P18]" office:value-type="float" office:value="502.875185509174" calcext:value-type="float">
            <text:p>502,88</text:p>
          </table:table-cell>
          <table:table-cell table:style-name="ce89" table:formula="of:=[.Q17]-[.Q18]" office:value-type="float" office:value="78.7252202987136" calcext:value-type="float">
            <text:p>78,73</text:p>
          </table:table-cell>
          <table:table-cell table:style-name="ce82" table:number-columns-repeated="16367"/>
        </table:table-row>
        <table:table-row table:style-name="ro2">
          <table:table-cell table:style-name="ce55" office:value-type="string" calcext:value-type="string" table:number-columns-spanned="2" table:number-rows-spanned="1">
            <text:p>%</text:p>
          </table:table-cell>
          <table:covered-table-cell table:style-name="ce55"/>
          <table:table-cell table:style-name="ce88" table:formula="of:=[.C19]/[.C18]" office:value-type="percentage" office:value="-0.0916611121611524" calcext:value-type="percentage">
            <text:p>-9,17 %</text:p>
          </table:table-cell>
          <table:table-cell table:style-name="ce88" table:formula="of:=[.D19]/[.D18]" office:value-type="percentage" office:value="0.0129817942963193" calcext:value-type="percentage">
            <text:p>1,30 %</text:p>
          </table:table-cell>
          <table:table-cell table:style-name="ce88" table:formula="of:=[.E19]/[.E18]" office:value-type="percentage" office:value="-0.246475319941716" calcext:value-type="percentage">
            <text:p>-24,65 %</text:p>
          </table:table-cell>
          <table:table-cell table:style-name="ce88" table:formula="of:=[.F19]/[.F18]" office:value-type="percentage" office:value="0.0325539260194197" calcext:value-type="percentage">
            <text:p>3,26 %</text:p>
          </table:table-cell>
          <table:table-cell table:style-name="ce88" table:formula="of:=[.G19]/[.G18]" office:value-type="percentage" office:value="-0.0349290815771476" calcext:value-type="percentage">
            <text:p>-3,49 %</text:p>
          </table:table-cell>
          <table:table-cell table:style-name="ce88" table:formula="of:=[.H19]/[.H18]" office:value-type="percentage" office:value="0.00180005709330741" calcext:value-type="percentage">
            <text:p>0,18 %</text:p>
          </table:table-cell>
          <table:table-cell table:style-name="ce88" table:formula="of:=[.I19]/[.I18]" office:value-type="percentage" office:value="-0.079211171063769" calcext:value-type="percentage">
            <text:p>-7,92 %</text:p>
          </table:table-cell>
          <table:table-cell table:style-name="ce88" table:formula="of:=[.J19]/[.J18]" office:value-type="percentage" office:value="-0.0381744003143554" calcext:value-type="percentage">
            <text:p>-3,82 %</text:p>
          </table:table-cell>
          <table:table-cell table:style-name="ce88" table:formula="of:=[.K19]/[.K18]" office:value-type="percentage" office:value="-0.00299137918907892" calcext:value-type="percentage">
            <text:p>-0,30 %</text:p>
          </table:table-cell>
          <table:table-cell table:style-name="ce88" table:formula="of:=[.L19]/[.L18]" office:value-type="percentage" office:value="0.057667875456403" calcext:value-type="percentage">
            <text:p>5,77 %</text:p>
          </table:table-cell>
          <table:table-cell table:style-name="ce88" table:formula="of:=[.M19]/[.M18]" office:value-type="percentage" office:value="0.0516414342056248" calcext:value-type="percentage">
            <text:p>5,16 %</text:p>
          </table:table-cell>
          <table:table-cell table:style-name="ce88" table:formula="of:=[.N19]/[.N18]" office:value-type="percentage" office:value="0.108192882724107" calcext:value-type="percentage">
            <text:p>10,82 %</text:p>
          </table:table-cell>
          <table:table-cell table:style-name="ce88" table:formula="of:=[.O19]/[.O18]" office:value-type="percentage" office:value="0.0008725802594809" calcext:value-type="percentage">
            <text:p>0,09 %</text:p>
          </table:table-cell>
          <table:table-cell table:style-name="ce88" table:formula="of:=[.P19]/[.P18]" office:value-type="percentage" office:value="0.0429975338804765" calcext:value-type="percentage">
            <text:p>4,30 %</text:p>
          </table:table-cell>
          <table:table-cell table:style-name="ce88" table:formula="of:=[.Q19]/[.Q18]" office:value-type="percentage" office:value="0.0900648514653693" calcext:value-type="percentage">
            <text:p>9,01 %</text:p>
          </table:table-cell>
          <table:table-cell table:number-columns-repeated="16367"/>
        </table:table-row>
        <table:table-row table:style-name="ro2">
          <table:table-cell table:style-name="ce86" office:value-type="string" calcext:value-type="string" table:number-columns-spanned="17" table:number-rows-spanned="1">
            <text:p>Einwohner</text:p>
          </table:table-cell>
          <table:covered-table-cell table:style-name="ce1"/>
          <table:covered-table-cell table:style-name="ce18"/>
          <table:covered-table-cell table:number-columns-repeated="14" table:style-name="ce32"/>
          <table:table-cell table:number-columns-repeated="16367"/>
        </table:table-row>
        <table:table-row table:style-name="ro2">
          <table:table-cell table:style-name="ce13" office:value-type="string" calcext:value-type="string">
            <text:p>Jahr</text:p>
          </table:table-cell>
          <table:table-cell table:style-name="ce13" office:value-type="string" calcext:value-type="string">
            <text:p>Monat</text:p>
          </table:table-cell>
          <table:table-cell table:style-name="ce13" office:value-type="string" calcext:value-type="string">
            <text:p>A00A14</text:p>
          </table:table-cell>
          <table:table-cell table:style-name="ce13" office:value-type="string" calcext:value-type="string">
            <text:p>A15A29</text:p>
          </table:table-cell>
          <table:table-cell table:style-name="ce13" office:value-type="string" calcext:value-type="string">
            <text:p>A30A34</text:p>
          </table:table-cell>
          <table:table-cell table:style-name="ce13" office:value-type="string" calcext:value-type="string">
            <text:p>A35A39</text:p>
          </table:table-cell>
          <table:table-cell table:style-name="ce13" office:value-type="string" calcext:value-type="string">
            <text:p>A40A44</text:p>
          </table:table-cell>
          <table:table-cell table:style-name="ce13" office:value-type="string" calcext:value-type="string">
            <text:p>A45A49</text:p>
          </table:table-cell>
          <table:table-cell table:style-name="ce13" office:value-type="string" calcext:value-type="string">
            <text:p>A50A54</text:p>
          </table:table-cell>
          <table:table-cell table:style-name="ce13" office:value-type="string" calcext:value-type="string">
            <text:p>A55A59</text:p>
          </table:table-cell>
          <table:table-cell table:style-name="ce13" office:value-type="string" calcext:value-type="string">
            <text:p>A60A64</text:p>
          </table:table-cell>
          <table:table-cell table:style-name="ce13" office:value-type="string" calcext:value-type="string">
            <text:p>A65A69</text:p>
          </table:table-cell>
          <table:table-cell table:style-name="ce13" office:value-type="string" calcext:value-type="string">
            <text:p>A70A74</text:p>
          </table:table-cell>
          <table:table-cell table:style-name="ce13" office:value-type="string" calcext:value-type="string">
            <text:p>A75A79</text:p>
          </table:table-cell>
          <table:table-cell table:style-name="ce13" office:value-type="string" calcext:value-type="string">
            <text:p>A80A84</text:p>
          </table:table-cell>
          <table:table-cell table:style-name="ce13" office:value-type="string" calcext:value-type="string">
            <text:p>A85+</text:p>
          </table:table-cell>
          <table:table-cell table:style-name="ce13" office:value-type="string" calcext:value-type="string">
            <text:p>Alle</text:p>
          </table:table-cell>
          <table:table-cell table:style-name="ce79" table:number-columns-repeated="16367"/>
        </table:table-row>
        <table:table-row table:style-name="ro2"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9" calcext:value-type="float">
            <text:p>9</text:p>
          </table:table-cell>
          <table:table-cell table:style-name="ce19" office:value-type="float" office:value="11171759" calcext:value-type="float">
            <text:p>11.171.759</text:p>
          </table:table-cell>
          <table:table-cell table:style-name="ce19" office:value-type="float" office:value="13981161" calcext:value-type="float">
            <text:p>13.981.161</text:p>
          </table:table-cell>
          <table:table-cell table:style-name="ce19" office:value-type="float" office:value="5290252" calcext:value-type="float">
            <text:p>5.290.252</text:p>
          </table:table-cell>
          <table:table-cell table:style-name="ce19" office:value-type="float" office:value="5163210" calcext:value-type="float">
            <text:p>5.163.210</text:p>
          </table:table-cell>
          <table:table-cell table:style-name="ce19" office:value-type="float" office:value="4788357" calcext:value-type="float">
            <text:p>4.788.357</text:p>
          </table:table-cell>
          <table:table-cell table:style-name="ce19" office:value-type="float" office:value="5943287" calcext:value-type="float">
            <text:p>5.943.287</text:p>
          </table:table-cell>
          <table:table-cell table:style-name="ce19" office:value-type="float" office:value="6968045" calcext:value-type="float">
            <text:p>6.968.045</text:p>
          </table:table-cell>
          <table:table-cell table:style-name="ce19" office:value-type="float" office:value="6401516" calcext:value-type="float">
            <text:p>6.401.516</text:p>
          </table:table-cell>
          <table:table-cell table:style-name="ce19" office:value-type="float" office:value="5375053" calcext:value-type="float">
            <text:p>5.375.053</text:p>
          </table:table-cell>
          <table:table-cell table:style-name="ce19" office:value-type="float" office:value="4711694" calcext:value-type="float">
            <text:p>4.711.694</text:p>
          </table:table-cell>
          <table:table-cell table:style-name="ce19" office:value-type="float" office:value="3611909" calcext:value-type="float">
            <text:p>3.611.909</text:p>
          </table:table-cell>
          <table:table-cell table:style-name="ce19" office:value-type="float" office:value="4235423" calcext:value-type="float">
            <text:p>4.235.423</text:p>
          </table:table-cell>
          <table:table-cell table:style-name="ce19" office:value-type="float" office:value="2885212" calcext:value-type="float">
            <text:p>2.885.212</text:p>
          </table:table-cell>
          <table:table-cell table:style-name="ce19" office:value-type="float" office:value="2265473" calcext:value-type="float">
            <text:p>2.265.473</text:p>
          </table:table-cell>
          <table:table-cell table:style-name="ce19" table:formula="of:=SUM([.C23:.P23])" office:value-type="float" office:value="82792351" calcext:value-type="float">
            <text:p>82.792.351</text:p>
          </table:table-cell>
          <table:table-cell table:number-columns-repeated="16367"/>
        </table:table-row>
        <table:table-row table:style-name="ro2">
          <table:table-cell table:style-name="ce12" office:value-type="float" office:value="2019" calcext:value-type="float">
            <text:p>2019</text:p>
          </table:table-cell>
          <table:table-cell table:style-name="ce12" office:value-type="float" office:value="9" calcext:value-type="float">
            <text:p>9</text:p>
          </table:table-cell>
          <table:table-cell table:style-name="ce19" office:value-type="float" office:value="11290815" calcext:value-type="float">
            <text:p>11.290.815</text:p>
          </table:table-cell>
          <table:table-cell table:style-name="ce19" office:value-type="float" office:value="13804084" calcext:value-type="float">
            <text:p>13.804.084</text:p>
          </table:table-cell>
          <table:table-cell table:style-name="ce19" office:value-type="float" office:value="5409029" calcext:value-type="float">
            <text:p>5.409.029</text:p>
          </table:table-cell>
          <table:table-cell table:style-name="ce19" office:value-type="float" office:value="5237416" calcext:value-type="float">
            <text:p>5.237.416</text:p>
          </table:table-cell>
          <table:table-cell table:style-name="ce19" office:value-type="float" office:value="4841738" calcext:value-type="float">
            <text:p>4.841.738</text:p>
          </table:table-cell>
          <table:table-cell table:style-name="ce19" office:value-type="float" office:value="5584519" calcext:value-type="float">
            <text:p>5.584.519</text:p>
          </table:table-cell>
          <table:table-cell table:style-name="ce19" office:value-type="float" office:value="6875948" calcext:value-type="float">
            <text:p>6.875.948</text:p>
          </table:table-cell>
          <table:table-cell table:style-name="ce19" office:value-type="float" office:value="6598218" calcext:value-type="float">
            <text:p>6.598.218</text:p>
          </table:table-cell>
          <table:table-cell table:style-name="ce19" office:value-type="float" office:value="5493914" calcext:value-type="float">
            <text:p>5.493.914</text:p>
          </table:table-cell>
          <table:table-cell table:style-name="ce19" office:value-type="float" office:value="4808497" calcext:value-type="float">
            <text:p>4.808.497</text:p>
          </table:table-cell>
          <table:table-cell table:style-name="ce19" office:value-type="float" office:value="3596545" calcext:value-type="float">
            <text:p>3.596.545</text:p>
          </table:table-cell>
          <table:table-cell table:style-name="ce19" office:value-type="float" office:value="4089384" calcext:value-type="float">
            <text:p>4.089.384</text:p>
          </table:table-cell>
          <table:table-cell table:style-name="ce19" office:value-type="float" office:value="3111597" calcext:value-type="float">
            <text:p>3.111.597</text:p>
          </table:table-cell>
          <table:table-cell table:style-name="ce19" office:value-type="float" office:value="2277509" calcext:value-type="float">
            <text:p>2.277.509</text:p>
          </table:table-cell>
          <table:table-cell table:style-name="ce19" table:formula="of:=SUM([.C24:.P24])" office:value-type="float" office:value="83019213" calcext:value-type="float">
            <text:p>83.019.213</text:p>
          </table:table-cell>
          <table:table-cell table:number-columns-repeated="16367"/>
        </table:table-row>
        <table:table-row table:style-name="ro2"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9" calcext:value-type="float">
            <text:p>9</text:p>
          </table:table-cell>
          <table:table-cell table:style-name="ce19" office:value-type="float" office:value="11391259" calcext:value-type="float">
            <text:p>11.391.259</text:p>
          </table:table-cell>
          <table:table-cell table:style-name="ce19" office:value-type="float" office:value="13622145" calcext:value-type="float">
            <text:p>13.622.145</text:p>
          </table:table-cell>
          <table:table-cell table:style-name="ce19" office:value-type="float" office:value="5495720" calcext:value-type="float">
            <text:p>5.495.720</text:p>
          </table:table-cell>
          <table:table-cell table:style-name="ce19" office:value-type="float" office:value="5289210" calcext:value-type="float">
            <text:p>5.289.210</text:p>
          </table:table-cell>
          <table:table-cell table:style-name="ce19" office:value-type="float" office:value="4909026" calcext:value-type="float">
            <text:p>4.909.026</text:p>
          </table:table-cell>
          <table:table-cell table:style-name="ce19" office:value-type="float" office:value="5273358" calcext:value-type="float">
            <text:p>5.273.358</text:p>
          </table:table-cell>
          <table:table-cell table:style-name="ce19" office:value-type="float" office:value="6710235" calcext:value-type="float">
            <text:p>6.710.235</text:p>
          </table:table-cell>
          <table:table-cell table:style-name="ce19" office:value-type="float" office:value="6737305" calcext:value-type="float">
            <text:p>6.737.305</text:p>
          </table:table-cell>
          <table:table-cell table:style-name="ce19" office:value-type="float" office:value="5647771" calcext:value-type="float">
            <text:p>5.647.771</text:p>
          </table:table-cell>
          <table:table-cell table:style-name="ce19" office:value-type="float" office:value="4859032" calcext:value-type="float">
            <text:p>4.859.032</text:p>
          </table:table-cell>
          <table:table-cell table:style-name="ce19" office:value-type="float" office:value="3674095" calcext:value-type="float">
            <text:p>3.674.095</text:p>
          </table:table-cell>
          <table:table-cell table:style-name="ce19" office:value-type="float" office:value="3876420" calcext:value-type="float">
            <text:p>3.876.420</text:p>
          </table:table-cell>
          <table:table-cell table:style-name="ce19" office:value-type="float" office:value="3294281" calcext:value-type="float">
            <text:p>3.294.281</text:p>
          </table:table-cell>
          <table:table-cell table:style-name="ce19" office:value-type="float" office:value="2386854" calcext:value-type="float">
            <text:p>2.386.854</text:p>
          </table:table-cell>
          <table:table-cell table:style-name="ce19" table:formula="of:=SUM([.C25:.P25])" office:value-type="float" office:value="83166711" calcext:value-type="float">
            <text:p>83.166.711</text:p>
          </table:table-cell>
          <table:table-cell table:number-columns-repeated="16367"/>
        </table:table-row>
        <table:table-row table:style-name="ro2"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9" calcext:value-type="float">
            <text:p>9</text:p>
          </table:table-cell>
          <table:table-cell table:style-name="ce19" office:value-type="float" office:value="11477800" calcext:value-type="float">
            <text:p>11.477.800</text:p>
          </table:table-cell>
          <table:table-cell table:style-name="ce19" office:value-type="float" office:value="13340204" calcext:value-type="float">
            <text:p>13.340.204</text:p>
          </table:table-cell>
          <table:table-cell table:style-name="ce19" office:value-type="float" office:value="5581088" calcext:value-type="float">
            <text:p>5.581.088</text:p>
          </table:table-cell>
          <table:table-cell table:style-name="ce19" office:value-type="float" office:value="5290876" calcext:value-type="float">
            <text:p>5.290.876</text:p>
          </table:table-cell>
          <table:table-cell table:style-name="ce19" office:value-type="float" office:value="5034888" calcext:value-type="float">
            <text:p>5.034.888</text:p>
          </table:table-cell>
          <table:table-cell table:style-name="ce19" office:value-type="float" office:value="5035860" calcext:value-type="float">
            <text:p>5.035.860</text:p>
          </table:table-cell>
          <table:table-cell table:style-name="ce19" office:value-type="float" office:value="6487224" calcext:value-type="float">
            <text:p>6.487.224</text:p>
          </table:table-cell>
          <table:table-cell table:style-name="ce19" office:value-type="float" office:value="6817318" calcext:value-type="float">
            <text:p>6.817.318</text:p>
          </table:table-cell>
          <table:table-cell table:style-name="ce19" office:value-type="float" office:value="5818137" calcext:value-type="float">
            <text:p>5.818.137</text:p>
          </table:table-cell>
          <table:table-cell table:style-name="ce19" office:value-type="float" office:value="4899104" calcext:value-type="float">
            <text:p>4.899.104</text:p>
          </table:table-cell>
          <table:table-cell table:style-name="ce19" office:value-type="float" office:value="3968070" calcext:value-type="float">
            <text:p>3.968.070</text:p>
          </table:table-cell>
          <table:table-cell table:style-name="ce19" office:value-type="float" office:value="3468028" calcext:value-type="float">
            <text:p>3.468.028</text:p>
          </table:table-cell>
          <table:table-cell table:style-name="ce19" office:value-type="float" office:value="3430502" calcext:value-type="float">
            <text:p>3.430.502</text:p>
          </table:table-cell>
          <table:table-cell table:style-name="ce19" office:value-type="float" office:value="2505932" calcext:value-type="float">
            <text:p>2.505.932</text:p>
          </table:table-cell>
          <table:table-cell table:style-name="ce19" table:formula="of:=SUM([.C26:.P26])" office:value-type="float" office:value="83155031" calcext:value-type="float">
            <text:p>83.155.031</text:p>
          </table:table-cell>
          <table:table-cell table:number-columns-repeated="16367"/>
        </table:table-row>
        <table:table-row table:style-name="ro2">
          <table:table-cell table:style-name="ce12" office:value-type="float" office:value="2022" calcext:value-type="float">
            <text:p>2022</text:p>
          </table:table-cell>
          <table:table-cell table:style-name="ce12" office:value-type="float" office:value="9" calcext:value-type="float">
            <text:p>9</text:p>
          </table:table-cell>
          <table:table-cell table:style-name="ce19" office:value-type="float" office:value="11606935" calcext:value-type="float">
            <text:p>11.606.935</text:p>
          </table:table-cell>
          <table:table-cell table:style-name="ce19" office:value-type="float" office:value="13242236" calcext:value-type="float">
            <text:p>13.242.236</text:p>
          </table:table-cell>
          <table:table-cell table:style-name="ce19" office:value-type="float" office:value="5553604" calcext:value-type="float">
            <text:p>5.553.604</text:p>
          </table:table-cell>
          <table:table-cell table:style-name="ce19" office:value-type="float" office:value="5335194" calcext:value-type="float">
            <text:p>5.335.194</text:p>
          </table:table-cell>
          <table:table-cell table:style-name="ce19" office:value-type="float" office:value="5132299" calcext:value-type="float">
            <text:p>5.132.299</text:p>
          </table:table-cell>
          <table:table-cell table:style-name="ce19" office:value-type="float" office:value="4864404" calcext:value-type="float">
            <text:p>4.864.404</text:p>
          </table:table-cell>
          <table:table-cell table:style-name="ce19" office:value-type="float" office:value="6225112" calcext:value-type="float">
            <text:p>6.225.112</text:p>
          </table:table-cell>
          <table:table-cell table:style-name="ce19" office:value-type="float" office:value="6846797" calcext:value-type="float">
            <text:p>6.846.797</text:p>
          </table:table-cell>
          <table:table-cell table:style-name="ce19" office:value-type="float" office:value="5994044" calcext:value-type="float">
            <text:p>5.994.044</text:p>
          </table:table-cell>
          <table:table-cell table:style-name="ce19" office:value-type="float" office:value="4967930" calcext:value-type="float">
            <text:p>4.967.930</text:p>
          </table:table-cell>
          <table:table-cell table:style-name="ce19" office:value-type="float" office:value="4173292" calcext:value-type="float">
            <text:p>4.173.292</text:p>
          </table:table-cell>
          <table:table-cell table:style-name="ce19" office:value-type="float" office:value="3183622" calcext:value-type="float">
            <text:p>3.183.622</text:p>
          </table:table-cell>
          <table:table-cell table:style-name="ce19" office:value-type="float" office:value="3486211" calcext:value-type="float">
            <text:p>3.486.211</text:p>
          </table:table-cell>
          <table:table-cell table:style-name="ce19" office:value-type="float" office:value="2625444" calcext:value-type="float">
            <text:p>2.625.444</text:p>
          </table:table-cell>
          <table:table-cell table:style-name="ce19" table:formula="of:=SUM([.C27:.P27])" office:value-type="float" office:value="83237124" calcext:value-type="float">
            <text:p>83.237.124</text:p>
          </table:table-cell>
          <table:table-cell table:number-columns-repeated="16367"/>
        </table:table-row>
        <table:table-row table:style-name="ro2">
          <table:table-cell table:style-name="ce58" office:value-type="string" calcext:value-type="string" table:number-columns-spanned="2" table:number-rows-spanned="1">
            <text:p>Median 2018 – 2021</text:p>
          </table:table-cell>
          <table:covered-table-cell table:style-name="ce58"/>
          <table:table-cell table:style-name="ce20" table:formula="of:=MEDIAN([.C23:.C26])" office:value-type="float" office:value="11341037" calcext:value-type="float">
            <text:p>11.341.037</text:p>
          </table:table-cell>
          <table:table-cell table:style-name="ce20" table:formula="of:=MEDIAN([.D23:.D26])" office:value-type="float" office:value="13713114.5" calcext:value-type="float">
            <text:p>13.713.115</text:p>
          </table:table-cell>
          <table:table-cell table:style-name="ce20" table:formula="of:=MEDIAN([.E23:.E26])" office:value-type="float" office:value="5452374.5" calcext:value-type="float">
            <text:p>5.452.375</text:p>
          </table:table-cell>
          <table:table-cell table:style-name="ce20" table:formula="of:=MEDIAN([.F23:.F26])" office:value-type="float" office:value="5263313" calcext:value-type="float">
            <text:p>5.263.313</text:p>
          </table:table-cell>
          <table:table-cell table:style-name="ce20" table:formula="of:=MEDIAN([.G23:.G26])" office:value-type="float" office:value="4875382" calcext:value-type="float">
            <text:p>4.875.382</text:p>
          </table:table-cell>
          <table:table-cell table:style-name="ce20" table:formula="of:=MEDIAN([.H23:.H26])" office:value-type="float" office:value="5428938.5" calcext:value-type="float">
            <text:p>5.428.939</text:p>
          </table:table-cell>
          <table:table-cell table:style-name="ce20" table:formula="of:=MEDIAN([.I23:.I26])" office:value-type="float" office:value="6793091.5" calcext:value-type="float">
            <text:p>6.793.092</text:p>
          </table:table-cell>
          <table:table-cell table:style-name="ce20" table:formula="of:=MEDIAN([.J23:.J26])" office:value-type="float" office:value="6667761.5" calcext:value-type="float">
            <text:p>6.667.762</text:p>
          </table:table-cell>
          <table:table-cell table:style-name="ce20" table:formula="of:=MEDIAN([.K23:.K26])" office:value-type="float" office:value="5570842.5" calcext:value-type="float">
            <text:p>5.570.843</text:p>
          </table:table-cell>
          <table:table-cell table:style-name="ce20" table:formula="of:=MEDIAN([.L23:.L26])" office:value-type="float" office:value="4833764.5" calcext:value-type="float">
            <text:p>4.833.765</text:p>
          </table:table-cell>
          <table:table-cell table:style-name="ce20" table:formula="of:=MEDIAN([.M23:.M26])" office:value-type="float" office:value="3643002" calcext:value-type="float">
            <text:p>3.643.002</text:p>
          </table:table-cell>
          <table:table-cell table:style-name="ce20" table:formula="of:=MEDIAN([.N23:.N26])" office:value-type="float" office:value="3982902" calcext:value-type="float">
            <text:p>3.982.902</text:p>
          </table:table-cell>
          <table:table-cell table:style-name="ce20" table:formula="of:=MEDIAN([.O23:.O26])" office:value-type="float" office:value="3202939" calcext:value-type="float">
            <text:p>3.202.939</text:p>
          </table:table-cell>
          <table:table-cell table:style-name="ce20" table:formula="of:=MEDIAN([.P23:.P26])" office:value-type="float" office:value="2332181.5" calcext:value-type="float">
            <text:p>2.332.182</text:p>
          </table:table-cell>
          <table:table-cell table:style-name="ce20" table:formula="of:=MEDIAN([.Q23:.Q26])" office:value-type="float" office:value="83087122" calcext:value-type="float">
            <text:p>83.087.122</text:p>
          </table:table-cell>
          <table:table-cell table:number-columns-repeated="16367"/>
        </table:table-row>
        <table:table-row table:style-name="ro2">
          <table:table-cell table:style-name="ce60" office:value-type="string" calcext:value-type="string" table:number-columns-spanned="2" table:number-rows-spanned="1">
            <text:p>Differenz</text:p>
          </table:table-cell>
          <table:covered-table-cell table:style-name="ce60"/>
          <table:table-cell table:style-name="ce90" table:formula="of:=[.C27]-[.C28]" office:value-type="float" office:value="265898" calcext:value-type="float">
            <text:p>265.898</text:p>
          </table:table-cell>
          <table:table-cell table:style-name="ce90" table:formula="of:=[.D27]-[.D28]" office:value-type="float" office:value="-470878.5" calcext:value-type="float">
            <text:p>-470.879</text:p>
          </table:table-cell>
          <table:table-cell table:style-name="ce90" table:formula="of:=[.E27]-[.E28]" office:value-type="float" office:value="101229.5" calcext:value-type="float">
            <text:p>101.230</text:p>
          </table:table-cell>
          <table:table-cell table:style-name="ce90" table:formula="of:=[.F27]-[.F28]" office:value-type="float" office:value="71881" calcext:value-type="float">
            <text:p>71.881</text:p>
          </table:table-cell>
          <table:table-cell table:style-name="ce90" table:formula="of:=[.G27]-[.G28]" office:value-type="float" office:value="256917" calcext:value-type="float">
            <text:p>256.917</text:p>
          </table:table-cell>
          <table:table-cell table:style-name="ce90" table:formula="of:=[.H27]-[.H28]" office:value-type="float" office:value="-564534.5" calcext:value-type="float">
            <text:p>-564.535</text:p>
          </table:table-cell>
          <table:table-cell table:style-name="ce90" table:formula="of:=[.I27]-[.I28]" office:value-type="float" office:value="-567979.5" calcext:value-type="float">
            <text:p>-567.980</text:p>
          </table:table-cell>
          <table:table-cell table:style-name="ce90" table:formula="of:=[.J27]-[.J28]" office:value-type="float" office:value="179035.5" calcext:value-type="float">
            <text:p>179.036</text:p>
          </table:table-cell>
          <table:table-cell table:style-name="ce90" table:formula="of:=[.K27]-[.K28]" office:value-type="float" office:value="423201.5" calcext:value-type="float">
            <text:p>423.202</text:p>
          </table:table-cell>
          <table:table-cell table:style-name="ce90" table:formula="of:=[.L27]-[.L28]" office:value-type="float" office:value="134165.5" calcext:value-type="float">
            <text:p>134.166</text:p>
          </table:table-cell>
          <table:table-cell table:style-name="ce90" table:formula="of:=[.M27]-[.M28]" office:value-type="float" office:value="530290" calcext:value-type="float">
            <text:p>530.290</text:p>
          </table:table-cell>
          <table:table-cell table:style-name="ce90" table:formula="of:=[.N27]-[.N28]" office:value-type="float" office:value="-799280" calcext:value-type="float">
            <text:p>-799.280</text:p>
          </table:table-cell>
          <table:table-cell table:style-name="ce90" table:formula="of:=[.O27]-[.O28]" office:value-type="float" office:value="283272" calcext:value-type="float">
            <text:p>283.272</text:p>
          </table:table-cell>
          <table:table-cell table:style-name="ce90" table:formula="of:=[.P27]-[.P28]" office:value-type="float" office:value="293262.5" calcext:value-type="float">
            <text:p>293.263</text:p>
          </table:table-cell>
          <table:table-cell table:style-name="ce90" table:formula="of:=[.Q27]-[.Q28]" office:value-type="float" office:value="150002" calcext:value-type="float">
            <text:p>150.002</text:p>
          </table:table-cell>
          <table:table-cell table:number-columns-repeated="16367"/>
        </table:table-row>
        <table:table-row table:style-name="ro2">
          <table:table-cell table:style-name="ce60" office:value-type="string" calcext:value-type="string" table:number-columns-spanned="2" table:number-rows-spanned="1">
            <text:p>%</text:p>
          </table:table-cell>
          <table:covered-table-cell table:style-name="ce60"/>
          <table:table-cell table:style-name="ce91" table:formula="of:=[.C29]/[.C28]" office:value-type="percentage" office:value="0.023445651398545" calcext:value-type="percentage">
            <text:p>2,34 %</text:p>
          </table:table-cell>
          <table:table-cell table:style-name="ce91" table:formula="of:=[.D29]/[.D28]" office:value-type="percentage" office:value="-0.0343378231108622" calcext:value-type="percentage">
            <text:p>-3,43 %</text:p>
          </table:table-cell>
          <table:table-cell table:style-name="ce91" table:formula="of:=[.E29]/[.E28]" office:value-type="percentage" office:value="0.0185661311415788" calcext:value-type="percentage">
            <text:p>1,86 %</text:p>
          </table:table-cell>
          <table:table-cell table:style-name="ce91" table:formula="of:=[.F29]/[.F28]" office:value-type="percentage" office:value="0.0136569875285775" calcext:value-type="percentage">
            <text:p>1,37 %</text:p>
          </table:table-cell>
          <table:table-cell table:style-name="ce91" table:formula="of:=[.G29]/[.G28]" office:value-type="percentage" office:value="0.0526967938102081" calcext:value-type="percentage">
            <text:p>5,27 %</text:p>
          </table:table-cell>
          <table:table-cell table:style-name="ce91" table:formula="of:=[.H29]/[.H28]" office:value-type="percentage" office:value="-0.103986165988066" calcext:value-type="percentage">
            <text:p>-10,40 %</text:p>
          </table:table-cell>
          <table:table-cell table:style-name="ce91" table:formula="of:=[.I29]/[.I28]" office:value-type="percentage" office:value="-0.0836113424940618" calcext:value-type="percentage">
            <text:p>-8,36 %</text:p>
          </table:table-cell>
          <table:table-cell table:style-name="ce91" table:formula="of:=[.J29]/[.J28]" office:value-type="percentage" office:value="0.0268509154084171" calcext:value-type="percentage">
            <text:p>2,69 %</text:p>
          </table:table-cell>
          <table:table-cell table:style-name="ce91" table:formula="of:=[.K29]/[.K28]" office:value-type="percentage" office:value="0.0759672347584768" calcext:value-type="percentage">
            <text:p>7,60 %</text:p>
          </table:table-cell>
          <table:table-cell table:style-name="ce91" table:formula="of:=[.L29]/[.L28]" office:value-type="percentage" office:value="0.0277559032923511" calcext:value-type="percentage">
            <text:p>2,78 %</text:p>
          </table:table-cell>
          <table:table-cell table:style-name="ce91" table:formula="of:=[.M29]/[.M28]" office:value-type="percentage" office:value="0.145564015611301" calcext:value-type="percentage">
            <text:p>14,56 %</text:p>
          </table:table-cell>
          <table:table-cell table:style-name="ce91" table:formula="of:=[.N29]/[.N28]" office:value-type="percentage" office:value="-0.200677797244321" calcext:value-type="percentage">
            <text:p>-20,07 %</text:p>
          </table:table-cell>
          <table:table-cell table:style-name="ce91" table:formula="of:=[.O29]/[.O28]" office:value-type="percentage" office:value="0.0884412722190463" calcext:value-type="percentage">
            <text:p>8,84 %</text:p>
          </table:table-cell>
          <table:table-cell table:style-name="ce91" table:formula="of:=[.P29]/[.P28]" office:value-type="percentage" office:value="0.125746002187223" calcext:value-type="percentage">
            <text:p>12,57 %</text:p>
          </table:table-cell>
          <table:table-cell table:style-name="ce91" table:formula="of:=[.Q29]/[.Q28]" office:value-type="percentage" office:value="0.00180535799518968" calcext:value-type="percentage">
            <text:p>0,18 %</text:p>
          </table:table-cell>
          <table:table-cell table:number-columns-repeated="16367"/>
        </table:table-row>
        <table:table-row table:style-name="ro3" table:number-rows-repeated="1048545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'EM September Median'.C29:'EM September Median'.Q30">
            <calcext:condition calcext:apply-style-name="Good" calcext:value="&gt;0" calcext:base-cell-address="'EM September Median'.C29"/>
            <calcext:condition calcext:apply-style-name="Bad" calcext:value="&lt;=0" calcext:base-cell-address="'EM September Median'.C29"/>
          </calcext:conditional-format>
          <calcext:conditional-format calcext:target-range-address="'EM September Median'.C29:'EM September Median'.Q30">
            <calcext:condition calcext:apply-style-name="Good" calcext:value="&gt;0" calcext:base-cell-address="'EM September Median'.C29"/>
            <calcext:condition calcext:apply-style-name="Bad" calcext:value="&lt;=0" calcext:base-cell-address="'EM September Median'.C29"/>
          </calcext:conditional-format>
          <calcext:conditional-format calcext:target-range-address="'EM September Median'.C9:'EM September Median'.Q9">
            <calcext:condition calcext:apply-style-name="Bad" calcext:value="&gt;0" calcext:base-cell-address="'EM September Median'.C9"/>
            <calcext:condition calcext:apply-style-name="Good" calcext:value="&lt;=0" calcext:base-cell-address="'EM September Median'.C9"/>
          </calcext:conditional-format>
          <calcext:conditional-format calcext:target-range-address="'EM September Median'.C19:'EM September Median'.Q20 'EM September Median'.C10:'EM September Median'.Q10">
            <calcext:condition calcext:apply-style-name="Bad" calcext:value="&gt;0" calcext:base-cell-address="'EM September Median'.C10"/>
            <calcext:condition calcext:apply-style-name="Good" calcext:value="&lt;=0" calcext:base-cell-address="'EM September Median'.C10"/>
          </calcext:conditional-format>
        </calcext:conditional-formats>
      </table:table>
      <table:table table:name="EM September Std" table:style-name="ta1">
        <table:table-column table:style-name="co1" table:number-columns-repeated="2" table:default-cell-style-name="ce17"/>
        <table:table-column table:style-name="co2" table:number-columns-repeated="15" table:default-cell-style-name="ce31"/>
        <table:table-column table:style-name="co3" table:number-columns-repeated="12" table:default-cell-style-name="Default"/>
        <table:table-column table:style-name="co4" table:default-cell-style-name="Default"/>
        <table:table-row table:style-name="ro8">
          <table:table-cell table:style-name="ce84" office:value-type="string" calcext:value-type="string" table:number-columns-spanned="17" table:number-rows-spanned="1">
            <text:p>Gestorbene</text:p>
          </table:table-cell>
          <table:covered-table-cell table:style-name="ce1"/>
          <table:covered-table-cell table:style-name="ce18"/>
          <table:covered-table-cell table:number-columns-repeated="14" table:style-name="ce32"/>
          <table:table-cell table:number-columns-repeated="13"/>
        </table:table-row>
        <table:table-row table:style-name="ro2">
          <table:table-cell table:style-name="ce2" office:value-type="string" calcext:value-type="string">
            <text:p>Jahr</text:p>
          </table:table-cell>
          <table:table-cell table:style-name="ce2" office:value-type="string" calcext:value-type="string">
            <text:p>Monat</text:p>
          </table:table-cell>
          <table:table-cell table:style-name="ce2" office:value-type="string" calcext:value-type="string">
            <text:p>A00A14</text:p>
          </table:table-cell>
          <table:table-cell table:style-name="ce2" office:value-type="string" calcext:value-type="string">
            <text:p>A15A29</text:p>
          </table:table-cell>
          <table:table-cell table:style-name="ce2" office:value-type="string" calcext:value-type="string">
            <text:p>A30A34</text:p>
          </table:table-cell>
          <table:table-cell table:style-name="ce2" office:value-type="string" calcext:value-type="string">
            <text:p>A35A39</text:p>
          </table:table-cell>
          <table:table-cell table:style-name="ce2" office:value-type="string" calcext:value-type="string">
            <text:p>A40A44</text:p>
          </table:table-cell>
          <table:table-cell table:style-name="ce2" office:value-type="string" calcext:value-type="string">
            <text:p>A45A49</text:p>
          </table:table-cell>
          <table:table-cell table:style-name="ce2" office:value-type="string" calcext:value-type="string">
            <text:p>A50A54</text:p>
          </table:table-cell>
          <table:table-cell table:style-name="ce2" office:value-type="string" calcext:value-type="string">
            <text:p>A55A59</text:p>
          </table:table-cell>
          <table:table-cell table:style-name="ce2" office:value-type="string" calcext:value-type="string">
            <text:p>A60A64</text:p>
          </table:table-cell>
          <table:table-cell table:style-name="ce2" office:value-type="string" calcext:value-type="string">
            <text:p>A65A69</text:p>
          </table:table-cell>
          <table:table-cell table:style-name="ce2" office:value-type="string" calcext:value-type="string">
            <text:p>A70A74</text:p>
          </table:table-cell>
          <table:table-cell table:style-name="ce2" office:value-type="string" calcext:value-type="string">
            <text:p>A75A79</text:p>
          </table:table-cell>
          <table:table-cell table:style-name="ce2" office:value-type="string" calcext:value-type="string">
            <text:p>A80A84</text:p>
          </table:table-cell>
          <table:table-cell table:style-name="ce2" office:value-type="string" calcext:value-type="string">
            <text:p>A85+</text:p>
          </table:table-cell>
          <table:table-cell table:style-name="ce2" office:value-type="string" calcext:value-type="string">
            <text:p>Alle</text:p>
          </table:table-cell>
          <table:table-cell table:number-columns-repeated="13"/>
        </table:table-row>
        <table:table-row table:style-name="ro2"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" calcext:value-type="float">
            <text:p>9</text:p>
          </table:table-cell>
          <table:table-cell table:style-name="ce19" office:value-type="float" office:value="269" calcext:value-type="float">
            <text:p>269</text:p>
          </table:table-cell>
          <table:table-cell table:style-name="ce19" office:value-type="float" office:value="329" calcext:value-type="float">
            <text:p>329</text:p>
          </table:table-cell>
          <table:table-cell table:style-name="ce19" office:value-type="float" office:value="199" calcext:value-type="float">
            <text:p>199</text:p>
          </table:table-cell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418" calcext:value-type="float">
            <text:p>418</text:p>
          </table:table-cell>
          <table:table-cell table:style-name="ce19" office:value-type="float" office:value="849" calcext:value-type="float">
            <text:p>849</text:p>
          </table:table-cell>
          <table:table-cell table:style-name="ce19" office:value-type="float" office:value="1759" calcext:value-type="float">
            <text:p>1.759</text:p>
          </table:table-cell>
          <table:table-cell table:style-name="ce19" office:value-type="float" office:value="2742" calcext:value-type="float">
            <text:p>2.742</text:p>
          </table:table-cell>
          <table:table-cell table:style-name="ce19" office:value-type="float" office:value="3756" calcext:value-type="float">
            <text:p>3.756</text:p>
          </table:table-cell>
          <table:table-cell table:style-name="ce19" office:value-type="float" office:value="5013" calcext:value-type="float">
            <text:p>5.013</text:p>
          </table:table-cell>
          <table:table-cell table:style-name="ce19" office:value-type="float" office:value="5582" calcext:value-type="float">
            <text:p>5.582</text:p>
          </table:table-cell>
          <table:table-cell table:style-name="ce19" office:value-type="float" office:value="9880" calcext:value-type="float">
            <text:p>9.880</text:p>
          </table:table-cell>
          <table:table-cell table:style-name="ce19" office:value-type="float" office:value="13066" calcext:value-type="float">
            <text:p>13.066</text:p>
          </table:table-cell>
          <table:table-cell table:style-name="ce19" office:value-type="float" office:value="25566" calcext:value-type="float">
            <text:p>25.566</text:p>
          </table:table-cell>
          <table:table-cell table:style-name="ce19" office:value-type="float" office:value="69708" calcext:value-type="float">
            <text:p>69.708</text:p>
          </table:table-cell>
          <table:table-cell table:number-columns-repeated="13"/>
        </table:table-row>
        <table:table-row table:style-name="ro2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9" calcext:value-type="float">
            <text:p>9</text:p>
          </table:table-cell>
          <table:table-cell table:style-name="ce19" office:value-type="float" office:value="285" calcext:value-type="float">
            <text:p>285</text:p>
          </table:table-cell>
          <table:table-cell table:style-name="ce19" office:value-type="float" office:value="303" calcext:value-type="float">
            <text:p>303</text:p>
          </table:table-cell>
          <table:table-cell table:style-name="ce19" office:value-type="float" office:value="219" calcext:value-type="float">
            <text:p>219</text:p>
          </table:table-cell>
          <table:table-cell table:style-name="ce19" office:value-type="float" office:value="324" calcext:value-type="float">
            <text:p>324</text:p>
          </table:table-cell>
          <table:table-cell table:style-name="ce19" office:value-type="float" office:value="432" calcext:value-type="float">
            <text:p>432</text:p>
          </table:table-cell>
          <table:table-cell table:style-name="ce19" office:value-type="float" office:value="781" calcext:value-type="float">
            <text:p>781</text:p>
          </table:table-cell>
          <table:table-cell table:style-name="ce19" office:value-type="float" office:value="1743" calcext:value-type="float">
            <text:p>1.743</text:p>
          </table:table-cell>
          <table:table-cell table:style-name="ce19" office:value-type="float" office:value="2769" calcext:value-type="float">
            <text:p>2.769</text:p>
          </table:table-cell>
          <table:table-cell table:style-name="ce19" office:value-type="float" office:value="3756" calcext:value-type="float">
            <text:p>3.756</text:p>
          </table:table-cell>
          <table:table-cell table:style-name="ce19" office:value-type="float" office:value="5124" calcext:value-type="float">
            <text:p>5.124</text:p>
          </table:table-cell>
          <table:table-cell table:style-name="ce19" office:value-type="float" office:value="5593" calcext:value-type="float">
            <text:p>5.593</text:p>
          </table:table-cell>
          <table:table-cell table:style-name="ce19" office:value-type="float" office:value="9713" calcext:value-type="float">
            <text:p>9.713</text:p>
          </table:table-cell>
          <table:table-cell table:style-name="ce19" office:value-type="float" office:value="13702" calcext:value-type="float">
            <text:p>13.702</text:p>
          </table:table-cell>
          <table:table-cell table:style-name="ce19" office:value-type="float" office:value="26278" calcext:value-type="float">
            <text:p>26.278</text:p>
          </table:table-cell>
          <table:table-cell table:style-name="ce19" office:value-type="float" office:value="71022" calcext:value-type="float">
            <text:p>71.022</text:p>
          </table:table-cell>
          <table:table-cell table:number-columns-repeated="13"/>
        </table:table-row>
        <table:table-row table:style-name="ro2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9" calcext:value-type="float">
            <text:p>9</text:p>
          </table:table-cell>
          <table:table-cell table:style-name="ce19" office:value-type="float" office:value="277" calcext:value-type="float">
            <text:p>277</text:p>
          </table:table-cell>
          <table:table-cell table:style-name="ce19" office:value-type="float" office:value="305" calcext:value-type="float">
            <text:p>305</text:p>
          </table:table-cell>
          <table:table-cell table:style-name="ce19" office:value-type="float" office:value="224" calcext:value-type="float">
            <text:p>224</text:p>
          </table:table-cell>
          <table:table-cell table:style-name="ce19" office:value-type="float" office:value="318" calcext:value-type="float">
            <text:p>318</text:p>
          </table:table-cell>
          <table:table-cell table:style-name="ce19" office:value-type="float" office:value="454" calcext:value-type="float">
            <text:p>454</text:p>
          </table:table-cell>
          <table:table-cell table:style-name="ce19" office:value-type="float" office:value="766" calcext:value-type="float">
            <text:p>766</text:p>
          </table:table-cell>
          <table:table-cell table:style-name="ce19" office:value-type="float" office:value="1632" calcext:value-type="float">
            <text:p>1.632</text:p>
          </table:table-cell>
          <table:table-cell table:style-name="ce19" office:value-type="float" office:value="2829" calcext:value-type="float">
            <text:p>2.829</text:p>
          </table:table-cell>
          <table:table-cell table:style-name="ce19" office:value-type="float" office:value="3956" calcext:value-type="float">
            <text:p>3.956</text:p>
          </table:table-cell>
          <table:table-cell table:style-name="ce19" office:value-type="float" office:value="5233" calcext:value-type="float">
            <text:p>5.233</text:p>
          </table:table-cell>
          <table:table-cell table:style-name="ce19" office:value-type="float" office:value="6112" calcext:value-type="float">
            <text:p>6.112</text:p>
          </table:table-cell>
          <table:table-cell table:style-name="ce19" office:value-type="float" office:value="9267" calcext:value-type="float">
            <text:p>9.267</text:p>
          </table:table-cell>
          <table:table-cell table:style-name="ce19" office:value-type="float" office:value="14579" calcext:value-type="float">
            <text:p>14.579</text:p>
          </table:table-cell>
          <table:table-cell table:style-name="ce19" office:value-type="float" office:value="28291" calcext:value-type="float">
            <text:p>28.291</text:p>
          </table:table-cell>
          <table:table-cell table:style-name="ce19" office:value-type="float" office:value="74243" calcext:value-type="float">
            <text:p>74.243</text:p>
          </table:table-cell>
          <table:table-cell table:number-columns-repeated="13"/>
        </table:table-row>
        <table:table-row table:style-name="ro2"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9" calcext:value-type="float">
            <text:p>9</text:p>
          </table:table-cell>
          <table:table-cell table:style-name="ce19" office:value-type="float" office:value="287" calcext:value-type="float">
            <text:p>287</text:p>
          </table:table-cell>
          <table:table-cell table:style-name="ce19" office:value-type="float" office:value="344" calcext:value-type="float">
            <text:p>34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375" calcext:value-type="float">
            <text:p>375</text:p>
          </table:table-cell>
          <table:table-cell table:style-name="ce19" office:value-type="float" office:value="474" calcext:value-type="float">
            <text:p>474</text:p>
          </table:table-cell>
          <table:table-cell table:style-name="ce19" office:value-type="float" office:value="776" calcext:value-type="float">
            <text:p>776</text:p>
          </table:table-cell>
          <table:table-cell table:style-name="ce19" office:value-type="float" office:value="1649" calcext:value-type="float">
            <text:p>1.649</text:p>
          </table:table-cell>
          <table:table-cell table:style-name="ce19" office:value-type="float" office:value="2933" calcext:value-type="float">
            <text:p>2.933</text:p>
          </table:table-cell>
          <table:table-cell table:style-name="ce19" office:value-type="float" office:value="4261" calcext:value-type="float">
            <text:p>4.261</text:p>
          </table:table-cell>
          <table:table-cell table:style-name="ce19" office:value-type="float" office:value="5488" calcext:value-type="float">
            <text:p>5.488</text:p>
          </table:table-cell>
          <table:table-cell table:style-name="ce19" office:value-type="float" office:value="6861" calcext:value-type="float">
            <text:p>6.861</text:p>
          </table:table-cell>
          <table:table-cell table:style-name="ce19" office:value-type="float" office:value="8554" calcext:value-type="float">
            <text:p>8.554</text:p>
          </table:table-cell>
          <table:table-cell table:style-name="ce19" office:value-type="float" office:value="15365" calcext:value-type="float">
            <text:p>15.365</text:p>
          </table:table-cell>
          <table:table-cell table:style-name="ce19" office:value-type="float" office:value="30324" calcext:value-type="float">
            <text:p>30.324</text:p>
          </table:table-cell>
          <table:table-cell table:style-name="ce19" office:value-type="float" office:value="77931" calcext:value-type="float">
            <text:p>77.931</text:p>
          </table:table-cell>
          <table:table-cell table:number-columns-repeated="13"/>
        </table:table-row>
        <table:table-row table:style-name="ro2"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9" calcext:value-type="float">
            <text:p>9</text:p>
          </table:table-cell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308" calcext:value-type="float">
            <text:p>308</text:p>
          </table:table-cell>
          <table:table-cell table:style-name="ce19" office:value-type="float" office:value="170" calcext:value-type="float">
            <text:p>170</text:p>
          </table:table-cell>
          <table:table-cell table:style-name="ce19" office:value-type="float" office:value="336" calcext:value-type="float">
            <text:p>336</text:p>
          </table:table-cell>
          <table:table-cell table:style-name="ce19" office:value-type="float" office:value="450" calcext:value-type="float">
            <text:p>450</text:p>
          </table:table-cell>
          <table:table-cell table:style-name="ce19" office:value-type="float" office:value="702" calcext:value-type="float">
            <text:p>702</text:p>
          </table:table-cell>
          <table:table-cell table:style-name="ce19" office:value-type="float" office:value="1450" calcext:value-type="float">
            <text:p>1.450</text:p>
          </table:table-cell>
          <table:table-cell table:style-name="ce19" office:value-type="float" office:value="2793" calcext:value-type="float">
            <text:p>2.793</text:p>
          </table:table-cell>
          <table:table-cell table:style-name="ce19" office:value-type="float" office:value="4181" calcext:value-type="float">
            <text:p>4.181</text:p>
          </table:table-cell>
          <table:table-cell table:style-name="ce19" office:value-type="float" office:value="5629" calcext:value-type="float">
            <text:p>5.629</text:p>
          </table:table-cell>
          <table:table-cell table:style-name="ce19" office:value-type="float" office:value="7063" calcext:value-type="float">
            <text:p>7.063</text:p>
          </table:table-cell>
          <table:table-cell table:style-name="ce19" office:value-type="float" office:value="8407" calcext:value-type="float">
            <text:p>8.407</text:p>
          </table:table-cell>
          <table:table-cell table:style-name="ce19" office:value-type="float" office:value="15535" calcext:value-type="float">
            <text:p>15.535</text:p>
          </table:table-cell>
          <table:table-cell table:style-name="ce19" office:value-type="float" office:value="32026" calcext:value-type="float">
            <text:p>32.026</text:p>
          </table:table-cell>
          <table:table-cell table:style-name="ce19" office:value-type="float" office:value="79310" calcext:value-type="float">
            <text:p>79.310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 table:number-columns-spanned="2" table:number-rows-spanned="1">
            <text:p>Median 2018 – 2021</text:p>
          </table:table-cell>
          <table:covered-table-cell table:style-name="ce4"/>
          <table:table-cell table:style-name="ce20" table:formula="of:=MEDIAN([.C3:.C6])" office:value-type="float" office:value="281" calcext:value-type="float">
            <text:p>281</text:p>
          </table:table-cell>
          <table:table-cell table:style-name="ce20" table:formula="of:=MEDIAN([.D3:.D6])" office:value-type="float" office:value="317" calcext:value-type="float">
            <text:p>317</text:p>
          </table:table-cell>
          <table:table-cell table:style-name="ce20" table:formula="of:=MEDIAN([.E3:.E6])" office:value-type="float" office:value="221.5" calcext:value-type="float">
            <text:p>222</text:p>
          </table:table-cell>
          <table:table-cell table:style-name="ce20" table:formula="of:=MEDIAN([.F3:.F6])" office:value-type="float" office:value="321" calcext:value-type="float">
            <text:p>321</text:p>
          </table:table-cell>
          <table:table-cell table:style-name="ce20" table:formula="of:=MEDIAN([.G3:.G6])" office:value-type="float" office:value="443" calcext:value-type="float">
            <text:p>443</text:p>
          </table:table-cell>
          <table:table-cell table:style-name="ce20" table:formula="of:=MEDIAN([.H3:.H6])" office:value-type="float" office:value="778.5" calcext:value-type="float">
            <text:p>779</text:p>
          </table:table-cell>
          <table:table-cell table:style-name="ce20" table:formula="of:=MEDIAN([.I3:.I6])" office:value-type="float" office:value="1696" calcext:value-type="float">
            <text:p>1.696</text:p>
          </table:table-cell>
          <table:table-cell table:style-name="ce20" table:formula="of:=MEDIAN([.J3:.J6])" office:value-type="float" office:value="2799" calcext:value-type="float">
            <text:p>2.799</text:p>
          </table:table-cell>
          <table:table-cell table:style-name="ce20" table:formula="of:=MEDIAN([.K3:.K6])" office:value-type="float" office:value="3856" calcext:value-type="float">
            <text:p>3.856</text:p>
          </table:table-cell>
          <table:table-cell table:style-name="ce20" table:formula="of:=MEDIAN([.L3:.L6])" office:value-type="float" office:value="5178.5" calcext:value-type="float">
            <text:p>5.179</text:p>
          </table:table-cell>
          <table:table-cell table:style-name="ce20" table:formula="of:=MEDIAN([.M3:.M6])" office:value-type="float" office:value="5852.5" calcext:value-type="float">
            <text:p>5.853</text:p>
          </table:table-cell>
          <table:table-cell table:style-name="ce20" table:formula="of:=MEDIAN([.N3:.N6])" office:value-type="float" office:value="9490" calcext:value-type="float">
            <text:p>9.490</text:p>
          </table:table-cell>
          <table:table-cell table:style-name="ce20" table:formula="of:=MEDIAN([.O3:.O6])" office:value-type="float" office:value="14140.5" calcext:value-type="float">
            <text:p>14.141</text:p>
          </table:table-cell>
          <table:table-cell table:style-name="ce20" table:formula="of:=MEDIAN([.P3:.P6])" office:value-type="float" office:value="27284.5" calcext:value-type="float">
            <text:p>27.285</text:p>
          </table:table-cell>
          <table:table-cell table:style-name="ce20" table:formula="of:=MEDIAN([.Q3:.Q6])" office:value-type="float" office:value="72632.5" calcext:value-type="float">
            <text:p>72.633</text:p>
          </table:table-cell>
          <table:table-cell table:number-columns-repeated="13"/>
        </table:table-row>
        <table:table-row table:style-name="ro2">
          <table:table-cell table:style-name="ce35" office:value-type="string" calcext:value-type="string" table:number-columns-spanned="2" table:number-rows-spanned="1">
            <text:p>Differenz</text:p>
          </table:table-cell>
          <table:covered-table-cell table:style-name="ce35"/>
          <table:table-cell table:style-name="ce123" table:formula="of:=[.C7]-[.C8]" office:value-type="float" office:value="-21" calcext:value-type="float">
            <text:p>-21</text:p>
          </table:table-cell>
          <table:table-cell table:style-name="ce123" table:formula="of:=[.D7]-[.D8]" office:value-type="float" office:value="-9" calcext:value-type="float">
            <text:p>-9</text:p>
          </table:table-cell>
          <table:table-cell table:style-name="ce123" table:formula="of:=[.E7]-[.E8]" office:value-type="float" office:value="-51.5" calcext:value-type="float">
            <text:p>-52</text:p>
          </table:table-cell>
          <table:table-cell table:style-name="ce123" table:formula="of:=[.F7]-[.F8]" office:value-type="float" office:value="15" calcext:value-type="float">
            <text:p>15</text:p>
          </table:table-cell>
          <table:table-cell table:style-name="ce123" table:formula="of:=[.G7]-[.G8]" office:value-type="float" office:value="7" calcext:value-type="float">
            <text:p>7</text:p>
          </table:table-cell>
          <table:table-cell table:style-name="ce123" table:formula="of:=[.H7]-[.H8]" office:value-type="float" office:value="-76.5" calcext:value-type="float">
            <text:p>-77</text:p>
          </table:table-cell>
          <table:table-cell table:style-name="ce123" table:formula="of:=[.I7]-[.I8]" office:value-type="float" office:value="-246" calcext:value-type="float">
            <text:p>-246</text:p>
          </table:table-cell>
          <table:table-cell table:style-name="ce123" table:formula="of:=[.J7]-[.J8]" office:value-type="float" office:value="-6" calcext:value-type="float">
            <text:p>-6</text:p>
          </table:table-cell>
          <table:table-cell table:style-name="ce123" table:formula="of:=[.K7]-[.K8]" office:value-type="float" office:value="325" calcext:value-type="float">
            <text:p>325</text:p>
          </table:table-cell>
          <table:table-cell table:style-name="ce123" table:formula="of:=[.L7]-[.L8]" office:value-type="float" office:value="450.5" calcext:value-type="float">
            <text:p>451</text:p>
          </table:table-cell>
          <table:table-cell table:style-name="ce123" table:formula="of:=[.M7]-[.M8]" office:value-type="float" office:value="1210.5" calcext:value-type="float">
            <text:p>1.211</text:p>
          </table:table-cell>
          <table:table-cell table:style-name="ce123" table:formula="of:=[.N7]-[.N8]" office:value-type="float" office:value="-1083" calcext:value-type="float">
            <text:p>-1.083</text:p>
          </table:table-cell>
          <table:table-cell table:style-name="ce123" table:formula="of:=[.O7]-[.O8]" office:value-type="float" office:value="1394.5" calcext:value-type="float">
            <text:p>1.395</text:p>
          </table:table-cell>
          <table:table-cell table:style-name="ce123" table:formula="of:=[.P7]-[.P8]" office:value-type="float" office:value="4741.5" calcext:value-type="float">
            <text:p>4.742</text:p>
          </table:table-cell>
          <table:table-cell table:style-name="ce123" table:formula="of:=[.Q7]-[.Q8]" office:value-type="float" office:value="6677.5" calcext:value-type="float">
            <text:p>6.678</text:p>
          </table:table-cell>
          <table:table-cell table:number-columns-repeated="13"/>
        </table:table-row>
        <table:table-row table:style-name="ro2">
          <table:table-cell table:style-name="ce35" office:value-type="string" calcext:value-type="string" table:number-columns-spanned="2" table:number-rows-spanned="1">
            <text:p>%</text:p>
          </table:table-cell>
          <table:covered-table-cell table:style-name="ce35"/>
          <table:table-cell table:style-name="ce124" table:formula="of:=[.C9]/[.C8]" office:value-type="percentage" office:value="-0.0747330960854093" calcext:value-type="percentage">
            <text:p>-7,47 %</text:p>
          </table:table-cell>
          <table:table-cell table:style-name="ce124" table:formula="of:=[.D9]/[.D8]" office:value-type="percentage" office:value="-0.028391167192429" calcext:value-type="percentage">
            <text:p>-2,84 %</text:p>
          </table:table-cell>
          <table:table-cell table:style-name="ce124" table:formula="of:=[.E9]/[.E8]" office:value-type="percentage" office:value="-0.232505643340858" calcext:value-type="percentage">
            <text:p>-23,25 %</text:p>
          </table:table-cell>
          <table:table-cell table:style-name="ce124" table:formula="of:=[.F9]/[.F8]" office:value-type="percentage" office:value="0.0467289719626168" calcext:value-type="percentage">
            <text:p>4,67 %</text:p>
          </table:table-cell>
          <table:table-cell table:style-name="ce124" table:formula="of:=[.G9]/[.G8]" office:value-type="percentage" office:value="0.0158013544018059" calcext:value-type="percentage">
            <text:p>1,58 %</text:p>
          </table:table-cell>
          <table:table-cell table:style-name="ce124" table:formula="of:=[.H9]/[.H8]" office:value-type="percentage" office:value="-0.0982658959537572" calcext:value-type="percentage">
            <text:p>-9,83 %</text:p>
          </table:table-cell>
          <table:table-cell table:style-name="ce124" table:formula="of:=[.I9]/[.I8]" office:value-type="percentage" office:value="-0.145047169811321" calcext:value-type="percentage">
            <text:p>-14,50 %</text:p>
          </table:table-cell>
          <table:table-cell table:style-name="ce124" table:formula="of:=[.J9]/[.J8]" office:value-type="percentage" office:value="-0.00214362272240086" calcext:value-type="percentage">
            <text:p>-0,21 %</text:p>
          </table:table-cell>
          <table:table-cell table:style-name="ce124" table:formula="of:=[.K9]/[.K8]" office:value-type="percentage" office:value="0.0842842323651452" calcext:value-type="percentage">
            <text:p>8,43 %</text:p>
          </table:table-cell>
          <table:table-cell table:style-name="ce124" table:formula="of:=[.L9]/[.L8]" office:value-type="percentage" office:value="0.0869943033697017" calcext:value-type="percentage">
            <text:p>8,70 %</text:p>
          </table:table-cell>
          <table:table-cell table:style-name="ce124" table:formula="of:=[.M9]/[.M8]" office:value-type="percentage" office:value="0.20683468603161" calcext:value-type="percentage">
            <text:p>20,68 %</text:p>
          </table:table-cell>
          <table:table-cell table:style-name="ce124" table:formula="of:=[.N9]/[.N8]" office:value-type="percentage" office:value="-0.114120126448894" calcext:value-type="percentage">
            <text:p>-11,41 %</text:p>
          </table:table-cell>
          <table:table-cell table:style-name="ce124" table:formula="of:=[.O9]/[.O8]" office:value-type="percentage" office:value="0.0986174463420671" calcext:value-type="percentage">
            <text:p>9,86 %</text:p>
          </table:table-cell>
          <table:table-cell table:style-name="ce124" table:formula="of:=[.P9]/[.P8]" office:value-type="percentage" office:value="0.173779984973153" calcext:value-type="percentage">
            <text:p>17,38 %</text:p>
          </table:table-cell>
          <table:table-cell table:style-name="ce130" table:formula="of:=[.Q9]/[.Q8]" office:value-type="percentage" office:value="0.0919354283550752" calcext:value-type="percentage">
            <text:p>9,19 %</text:p>
          </table:table-cell>
          <table:table-cell table:number-columns-repeated="13"/>
        </table:table-row>
        <table:table-row table:style-name="ro8">
          <table:table-cell table:style-name="ce85" office:value-type="string" calcext:value-type="string" table:number-columns-spanned="17" table:number-rows-spanned="1">
            <text:p>Standardisierte Gestorbene</text:p>
          </table:table-cell>
          <table:covered-table-cell table:style-name="ce1"/>
          <table:covered-table-cell table:style-name="ce18"/>
          <table:covered-table-cell table:number-columns-repeated="14" table:style-name="ce32"/>
          <table:table-cell table:number-columns-repeated="13"/>
        </table:table-row>
        <table:table-row table:style-name="ro2">
          <table:table-cell table:style-name="ce8" office:value-type="string" calcext:value-type="string">
            <text:p>Jahr</text:p>
          </table:table-cell>
          <table:table-cell table:style-name="ce8" office:value-type="string" calcext:value-type="string">
            <text:p>Monat</text:p>
          </table:table-cell>
          <table:table-cell table:style-name="ce8" office:value-type="string" calcext:value-type="string">
            <text:p>A00A14</text:p>
          </table:table-cell>
          <table:table-cell table:style-name="ce8" office:value-type="string" calcext:value-type="string">
            <text:p>A15A29</text:p>
          </table:table-cell>
          <table:table-cell table:style-name="ce8" office:value-type="string" calcext:value-type="string">
            <text:p>A30A34</text:p>
          </table:table-cell>
          <table:table-cell table:style-name="ce8" office:value-type="string" calcext:value-type="string">
            <text:p>A35A39</text:p>
          </table:table-cell>
          <table:table-cell table:style-name="ce8" office:value-type="string" calcext:value-type="string">
            <text:p>A40A44</text:p>
          </table:table-cell>
          <table:table-cell table:style-name="ce8" office:value-type="string" calcext:value-type="string">
            <text:p>A45A49</text:p>
          </table:table-cell>
          <table:table-cell table:style-name="ce8" office:value-type="string" calcext:value-type="string">
            <text:p>A50A54</text:p>
          </table:table-cell>
          <table:table-cell table:style-name="ce8" office:value-type="string" calcext:value-type="string">
            <text:p>A55A59</text:p>
          </table:table-cell>
          <table:table-cell table:style-name="ce8" office:value-type="string" calcext:value-type="string">
            <text:p>A60A64</text:p>
          </table:table-cell>
          <table:table-cell table:style-name="ce8" office:value-type="string" calcext:value-type="string">
            <text:p>A65A69</text:p>
          </table:table-cell>
          <table:table-cell table:style-name="ce8" office:value-type="string" calcext:value-type="string">
            <text:p>A70A74</text:p>
          </table:table-cell>
          <table:table-cell table:style-name="ce8" office:value-type="string" calcext:value-type="string">
            <text:p>A75A79</text:p>
          </table:table-cell>
          <table:table-cell table:style-name="ce8" office:value-type="string" calcext:value-type="string">
            <text:p>A80A84</text:p>
          </table:table-cell>
          <table:table-cell table:style-name="ce8" office:value-type="string" calcext:value-type="string">
            <text:p>A85+</text:p>
          </table:table-cell>
          <table:table-cell table:style-name="ce8" office:value-type="string" calcext:value-type="string">
            <text:p>Alle</text:p>
          </table:table-cell>
          <table:table-cell table:number-columns-repeated="13"/>
        </table:table-row>
        <table:table-row table:style-name="ro2"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9" calcext:value-type="float">
            <text:p>9</text:p>
          </table:table-cell>
          <table:table-cell table:style-name="ce19" table:formula="of:=[.C$33] * [.C3]/[.C33]" office:value-type="float" office:value="269" calcext:value-type="float">
            <text:p>269</text:p>
          </table:table-cell>
          <table:table-cell table:style-name="ce19" table:formula="of:=[.D$33] * [.D3]/[.D33]" office:value-type="float" office:value="329" calcext:value-type="float">
            <text:p>329</text:p>
          </table:table-cell>
          <table:table-cell table:style-name="ce19" table:formula="of:=[.E$33] * [.E3]/[.E33]" office:value-type="float" office:value="199" calcext:value-type="float">
            <text:p>199</text:p>
          </table:table-cell>
          <table:table-cell table:style-name="ce19" table:formula="of:=[.F$33] * [.F3]/[.F33]" office:value-type="float" office:value="280" calcext:value-type="float">
            <text:p>280</text:p>
          </table:table-cell>
          <table:table-cell table:style-name="ce19" table:formula="of:=[.G$33] * [.G3]/[.G33]" office:value-type="float" office:value="418" calcext:value-type="float">
            <text:p>418</text:p>
          </table:table-cell>
          <table:table-cell table:style-name="ce19" table:formula="of:=[.H$33] * [.H3]/[.H33]" office:value-type="float" office:value="849" calcext:value-type="float">
            <text:p>849</text:p>
          </table:table-cell>
          <table:table-cell table:style-name="ce19" table:formula="of:=[.I$33] * [.I3]/[.I33]" office:value-type="float" office:value="1759" calcext:value-type="float">
            <text:p>1.759</text:p>
          </table:table-cell>
          <table:table-cell table:style-name="ce19" table:formula="of:=[.J$33] * [.J3]/[.J33]" office:value-type="float" office:value="2742" calcext:value-type="float">
            <text:p>2.742</text:p>
          </table:table-cell>
          <table:table-cell table:style-name="ce19" table:formula="of:=[.K$33] * [.K3]/[.K33]" office:value-type="float" office:value="3756" calcext:value-type="float">
            <text:p>3.756</text:p>
          </table:table-cell>
          <table:table-cell table:style-name="ce19" table:formula="of:=[.L$33] * [.L3]/[.L33]" office:value-type="float" office:value="5013" calcext:value-type="float">
            <text:p>5.013</text:p>
          </table:table-cell>
          <table:table-cell table:style-name="ce19" table:formula="of:=[.M$33] * [.M3]/[.M33]" office:value-type="float" office:value="5582" calcext:value-type="float">
            <text:p>5.582</text:p>
          </table:table-cell>
          <table:table-cell table:style-name="ce19" table:formula="of:=[.N$33] * [.N3]/[.N33]" office:value-type="float" office:value="9880" calcext:value-type="float">
            <text:p>9.880</text:p>
          </table:table-cell>
          <table:table-cell table:style-name="ce19" table:formula="of:=[.O$33] * [.O3]/[.O33]" office:value-type="float" office:value="13066" calcext:value-type="float">
            <text:p>13.066</text:p>
          </table:table-cell>
          <table:table-cell table:style-name="ce19" table:formula="of:=[.P$33] * [.P3]/[.P33]" office:value-type="float" office:value="25566" calcext:value-type="float">
            <text:p>25.566</text:p>
          </table:table-cell>
          <table:table-cell table:style-name="ce19" table:formula="of:=SUM([.C13:.P13])" office:value-type="float" office:value="69708" calcext:value-type="float">
            <text:p>69.708</text:p>
          </table:table-cell>
          <table:table-cell table:number-columns-repeated="13"/>
        </table:table-row>
        <table:table-row table:style-name="ro2"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9" calcext:value-type="float">
            <text:p>9</text:p>
          </table:table-cell>
          <table:table-cell table:style-name="ce19" table:formula="of:=[.C$33] * [.C4]/[.C34]" office:value-type="float" office:value="281.99481746889" calcext:value-type="float">
            <text:p>282</text:p>
          </table:table-cell>
          <table:table-cell table:style-name="ce19" table:formula="of:=[.D$33] * [.D4]/[.D34]" office:value-type="float" office:value="306.886844719287" calcext:value-type="float">
            <text:p>307</text:p>
          </table:table-cell>
          <table:table-cell table:style-name="ce19" table:formula="of:=[.E$33] * [.E4]/[.E34]" office:value-type="float" office:value="214.190973647951" calcext:value-type="float">
            <text:p>214</text:p>
          </table:table-cell>
          <table:table-cell table:style-name="ce19" table:formula="of:=[.F$33] * [.F4]/[.F34]" office:value-type="float" office:value="319.409426327792" calcext:value-type="float">
            <text:p>319</text:p>
          </table:table-cell>
          <table:table-cell table:style-name="ce19" table:formula="of:=[.G$33] * [.G4]/[.G34]" office:value-type="float" office:value="427.237125181082" calcext:value-type="float">
            <text:p>427</text:p>
          </table:table-cell>
          <table:table-cell table:style-name="ce19" table:formula="of:=[.H$33] * [.H4]/[.H34]" office:value-type="float" office:value="831.174027163306" calcext:value-type="float">
            <text:p>831</text:p>
          </table:table-cell>
          <table:table-cell table:style-name="ce19" table:formula="of:=[.I$33] * [.I4]/[.I34]" office:value-type="float" office:value="1766.34588205146" calcext:value-type="float">
            <text:p>1.766</text:p>
          </table:table-cell>
          <table:table-cell table:style-name="ce19" table:formula="of:=[.J$33] * [.J4]/[.J34]" office:value-type="float" office:value="2686.45228211617" calcext:value-type="float">
            <text:p>2.686</text:p>
          </table:table-cell>
          <table:table-cell table:style-name="ce19" table:formula="of:=[.K$33] * [.K4]/[.K34]" office:value-type="float" office:value="3674.73882335981" calcext:value-type="float">
            <text:p>3.675</text:p>
          </table:table-cell>
          <table:table-cell table:style-name="ce19" table:formula="of:=[.L$33] * [.L4]/[.L34]" office:value-type="float" office:value="5020.84540262789" calcext:value-type="float">
            <text:p>5.021</text:p>
          </table:table-cell>
          <table:table-cell table:style-name="ce19" table:formula="of:=[.M$33] * [.M4]/[.M34]" office:value-type="float" office:value="5616.8926113812" calcext:value-type="float">
            <text:p>5.617</text:p>
          </table:table-cell>
          <table:table-cell table:style-name="ce19" table:formula="of:=[.N$33] * [.N4]/[.N34]" office:value-type="float" office:value="10059.8680874675" calcext:value-type="float">
            <text:p>10.060</text:p>
          </table:table-cell>
          <table:table-cell table:style-name="ce19" table:formula="of:=[.O$33] * [.O4]/[.O34]" office:value-type="float" office:value="12705.1076421529" calcext:value-type="float">
            <text:p>12.705</text:p>
          </table:table-cell>
          <table:table-cell table:style-name="ce19" table:formula="of:=[.P$33] * [.P4]/[.P34]" office:value-type="float" office:value="26139.1280974082" calcext:value-type="float">
            <text:p>26.139</text:p>
          </table:table-cell>
          <table:table-cell table:style-name="ce19" table:formula="of:=SUM([.C14:.P14])" office:value-type="float" office:value="70050.2720430734" calcext:value-type="float">
            <text:p>70.050</text:p>
          </table:table-cell>
          <table:table-cell table:number-columns-repeated="13"/>
        </table:table-row>
        <table:table-row table:style-name="ro2"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9" calcext:value-type="float">
            <text:p>9</text:p>
          </table:table-cell>
          <table:table-cell table:style-name="ce19" table:formula="of:=[.C$33] * [.C5]/[.C35]" office:value-type="float" office:value="271.66244249209" calcext:value-type="float">
            <text:p>272</text:p>
          </table:table-cell>
          <table:table-cell table:style-name="ce19" table:formula="of:=[.D$33] * [.D5]/[.D35]" office:value-type="float" office:value="313.03837281133" calcext:value-type="float">
            <text:p>313</text:p>
          </table:table-cell>
          <table:table-cell table:style-name="ce19" table:formula="of:=[.E$33] * [.E5]/[.E35]" office:value-type="float" office:value="215.625331712678" calcext:value-type="float">
            <text:p>216</text:p>
          </table:table-cell>
          <table:table-cell table:style-name="ce19" table:formula="of:=[.F$33] * [.F5]/[.F35]" office:value-type="float" office:value="310.42457758342" calcext:value-type="float">
            <text:p>310</text:p>
          </table:table-cell>
          <table:table-cell table:style-name="ce19" table:formula="of:=[.G$33] * [.G5]/[.G35]" office:value-type="float" office:value="442.840204553816" calcext:value-type="float">
            <text:p>443</text:p>
          </table:table-cell>
          <table:table-cell table:style-name="ce19" table:formula="of:=[.H$33] * [.H5]/[.H35]" office:value-type="float" office:value="863.312872367095" calcext:value-type="float">
            <text:p>863</text:p>
          </table:table-cell>
          <table:table-cell table:style-name="ce19" table:formula="of:=[.I$33] * [.I5]/[.I35]" office:value-type="float" office:value="1694.70211400942" calcext:value-type="float">
            <text:p>1.695</text:p>
          </table:table-cell>
          <table:table-cell table:style-name="ce19" table:formula="of:=[.J$33] * [.J5]/[.J35]" office:value-type="float" office:value="2688.00191827444" calcext:value-type="float">
            <text:p>2.688</text:p>
          </table:table-cell>
          <table:table-cell table:style-name="ce19" table:formula="of:=[.K$33] * [.K5]/[.K35]" office:value-type="float" office:value="3764.97376894354" calcext:value-type="float">
            <text:p>3.765</text:p>
          </table:table-cell>
          <table:table-cell table:style-name="ce19" table:formula="of:=[.L$33] * [.L5]/[.L35]" office:value-type="float" office:value="5074.32235515222" calcext:value-type="float">
            <text:p>5.074</text:p>
          </table:table-cell>
          <table:table-cell table:style-name="ce19" table:formula="of:=[.M$33] * [.M5]/[.M35]" office:value-type="float" office:value="6008.55116919949" calcext:value-type="float">
            <text:p>6.009</text:p>
          </table:table-cell>
          <table:table-cell table:style-name="ce19" table:formula="of:=[.N$33] * [.N5]/[.N35]" office:value-type="float" office:value="10125.2353823889" calcext:value-type="float">
            <text:p>10.125</text:p>
          </table:table-cell>
          <table:table-cell table:style-name="ce19" table:formula="of:=[.O$33] * [.O5]/[.O35]" office:value-type="float" office:value="12768.6453426408" calcext:value-type="float">
            <text:p>12.769</text:p>
          </table:table-cell>
          <table:table-cell table:style-name="ce19" table:formula="of:=[.P$33] * [.P5]/[.P35]" office:value-type="float" office:value="26852.2903550029" calcext:value-type="float">
            <text:p>26.852</text:p>
          </table:table-cell>
          <table:table-cell table:style-name="ce19" table:formula="of:=SUM([.C15:.P15])" office:value-type="float" office:value="71393.6262071321" calcext:value-type="float">
            <text:p>71.394</text:p>
          </table:table-cell>
          <table:table-cell table:number-columns-repeated="13"/>
        </table:table-row>
        <table:table-row table:style-name="ro2"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9" calcext:value-type="float">
            <text:p>9</text:p>
          </table:table-cell>
          <table:table-cell table:style-name="ce19" table:formula="of:=[.C$33] * [.C6]/[.C36]" office:value-type="float" office:value="279.347508494659" calcext:value-type="float">
            <text:p>279</text:p>
          </table:table-cell>
          <table:table-cell table:style-name="ce19" table:formula="of:=[.D$33] * [.D6]/[.D36]" office:value-type="float" office:value="360.528173632127" calcext:value-type="float">
            <text:p>361</text:p>
          </table:table-cell>
          <table:table-cell table:style-name="ce19" table:formula="of:=[.E$33] * [.E6]/[.E36]" office:value-type="float" office:value="227.493363301206" calcext:value-type="float">
            <text:p>227</text:p>
          </table:table-cell>
          <table:table-cell table:style-name="ce19" table:formula="of:=[.F$33] * [.F6]/[.F36]" office:value-type="float" office:value="365.95145113966" calcext:value-type="float">
            <text:p>366</text:p>
          </table:table-cell>
          <table:table-cell table:style-name="ce19" table:formula="of:=[.G$33] * [.G6]/[.G36]" office:value-type="float" office:value="450.790805674327" calcext:value-type="float">
            <text:p>451</text:p>
          </table:table-cell>
          <table:table-cell table:style-name="ce19" table:formula="of:=[.H$33] * [.H6]/[.H36]" office:value-type="float" office:value="915.82981099554" calcext:value-type="float">
            <text:p>916</text:p>
          </table:table-cell>
          <table:table-cell table:style-name="ce19" table:formula="of:=[.I$33] * [.I6]/[.I36]" office:value-type="float" office:value="1771.22081879707" calcext:value-type="float">
            <text:p>1.771</text:p>
          </table:table-cell>
          <table:table-cell table:style-name="ce19" table:formula="of:=[.J$33] * [.J6]/[.J36]" office:value-type="float" office:value="2754.11040353406" calcext:value-type="float">
            <text:p>2.754</text:p>
          </table:table-cell>
          <table:table-cell table:style-name="ce19" table:formula="of:=[.K$33] * [.K6]/[.K36]" office:value-type="float" office:value="3936.50077902944" calcext:value-type="float">
            <text:p>3.937</text:p>
          </table:table-cell>
          <table:table-cell table:style-name="ce19" table:formula="of:=[.L$33] * [.L6]/[.L36]" office:value-type="float" office:value="5278.06241141237" calcext:value-type="float">
            <text:p>5.278</text:p>
          </table:table-cell>
          <table:table-cell table:style-name="ce19" table:formula="of:=[.M$33] * [.M6]/[.M36]" office:value-type="float" office:value="6245.17905404895" calcext:value-type="float">
            <text:p>6.245</text:p>
          </table:table-cell>
          <table:table-cell table:style-name="ce19" table:formula="of:=[.N$33] * [.N6]/[.N36]" office:value-type="float" office:value="10446.8038729791" calcext:value-type="float">
            <text:p>10.447</text:p>
          </table:table-cell>
          <table:table-cell table:style-name="ce19" table:formula="of:=[.O$33] * [.O6]/[.O36]" office:value-type="float" office:value="12922.6808146446" calcext:value-type="float">
            <text:p>12.923</text:p>
          </table:table-cell>
          <table:table-cell table:style-name="ce19" table:formula="of:=[.P$33] * [.P6]/[.P36]" office:value-type="float" office:value="27414.2328091904" calcext:value-type="float">
            <text:p>27.414</text:p>
          </table:table-cell>
          <table:table-cell table:style-name="ce19" table:formula="of:=SUM([.C16:.P16])" office:value-type="float" office:value="73368.7320768735" calcext:value-type="float">
            <text:p>73.369</text:p>
          </table:table-cell>
          <table:table-cell table:number-columns-repeated="13"/>
        </table:table-row>
        <table:table-row table:style-name="ro2">
          <table:table-cell table:style-name="ce7" office:value-type="float" office:value="2022" calcext:value-type="float">
            <text:p>2022</text:p>
          </table:table-cell>
          <table:table-cell table:style-name="ce7" office:value-type="float" office:value="9" calcext:value-type="float">
            <text:p>9</text:p>
          </table:table-cell>
          <table:table-cell table:style-name="ce19" table:formula="of:=[.C$33] * [.C7]/[.C37]" office:value-type="float" office:value="250.251883033721" calcext:value-type="float">
            <text:p>250</text:p>
          </table:table-cell>
          <table:table-cell table:style-name="ce19" table:formula="of:=[.D$33] * [.D7]/[.D37]" office:value-type="float" office:value="325.186591448755" calcext:value-type="float">
            <text:p>325</text:p>
          </table:table-cell>
          <table:table-cell table:style-name="ce19" table:formula="of:=[.E$33] * [.E7]/[.E37]" office:value-type="float" office:value="161.938596990351" calcext:value-type="float">
            <text:p>162</text:p>
          </table:table-cell>
          <table:table-cell table:style-name="ce19" table:formula="of:=[.F$33] * [.F7]/[.F37]" office:value-type="float" office:value="325.168786739526" calcext:value-type="float">
            <text:p>325</text:p>
          </table:table-cell>
          <table:table-cell table:style-name="ce19" table:formula="of:=[.G$33] * [.G7]/[.G37]" office:value-type="float" office:value="419.84316385308" calcext:value-type="float">
            <text:p>420</text:p>
          </table:table-cell>
          <table:table-cell table:style-name="ce19" table:formula="of:=[.H$33] * [.H7]/[.H37]" office:value-type="float" office:value="857.697566649481" calcext:value-type="float">
            <text:p>858</text:p>
          </table:table-cell>
          <table:table-cell table:style-name="ce19" table:formula="of:=[.I$33] * [.I7]/[.I37]" office:value-type="float" office:value="1623.04955316467" calcext:value-type="float">
            <text:p>1.623</text:p>
          </table:table-cell>
          <table:table-cell table:style-name="ce19" table:formula="of:=[.J$33] * [.J7]/[.J37]" office:value-type="float" office:value="2611.35742566926" calcext:value-type="float">
            <text:p>2.611</text:p>
          </table:table-cell>
          <table:table-cell table:style-name="ce19" table:formula="of:=[.K$33] * [.K7]/[.K37]" office:value-type="float" office:value="3749.23784226476" calcext:value-type="float">
            <text:p>3.749</text:p>
          </table:table-cell>
          <table:table-cell table:style-name="ce19" table:formula="of:=[.L$33] * [.L7]/[.L37]" office:value-type="float" office:value="5338.66731737363" calcext:value-type="float">
            <text:p>5.339</text:p>
          </table:table-cell>
          <table:table-cell table:style-name="ce19" table:formula="of:=[.M$33] * [.M7]/[.M37]" office:value-type="float" office:value="6112.89918534337" calcext:value-type="float">
            <text:p>6.113</text:p>
          </table:table-cell>
          <table:table-cell table:style-name="ce19" table:formula="of:=[.N$33] * [.N7]/[.N37]" office:value-type="float" office:value="11184.4940011723" calcext:value-type="float">
            <text:p>11.184</text:p>
          </table:table-cell>
          <table:table-cell table:style-name="ce19" table:formula="of:=[.O$33] * [.O7]/[.O37]" office:value-type="float" office:value="12856.8719506651" calcext:value-type="float">
            <text:p>12.857</text:p>
          </table:table-cell>
          <table:table-cell table:style-name="ce19" table:formula="of:=[.P$33] * [.P7]/[.P37]" office:value-type="float" office:value="27634.9593813465" calcext:value-type="float">
            <text:p>27.635</text:p>
          </table:table-cell>
          <table:table-cell table:style-name="ce19" table:formula="of:=SUM([.C17:.P17])" office:value-type="float" office:value="73451.6232457145" calcext:value-type="float">
            <text:p>73.452</text:p>
          </table:table-cell>
          <table:table-cell table:number-columns-repeated="13"/>
        </table:table-row>
        <table:table-row table:style-name="ro2">
          <table:table-cell table:style-name="ce38" office:value-type="string" calcext:value-type="string" table:number-columns-spanned="2" table:number-rows-spanned="1">
            <text:p>Median 2018 – 2021</text:p>
          </table:table-cell>
          <table:covered-table-cell table:style-name="ce38"/>
          <table:table-cell table:style-name="ce20" table:formula="of:=MEDIAN([.C13:.C16])" office:value-type="float" office:value="275.504975493375" calcext:value-type="float">
            <text:p>276</text:p>
          </table:table-cell>
          <table:table-cell table:style-name="ce20" table:formula="of:=MEDIAN([.D13:.D16])" office:value-type="float" office:value="321.019186405665" calcext:value-type="float">
            <text:p>321</text:p>
          </table:table-cell>
          <table:table-cell table:style-name="ce20" table:formula="of:=MEDIAN([.E13:.E16])" office:value-type="float" office:value="214.908152680314" calcext:value-type="float">
            <text:p>215</text:p>
          </table:table-cell>
          <table:table-cell table:style-name="ce20" table:formula="of:=MEDIAN([.F13:.F16])" office:value-type="float" office:value="314.917001955606" calcext:value-type="float">
            <text:p>315</text:p>
          </table:table-cell>
          <table:table-cell table:style-name="ce20" table:formula="of:=MEDIAN([.G13:.G16])" office:value-type="float" office:value="435.038664867449" calcext:value-type="float">
            <text:p>435</text:p>
          </table:table-cell>
          <table:table-cell table:style-name="ce20" table:formula="of:=MEDIAN([.H13:.H16])" office:value-type="float" office:value="856.156436183548" calcext:value-type="float">
            <text:p>856</text:p>
          </table:table-cell>
          <table:table-cell table:style-name="ce20" table:formula="of:=MEDIAN([.I13:.I16])" office:value-type="float" office:value="1762.67294102573" calcext:value-type="float">
            <text:p>1.763</text:p>
          </table:table-cell>
          <table:table-cell table:style-name="ce20" table:formula="of:=MEDIAN([.J13:.J16])" office:value-type="float" office:value="2715.00095913722" calcext:value-type="float">
            <text:p>2.715</text:p>
          </table:table-cell>
          <table:table-cell table:style-name="ce20" table:formula="of:=MEDIAN([.K13:.K16])" office:value-type="float" office:value="3760.48688447177" calcext:value-type="float">
            <text:p>3.760</text:p>
          </table:table-cell>
          <table:table-cell table:style-name="ce20" table:formula="of:=MEDIAN([.L13:.L16])" office:value-type="float" office:value="5047.58387889006" calcext:value-type="float">
            <text:p>5.048</text:p>
          </table:table-cell>
          <table:table-cell table:style-name="ce20" table:formula="of:=MEDIAN([.M13:.M16])" office:value-type="float" office:value="5812.72189029035" calcext:value-type="float">
            <text:p>5.813</text:p>
          </table:table-cell>
          <table:table-cell table:style-name="ce20" table:formula="of:=MEDIAN([.N13:.N16])" office:value-type="float" office:value="10092.5517349282" calcext:value-type="float">
            <text:p>10.093</text:p>
          </table:table-cell>
          <table:table-cell table:style-name="ce20" table:formula="of:=MEDIAN([.O13:.O16])" office:value-type="float" office:value="12845.6630786427" calcext:value-type="float">
            <text:p>12.846</text:p>
          </table:table-cell>
          <table:table-cell table:style-name="ce20" table:formula="of:=MEDIAN([.P13:.P16])" office:value-type="float" office:value="26495.7092262055" calcext:value-type="float">
            <text:p>26.496</text:p>
          </table:table-cell>
          <table:table-cell table:style-name="ce20" table:formula="of:=MEDIAN([.Q13:.Q16])" office:value-type="float" office:value="70721.9491251027" calcext:value-type="float">
            <text:p>70.722</text:p>
          </table:table-cell>
          <table:table-cell table:number-columns-repeated="13"/>
        </table:table-row>
        <table:table-row table:style-name="ro2">
          <table:table-cell table:style-name="ce55" office:value-type="string" calcext:value-type="string" table:number-columns-spanned="2" table:number-rows-spanned="1">
            <text:p>Differenz</text:p>
          </table:table-cell>
          <table:covered-table-cell table:style-name="ce55"/>
          <table:table-cell table:style-name="ce125" table:formula="of:=[.C17]-[.C18]" office:value-type="float" office:value="-25.2530924596538" calcext:value-type="float">
            <text:p>-25,25</text:p>
          </table:table-cell>
          <table:table-cell table:style-name="ce125" table:formula="of:=[.D17]-[.D18]" office:value-type="float" office:value="4.16740504309013" calcext:value-type="float">
            <text:p>4,17</text:p>
          </table:table-cell>
          <table:table-cell table:style-name="ce125" table:formula="of:=[.E17]-[.E18]" office:value-type="float" office:value="-52.9695556899636" calcext:value-type="float">
            <text:p>-52,97</text:p>
          </table:table-cell>
          <table:table-cell table:style-name="ce125" table:formula="of:=[.F17]-[.F18]" office:value-type="float" office:value="10.2517847839202" calcext:value-type="float">
            <text:p>10,25</text:p>
          </table:table-cell>
          <table:table-cell table:style-name="ce125" table:formula="of:=[.G17]-[.G18]" office:value-type="float" office:value="-15.1955010143685" calcext:value-type="float">
            <text:p>-15,20</text:p>
          </table:table-cell>
          <table:table-cell table:style-name="ce125" table:formula="of:=[.H17]-[.H18]" office:value-type="float" office:value="1.54113046593295" calcext:value-type="float">
            <text:p>1,54</text:p>
          </table:table-cell>
          <table:table-cell table:style-name="ce125" table:formula="of:=[.I17]-[.I18]" office:value-type="float" office:value="-139.623387861066" calcext:value-type="float">
            <text:p>-139,62</text:p>
          </table:table-cell>
          <table:table-cell table:style-name="ce125" table:formula="of:=[.J17]-[.J18]" office:value-type="float" office:value="-103.643533467964" calcext:value-type="float">
            <text:p>-103,64</text:p>
          </table:table-cell>
          <table:table-cell table:style-name="ce125" table:formula="of:=[.K17]-[.K18]" office:value-type="float" office:value="-11.2490422070127" calcext:value-type="float">
            <text:p>-11,25</text:p>
          </table:table-cell>
          <table:table-cell table:style-name="ce125" table:formula="of:=[.L17]-[.L18]" office:value-type="float" office:value="291.08343848358" calcext:value-type="float">
            <text:p>291,08</text:p>
          </table:table-cell>
          <table:table-cell table:style-name="ce125" table:formula="of:=[.M17]-[.M18]" office:value-type="float" office:value="300.177295053024" calcext:value-type="float">
            <text:p>300,18</text:p>
          </table:table-cell>
          <table:table-cell table:style-name="ce125" table:formula="of:=[.N17]-[.N18]" office:value-type="float" office:value="1091.94226624407" calcext:value-type="float">
            <text:p>1.091,94</text:p>
          </table:table-cell>
          <table:table-cell table:style-name="ce125" table:formula="of:=[.O17]-[.O18]" office:value-type="float" office:value="11.2088720223655" calcext:value-type="float">
            <text:p>11,21</text:p>
          </table:table-cell>
          <table:table-cell table:style-name="ce125" table:formula="of:=[.P17]-[.P18]" office:value-type="float" office:value="1139.25015514103" calcext:value-type="float">
            <text:p>1.139,25</text:p>
          </table:table-cell>
          <table:table-cell table:style-name="ce125" table:formula="of:=[.Q17]-[.Q18]" office:value-type="float" office:value="2729.67412061173" calcext:value-type="float">
            <text:p>2.729,67</text:p>
          </table:table-cell>
          <table:table-cell table:number-columns-repeated="13"/>
        </table:table-row>
        <table:table-row table:style-name="ro2">
          <table:table-cell table:style-name="ce55" office:value-type="string" calcext:value-type="string" table:number-columns-spanned="2" table:number-rows-spanned="1">
            <text:p>%</text:p>
          </table:table-cell>
          <table:covered-table-cell table:style-name="ce55"/>
          <table:table-cell table:style-name="ce124" table:formula="of:=[.C19]/[.C18]" office:value-type="percentage" office:value="-0.0916611121611525" calcext:value-type="percentage">
            <text:p>-9,17 %</text:p>
          </table:table-cell>
          <table:table-cell table:style-name="ce124" table:formula="of:=[.D19]/[.D18]" office:value-type="percentage" office:value="0.0129817942963193" calcext:value-type="percentage">
            <text:p>1,30 %</text:p>
          </table:table-cell>
          <table:table-cell table:style-name="ce124" table:formula="of:=[.E19]/[.E18]" office:value-type="percentage" office:value="-0.246475319941716" calcext:value-type="percentage">
            <text:p>-24,65 %</text:p>
          </table:table-cell>
          <table:table-cell table:style-name="ce124" table:formula="of:=[.F19]/[.F18]" office:value-type="percentage" office:value="0.0325539260194197" calcext:value-type="percentage">
            <text:p>3,26 %</text:p>
          </table:table-cell>
          <table:table-cell table:style-name="ce124" table:formula="of:=[.G19]/[.G18]" office:value-type="percentage" office:value="-0.0349290815771475" calcext:value-type="percentage">
            <text:p>-3,49 %</text:p>
          </table:table-cell>
          <table:table-cell table:style-name="ce124" table:formula="of:=[.H19]/[.H18]" office:value-type="percentage" office:value="0.00180005709330737" calcext:value-type="percentage">
            <text:p>0,18 %</text:p>
          </table:table-cell>
          <table:table-cell table:style-name="ce124" table:formula="of:=[.I19]/[.I18]" office:value-type="percentage" office:value="-0.0792111710637691" calcext:value-type="percentage">
            <text:p>-7,92 %</text:p>
          </table:table-cell>
          <table:table-cell table:style-name="ce124" table:formula="of:=[.J19]/[.J18]" office:value-type="percentage" office:value="-0.0381744003143556" calcext:value-type="percentage">
            <text:p>-3,82 %</text:p>
          </table:table-cell>
          <table:table-cell table:style-name="ce124" table:formula="of:=[.K19]/[.K18]" office:value-type="percentage" office:value="-0.00299137918907883" calcext:value-type="percentage">
            <text:p>-0,30 %</text:p>
          </table:table-cell>
          <table:table-cell table:style-name="ce124" table:formula="of:=[.L19]/[.L18]" office:value-type="percentage" office:value="0.0576678754564031" calcext:value-type="percentage">
            <text:p>5,77 %</text:p>
          </table:table-cell>
          <table:table-cell table:style-name="ce124" table:formula="of:=[.M19]/[.M18]" office:value-type="percentage" office:value="0.0516414342056248" calcext:value-type="percentage">
            <text:p>5,16 %</text:p>
          </table:table-cell>
          <table:table-cell table:style-name="ce124" table:formula="of:=[.N19]/[.N18]" office:value-type="percentage" office:value="0.108192882724108" calcext:value-type="percentage">
            <text:p>10,82 %</text:p>
          </table:table-cell>
          <table:table-cell table:style-name="ce124" table:formula="of:=[.O19]/[.O18]" office:value-type="percentage" office:value="0.000872580259480844" calcext:value-type="percentage">
            <text:p>0,09 %</text:p>
          </table:table-cell>
          <table:table-cell table:style-name="ce124" table:formula="of:=[.P19]/[.P18]" office:value-type="percentage" office:value="0.0429975338804766" calcext:value-type="percentage">
            <text:p>4,30 %</text:p>
          </table:table-cell>
          <table:table-cell table:style-name="ce130" table:formula="of:=[.Q19]/[.Q18]" office:value-type="percentage" office:value="0.0385972693680021" calcext:value-type="percentage">
            <text:p>3,86 %</text:p>
          </table:table-cell>
          <table:table-cell table:number-columns-repeated="13"/>
        </table:table-row>
        <table:table-row table:style-name="ro9">
          <table:table-cell table:style-name="ce85" office:value-type="string" calcext:value-type="string" table:number-columns-spanned="17" table:number-rows-spanned="1">
            <text:p>Sterberate pro 1 Millionen Einwohner</text:p>
          </table:table-cell>
          <table:covered-table-cell table:style-name="ce1"/>
          <table:covered-table-cell table:style-name="ce18"/>
          <table:covered-table-cell table:number-columns-repeated="14" table:style-name="ce32"/>
          <table:table-cell table:number-columns-repeated="13"/>
        </table:table-row>
        <table:table-row table:style-name="ro2">
          <table:table-cell table:style-name="ce8" office:value-type="string" calcext:value-type="string">
            <text:p>Jahr</text:p>
          </table:table-cell>
          <table:table-cell table:style-name="ce8" office:value-type="string" calcext:value-type="string">
            <text:p>Monat</text:p>
          </table:table-cell>
          <table:table-cell table:style-name="ce8" office:value-type="string" calcext:value-type="string">
            <text:p>A00A14</text:p>
          </table:table-cell>
          <table:table-cell table:style-name="ce8" office:value-type="string" calcext:value-type="string">
            <text:p>A15A29</text:p>
          </table:table-cell>
          <table:table-cell table:style-name="ce8" office:value-type="string" calcext:value-type="string">
            <text:p>A30A34</text:p>
          </table:table-cell>
          <table:table-cell table:style-name="ce8" office:value-type="string" calcext:value-type="string">
            <text:p>A35A39</text:p>
          </table:table-cell>
          <table:table-cell table:style-name="ce8" office:value-type="string" calcext:value-type="string">
            <text:p>A40A44</text:p>
          </table:table-cell>
          <table:table-cell table:style-name="ce8" office:value-type="string" calcext:value-type="string">
            <text:p>A45A49</text:p>
          </table:table-cell>
          <table:table-cell table:style-name="ce8" office:value-type="string" calcext:value-type="string">
            <text:p>A50A54</text:p>
          </table:table-cell>
          <table:table-cell table:style-name="ce8" office:value-type="string" calcext:value-type="string">
            <text:p>A55A59</text:p>
          </table:table-cell>
          <table:table-cell table:style-name="ce8" office:value-type="string" calcext:value-type="string">
            <text:p>A60A64</text:p>
          </table:table-cell>
          <table:table-cell table:style-name="ce8" office:value-type="string" calcext:value-type="string">
            <text:p>A65A69</text:p>
          </table:table-cell>
          <table:table-cell table:style-name="ce8" office:value-type="string" calcext:value-type="string">
            <text:p>A70A74</text:p>
          </table:table-cell>
          <table:table-cell table:style-name="ce8" office:value-type="string" calcext:value-type="string">
            <text:p>A75A79</text:p>
          </table:table-cell>
          <table:table-cell table:style-name="ce8" office:value-type="string" calcext:value-type="string">
            <text:p>A80A84</text:p>
          </table:table-cell>
          <table:table-cell table:style-name="ce8" office:value-type="string" calcext:value-type="string">
            <text:p>A85+</text:p>
          </table:table-cell>
          <table:table-cell table:style-name="ce8" office:value-type="string" calcext:value-type="string">
            <text:p>Alle</text:p>
          </table:table-cell>
          <table:table-cell table:number-columns-repeated="13"/>
        </table:table-row>
        <table:table-row table:style-name="ro2"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9" calcext:value-type="float">
            <text:p>9</text:p>
          </table:table-cell>
          <table:table-cell table:style-name="ce24" table:formula="of:=[.C3]/[.C33]*1000000" office:value-type="float" office:value="24.0785716913514" calcext:value-type="float">
            <text:p>24,08</text:p>
          </table:table-cell>
          <table:table-cell table:style-name="ce24" table:formula="of:=[.D3]/[.D33]*1000000" office:value-type="float" office:value="23.5316652172162" calcext:value-type="float">
            <text:p>23,53</text:p>
          </table:table-cell>
          <table:table-cell table:style-name="ce24" table:formula="of:=[.E3]/[.E33]*1000000" office:value-type="float" office:value="37.6163555157675" calcext:value-type="float">
            <text:p>37,62</text:p>
          </table:table-cell>
          <table:table-cell table:style-name="ce24" table:formula="of:=[.F3]/[.F33]*1000000" office:value-type="float" office:value="54.2298298926443" calcext:value-type="float">
            <text:p>54,23</text:p>
          </table:table-cell>
          <table:table-cell table:style-name="ce24" table:formula="of:=[.G3]/[.G33]*1000000" office:value-type="float" office:value="87.2950784580181" calcext:value-type="float">
            <text:p>87,30</text:p>
          </table:table-cell>
          <table:table-cell table:style-name="ce24" table:formula="of:=[.H3]/[.H33]*1000000" office:value-type="float" office:value="142.850244317665" calcext:value-type="float">
            <text:p>142,85</text:p>
          </table:table-cell>
          <table:table-cell table:style-name="ce24" table:formula="of:=[.I3]/[.I33]*1000000" office:value-type="float" office:value="252.438094185672" calcext:value-type="float">
            <text:p>252,44</text:p>
          </table:table-cell>
          <table:table-cell table:style-name="ce24" table:formula="of:=[.J3]/[.J33]*1000000" office:value-type="float" office:value="428.336037901022" calcext:value-type="float">
            <text:p>428,34</text:p>
          </table:table-cell>
          <table:table-cell table:style-name="ce24" table:formula="of:=[.K3]/[.K33]*1000000" office:value-type="float" office:value="698.783807341063" calcext:value-type="float">
            <text:p>698,78</text:p>
          </table:table-cell>
          <table:table-cell table:style-name="ce24" table:formula="of:=[.L3]/[.L33]*1000000" office:value-type="float" office:value="1063.94855013929" calcext:value-type="float">
            <text:p>1.063,95</text:p>
          </table:table-cell>
          <table:table-cell table:style-name="ce24" table:formula="of:=[.M3]/[.M33]*1000000" office:value-type="float" office:value="1545.44314377799" calcext:value-type="float">
            <text:p>1.545,44</text:p>
          </table:table-cell>
          <table:table-cell table:style-name="ce24" table:formula="of:=[.N3]/[.N33]*1000000" office:value-type="float" office:value="2332.70679221414" calcext:value-type="float">
            <text:p>2.332,71</text:p>
          </table:table-cell>
          <table:table-cell table:style-name="ce24" table:formula="of:=[.O3]/[.O33]*1000000" office:value-type="float" office:value="4528.61002934966" calcext:value-type="float">
            <text:p>4.528,61</text:p>
          </table:table-cell>
          <table:table-cell table:style-name="ce24" table:formula="of:=[.P3]/[.P33]*1000000" office:value-type="float" office:value="11285.0605590974" calcext:value-type="float">
            <text:p>11.285,06</text:p>
          </table:table-cell>
          <table:table-cell table:style-name="ce24" table:formula="of:=[.Q3]/[.Q33]*1000000" office:value-type="float" office:value="841.961837754795" calcext:value-type="float">
            <text:p>841,96</text:p>
          </table:table-cell>
          <table:table-cell table:number-columns-repeated="13"/>
        </table:table-row>
        <table:table-row table:style-name="ro2"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9" calcext:value-type="float">
            <text:p>9</text:p>
          </table:table-cell>
          <table:table-cell table:style-name="ce24" table:formula="of:=[.C4]/[.C34]*1000000" office:value-type="float" office:value="25.2417562416885" calcext:value-type="float">
            <text:p>25,24</text:p>
          </table:table-cell>
          <table:table-cell table:style-name="ce24" table:formula="of:=[.D4]/[.D34]*1000000" office:value-type="float" office:value="21.9500258039577" calcext:value-type="float">
            <text:p>21,95</text:p>
          </table:table-cell>
          <table:table-cell table:style-name="ce24" table:formula="of:=[.E4]/[.E34]*1000000" office:value-type="float" office:value="40.4878583568326" calcext:value-type="float">
            <text:p>40,49</text:p>
          </table:table-cell>
          <table:table-cell table:style-name="ce24" table:formula="of:=[.F4]/[.F34]*1000000" office:value-type="float" office:value="61.8625673423688" calcext:value-type="float">
            <text:p>61,86</text:p>
          </table:table-cell>
          <table:table-cell table:style-name="ce24" table:formula="of:=[.G4]/[.G34]*1000000" office:value-type="float" office:value="89.2241587628244" calcext:value-type="float">
            <text:p>89,22</text:p>
          </table:table-cell>
          <table:table-cell table:style-name="ce24" table:formula="of:=[.H4]/[.H34]*1000000" office:value-type="float" office:value="139.850898528593" calcext:value-type="float">
            <text:p>139,85</text:p>
          </table:table-cell>
          <table:table-cell table:style-name="ce24" table:formula="of:=[.I4]/[.I34]*1000000" office:value-type="float" office:value="253.492318441035" calcext:value-type="float">
            <text:p>253,49</text:p>
          </table:table-cell>
          <table:table-cell table:style-name="ce24" table:formula="of:=[.J4]/[.J34]*1000000" office:value-type="float" office:value="419.658762411306" calcext:value-type="float">
            <text:p>419,66</text:p>
          </table:table-cell>
          <table:table-cell table:style-name="ce24" table:formula="of:=[.K4]/[.K34]*1000000" office:value-type="float" office:value="683.665597968953" calcext:value-type="float">
            <text:p>683,67</text:p>
          </table:table-cell>
          <table:table-cell table:style-name="ce24" table:formula="of:=[.L4]/[.L34]*1000000" office:value-type="float" office:value="1065.61364185108" calcext:value-type="float">
            <text:p>1.065,61</text:p>
          </table:table-cell>
          <table:table-cell table:style-name="ce24" table:formula="of:=[.M4]/[.M34]*1000000" office:value-type="float" office:value="1555.10357857333" calcext:value-type="float">
            <text:p>1.555,10</text:p>
          </table:table-cell>
          <table:table-cell table:style-name="ce24" table:formula="of:=[.N4]/[.N34]*1000000" office:value-type="float" office:value="2375.17435388802" calcext:value-type="float">
            <text:p>2.375,17</text:p>
          </table:table-cell>
          <table:table-cell table:style-name="ce24" table:formula="of:=[.O4]/[.O34]*1000000" office:value-type="float" office:value="4403.52654922858" calcext:value-type="float">
            <text:p>4.403,53</text:p>
          </table:table-cell>
          <table:table-cell table:style-name="ce24" table:formula="of:=[.P4]/[.P34]*1000000" office:value-type="float" office:value="11538.0444160704" calcext:value-type="float">
            <text:p>11.538,04</text:p>
          </table:table-cell>
          <table:table-cell table:style-name="ce24" table:formula="of:=[.Q4]/[.Q34]*1000000" office:value-type="float" office:value="855.48871681065" calcext:value-type="float">
            <text:p>855,49</text:p>
          </table:table-cell>
          <table:table-cell table:number-columns-repeated="13"/>
        </table:table-row>
        <table:table-row table:style-name="ro2"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9" calcext:value-type="float">
            <text:p>9</text:p>
          </table:table-cell>
          <table:table-cell table:style-name="ce24" table:formula="of:=[.C5]/[.C35]*1000000" office:value-type="float" office:value="24.3168906966298" calcext:value-type="float">
            <text:p>24,32</text:p>
          </table:table-cell>
          <table:table-cell table:style-name="ce24" table:formula="of:=[.D5]/[.D35]*1000000" office:value-type="float" office:value="22.3900127329433" calcext:value-type="float">
            <text:p>22,39</text:p>
          </table:table-cell>
          <table:table-cell table:style-name="ce24" table:formula="of:=[.E5]/[.E35]*1000000" office:value-type="float" office:value="40.7589906327105" calcext:value-type="float">
            <text:p>40,76</text:p>
          </table:table-cell>
          <table:table-cell table:style-name="ce24" table:formula="of:=[.F5]/[.F35]*1000000" office:value-type="float" office:value="60.1224001315887" calcext:value-type="float">
            <text:p>60,12</text:p>
          </table:table-cell>
          <table:table-cell table:style-name="ce24" table:formula="of:=[.G5]/[.G35]*1000000" office:value-type="float" office:value="92.4827043083496" calcext:value-type="float">
            <text:p>92,48</text:p>
          </table:table-cell>
          <table:table-cell table:style-name="ce24" table:formula="of:=[.H5]/[.H35]*1000000" office:value-type="float" office:value="145.258486148674" calcext:value-type="float">
            <text:p>145,26</text:p>
          </table:table-cell>
          <table:table-cell table:style-name="ce24" table:formula="of:=[.I5]/[.I35]*1000000" office:value-type="float" office:value="243.210558199527" calcext:value-type="float">
            <text:p>243,21</text:p>
          </table:table-cell>
          <table:table-cell table:style-name="ce24" table:formula="of:=[.J5]/[.J35]*1000000" office:value-type="float" office:value="419.900835719921" calcext:value-type="float">
            <text:p>419,90</text:p>
          </table:table-cell>
          <table:table-cell table:style-name="ce24" table:formula="of:=[.K5]/[.K35]*1000000" office:value-type="float" office:value="700.453329286899" calcext:value-type="float">
            <text:p>700,45</text:p>
          </table:table-cell>
          <table:table-cell table:style-name="ce24" table:formula="of:=[.L5]/[.L35]*1000000" office:value-type="float" office:value="1076.96347749922" calcext:value-type="float">
            <text:p>1.076,96</text:p>
          </table:table-cell>
          <table:table-cell table:style-name="ce24" table:formula="of:=[.M5]/[.M35]*1000000" office:value-type="float" office:value="1663.53891230357" calcext:value-type="float">
            <text:p>1.663,54</text:p>
          </table:table-cell>
          <table:table-cell table:style-name="ce24" table:formula="of:=[.N5]/[.N35]*1000000" office:value-type="float" office:value="2390.60782887303" calcext:value-type="float">
            <text:p>2.390,61</text:p>
          </table:table-cell>
          <table:table-cell table:style-name="ce24" table:formula="of:=[.O5]/[.O35]*1000000" office:value-type="float" office:value="4425.54839735894" calcext:value-type="float">
            <text:p>4.425,55</text:p>
          </table:table-cell>
          <table:table-cell table:style-name="ce24" table:formula="of:=[.P5]/[.P35]*1000000" office:value-type="float" office:value="11852.840601059" calcext:value-type="float">
            <text:p>11.852,84</text:p>
          </table:table-cell>
          <table:table-cell table:style-name="ce24" table:formula="of:=[.Q5]/[.Q35]*1000000" office:value-type="float" office:value="892.700926936981" calcext:value-type="float">
            <text:p>892,70</text:p>
          </table:table-cell>
          <table:table-cell table:number-columns-repeated="13"/>
        </table:table-row>
        <table:table-row table:style-name="ro2"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9" calcext:value-type="float">
            <text:p>9</text:p>
          </table:table-cell>
          <table:table-cell table:style-name="ce24" table:formula="of:=[.C6]/[.C36]*1000000" office:value-type="float" office:value="25.0047918590671" calcext:value-type="float">
            <text:p>25,00</text:p>
          </table:table-cell>
          <table:table-cell table:style-name="ce24" table:formula="of:=[.D6]/[.D36]*1000000" office:value-type="float" office:value="25.7867121072511" calcext:value-type="float">
            <text:p>25,79</text:p>
          </table:table-cell>
          <table:table-cell table:style-name="ce24" table:formula="of:=[.E6]/[.E36]*1000000" office:value-type="float" office:value="43.0023679970644" calcext:value-type="float">
            <text:p>43,00</text:p>
          </table:table-cell>
          <table:table-cell table:style-name="ce24" table:formula="of:=[.F6]/[.F36]*1000000" office:value-type="float" office:value="70.8767319438218" calcext:value-type="float">
            <text:p>70,88</text:p>
          </table:table-cell>
          <table:table-cell table:style-name="ce24" table:formula="of:=[.G6]/[.G36]*1000000" office:value-type="float" office:value="94.1431070562046" calcext:value-type="float">
            <text:p>94,14</text:p>
          </table:table-cell>
          <table:table-cell table:style-name="ce24" table:formula="of:=[.H6]/[.H36]*1000000" office:value-type="float" office:value="154.094831865858" calcext:value-type="float">
            <text:p>154,09</text:p>
          </table:table-cell>
          <table:table-cell table:style-name="ce24" table:formula="of:=[.I6]/[.I36]*1000000" office:value-type="float" office:value="254.191931710698" calcext:value-type="float">
            <text:p>254,19</text:p>
          </table:table-cell>
          <table:table-cell table:style-name="ce24" table:formula="of:=[.J6]/[.J36]*1000000" office:value-type="float" office:value="430.227840332518" calcext:value-type="float">
            <text:p>430,23</text:p>
          </table:table-cell>
          <table:table-cell table:style-name="ce24" table:formula="of:=[.K6]/[.K36]*1000000" office:value-type="float" office:value="732.365016499268" calcext:value-type="float">
            <text:p>732,37</text:p>
          </table:table-cell>
          <table:table-cell table:style-name="ce24" table:formula="of:=[.L6]/[.L36]*1000000" office:value-type="float" office:value="1120.20483745599" calcext:value-type="float">
            <text:p>1.120,20</text:p>
          </table:table-cell>
          <table:table-cell table:style-name="ce24" table:formula="of:=[.M6]/[.M36]*1000000" office:value-type="float" office:value="1729.05215885808" calcext:value-type="float">
            <text:p>1.729,05</text:p>
          </table:table-cell>
          <table:table-cell table:style-name="ce24" table:formula="of:=[.N6]/[.N36]*1000000" office:value-type="float" office:value="2466.53141208779" calcext:value-type="float">
            <text:p>2.466,53</text:p>
          </table:table-cell>
          <table:table-cell table:style-name="ce24" table:formula="of:=[.O6]/[.O36]*1000000" office:value-type="float" office:value="4478.93631894108" calcext:value-type="float">
            <text:p>4.478,94</text:p>
          </table:table-cell>
          <table:table-cell table:style-name="ce24" table:formula="of:=[.P6]/[.P36]*1000000" office:value-type="float" office:value="12100.8870152901" calcext:value-type="float">
            <text:p>12.100,89</text:p>
          </table:table-cell>
          <table:table-cell table:style-name="ce24" table:formula="of:=[.Q6]/[.Q36]*1000000" office:value-type="float" office:value="937.177210600763" calcext:value-type="float">
            <text:p>937,18</text:p>
          </table:table-cell>
          <table:table-cell table:number-columns-repeated="13"/>
        </table:table-row>
        <table:table-row table:style-name="ro2">
          <table:table-cell table:style-name="ce7" office:value-type="float" office:value="2022" calcext:value-type="float">
            <text:p>2022</text:p>
          </table:table-cell>
          <table:table-cell table:style-name="ce7" office:value-type="float" office:value="9" calcext:value-type="float">
            <text:p>9</text:p>
          </table:table-cell>
          <table:table-cell table:style-name="ce24" table:formula="of:=[.C7]/[.C37]*1000000" office:value-type="float" office:value="22.4004011394912" calcext:value-type="float">
            <text:p>22,40</text:p>
          </table:table-cell>
          <table:table-cell table:style-name="ce24" table:formula="of:=[.D7]/[.D37]*1000000" office:value-type="float" office:value="23.2589118635252" calcext:value-type="float">
            <text:p>23,26</text:p>
          </table:table-cell>
          <table:table-cell table:style-name="ce24" table:formula="of:=[.E7]/[.E37]*1000000" office:value-type="float" office:value="30.6107529452946" calcext:value-type="float">
            <text:p>30,61</text:p>
          </table:table-cell>
          <table:table-cell table:style-name="ce24" table:formula="of:=[.F7]/[.F37]*1000000" office:value-type="float" office:value="62.978028540293" calcext:value-type="float">
            <text:p>62,98</text:p>
          </table:table-cell>
          <table:table-cell table:style-name="ce24" table:formula="of:=[.G7]/[.G37]*1000000" office:value-type="float" office:value="87.6800046139167" calcext:value-type="float">
            <text:p>87,68</text:p>
          </table:table-cell>
          <table:table-cell table:style-name="ce24" table:formula="of:=[.H7]/[.H37]*1000000" office:value-type="float" office:value="144.313671315129" calcext:value-type="float">
            <text:p>144,31</text:p>
          </table:table-cell>
          <table:table-cell table:style-name="ce24" table:formula="of:=[.I7]/[.I37]*1000000" office:value-type="float" office:value="232.927536082885" calcext:value-type="float">
            <text:p>232,93</text:p>
          </table:table-cell>
          <table:table-cell table:style-name="ce24" table:formula="of:=[.J7]/[.J37]*1000000" office:value-type="float" office:value="407.92796982297" calcext:value-type="float">
            <text:p>407,93</text:p>
          </table:table-cell>
          <table:table-cell table:style-name="ce24" table:formula="of:=[.K7]/[.K37]*1000000" office:value-type="float" office:value="697.525743888433" calcext:value-type="float">
            <text:p>697,53</text:p>
          </table:table-cell>
          <table:table-cell table:style-name="ce24" table:formula="of:=[.L7]/[.L37]*1000000" office:value-type="float" office:value="1133.06749491237" calcext:value-type="float">
            <text:p>1.133,07</text:p>
          </table:table-cell>
          <table:table-cell table:style-name="ce24" table:formula="of:=[.M7]/[.M37]*1000000" office:value-type="float" office:value="1692.42890265047" calcext:value-type="float">
            <text:p>1.692,43</text:p>
          </table:table-cell>
          <table:table-cell table:style-name="ce24" table:formula="of:=[.N7]/[.N37]*1000000" office:value-type="float" office:value="2640.70294777458" calcext:value-type="float">
            <text:p>2.640,70</text:p>
          </table:table-cell>
          <table:table-cell table:style-name="ce24" table:formula="of:=[.O7]/[.O37]*1000000" office:value-type="float" office:value="4456.12729694215" calcext:value-type="float">
            <text:p>4.456,13</text:p>
          </table:table-cell>
          <table:table-cell table:style-name="ce24" table:formula="of:=[.P7]/[.P37]*1000000" office:value-type="float" office:value="12198.3176940738" calcext:value-type="float">
            <text:p>12.198,32</text:p>
          </table:table-cell>
          <table:table-cell table:style-name="ce24" table:formula="of:=[.Q7]/[.Q37]*1000000" office:value-type="float" office:value="952.820042172529" calcext:value-type="float">
            <text:p>952,82</text:p>
          </table:table-cell>
          <table:table-cell table:number-columns-repeated="13"/>
        </table:table-row>
        <table:table-row table:style-name="ro2">
          <table:table-cell table:style-name="ce38" office:value-type="string" calcext:value-type="string" table:number-columns-spanned="2" table:number-rows-spanned="1">
            <text:p>Median 2018 – 2021</text:p>
          </table:table-cell>
          <table:covered-table-cell table:style-name="ce38"/>
          <table:table-cell table:style-name="ce25" table:formula="of:=MEDIAN([.C23:.C26])" office:value-type="float" office:value="24.6608412778484" calcext:value-type="float">
            <text:p>24,66</text:p>
          </table:table-cell>
          <table:table-cell table:style-name="ce25" table:formula="of:=MEDIAN([.D23:.D26])" office:value-type="float" office:value="22.9608389750798" calcext:value-type="float">
            <text:p>22,96</text:p>
          </table:table-cell>
          <table:table-cell table:style-name="ce25" table:formula="of:=MEDIAN([.E23:.E26])" office:value-type="float" office:value="40.6234244947716" calcext:value-type="float">
            <text:p>40,62</text:p>
          </table:table-cell>
          <table:table-cell table:style-name="ce25" table:formula="of:=MEDIAN([.F23:.F26])" office:value-type="float" office:value="60.9924837369787" calcext:value-type="float">
            <text:p>60,99</text:p>
          </table:table-cell>
          <table:table-cell table:style-name="ce25" table:formula="of:=MEDIAN([.G23:.G26])" office:value-type="float" office:value="90.853431535587" calcext:value-type="float">
            <text:p>90,85</text:p>
          </table:table-cell>
          <table:table-cell table:style-name="ce25" table:formula="of:=MEDIAN([.H23:.H26])" office:value-type="float" office:value="144.054365233169" calcext:value-type="float">
            <text:p>144,05</text:p>
          </table:table-cell>
          <table:table-cell table:style-name="ce25" table:formula="of:=MEDIAN([.I23:.I26])" office:value-type="float" office:value="252.965206313354" calcext:value-type="float">
            <text:p>252,97</text:p>
          </table:table-cell>
          <table:table-cell table:style-name="ce25" table:formula="of:=MEDIAN([.J23:.J26])" office:value-type="float" office:value="424.118436810471" calcext:value-type="float">
            <text:p>424,12</text:p>
          </table:table-cell>
          <table:table-cell table:style-name="ce25" table:formula="of:=MEDIAN([.K23:.K26])" office:value-type="float" office:value="699.618568313981" calcext:value-type="float">
            <text:p>699,62</text:p>
          </table:table-cell>
          <table:table-cell table:style-name="ce25" table:formula="of:=MEDIAN([.L23:.L26])" office:value-type="float" office:value="1071.28855967515" calcext:value-type="float">
            <text:p>1.071,29</text:p>
          </table:table-cell>
          <table:table-cell table:style-name="ce25" table:formula="of:=MEDIAN([.M23:.M26])" office:value-type="float" office:value="1609.32124543845" calcext:value-type="float">
            <text:p>1.609,32</text:p>
          </table:table-cell>
          <table:table-cell table:style-name="ce25" table:formula="of:=MEDIAN([.N23:.N26])" office:value-type="float" office:value="2382.89109138053" calcext:value-type="float">
            <text:p>2.382,89</text:p>
          </table:table-cell>
          <table:table-cell table:style-name="ce25" table:formula="of:=MEDIAN([.O23:.O26])" office:value-type="float" office:value="4452.24235815001" calcext:value-type="float">
            <text:p>4.452,24</text:p>
          </table:table-cell>
          <table:table-cell table:style-name="ce25" table:formula="of:=MEDIAN([.P23:.P26])" office:value-type="float" office:value="11695.4425085647" calcext:value-type="float">
            <text:p>11.695,44</text:p>
          </table:table-cell>
          <table:table-cell table:style-name="ce25" table:formula="of:=MEDIAN([.Q23:.Q26])" office:value-type="float" office:value="874.094821873815" calcext:value-type="float">
            <text:p>874,09</text:p>
          </table:table-cell>
          <table:table-cell table:number-columns-repeated="13"/>
        </table:table-row>
        <table:table-row table:style-name="ro2">
          <table:table-cell table:style-name="ce55" office:value-type="string" calcext:value-type="string" table:number-columns-spanned="2" table:number-rows-spanned="1">
            <text:p>Differenz</text:p>
          </table:table-cell>
          <table:covered-table-cell table:style-name="ce55"/>
          <table:table-cell table:style-name="ce125" table:formula="of:=[.C27]-[.C28]" office:value-type="float" office:value="-2.26044013835724" calcext:value-type="float">
            <text:p>-2,26</text:p>
          </table:table-cell>
          <table:table-cell table:style-name="ce125" table:formula="of:=[.D27]-[.D28]" office:value-type="float" office:value="0.298072888445397" calcext:value-type="float">
            <text:p>0,30</text:p>
          </table:table-cell>
          <table:table-cell table:style-name="ce125" table:formula="of:=[.E27]-[.E28]" office:value-type="float" office:value="-10.012671549477" calcext:value-type="float">
            <text:p>-10,01</text:p>
          </table:table-cell>
          <table:table-cell table:style-name="ce125" table:formula="of:=[.F27]-[.F28]" office:value-type="float" office:value="1.98554480331426" calcext:value-type="float">
            <text:p>1,99</text:p>
          </table:table-cell>
          <table:table-cell table:style-name="ce125" table:formula="of:=[.G27]-[.G28]" office:value-type="float" office:value="-3.17342692167031" calcext:value-type="float">
            <text:p>-3,17</text:p>
          </table:table-cell>
          <table:table-cell table:style-name="ce125" table:formula="of:=[.H27]-[.H28]" office:value-type="float" office:value="0.259306081959863" calcext:value-type="float">
            <text:p>0,26</text:p>
          </table:table-cell>
          <table:table-cell table:style-name="ce125" table:formula="of:=[.I27]-[.I28]" office:value-type="float" office:value="-20.0376702304687" calcext:value-type="float">
            <text:p>-20,04</text:p>
          </table:table-cell>
          <table:table-cell table:style-name="ce125" table:formula="of:=[.J27]-[.J28]" office:value-type="float" office:value="-16.1904669875016" calcext:value-type="float">
            <text:p>-16,19</text:p>
          </table:table-cell>
          <table:table-cell table:style-name="ce125" table:formula="of:=[.K27]-[.K28]" office:value-type="float" office:value="-2.09282442554763" calcext:value-type="float">
            <text:p>-2,09</text:p>
          </table:table-cell>
          <table:table-cell table:style-name="ce125" table:formula="of:=[.L27]-[.L28]" office:value-type="float" office:value="61.7789352372161" calcext:value-type="float">
            <text:p>61,78</text:p>
          </table:table-cell>
          <table:table-cell table:style-name="ce125" table:formula="of:=[.M27]-[.M28]" office:value-type="float" office:value="83.1076572120239" calcext:value-type="float">
            <text:p>83,11</text:p>
          </table:table-cell>
          <table:table-cell table:style-name="ce125" table:formula="of:=[.N27]-[.N28]" office:value-type="float" office:value="257.811856394053" calcext:value-type="float">
            <text:p>257,81</text:p>
          </table:table-cell>
          <table:table-cell table:style-name="ce125" table:formula="of:=[.O27]-[.O28]" office:value-type="float" office:value="3.88493879214639" calcext:value-type="float">
            <text:p>3,88</text:p>
          </table:table-cell>
          <table:table-cell table:style-name="ce125" table:formula="of:=[.P27]-[.P28]" office:value-type="float" office:value="502.875185509174" calcext:value-type="float">
            <text:p>502,88</text:p>
          </table:table-cell>
          <table:table-cell table:style-name="ce125" table:formula="of:=[.Q27]-[.Q28]" office:value-type="float" office:value="78.7252202987136" calcext:value-type="float">
            <text:p>78,73</text:p>
          </table:table-cell>
          <table:table-cell table:number-columns-repeated="13"/>
        </table:table-row>
        <table:table-row table:style-name="ro2">
          <table:table-cell table:style-name="ce55" office:value-type="string" calcext:value-type="string" table:number-columns-spanned="2" table:number-rows-spanned="1">
            <text:p>%</text:p>
          </table:table-cell>
          <table:covered-table-cell table:style-name="ce55"/>
          <table:table-cell table:style-name="ce124" table:formula="of:=[.C29]/[.C28]" office:value-type="percentage" office:value="-0.0916611121611524" calcext:value-type="percentage">
            <text:p>-9,17 %</text:p>
          </table:table-cell>
          <table:table-cell table:style-name="ce124" table:formula="of:=[.D29]/[.D28]" office:value-type="percentage" office:value="0.0129817942963193" calcext:value-type="percentage">
            <text:p>1,30 %</text:p>
          </table:table-cell>
          <table:table-cell table:style-name="ce124" table:formula="of:=[.E29]/[.E28]" office:value-type="percentage" office:value="-0.246475319941716" calcext:value-type="percentage">
            <text:p>-24,65 %</text:p>
          </table:table-cell>
          <table:table-cell table:style-name="ce124" table:formula="of:=[.F29]/[.F28]" office:value-type="percentage" office:value="0.0325539260194197" calcext:value-type="percentage">
            <text:p>3,26 %</text:p>
          </table:table-cell>
          <table:table-cell table:style-name="ce124" table:formula="of:=[.G29]/[.G28]" office:value-type="percentage" office:value="-0.0349290815771476" calcext:value-type="percentage">
            <text:p>-3,49 %</text:p>
          </table:table-cell>
          <table:table-cell table:style-name="ce124" table:formula="of:=[.H29]/[.H28]" office:value-type="percentage" office:value="0.00180005709330741" calcext:value-type="percentage">
            <text:p>0,18 %</text:p>
          </table:table-cell>
          <table:table-cell table:style-name="ce124" table:formula="of:=[.I29]/[.I28]" office:value-type="percentage" office:value="-0.079211171063769" calcext:value-type="percentage">
            <text:p>-7,92 %</text:p>
          </table:table-cell>
          <table:table-cell table:style-name="ce124" table:formula="of:=[.J29]/[.J28]" office:value-type="percentage" office:value="-0.0381744003143554" calcext:value-type="percentage">
            <text:p>-3,82 %</text:p>
          </table:table-cell>
          <table:table-cell table:style-name="ce124" table:formula="of:=[.K29]/[.K28]" office:value-type="percentage" office:value="-0.00299137918907892" calcext:value-type="percentage">
            <text:p>-0,30 %</text:p>
          </table:table-cell>
          <table:table-cell table:style-name="ce124" table:formula="of:=[.L29]/[.L28]" office:value-type="percentage" office:value="0.057667875456403" calcext:value-type="percentage">
            <text:p>5,77 %</text:p>
          </table:table-cell>
          <table:table-cell table:style-name="ce124" table:formula="of:=[.M29]/[.M28]" office:value-type="percentage" office:value="0.0516414342056248" calcext:value-type="percentage">
            <text:p>5,16 %</text:p>
          </table:table-cell>
          <table:table-cell table:style-name="ce124" table:formula="of:=[.N29]/[.N28]" office:value-type="percentage" office:value="0.108192882724107" calcext:value-type="percentage">
            <text:p>10,82 %</text:p>
          </table:table-cell>
          <table:table-cell table:style-name="ce124" table:formula="of:=[.O29]/[.O28]" office:value-type="percentage" office:value="0.0008725802594809" calcext:value-type="percentage">
            <text:p>0,09 %</text:p>
          </table:table-cell>
          <table:table-cell table:style-name="ce124" table:formula="of:=[.P29]/[.P28]" office:value-type="percentage" office:value="0.0429975338804765" calcext:value-type="percentage">
            <text:p>4,30 %</text:p>
          </table:table-cell>
          <table:table-cell table:style-name="ce124" table:formula="of:=[.Q29]/[.Q28]" office:value-type="percentage" office:value="0.0900648514653693" calcext:value-type="percentage">
            <text:p>9,01 %</text:p>
          </table:table-cell>
          <table:table-cell table:number-columns-repeated="13"/>
        </table:table-row>
        <table:table-row table:style-name="ro8">
          <table:table-cell table:style-name="ce86" office:value-type="string" calcext:value-type="string" table:number-columns-spanned="17" table:number-rows-spanned="1">
            <text:p>Einwohner</text:p>
          </table:table-cell>
          <table:covered-table-cell table:style-name="ce1"/>
          <table:covered-table-cell table:style-name="ce18"/>
          <table:covered-table-cell table:number-columns-repeated="14" table:style-name="ce32"/>
          <table:table-cell table:number-columns-repeated="13"/>
        </table:table-row>
        <table:table-row table:style-name="ro2">
          <table:table-cell table:style-name="ce13" office:value-type="string" calcext:value-type="string">
            <text:p>Jahr</text:p>
          </table:table-cell>
          <table:table-cell table:style-name="ce13" office:value-type="string" calcext:value-type="string">
            <text:p>Monat</text:p>
          </table:table-cell>
          <table:table-cell table:style-name="ce13" office:value-type="string" calcext:value-type="string">
            <text:p>A00A14</text:p>
          </table:table-cell>
          <table:table-cell table:style-name="ce13" office:value-type="string" calcext:value-type="string">
            <text:p>A15A29</text:p>
          </table:table-cell>
          <table:table-cell table:style-name="ce13" office:value-type="string" calcext:value-type="string">
            <text:p>A30A34</text:p>
          </table:table-cell>
          <table:table-cell table:style-name="ce13" office:value-type="string" calcext:value-type="string">
            <text:p>A35A39</text:p>
          </table:table-cell>
          <table:table-cell table:style-name="ce13" office:value-type="string" calcext:value-type="string">
            <text:p>A40A44</text:p>
          </table:table-cell>
          <table:table-cell table:style-name="ce13" office:value-type="string" calcext:value-type="string">
            <text:p>A45A49</text:p>
          </table:table-cell>
          <table:table-cell table:style-name="ce13" office:value-type="string" calcext:value-type="string">
            <text:p>A50A54</text:p>
          </table:table-cell>
          <table:table-cell table:style-name="ce13" office:value-type="string" calcext:value-type="string">
            <text:p>A55A59</text:p>
          </table:table-cell>
          <table:table-cell table:style-name="ce13" office:value-type="string" calcext:value-type="string">
            <text:p>A60A64</text:p>
          </table:table-cell>
          <table:table-cell table:style-name="ce13" office:value-type="string" calcext:value-type="string">
            <text:p>A65A69</text:p>
          </table:table-cell>
          <table:table-cell table:style-name="ce13" office:value-type="string" calcext:value-type="string">
            <text:p>A70A74</text:p>
          </table:table-cell>
          <table:table-cell table:style-name="ce13" office:value-type="string" calcext:value-type="string">
            <text:p>A75A79</text:p>
          </table:table-cell>
          <table:table-cell table:style-name="ce13" office:value-type="string" calcext:value-type="string">
            <text:p>A80A84</text:p>
          </table:table-cell>
          <table:table-cell table:style-name="ce13" office:value-type="string" calcext:value-type="string">
            <text:p>A85+</text:p>
          </table:table-cell>
          <table:table-cell table:style-name="ce13" office:value-type="string" calcext:value-type="string">
            <text:p>Alle</text:p>
          </table:table-cell>
          <table:table-cell table:number-columns-repeated="13"/>
        </table:table-row>
        <table:table-row table:style-name="ro2"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9" calcext:value-type="float">
            <text:p>9</text:p>
          </table:table-cell>
          <table:table-cell table:style-name="ce19" office:value-type="float" office:value="11171759" calcext:value-type="float">
            <text:p>11.171.759</text:p>
          </table:table-cell>
          <table:table-cell table:style-name="ce19" office:value-type="float" office:value="13981161" calcext:value-type="float">
            <text:p>13.981.161</text:p>
          </table:table-cell>
          <table:table-cell table:style-name="ce19" office:value-type="float" office:value="5290252" calcext:value-type="float">
            <text:p>5.290.252</text:p>
          </table:table-cell>
          <table:table-cell table:style-name="ce19" office:value-type="float" office:value="5163210" calcext:value-type="float">
            <text:p>5.163.210</text:p>
          </table:table-cell>
          <table:table-cell table:style-name="ce19" office:value-type="float" office:value="4788357" calcext:value-type="float">
            <text:p>4.788.357</text:p>
          </table:table-cell>
          <table:table-cell table:style-name="ce19" office:value-type="float" office:value="5943287" calcext:value-type="float">
            <text:p>5.943.287</text:p>
          </table:table-cell>
          <table:table-cell table:style-name="ce19" office:value-type="float" office:value="6968045" calcext:value-type="float">
            <text:p>6.968.045</text:p>
          </table:table-cell>
          <table:table-cell table:style-name="ce19" office:value-type="float" office:value="6401516" calcext:value-type="float">
            <text:p>6.401.516</text:p>
          </table:table-cell>
          <table:table-cell table:style-name="ce19" office:value-type="float" office:value="5375053" calcext:value-type="float">
            <text:p>5.375.053</text:p>
          </table:table-cell>
          <table:table-cell table:style-name="ce19" office:value-type="float" office:value="4711694" calcext:value-type="float">
            <text:p>4.711.694</text:p>
          </table:table-cell>
          <table:table-cell table:style-name="ce19" office:value-type="float" office:value="3611909" calcext:value-type="float">
            <text:p>3.611.909</text:p>
          </table:table-cell>
          <table:table-cell table:style-name="ce19" office:value-type="float" office:value="4235423" calcext:value-type="float">
            <text:p>4.235.423</text:p>
          </table:table-cell>
          <table:table-cell table:style-name="ce19" office:value-type="float" office:value="2885212" calcext:value-type="float">
            <text:p>2.885.212</text:p>
          </table:table-cell>
          <table:table-cell table:style-name="ce19" office:value-type="float" office:value="2265473" calcext:value-type="float">
            <text:p>2.265.473</text:p>
          </table:table-cell>
          <table:table-cell table:style-name="ce19" table:formula="of:=SUM([.C33:.P33])" office:value-type="float" office:value="82792351" calcext:value-type="float">
            <text:p>82.792.351</text:p>
          </table:table-cell>
          <table:table-cell table:number-columns-repeated="13"/>
        </table:table-row>
        <table:table-row table:style-name="ro2">
          <table:table-cell table:style-name="ce12" office:value-type="float" office:value="2019" calcext:value-type="float">
            <text:p>2019</text:p>
          </table:table-cell>
          <table:table-cell table:style-name="ce12" office:value-type="float" office:value="9" calcext:value-type="float">
            <text:p>9</text:p>
          </table:table-cell>
          <table:table-cell table:style-name="ce19" office:value-type="float" office:value="11290815" calcext:value-type="float">
            <text:p>11.290.815</text:p>
          </table:table-cell>
          <table:table-cell table:style-name="ce19" office:value-type="float" office:value="13804084" calcext:value-type="float">
            <text:p>13.804.084</text:p>
          </table:table-cell>
          <table:table-cell table:style-name="ce19" office:value-type="float" office:value="5409029" calcext:value-type="float">
            <text:p>5.409.029</text:p>
          </table:table-cell>
          <table:table-cell table:style-name="ce19" office:value-type="float" office:value="5237416" calcext:value-type="float">
            <text:p>5.237.416</text:p>
          </table:table-cell>
          <table:table-cell table:style-name="ce19" office:value-type="float" office:value="4841738" calcext:value-type="float">
            <text:p>4.841.738</text:p>
          </table:table-cell>
          <table:table-cell table:style-name="ce19" office:value-type="float" office:value="5584519" calcext:value-type="float">
            <text:p>5.584.519</text:p>
          </table:table-cell>
          <table:table-cell table:style-name="ce19" office:value-type="float" office:value="6875948" calcext:value-type="float">
            <text:p>6.875.948</text:p>
          </table:table-cell>
          <table:table-cell table:style-name="ce19" office:value-type="float" office:value="6598218" calcext:value-type="float">
            <text:p>6.598.218</text:p>
          </table:table-cell>
          <table:table-cell table:style-name="ce19" office:value-type="float" office:value="5493914" calcext:value-type="float">
            <text:p>5.493.914</text:p>
          </table:table-cell>
          <table:table-cell table:style-name="ce19" office:value-type="float" office:value="4808497" calcext:value-type="float">
            <text:p>4.808.497</text:p>
          </table:table-cell>
          <table:table-cell table:style-name="ce19" office:value-type="float" office:value="3596545" calcext:value-type="float">
            <text:p>3.596.545</text:p>
          </table:table-cell>
          <table:table-cell table:style-name="ce19" office:value-type="float" office:value="4089384" calcext:value-type="float">
            <text:p>4.089.384</text:p>
          </table:table-cell>
          <table:table-cell table:style-name="ce19" office:value-type="float" office:value="3111597" calcext:value-type="float">
            <text:p>3.111.597</text:p>
          </table:table-cell>
          <table:table-cell table:style-name="ce19" office:value-type="float" office:value="2277509" calcext:value-type="float">
            <text:p>2.277.509</text:p>
          </table:table-cell>
          <table:table-cell table:style-name="ce19" table:formula="of:=SUM([.C34:.P34])" office:value-type="float" office:value="83019213" calcext:value-type="float">
            <text:p>83.019.213</text:p>
          </table:table-cell>
          <table:table-cell table:number-columns-repeated="13"/>
        </table:table-row>
        <table:table-row table:style-name="ro2"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9" calcext:value-type="float">
            <text:p>9</text:p>
          </table:table-cell>
          <table:table-cell table:style-name="ce19" office:value-type="float" office:value="11391259" calcext:value-type="float">
            <text:p>11.391.259</text:p>
          </table:table-cell>
          <table:table-cell table:style-name="ce19" office:value-type="float" office:value="13622145" calcext:value-type="float">
            <text:p>13.622.145</text:p>
          </table:table-cell>
          <table:table-cell table:style-name="ce19" office:value-type="float" office:value="5495720" calcext:value-type="float">
            <text:p>5.495.720</text:p>
          </table:table-cell>
          <table:table-cell table:style-name="ce19" office:value-type="float" office:value="5289210" calcext:value-type="float">
            <text:p>5.289.210</text:p>
          </table:table-cell>
          <table:table-cell table:style-name="ce19" office:value-type="float" office:value="4909026" calcext:value-type="float">
            <text:p>4.909.026</text:p>
          </table:table-cell>
          <table:table-cell table:style-name="ce19" office:value-type="float" office:value="5273358" calcext:value-type="float">
            <text:p>5.273.358</text:p>
          </table:table-cell>
          <table:table-cell table:style-name="ce19" office:value-type="float" office:value="6710235" calcext:value-type="float">
            <text:p>6.710.235</text:p>
          </table:table-cell>
          <table:table-cell table:style-name="ce19" office:value-type="float" office:value="6737305" calcext:value-type="float">
            <text:p>6.737.305</text:p>
          </table:table-cell>
          <table:table-cell table:style-name="ce19" office:value-type="float" office:value="5647771" calcext:value-type="float">
            <text:p>5.647.771</text:p>
          </table:table-cell>
          <table:table-cell table:style-name="ce19" office:value-type="float" office:value="4859032" calcext:value-type="float">
            <text:p>4.859.032</text:p>
          </table:table-cell>
          <table:table-cell table:style-name="ce19" office:value-type="float" office:value="3674095" calcext:value-type="float">
            <text:p>3.674.095</text:p>
          </table:table-cell>
          <table:table-cell table:style-name="ce19" office:value-type="float" office:value="3876420" calcext:value-type="float">
            <text:p>3.876.420</text:p>
          </table:table-cell>
          <table:table-cell table:style-name="ce19" office:value-type="float" office:value="3294281" calcext:value-type="float">
            <text:p>3.294.281</text:p>
          </table:table-cell>
          <table:table-cell table:style-name="ce19" office:value-type="float" office:value="2386854" calcext:value-type="float">
            <text:p>2.386.854</text:p>
          </table:table-cell>
          <table:table-cell table:style-name="ce19" table:formula="of:=SUM([.C35:.P35])" office:value-type="float" office:value="83166711" calcext:value-type="float">
            <text:p>83.166.711</text:p>
          </table:table-cell>
          <table:table-cell table:number-columns-repeated="13"/>
        </table:table-row>
        <table:table-row table:style-name="ro2"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9" calcext:value-type="float">
            <text:p>9</text:p>
          </table:table-cell>
          <table:table-cell table:style-name="ce19" office:value-type="float" office:value="11477800" calcext:value-type="float">
            <text:p>11.477.800</text:p>
          </table:table-cell>
          <table:table-cell table:style-name="ce19" office:value-type="float" office:value="13340204" calcext:value-type="float">
            <text:p>13.340.204</text:p>
          </table:table-cell>
          <table:table-cell table:style-name="ce19" office:value-type="float" office:value="5581088" calcext:value-type="float">
            <text:p>5.581.088</text:p>
          </table:table-cell>
          <table:table-cell table:style-name="ce19" office:value-type="float" office:value="5290876" calcext:value-type="float">
            <text:p>5.290.876</text:p>
          </table:table-cell>
          <table:table-cell table:style-name="ce19" office:value-type="float" office:value="5034888" calcext:value-type="float">
            <text:p>5.034.888</text:p>
          </table:table-cell>
          <table:table-cell table:style-name="ce19" office:value-type="float" office:value="5035860" calcext:value-type="float">
            <text:p>5.035.860</text:p>
          </table:table-cell>
          <table:table-cell table:style-name="ce19" office:value-type="float" office:value="6487224" calcext:value-type="float">
            <text:p>6.487.224</text:p>
          </table:table-cell>
          <table:table-cell table:style-name="ce19" office:value-type="float" office:value="6817318" calcext:value-type="float">
            <text:p>6.817.318</text:p>
          </table:table-cell>
          <table:table-cell table:style-name="ce19" office:value-type="float" office:value="5818137" calcext:value-type="float">
            <text:p>5.818.137</text:p>
          </table:table-cell>
          <table:table-cell table:style-name="ce19" office:value-type="float" office:value="4899104" calcext:value-type="float">
            <text:p>4.899.104</text:p>
          </table:table-cell>
          <table:table-cell table:style-name="ce19" office:value-type="float" office:value="3968070" calcext:value-type="float">
            <text:p>3.968.070</text:p>
          </table:table-cell>
          <table:table-cell table:style-name="ce19" office:value-type="float" office:value="3468028" calcext:value-type="float">
            <text:p>3.468.028</text:p>
          </table:table-cell>
          <table:table-cell table:style-name="ce19" office:value-type="float" office:value="3430502" calcext:value-type="float">
            <text:p>3.430.502</text:p>
          </table:table-cell>
          <table:table-cell table:style-name="ce19" office:value-type="float" office:value="2505932" calcext:value-type="float">
            <text:p>2.505.932</text:p>
          </table:table-cell>
          <table:table-cell table:style-name="ce19" table:formula="of:=SUM([.C36:.P36])" office:value-type="float" office:value="83155031" calcext:value-type="float">
            <text:p>83.155.031</text:p>
          </table:table-cell>
          <table:table-cell table:number-columns-repeated="13"/>
        </table:table-row>
        <table:table-row table:style-name="ro2">
          <table:table-cell table:style-name="ce12" office:value-type="float" office:value="2022" calcext:value-type="float">
            <text:p>2022</text:p>
          </table:table-cell>
          <table:table-cell table:style-name="ce12" office:value-type="float" office:value="9" calcext:value-type="float">
            <text:p>9</text:p>
          </table:table-cell>
          <table:table-cell table:style-name="ce19" office:value-type="float" office:value="11606935" calcext:value-type="float">
            <text:p>11.606.935</text:p>
          </table:table-cell>
          <table:table-cell table:style-name="ce19" office:value-type="float" office:value="13242236" calcext:value-type="float">
            <text:p>13.242.236</text:p>
          </table:table-cell>
          <table:table-cell table:style-name="ce19" office:value-type="float" office:value="5553604" calcext:value-type="float">
            <text:p>5.553.604</text:p>
          </table:table-cell>
          <table:table-cell table:style-name="ce19" office:value-type="float" office:value="5335194" calcext:value-type="float">
            <text:p>5.335.194</text:p>
          </table:table-cell>
          <table:table-cell table:style-name="ce19" office:value-type="float" office:value="5132299" calcext:value-type="float">
            <text:p>5.132.299</text:p>
          </table:table-cell>
          <table:table-cell table:style-name="ce19" office:value-type="float" office:value="4864404" calcext:value-type="float">
            <text:p>4.864.404</text:p>
          </table:table-cell>
          <table:table-cell table:style-name="ce19" office:value-type="float" office:value="6225112" calcext:value-type="float">
            <text:p>6.225.112</text:p>
          </table:table-cell>
          <table:table-cell table:style-name="ce19" office:value-type="float" office:value="6846797" calcext:value-type="float">
            <text:p>6.846.797</text:p>
          </table:table-cell>
          <table:table-cell table:style-name="ce19" office:value-type="float" office:value="5994044" calcext:value-type="float">
            <text:p>5.994.044</text:p>
          </table:table-cell>
          <table:table-cell table:style-name="ce19" office:value-type="float" office:value="4967930" calcext:value-type="float">
            <text:p>4.967.930</text:p>
          </table:table-cell>
          <table:table-cell table:style-name="ce19" office:value-type="float" office:value="4173292" calcext:value-type="float">
            <text:p>4.173.292</text:p>
          </table:table-cell>
          <table:table-cell table:style-name="ce19" office:value-type="float" office:value="3183622" calcext:value-type="float">
            <text:p>3.183.622</text:p>
          </table:table-cell>
          <table:table-cell table:style-name="ce19" office:value-type="float" office:value="3486211" calcext:value-type="float">
            <text:p>3.486.211</text:p>
          </table:table-cell>
          <table:table-cell table:style-name="ce19" office:value-type="float" office:value="2625444" calcext:value-type="float">
            <text:p>2.625.444</text:p>
          </table:table-cell>
          <table:table-cell table:style-name="ce19" table:formula="of:=SUM([.C37:.P37])" office:value-type="float" office:value="83237124" calcext:value-type="float">
            <text:p>83.237.124</text:p>
          </table:table-cell>
          <table:table-cell table:number-columns-repeated="13"/>
        </table:table-row>
        <table:table-row table:style-name="ro2">
          <table:table-cell table:style-name="ce58" office:value-type="string" calcext:value-type="string" table:number-columns-spanned="2" table:number-rows-spanned="1">
            <text:p>Median 2018 – 2021</text:p>
          </table:table-cell>
          <table:covered-table-cell table:style-name="ce58"/>
          <table:table-cell table:style-name="ce20" table:formula="of:=MEDIAN([.C33:.C36])" office:value-type="float" office:value="11341037" calcext:value-type="float">
            <text:p>11.341.037</text:p>
          </table:table-cell>
          <table:table-cell table:style-name="ce20" table:formula="of:=MEDIAN([.D33:.D36])" office:value-type="float" office:value="13713114.5" calcext:value-type="float">
            <text:p>13.713.115</text:p>
          </table:table-cell>
          <table:table-cell table:style-name="ce20" table:formula="of:=MEDIAN([.E33:.E36])" office:value-type="float" office:value="5452374.5" calcext:value-type="float">
            <text:p>5.452.375</text:p>
          </table:table-cell>
          <table:table-cell table:style-name="ce20" table:formula="of:=MEDIAN([.F33:.F36])" office:value-type="float" office:value="5263313" calcext:value-type="float">
            <text:p>5.263.313</text:p>
          </table:table-cell>
          <table:table-cell table:style-name="ce20" table:formula="of:=MEDIAN([.G33:.G36])" office:value-type="float" office:value="4875382" calcext:value-type="float">
            <text:p>4.875.382</text:p>
          </table:table-cell>
          <table:table-cell table:style-name="ce20" table:formula="of:=MEDIAN([.H33:.H36])" office:value-type="float" office:value="5428938.5" calcext:value-type="float">
            <text:p>5.428.939</text:p>
          </table:table-cell>
          <table:table-cell table:style-name="ce20" table:formula="of:=MEDIAN([.I33:.I36])" office:value-type="float" office:value="6793091.5" calcext:value-type="float">
            <text:p>6.793.092</text:p>
          </table:table-cell>
          <table:table-cell table:style-name="ce20" table:formula="of:=MEDIAN([.J33:.J36])" office:value-type="float" office:value="6667761.5" calcext:value-type="float">
            <text:p>6.667.762</text:p>
          </table:table-cell>
          <table:table-cell table:style-name="ce20" table:formula="of:=MEDIAN([.K33:.K36])" office:value-type="float" office:value="5570842.5" calcext:value-type="float">
            <text:p>5.570.843</text:p>
          </table:table-cell>
          <table:table-cell table:style-name="ce20" table:formula="of:=MEDIAN([.L33:.L36])" office:value-type="float" office:value="4833764.5" calcext:value-type="float">
            <text:p>4.833.765</text:p>
          </table:table-cell>
          <table:table-cell table:style-name="ce20" table:formula="of:=MEDIAN([.M33:.M36])" office:value-type="float" office:value="3643002" calcext:value-type="float">
            <text:p>3.643.002</text:p>
          </table:table-cell>
          <table:table-cell table:style-name="ce20" table:formula="of:=MEDIAN([.N33:.N36])" office:value-type="float" office:value="3982902" calcext:value-type="float">
            <text:p>3.982.902</text:p>
          </table:table-cell>
          <table:table-cell table:style-name="ce20" table:formula="of:=MEDIAN([.O33:.O36])" office:value-type="float" office:value="3202939" calcext:value-type="float">
            <text:p>3.202.939</text:p>
          </table:table-cell>
          <table:table-cell table:style-name="ce20" table:formula="of:=MEDIAN([.P33:.P36])" office:value-type="float" office:value="2332181.5" calcext:value-type="float">
            <text:p>2.332.182</text:p>
          </table:table-cell>
          <table:table-cell table:style-name="ce20" table:formula="of:=MEDIAN([.Q33:.Q36])" office:value-type="float" office:value="83087122" calcext:value-type="float">
            <text:p>83.087.122</text:p>
          </table:table-cell>
          <table:table-cell table:number-columns-repeated="13"/>
        </table:table-row>
        <table:table-row table:style-name="ro2">
          <table:table-cell table:style-name="ce60" office:value-type="string" calcext:value-type="string" table:number-columns-spanned="2" table:number-rows-spanned="1">
            <text:p>Differenz</text:p>
          </table:table-cell>
          <table:covered-table-cell table:style-name="ce60"/>
          <table:table-cell table:style-name="ce128" table:formula="of:=[.C37]-[.C38]" office:value-type="float" office:value="265898" calcext:value-type="float">
            <text:p>265.898</text:p>
          </table:table-cell>
          <table:table-cell table:style-name="ce128" table:formula="of:=[.D37]-[.D38]" office:value-type="float" office:value="-470878.5" calcext:value-type="float">
            <text:p>-470.879</text:p>
          </table:table-cell>
          <table:table-cell table:style-name="ce128" table:formula="of:=[.E37]-[.E38]" office:value-type="float" office:value="101229.5" calcext:value-type="float">
            <text:p>101.230</text:p>
          </table:table-cell>
          <table:table-cell table:style-name="ce128" table:formula="of:=[.F37]-[.F38]" office:value-type="float" office:value="71881" calcext:value-type="float">
            <text:p>71.881</text:p>
          </table:table-cell>
          <table:table-cell table:style-name="ce128" table:formula="of:=[.G37]-[.G38]" office:value-type="float" office:value="256917" calcext:value-type="float">
            <text:p>256.917</text:p>
          </table:table-cell>
          <table:table-cell table:style-name="ce128" table:formula="of:=[.H37]-[.H38]" office:value-type="float" office:value="-564534.5" calcext:value-type="float">
            <text:p>-564.535</text:p>
          </table:table-cell>
          <table:table-cell table:style-name="ce128" table:formula="of:=[.I37]-[.I38]" office:value-type="float" office:value="-567979.5" calcext:value-type="float">
            <text:p>-567.980</text:p>
          </table:table-cell>
          <table:table-cell table:style-name="ce128" table:formula="of:=[.J37]-[.J38]" office:value-type="float" office:value="179035.5" calcext:value-type="float">
            <text:p>179.036</text:p>
          </table:table-cell>
          <table:table-cell table:style-name="ce128" table:formula="of:=[.K37]-[.K38]" office:value-type="float" office:value="423201.5" calcext:value-type="float">
            <text:p>423.202</text:p>
          </table:table-cell>
          <table:table-cell table:style-name="ce128" table:formula="of:=[.L37]-[.L38]" office:value-type="float" office:value="134165.5" calcext:value-type="float">
            <text:p>134.166</text:p>
          </table:table-cell>
          <table:table-cell table:style-name="ce128" table:formula="of:=[.M37]-[.M38]" office:value-type="float" office:value="530290" calcext:value-type="float">
            <text:p>530.290</text:p>
          </table:table-cell>
          <table:table-cell table:style-name="ce128" table:formula="of:=[.N37]-[.N38]" office:value-type="float" office:value="-799280" calcext:value-type="float">
            <text:p>-799.280</text:p>
          </table:table-cell>
          <table:table-cell table:style-name="ce128" table:formula="of:=[.O37]-[.O38]" office:value-type="float" office:value="283272" calcext:value-type="float">
            <text:p>283.272</text:p>
          </table:table-cell>
          <table:table-cell table:style-name="ce128" table:formula="of:=[.P37]-[.P38]" office:value-type="float" office:value="293262.5" calcext:value-type="float">
            <text:p>293.263</text:p>
          </table:table-cell>
          <table:table-cell table:style-name="ce128" table:formula="of:=[.Q37]-[.Q38]" office:value-type="float" office:value="150002" calcext:value-type="float">
            <text:p>150.002</text:p>
          </table:table-cell>
          <table:table-cell table:number-columns-repeated="13"/>
        </table:table-row>
        <table:table-row table:style-name="ro2">
          <table:table-cell table:style-name="ce60" office:value-type="string" calcext:value-type="string" table:number-columns-spanned="2" table:number-rows-spanned="1">
            <text:p>%</text:p>
          </table:table-cell>
          <table:covered-table-cell table:style-name="ce60"/>
          <table:table-cell table:style-name="ce129" table:formula="of:=[.C39]/[.C38]" office:value-type="percentage" office:value="0.023445651398545" calcext:value-type="percentage">
            <text:p>2,34 %</text:p>
          </table:table-cell>
          <table:table-cell table:style-name="ce129" table:formula="of:=[.D39]/[.D38]" office:value-type="percentage" office:value="-0.0343378231108622" calcext:value-type="percentage">
            <text:p>-3,43 %</text:p>
          </table:table-cell>
          <table:table-cell table:style-name="ce129" table:formula="of:=[.E39]/[.E38]" office:value-type="percentage" office:value="0.0185661311415788" calcext:value-type="percentage">
            <text:p>1,86 %</text:p>
          </table:table-cell>
          <table:table-cell table:style-name="ce129" table:formula="of:=[.F39]/[.F38]" office:value-type="percentage" office:value="0.0136569875285775" calcext:value-type="percentage">
            <text:p>1,37 %</text:p>
          </table:table-cell>
          <table:table-cell table:style-name="ce129" table:formula="of:=[.G39]/[.G38]" office:value-type="percentage" office:value="0.0526967938102081" calcext:value-type="percentage">
            <text:p>5,27 %</text:p>
          </table:table-cell>
          <table:table-cell table:style-name="ce129" table:formula="of:=[.H39]/[.H38]" office:value-type="percentage" office:value="-0.103986165988066" calcext:value-type="percentage">
            <text:p>-10,40 %</text:p>
          </table:table-cell>
          <table:table-cell table:style-name="ce129" table:formula="of:=[.I39]/[.I38]" office:value-type="percentage" office:value="-0.0836113424940618" calcext:value-type="percentage">
            <text:p>-8,36 %</text:p>
          </table:table-cell>
          <table:table-cell table:style-name="ce129" table:formula="of:=[.J39]/[.J38]" office:value-type="percentage" office:value="0.0268509154084171" calcext:value-type="percentage">
            <text:p>2,69 %</text:p>
          </table:table-cell>
          <table:table-cell table:style-name="ce129" table:formula="of:=[.K39]/[.K38]" office:value-type="percentage" office:value="0.0759672347584768" calcext:value-type="percentage">
            <text:p>7,60 %</text:p>
          </table:table-cell>
          <table:table-cell table:style-name="ce129" table:formula="of:=[.L39]/[.L38]" office:value-type="percentage" office:value="0.0277559032923511" calcext:value-type="percentage">
            <text:p>2,78 %</text:p>
          </table:table-cell>
          <table:table-cell table:style-name="ce129" table:formula="of:=[.M39]/[.M38]" office:value-type="percentage" office:value="0.145564015611301" calcext:value-type="percentage">
            <text:p>14,56 %</text:p>
          </table:table-cell>
          <table:table-cell table:style-name="ce129" table:formula="of:=[.N39]/[.N38]" office:value-type="percentage" office:value="-0.200677797244321" calcext:value-type="percentage">
            <text:p>-20,07 %</text:p>
          </table:table-cell>
          <table:table-cell table:style-name="ce129" table:formula="of:=[.O39]/[.O38]" office:value-type="percentage" office:value="0.0884412722190463" calcext:value-type="percentage">
            <text:p>8,84 %</text:p>
          </table:table-cell>
          <table:table-cell table:style-name="ce129" table:formula="of:=[.P39]/[.P38]" office:value-type="percentage" office:value="0.125746002187223" calcext:value-type="percentage">
            <text:p>12,57 %</text:p>
          </table:table-cell>
          <table:table-cell table:style-name="ce129" table:formula="of:=[.Q39]/[.Q38]" office:value-type="percentage" office:value="0.00180535799518968" calcext:value-type="percentage">
            <text:p>0,18 %</text:p>
          </table:table-cell>
          <table:table-cell table:number-columns-repeated="13"/>
        </table:table-row>
        <table:table-row table:style-name="ro3" table:number-rows-repeated="1048535">
          <table:table-cell table:number-columns-repeated="30"/>
        </table:table-row>
        <table:table-row table:style-name="ro3">
          <table:table-cell table:number-columns-repeated="30"/>
        </table:table-row>
        <calcext:conditional-formats>
          <calcext:conditional-format calcext:target-range-address="'EM September Std'.C9:'EM September Std'.Q10 'EM September Std'.C19:'EM September Std'.Q20 'EM September Std'.C29:'EM September Std'.Q30">
            <calcext:condition calcext:apply-style-name="Bad" calcext:value="&gt;0" calcext:base-cell-address="'EM September Std'.C9"/>
            <calcext:condition calcext:apply-style-name="Good" calcext:value="&lt;=0" calcext:base-cell-address="'EM September Std'.C9"/>
          </calcext:conditional-format>
          <calcext:conditional-format calcext:target-range-address="'EM September Std'.C39:'EM September Std'.Q40">
            <calcext:condition calcext:apply-style-name="Good" calcext:value="&gt;0" calcext:base-cell-address="'EM September Std'.C39"/>
            <calcext:condition calcext:apply-style-name="Bad" calcext:value="&lt;=0" calcext:base-cell-address="'EM September Std'.C3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24T18:33:52.189636989</dc:date>
    <dc:creator>Thomas Arend</dc:creator>
    <meta:editing-duration>PT12H10M14S</meta:editing-duration>
    <meta:editing-cycles>12</meta:editing-cycles>
    <meta:generator>LibreOffice/7.4.2.3$Linux_X86_64 LibreOffice_project/40$Build-3</meta:generator>
    <meta:document-statistic meta:table-count="6" meta:cell-count="4514" meta:object-count="0"/>
  </office:meta>
</office:document-meta>
</file>